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516in"/>
    </style:style>
    <style:style style:name="co2" style:family="table-column">
      <style:table-column-properties fo:break-before="auto" style:column-width="0.2425in"/>
    </style:style>
    <style:style style:name="co3" style:family="table-column">
      <style:table-column-properties fo:break-before="auto" style:column-width="0.30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2638in"/>
    </style:style>
    <style:style style:name="co6" style:family="table-column">
      <style:table-column-properties fo:break-before="auto" style:column-width="0.6717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0.6709in"/>
    </style:style>
    <style:style style:name="co9" style:family="table-column">
      <style:table-column-properties fo:break-before="auto" style:column-width="0.511in"/>
    </style:style>
    <style:style style:name="co10" style:family="table-column">
      <style:table-column-properties fo:break-before="auto" style:column-width="0.3965in"/>
    </style:style>
    <style:style style:name="co11" style:family="table-column">
      <style:table-column-properties fo:break-before="auto" style:column-width="0.6909in"/>
    </style:style>
    <style:style style:name="co12" style:family="table-column">
      <style:table-column-properties fo:break-before="auto" style:column-width="0.4909in"/>
    </style:style>
    <style:style style:name="co13" style:family="table-column">
      <style:table-column-properties fo:break-before="auto" style:column-width="0.3217in"/>
    </style:style>
    <style:style style:name="co14" style:family="table-column">
      <style:table-column-properties fo:break-before="auto" style:column-width="0.7047in"/>
    </style:style>
    <style:style style:name="co15" style:family="table-column">
      <style:table-column-properties fo:break-before="auto" style:column-width="0.4846in"/>
    </style:style>
    <style:style style:name="co16" style:family="table-column">
      <style:table-column-properties fo:break-before="auto" style:column-width="0.4209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0.5909in"/>
    </style:style>
    <style:style style:name="co19" style:family="table-column">
      <style:table-column-properties fo:break-before="auto" style:column-width="0.5709in"/>
    </style:style>
    <style:style style:name="co20" style:family="table-column">
      <style:table-column-properties fo:break-before="auto" style:column-width="0.5398in"/>
    </style:style>
    <style:style style:name="co21" style:family="table-column">
      <style:table-column-properties fo:break-before="auto" style:column-width="0.6689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3701in"/>
    </style:style>
    <style:style style:name="co24" style:family="table-column">
      <style:table-column-properties fo:break-before="auto" style:column-width="0.6008in"/>
    </style:style>
    <style:style style:name="co25" style:family="table-column">
      <style:table-column-properties fo:break-before="auto" style:column-width="0.5811in"/>
    </style:style>
    <style:style style:name="co26" style:family="table-column">
      <style:table-column-properties fo:break-before="auto" style:column-width="0.3102in"/>
    </style:style>
    <style:style style:name="co27" style:family="table-column">
      <style:table-column-properties fo:break-before="auto" style:column-width="0.3307in"/>
    </style:style>
    <style:style style:name="co28" style:family="table-column">
      <style:table-column-properties fo:break-before="auto" style:column-width="0.5008in"/>
    </style:style>
    <style:style style:name="co29" style:family="table-column">
      <style:table-column-properties fo:break-before="auto" style:column-width="0.6409in"/>
    </style:style>
    <style:style style:name="co30" style:family="table-column">
      <style:table-column-properties fo:break-before="auto" style:column-width="0.561in"/>
    </style:style>
    <style:style style:name="co31" style:family="table-column">
      <style:table-column-properties fo:break-before="auto" style:column-width="0.4402in"/>
    </style:style>
    <style:style style:name="co32" style:family="table-column">
      <style:table-column-properties fo:break-before="auto" style:column-width="0.4709in"/>
    </style:style>
    <style:style style:name="co33" style:family="table-column">
      <style:table-column-properties fo:break-before="auto" style:column-width="0.5409in"/>
    </style:style>
    <style:style style:name="co34" style:family="table-column">
      <style:table-column-properties fo:break-before="auto" style:column-width="0.6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BitBrain_5f_results_5f_As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7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B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number-columns-repeated="15746" table:default-cell-style-name="Default"/>
        <table:table-row table:style-name="ro1">
          <table:table-cell/>
          <table:table-cell table:style-name="ce6"/>
          <table:table-cell table:style-name="ce6" office:value-type="string" calcext:value-type="string" table:number-columns-spanned="8" table:number-rows-spanned="1">
            <text:p>bin_lstm_ae_0.1885370619_0.0755709241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8" table:number-rows-spanned="1">
            <text:p>bin_conv_lstm_ae_0.1242134049_0.0519020283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8" table:number-rows-spanned="1">
            <text:p>bin_attn_ae_r_0.0646089474_0.0365322228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8" table:number-rows-spanned="1">
            <text:p>bin_predictor_a_0.290685258_0.2229711902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8" table:number-rows-spanned="1">
            <text:p>bin_attn_ae_a_0.1293097577_0.0249805062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7" table:number-rows-spanned="1">
            <text:p>bin_predictor_r_0.2415315821_0.0385661498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7" table:number-rows-spanned="1">
            <text:p>bin_classifier_0.1250736593_0.016175669</text:p>
          </table:table-cell>
          <table:covered-table-cell table:number-columns-repeated="5" table:style-name="ce3"/>
          <table:covered-table-cell table:style-name="ce5"/>
          <table:table-cell table:number-columns-repeated="2"/>
          <table:table-cell table:style-name="ce6" office:value-type="string" calcext:value-type="string" table:number-columns-spanned="7" table:number-rows-spanned="1">
            <text:p>bin_pca_0.3489583333_0.0551839314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7" table:number-rows-spanned="1">
            <text:p>bin_mne_0.6744791667_0.2682291667</text:p>
          </table:table-cell>
          <table:covered-table-cell table:number-columns-repeated="5" table:style-name="ce3"/>
          <table:covered-table-cell table:style-name="ce5"/>
          <table:table-cell table:number-columns-repeated="15874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15873"/>
        </table:table-row>
        <table:table-row table:style-name="ro1">
          <table:table-cell/>
          <table:table-cell table:style-name="ce6" office:value-type="string" calcext:value-type="string">
            <text:p>Night</text:p>
          </table:table-cell>
          <table:table-cell table:style-name="ce2" table:number-columns-repeated="61"/>
          <table:table-cell table:number-columns-repeated="2"/>
          <table:table-cell table:style-name="ce2" table:number-columns-repeated="17"/>
          <table:table-cell table:number-columns-repeated="158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556" calcext:value-type="float">
            <text:p>98.556</text:p>
          </table:table-cell>
          <table:table-cell table:style-name="ce4" table:formula="of:=IF([.C4]/([.C4]+[.D4])&gt;0;[.C4]/([.C4]+[.D4]);&quot;&quot;)">
            <text:p/>
          </table:table-cell>
          <table:table-cell table:style-name="ce4" table:formula="of:=IF([.C4]+[.F4]&gt;0; IF([.C4]/([.C4]+[.F4])&gt;0;[.C4]/([.C4]+[.F4]);&quot;&quot;);&quot;-&quot;)" office:value-type="string" office:string-value="-" calcext:value-type="string">
            <text:p>-</text:p>
          </table:table-cell>
          <table:table-cell table:style-name="ce4" table:formula="of:=IF( [.C4]&gt;0 ;   (5*[.C4]/(5*[.C4]+4*[.F4]+[.D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L4]/([.L4]+[.M4])&gt;0;[.L4]/([.L4]+[.M4]);&quot;&quot;)">
            <text:p/>
          </table:table-cell>
          <table:table-cell table:style-name="ce4" table:formula="of:=IF([.L4]+[.O4]&gt;0; IF([.L4]/([.L4]+[.O4])&gt;0;[.L4]/([.L4]+[.O4]);&quot;&quot;);&quot;-&quot;)" office:value-type="string" office:string-value="-" calcext:value-type="string">
            <text:p>-</text:p>
          </table:table-cell>
          <table:table-cell table:style-name="ce4" table:formula="of:=IF( [.L4]&gt;0 ;   (5*[.L4]/(5*[.L4]+4*[.O4]+[.M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91" calcext:value-type="float">
            <text:p>99.91</text:p>
          </table:table-cell>
          <table:table-cell table:style-name="ce4" table:formula="of:=IF([.U4]/([.U4]+[.V4])&gt;0;[.U4]/([.U4]+[.V4]);&quot;&quot;)">
            <text:p/>
          </table:table-cell>
          <table:table-cell table:style-name="ce4" table:formula="of:=IF([.U4]+[.X4]&gt;0; IF([.U4]/([.U4]+[.X4])&gt;0;[.U4]/([.U4]+[.X4]);&quot;&quot;);&quot;-&quot;)" office:value-type="string" office:string-value="-" calcext:value-type="string">
            <text:p>-</text:p>
          </table:table-cell>
          <table:table-cell table:style-name="ce4" table:formula="of:=IF( [.U4]&gt;0 ;   (5*[.U4]/(5*[.U4]+4*[.X4]+[.V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473" calcext:value-type="float">
            <text:p>97.473</text:p>
          </table:table-cell>
          <table:table-cell table:style-name="ce4" table:formula="of:=IF([.AD4]/([.AD4]+[.AE4])&gt;0;[.AD4]/([.AD4]+[.AE4]);&quot;&quot;)">
            <text:p/>
          </table:table-cell>
          <table:table-cell table:style-name="ce4" table:formula="of:=IF([.AD4]+[.AG4]&gt;0; IF([.AD4]/([.AD4]+[.AG4])&gt;0;[.AD4]/([.AD4]+[.AG4]);&quot;&quot;);&quot;-&quot;)" office:value-type="string" office:string-value="-" calcext:value-type="string">
            <text:p>-</text:p>
          </table:table-cell>
          <table:table-cell table:style-name="ce4" table:formula="of:=IF( [.AD4]&gt;0 ;   (5*[.AD4]/(5*[.AD4]+4*[.AG4]+[.AE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924" calcext:value-type="float">
            <text:p>97.924</text:p>
          </table:table-cell>
          <table:table-cell table:style-name="ce4" table:formula="of:=IF([.AM4]/([.AM4]+[.AN4])&gt;0;[.AM4]/([.AM4]+[.AN4]);&quot;&quot;)">
            <text:p/>
          </table:table-cell>
          <table:table-cell table:style-name="ce4" table:formula="of:=IF([.AM4]+[.AP4]&gt;0; IF([.AM4]/([.AM4]+[.AP4])&gt;0;[.AM4]/([.AM4]+[.AP4]);&quot;&quot;);&quot;-&quot;)" office:value-type="string" office:string-value="-" calcext:value-type="string">
            <text:p>-</text:p>
          </table:table-cell>
          <table:table-cell table:style-name="ce4" table:formula="of:=IF( [.AM4]&gt;0 ;   (5*[.AM4]/(5*[.AM4]+4*[.AP4]+[.AN4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V4]/([.AV4]+[.AW4])&gt;0;[.AV4]/([.AV4]+[.AW4]);&quot;&quot;)" office:value-type="string" office:string-value="" calcext:value-type="error">
            <text:p>#DIV/0!</text:p>
          </table:table-cell>
          <table:table-cell table:style-name="ce4" table:formula="of:=IF([.AV4]+[.AY4]&gt;0; IF([.AV4]/([.AV4]+[.AY4])&gt;0;[.AV4]/([.AV4]+[.AY4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4]/([.BE4]+[.BF4])&gt;0;[.BE4]/([.BE4]+[.BF4]);&quot;&quot;)" office:value-type="string" office:string-value="" calcext:value-type="error">
            <text:p>#DIV/0!</text:p>
          </table:table-cell>
          <table:table-cell table:style-name="ce4" table:formula="of:=IF([.BE4]+[.BH4]&gt;0; IF([.BE4]/([.BE4]+[.BH4])&gt;0;[.BE4]/([.BE4]+[.BH4]);&quot;&quot;);&quot;-&quot;)" office:value-type="string" office:string-value="-" calcext:value-type="string">
            <text:p>-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N4]/([.BN4]+[.BO4])&gt;0;[.BN4]/([.BN4]+[.BO4]);&quot;&quot;)" office:value-type="string" office:string-value="" calcext:value-type="error">
            <text:p>#DIV/0!</text:p>
          </table:table-cell>
          <table:table-cell table:style-name="ce4" table:formula="of:=IF([.BN4]+[.BQ4]&gt;0; IF([.BN4]/([.BN4]+[.BQ4])&gt;0;[.BN4]/([.BN4]+[.BQ4]);&quot;&quot;);&quot;-&quot;)" office:value-type="string" office:string-value="-" calcext:value-type="string">
            <text:p>-</text:p>
          </table:table-cell>
          <table:table-cell table:style-name="ce4" table:formula="of:=IF( [.BN4]&gt;0 ;   (5*[.BN4]/(5*[.BN4]+4*[.BQ4]+[.BO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4]/([.BW4]+[.BX4])&gt;0;[.BW4]/([.BW4]+[.BX4]);&quot;&quot;)" office:value-type="string" office:string-value="" calcext:value-type="error">
            <text:p>#DIV/0!</text:p>
          </table:table-cell>
          <table:table-cell table:style-name="ce4" table:formula="of:=IF([.BW4]+[.BZ4]&gt;0; IF([.BW4]/([.BW4]+[.BZ4])&gt;0;[.BW4]/([.BW4]+[.BZ4]);&quot;&quot;);&quot;-&quot;)" office:value-type="string" office:string-value="-" calcext:value-type="string">
            <text:p>-</text:p>
          </table:table-cell>
          <table:table-cell table:style-name="ce4" table:formula="of:=IF( [.BW4]&gt;0 ;   (5*[.BW4]/(5*[.BW4]+4*[.BZ4]+[.BX4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3.167" calcext:value-type="float">
            <text:p>93.167</text:p>
          </table:table-cell>
          <table:table-cell table:style-name="ce11" table:formula="of:=IF([.C5]/([.C5]+[.D5])&gt;0;[.C5]/([.C5]+[.D5]);&quot;&quot;)" office:value-type="percentage" office:value="0.0526315789473684" calcext:value-type="percentage">
            <text:p>5%</text:p>
          </table:table-cell>
          <table:table-cell table:style-name="ce11" table:formula="of:=IF([.C5]+[.F5]&gt;0; IF([.C5]/([.C5]+[.F5])&gt;0;[.C5]/([.C5]+[.F5]);&quot;&quot;);&quot;-&quot;)" office:value-type="percentage" office:value="0.0175438596491228" calcext:value-type="percentage">
            <text:p>2%</text:p>
          </table:table-cell>
          <table:table-cell table:style-name="ce11" table:formula="of:=IF( [.C5]&gt;0 ;   (5*[.C5]/(5*[.C5]+4*[.F5]+[.D5])) ; &quot;&quot; )" office:value-type="percentage" office:value="0.0202429149797571" calcext:value-type="percentage">
            <text:p>2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09" calcext:value-type="float">
            <text:p>94.09</text:p>
          </table:table-cell>
          <table:table-cell table:style-name="ce11" table:formula="of:=IF([.L5]/([.L5]+[.M5])&gt;0;[.L5]/([.L5]+[.M5]);&quot;&quot;)">
            <text:p/>
          </table:table-cell>
          <table:table-cell table:style-name="ce11" table:formula="of:=IF([.L5]+[.O5]&gt;0; IF([.L5]/([.L5]+[.O5])&gt;0;[.L5]/([.L5]+[.O5]);&quot;&quot;);&quot;-&quot;)">
            <text:p/>
          </table:table-cell>
          <table:table-cell table:style-name="ce11" table:formula="of:=IF( [.L5]&gt;0 ;   (5*[.L5]/(5*[.L5]+4*[.O5]+[.M5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46" calcext:value-type="float">
            <text:p>94.46</text:p>
          </table:table-cell>
          <table:table-cell table:style-name="ce11" table:formula="of:=IF([.U5]/([.U5]+[.V5])&gt;0;[.U5]/([.U5]+[.V5]);&quot;&quot;)">
            <text:p/>
          </table:table-cell>
          <table:table-cell table:style-name="ce11" table:formula="of:=IF([.U5]+[.X5]&gt;0; IF([.U5]/([.U5]+[.X5])&gt;0;[.U5]/([.U5]+[.X5]);&quot;&quot;);&quot;-&quot;)">
            <text:p/>
          </table:table-cell>
          <table:table-cell table:style-name="ce11" table:formula="of:=IF( [.U5]&gt;0 ;   (5*[.U5]/(5*[.U5]+4*[.X5]+[.V5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2.982" calcext:value-type="float">
            <text:p>92.982</text:p>
          </table:table-cell>
          <table:table-cell table:style-name="ce11" table:formula="of:=IF([.AD5]/([.AD5]+[.AE5])&gt;0;[.AD5]/([.AD5]+[.AE5]);&quot;&quot;)" office:value-type="percentage" office:value="0.0476190476190476" calcext:value-type="percentage">
            <text:p>5%</text:p>
          </table:table-cell>
          <table:table-cell table:style-name="ce11" table:formula="of:=IF([.AD5]+[.AG5]&gt;0; IF([.AD5]/([.AD5]+[.AG5])&gt;0;[.AD5]/([.AD5]+[.AG5]);&quot;&quot;);&quot;-&quot;)" office:value-type="percentage" office:value="0.0175438596491228" calcext:value-type="percentage">
            <text:p>2%</text:p>
          </table:table-cell>
          <table:table-cell table:style-name="ce11" table:formula="of:=IF( [.AD5]&gt;0 ;   (5*[.AD5]/(5*[.AD5]+4*[.AG5]+[.AE5])) ; &quot;&quot; )" office:value-type="percentage" office:value="0.0200803212851406" calcext:value-type="percentage">
            <text:p>2%</text:p>
          </table:table-cell>
          <table:table-cell table:style-name="ce4"/>
          <table:table-cell table:style-name="ce2" office:value-type="float" office:value="2" calcext:value-type="float">
            <text:p>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.951" calcext:value-type="float">
            <text:p>90.951</text:p>
          </table:table-cell>
          <table:table-cell table:style-name="ce11" table:formula="of:=IF([.AM5]/([.AM5]+[.AN5])&gt;0;[.AM5]/([.AM5]+[.AN5]);&quot;&quot;)" office:value-type="percentage" office:value="0.0444444444444444" calcext:value-type="percentage">
            <text:p>4%</text:p>
          </table:table-cell>
          <table:table-cell table:style-name="ce11" table:formula="of:=IF([.AM5]+[.AP5]&gt;0; IF([.AM5]/([.AM5]+[.AP5])&gt;0;[.AM5]/([.AM5]+[.AP5]);&quot;&quot;);&quot;-&quot;)" office:value-type="percentage" office:value="0.0350877192982456" calcext:value-type="percentage">
            <text:p>4%</text:p>
          </table:table-cell>
          <table:table-cell table:style-name="ce11" table:formula="of:=IF( [.AM5]&gt;0 ;   (5*[.AM5]/(5*[.AM5]+4*[.AP5]+[.AN5])) ; &quot;&quot; )" office:value-type="percentage" office:value="0.0366300366300366" calcext:value-type="percentage">
            <text:p>4%</text:p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4" table:formula="of:=IF([.AV5]/([.AV5]+[.AW5])&gt;0;[.AV5]/([.AV5]+[.AW5]);&quot;&quot;)" office:value-type="string" office:string-value="" calcext:value-type="error">
            <text:p>#DIV/0!</text:p>
          </table:table-cell>
          <table:table-cell table:style-name="ce4" table:formula="of:=IF([.AV5]+[.AY5]&gt;0; IF([.AV5]/([.AV5]+[.AY5])&gt;0;[.AV5]/([.AV5]+[.AY5]);&quot;&quot;);&quot;-&quot;)">
            <text:p/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4" table:formula="of:=IF([.BE5]/([.BE5]+[.BF5])&gt;0;[.BE5]/([.BE5]+[.BF5]);&quot;&quot;)" office:value-type="string" office:string-value="" calcext:value-type="error">
            <text:p>#DIV/0!</text:p>
          </table:table-cell>
          <table:table-cell table:style-name="ce4" table:formula="of:=IF([.BE5]+[.BH5]&gt;0; IF([.BE5]/([.BE5]+[.BH5])&gt;0;[.BE5]/([.BE5]+[.BH5]);&quot;&quot;);&quot;-&quot;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9.825" calcext:value-type="float">
            <text:p>29.825</text:p>
          </table:table-cell>
          <table:table-cell table:style-name="ce11" table:formula="of:=IF([.BN5]/([.BN5]+[.BO5])&gt;0;[.BN5]/([.BN5]+[.BO5]);&quot;&quot;)">
            <text:p/>
          </table:table-cell>
          <table:table-cell table:style-name="ce11" table:formula="of:=IF([.BN5]+[.BQ5]&gt;0; IF([.BN5]/([.BN5]+[.BQ5])&gt;0;[.BN5]/([.BN5]+[.BQ5]);&quot;&quot;);&quot;-&quot;)">
            <text:p/>
          </table:table-cell>
          <table:table-cell table:style-name="ce11" table:formula="of:=IF( [.BN5]&gt;0 ;   (5*[.BN5]/(5*[.BN5]+4*[.BQ5]+[.BO5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11" table:formula="of:=IF([.BW5]/([.BW5]+[.BX5])&gt;0;[.BW5]/([.BW5]+[.BX5]);&quot;&quot;)" office:value-type="string" office:string-value="" calcext:value-type="error">
            <text:p>#DIV/0!</text:p>
          </table:table-cell>
          <table:table-cell table:style-name="ce11" table:formula="of:=IF([.BW5]+[.BZ5]&gt;0; IF([.BW5]/([.BW5]+[.BZ5])&gt;0;[.BW5]/([.BW5]+[.BZ5]);&quot;&quot;);&quot;-&quot;)">
            <text:p/>
          </table:table-cell>
          <table:table-cell table:style-name="ce11" table:formula="of:=IF( [.BW5]&gt;0 ;   (5*[.BW5]/(5*[.BW5]+4*[.BZ5]+[.BX5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.809" calcext:value-type="float">
            <text:p>95.809</text:p>
          </table:table-cell>
          <table:table-cell table:style-name="ce4" table:formula="of:=IF([.C6]/([.C6]+[.D6])&gt;0;[.C6]/([.C6]+[.D6]);&quot;&quot;)">
            <text:p/>
          </table:table-cell>
          <table:table-cell table:style-name="ce4" table:formula="of:=IF([.C6]+[.F6]&gt;0; IF([.C6]/([.C6]+[.F6])&gt;0;[.C6]/([.C6]+[.F6]);&quot;&quot;);&quot;-&quot;)">
            <text:p/>
          </table:table-cell>
          <table:table-cell table:style-name="ce4" table:formula="of:=IF( [.C6]&gt;0 ;   (5*[.C6]/(5*[.C6]+4*[.F6]+[.D6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042" calcext:value-type="float">
            <text:p>96.042</text:p>
          </table:table-cell>
          <table:table-cell table:style-name="ce11" table:formula="of:=IF([.L6]/([.L6]+[.M6])&gt;0;[.L6]/([.L6]+[.M6]);&quot;&quot;)" office:value-type="percentage" office:value="0.111111111111111" calcext:value-type="percentage">
            <text:p>11%</text:p>
          </table:table-cell>
          <table:table-cell table:style-name="ce11" table:formula="of:=IF([.L6]+[.O6]&gt;0; IF([.L6]/([.L6]+[.O6])&gt;0;[.L6]/([.L6]+[.O6]);&quot;&quot;);&quot;-&quot;)" office:value-type="percentage" office:value="0.037037037037037" calcext:value-type="percentage">
            <text:p>4%</text:p>
          </table:table-cell>
          <table:table-cell table:style-name="ce11" table:formula="of:=IF( [.L6]&gt;0 ;   (5*[.L6]/(5*[.L6]+4*[.O6]+[.M6])) ; &quot;&quot; )" office:value-type="percentage" office:value="0.0427350427350427" calcext:value-type="percentage">
            <text:p>4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74" calcext:value-type="float">
            <text:p>96.74</text:p>
          </table:table-cell>
          <table:table-cell table:style-name="ce11" table:formula="of:=IF([.U6]/([.U6]+[.V6])&gt;0;[.U6]/([.U6]+[.V6]);&quot;&quot;)">
            <text:p/>
          </table:table-cell>
          <table:table-cell table:style-name="ce11" table:formula="of:=IF([.U6]+[.X6]&gt;0; IF([.U6]/([.U6]+[.X6])&gt;0;[.U6]/([.U6]+[.X6]);&quot;&quot;);&quot;-&quot;)">
            <text:p/>
          </table:table-cell>
          <table:table-cell table:style-name="ce11" table:formula="of:=IF( [.U6]&gt;0 ;   (5*[.U6]/(5*[.U6]+4*[.X6]+[.V6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.46" calcext:value-type="float">
            <text:p>95.46</text:p>
          </table:table-cell>
          <table:table-cell table:style-name="ce11" table:formula="of:=IF([.AD6]/([.AD6]+[.AE6])&gt;0;[.AD6]/([.AD6]+[.AE6]);&quot;&quot;)">
            <text:p/>
          </table:table-cell>
          <table:table-cell table:style-name="ce11" table:formula="of:=IF([.AD6]+[.AG6]&gt;0; IF([.AD6]/([.AD6]+[.AG6])&gt;0;[.AD6]/([.AD6]+[.AG6]);&quot;&quot;);&quot;-&quot;)">
            <text:p/>
          </table:table-cell>
          <table:table-cell table:style-name="ce11" table:formula="of:=IF( [.AD6]&gt;0 ;   (5*[.AD6]/(5*[.AD6]+4*[.AG6]+[.AE6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4.296" calcext:value-type="float">
            <text:p>94.296</text:p>
          </table:table-cell>
          <table:table-cell table:style-name="ce11" table:formula="of:=IF([.AM6]/([.AM6]+[.AN6])&gt;0;[.AM6]/([.AM6]+[.AN6]);&quot;&quot;)">
            <text:p/>
          </table:table-cell>
          <table:table-cell table:style-name="ce11" table:formula="of:=IF([.AM6]+[.AP6]&gt;0; IF([.AM6]/([.AM6]+[.AP6])&gt;0;[.AM6]/([.AM6]+[.AP6]);&quot;&quot;);&quot;-&quot;)">
            <text:p/>
          </table:table-cell>
          <table:table-cell table:style-name="ce11" table:formula="of:=IF( [.AM6]&gt;0 ;   (5*[.AM6]/(5*[.AM6]+4*[.AP6]+[.AN6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4" table:formula="of:=IF([.AV6]/([.AV6]+[.AW6])&gt;0;[.AV6]/([.AV6]+[.AW6]);&quot;&quot;)" office:value-type="string" office:string-value="" calcext:value-type="error">
            <text:p>#DIV/0!</text:p>
          </table:table-cell>
          <table:table-cell table:style-name="ce4" table:formula="of:=IF([.AV6]+[.AY6]&gt;0; IF([.AV6]/([.AV6]+[.AY6])&gt;0;[.AV6]/([.AV6]+[.AY6]);&quot;&quot;);&quot;-&quot;)">
            <text:p/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4" table:formula="of:=IF([.BE6]/([.BE6]+[.BF6])&gt;0;[.BE6]/([.BE6]+[.BF6]);&quot;&quot;)" office:value-type="string" office:string-value="" calcext:value-type="error">
            <text:p>#DIV/0!</text:p>
          </table:table-cell>
          <table:table-cell table:style-name="ce4" table:formula="of:=IF([.BE6]+[.BH6]&gt;0; IF([.BE6]/([.BE6]+[.BH6])&gt;0;[.BE6]/([.BE6]+[.BH6]);&quot;&quot;);&quot;-&quot;)">
            <text:p/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9.534" calcext:value-type="float">
            <text:p>99.534</text:p>
          </table:table-cell>
          <table:table-cell table:style-name="ce11" table:formula="of:=IF([.BN6]/([.BN6]+[.BO6])&gt;0;[.BN6]/([.BN6]+[.BO6]);&quot;&quot;)" office:value-type="percentage" office:value="1" calcext:value-type="percentage">
            <text:p>100%</text:p>
          </table:table-cell>
          <table:table-cell table:style-name="ce11" table:formula="of:=IF([.BN6]+[.BQ6]&gt;0; IF([.BN6]/([.BN6]+[.BQ6])&gt;0;[.BN6]/([.BN6]+[.BQ6]);&quot;&quot;);&quot;-&quot;)" office:value-type="percentage" office:value="0.851851851851852" calcext:value-type="percentage">
            <text:p>85%</text:p>
          </table:table-cell>
          <table:table-cell table:style-name="ce11" table:formula="of:=IF( [.BN6]&gt;0 ;   (5*[.BN6]/(5*[.BN6]+4*[.BQ6]+[.BO6])) ; &quot;&quot; )" office:value-type="percentage" office:value="0.877862595419847" calcext:value-type="percentage">
            <text:p>88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11" table:formula="of:=IF([.BW6]/([.BW6]+[.BX6])&gt;0;[.BW6]/([.BW6]+[.BX6]);&quot;&quot;)" office:value-type="string" office:string-value="" calcext:value-type="error">
            <text:p>#DIV/0!</text:p>
          </table:table-cell>
          <table:table-cell table:style-name="ce11" table:formula="of:=IF([.BW6]+[.BZ6]&gt;0; IF([.BW6]/([.BW6]+[.BZ6])&gt;0;[.BW6]/([.BW6]+[.BZ6]);&quot;&quot;);&quot;-&quot;)">
            <text:p/>
          </table:table-cell>
          <table:table-cell table:style-name="ce11" table:formula="of:=IF( [.BW6]&gt;0 ;   (5*[.BW6]/(5*[.BW6]+4*[.BZ6]+[.BX6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994" calcext:value-type="float">
            <text:p>97.994</text:p>
          </table:table-cell>
          <table:table-cell table:style-name="ce4" table:formula="of:=IF([.C7]/([.C7]+[.D7])&gt;0;[.C7]/([.C7]+[.D7]);&quot;&quot;)">
            <text:p/>
          </table:table-cell>
          <table:table-cell table:style-name="ce4" table:formula="of:=IF([.C7]+[.F7]&gt;0; IF([.C7]/([.C7]+[.F7])&gt;0;[.C7]/([.C7]+[.F7]);&quot;&quot;);&quot;-&quot;)">
            <text:p/>
          </table:table-cell>
          <table:table-cell table:style-name="ce4" table:formula="of:=IF( [.C7]&gt;0 ;   (5*[.C7]/(5*[.C7]+4*[.F7]+[.D7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395" calcext:value-type="float">
            <text:p>98.395</text:p>
          </table:table-cell>
          <table:table-cell table:style-name="ce4" table:formula="of:=IF([.L7]/([.L7]+[.M7])&gt;0;[.L7]/([.L7]+[.M7]);&quot;&quot;)">
            <text:p/>
          </table:table-cell>
          <table:table-cell table:style-name="ce4" table:formula="of:=IF([.L7]+[.O7]&gt;0; IF([.L7]/([.L7]+[.O7])&gt;0;[.L7]/([.L7]+[.O7]);&quot;&quot;);&quot;-&quot;)">
            <text:p/>
          </table:table-cell>
          <table:table-cell table:style-name="ce4" table:formula="of:=IF( [.L7]&gt;0 ;   (5*[.L7]/(5*[.L7]+4*[.O7]+[.M7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997" calcext:value-type="float">
            <text:p>98.997</text:p>
          </table:table-cell>
          <table:table-cell table:style-name="ce4" table:formula="of:=IF([.U7]/([.U7]+[.V7])&gt;0;[.U7]/([.U7]+[.V7]);&quot;&quot;)">
            <text:p/>
          </table:table-cell>
          <table:table-cell table:style-name="ce4" table:formula="of:=IF([.U7]+[.X7]&gt;0; IF([.U7]/([.U7]+[.X7])&gt;0;[.U7]/([.U7]+[.X7]);&quot;&quot;);&quot;-&quot;)">
            <text:p/>
          </table:table-cell>
          <table:table-cell table:style-name="ce4" table:formula="of:=IF( [.U7]&gt;0 ;   (5*[.U7]/(5*[.U7]+4*[.X7]+[.V7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091" calcext:value-type="float">
            <text:p>97.091</text:p>
          </table:table-cell>
          <table:table-cell table:style-name="ce4" table:formula="of:=IF([.AD7]/([.AD7]+[.AE7])&gt;0;[.AD7]/([.AD7]+[.AE7]);&quot;&quot;)">
            <text:p/>
          </table:table-cell>
          <table:table-cell table:style-name="ce4" table:formula="of:=IF([.AD7]+[.AG7]&gt;0; IF([.AD7]/([.AD7]+[.AG7])&gt;0;[.AD7]/([.AD7]+[.AG7]);&quot;&quot;);&quot;-&quot;)">
            <text:p/>
          </table:table-cell>
          <table:table-cell table:style-name="ce4" table:formula="of:=IF( [.AD7]&gt;0 ;   (5*[.AD7]/(5*[.AD7]+4*[.AG7]+[.AE7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6.389" calcext:value-type="float">
            <text:p>96.389</text:p>
          </table:table-cell>
          <table:table-cell table:style-name="ce4" table:formula="of:=IF([.AM7]/([.AM7]+[.AN7])&gt;0;[.AM7]/([.AM7]+[.AN7]);&quot;&quot;)">
            <text:p/>
          </table:table-cell>
          <table:table-cell table:style-name="ce4" table:formula="of:=IF([.AM7]+[.AP7]&gt;0; IF([.AM7]/([.AM7]+[.AP7])&gt;0;[.AM7]/([.AM7]+[.AP7]);&quot;&quot;);&quot;-&quot;)">
            <text:p/>
          </table:table-cell>
          <table:table-cell table:style-name="ce4" table:formula="of:=IF( [.AM7]&gt;0 ;   (5*[.AM7]/(5*[.AM7]+4*[.AP7]+[.AN7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AV7]/([.AV7]+[.AW7])&gt;0;[.AV7]/([.AV7]+[.AW7]);&quot;&quot;)" office:value-type="string" office:string-value="" calcext:value-type="error">
            <text:p>#DIV/0!</text:p>
          </table:table-cell>
          <table:table-cell table:style-name="ce4" table:formula="of:=IF([.AV7]+[.AY7]&gt;0; IF([.AV7]/([.AV7]+[.AY7])&gt;0;[.AV7]/([.AV7]+[.AY7]);&quot;&quot;);&quot;-&quot;)">
            <text:p/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BE7]/([.BE7]+[.BF7])&gt;0;[.BE7]/([.BE7]+[.BF7]);&quot;&quot;)" office:value-type="string" office:string-value="" calcext:value-type="error">
            <text:p>#DIV/0!</text:p>
          </table:table-cell>
          <table:table-cell table:style-name="ce4" table:formula="of:=IF([.BE7]+[.BH7]&gt;0; IF([.BE7]/([.BE7]+[.BH7])&gt;0;[.BE7]/([.BE7]+[.BH7]);&quot;&quot;);&quot;-&quot;)">
            <text:p/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9.198" calcext:value-type="float">
            <text:p>99.198</text:p>
          </table:table-cell>
          <table:table-cell table:style-name="ce11" table:formula="of:=IF([.BN7]/([.BN7]+[.BO7])&gt;0;[.BN7]/([.BN7]+[.BO7]);&quot;&quot;)" office:value-type="percentage" office:value="1" calcext:value-type="percentage">
            <text:p>100%</text:p>
          </table:table-cell>
          <table:table-cell table:style-name="ce11" table:formula="of:=IF([.BN7]+[.BQ7]&gt;0; IF([.BN7]/([.BN7]+[.BQ7])&gt;0;[.BN7]/([.BN7]+[.BQ7]);&quot;&quot;);&quot;-&quot;)" office:value-type="percentage" office:value="0.111111111111111" calcext:value-type="percentage">
            <text:p>11%</text:p>
          </table:table-cell>
          <table:table-cell table:style-name="ce11" table:formula="of:=IF( [.BN7]&gt;0 ;   (5*[.BN7]/(5*[.BN7]+4*[.BQ7]+[.BO7])) ; &quot;&quot; )" office:value-type="percentage" office:value="0.135135135135135" calcext:value-type="percentage">
            <text:p>14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997" calcext:value-type="float">
            <text:p>98.997</text:p>
          </table:table-cell>
          <table:table-cell table:style-name="ce4" table:formula="of:=IF([.BW7]/([.BW7]+[.BX7])&gt;0;[.BW7]/([.BW7]+[.BX7]);&quot;&quot;)">
            <text:p/>
          </table:table-cell>
          <table:table-cell table:style-name="ce4" table:formula="of:=IF([.BW7]+[.BZ7]&gt;0; IF([.BW7]/([.BW7]+[.BZ7])&gt;0;[.BW7]/([.BW7]+[.BZ7]);&quot;&quot;);&quot;-&quot;)">
            <text:p/>
          </table:table-cell>
          <table:table-cell table:style-name="ce4" table:formula="of:=IF( [.BW7]&gt;0 ;   (5*[.BW7]/(5*[.BW7]+4*[.BZ7]+[.BX7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663" calcext:value-type="float">
            <text:p>98.663</text:p>
          </table:table-cell>
          <table:table-cell table:style-name="ce4" table:formula="of:=IF([.C8]/([.C8]+[.D8])&gt;0;[.C8]/([.C8]+[.D8]);&quot;&quot;)">
            <text:p/>
          </table:table-cell>
          <table:table-cell table:style-name="ce4" table:formula="of:=IF([.C8]+[.F8]&gt;0; IF([.C8]/([.C8]+[.F8])&gt;0;[.C8]/([.C8]+[.F8]);&quot;&quot;);&quot;-&quot;)" office:value-type="string" office:string-value="-" calcext:value-type="string">
            <text:p>-</text:p>
          </table:table-cell>
          <table:table-cell table:style-name="ce4" table:formula="of:=IF( [.C8]&gt;0 ;   (5*[.C8]/(5*[.C8]+4*[.F8]+[.D8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177" calcext:value-type="float">
            <text:p>99.177</text:p>
          </table:table-cell>
          <table:table-cell table:style-name="ce4" table:formula="of:=IF([.L8]/([.L8]+[.M8])&gt;0;[.L8]/([.L8]+[.M8]);&quot;&quot;)">
            <text:p/>
          </table:table-cell>
          <table:table-cell table:style-name="ce4" table:formula="of:=IF([.L8]+[.O8]&gt;0; IF([.L8]/([.L8]+[.O8])&gt;0;[.L8]/([.L8]+[.O8]);&quot;&quot;);&quot;-&quot;)" office:value-type="string" office:string-value="-" calcext:value-type="string">
            <text:p>-</text:p>
          </table:table-cell>
          <table:table-cell table:style-name="ce4" table:formula="of:=IF( [.L8]&gt;0 ;   (5*[.L8]/(5*[.L8]+4*[.O8]+[.M8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U8]/([.U8]+[.V8])&gt;0;[.U8]/([.U8]+[.V8]);&quot;&quot;)" office:value-type="string" office:string-value="" calcext:value-type="error">
            <text:p>#DIV/0!</text:p>
          </table:table-cell>
          <table:table-cell table:style-name="ce4" table:formula="of:=IF([.U8]+[.X8]&gt;0; IF([.U8]/([.U8]+[.X8])&gt;0;[.U8]/([.U8]+[.X8]);&quot;&quot;);&quot;-&quot;)" office:value-type="string" office:string-value="-" calcext:value-type="string">
            <text:p>-</text:p>
          </table:table-cell>
          <table:table-cell table:style-name="ce4" table:formula="of:=IF( [.U8]&gt;0 ;   (5*[.U8]/(5*[.U8]+4*[.X8]+[.V8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942" calcext:value-type="float">
            <text:p>97.942</text:p>
          </table:table-cell>
          <table:table-cell table:style-name="ce4" table:formula="of:=IF([.AD8]/([.AD8]+[.AE8])&gt;0;[.AD8]/([.AD8]+[.AE8]);&quot;&quot;)">
            <text:p/>
          </table:table-cell>
          <table:table-cell table:style-name="ce4" table:formula="of:=IF([.AD8]+[.AG8]&gt;0; IF([.AD8]/([.AD8]+[.AG8])&gt;0;[.AD8]/([.AD8]+[.AG8]);&quot;&quot;);&quot;-&quot;)" office:value-type="string" office:string-value="-" calcext:value-type="string">
            <text:p>-</text:p>
          </table:table-cell>
          <table:table-cell table:style-name="ce4" table:formula="of:=IF( [.AD8]&gt;0 ;   (5*[.AD8]/(5*[.AD8]+4*[.AG8]+[.AE8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296" calcext:value-type="float">
            <text:p>96.296</text:p>
          </table:table-cell>
          <table:table-cell table:style-name="ce4" table:formula="of:=IF([.AM8]/([.AM8]+[.AN8])&gt;0;[.AM8]/([.AM8]+[.AN8]);&quot;&quot;)">
            <text:p/>
          </table:table-cell>
          <table:table-cell table:style-name="ce4" table:formula="of:=IF([.AM8]+[.AP8]&gt;0; IF([.AM8]/([.AM8]+[.AP8])&gt;0;[.AM8]/([.AM8]+[.AP8]);&quot;&quot;);&quot;-&quot;)" office:value-type="string" office:string-value="-" calcext:value-type="string">
            <text:p>-</text:p>
          </table:table-cell>
          <table:table-cell table:style-name="ce4" table:formula="of:=IF( [.AM8]&gt;0 ;   (5*[.AM8]/(5*[.AM8]+4*[.AP8]+[.AN8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V8]/([.AV8]+[.AW8])&gt;0;[.AV8]/([.AV8]+[.AW8]);&quot;&quot;)" office:value-type="string" office:string-value="" calcext:value-type="error">
            <text:p>#DIV/0!</text:p>
          </table:table-cell>
          <table:table-cell table:style-name="ce4" table:formula="of:=IF([.AV8]+[.AY8]&gt;0; IF([.AV8]/([.AV8]+[.AY8])&gt;0;[.AV8]/([.AV8]+[.AY8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8]/([.BE8]+[.BF8])&gt;0;[.BE8]/([.BE8]+[.BF8]);&quot;&quot;)" office:value-type="string" office:string-value="" calcext:value-type="error">
            <text:p>#DIV/0!</text:p>
          </table:table-cell>
          <table:table-cell table:style-name="ce4" table:formula="of:=IF([.BE8]+[.BH8]&gt;0; IF([.BE8]/([.BE8]+[.BH8])&gt;0;[.BE8]/([.BE8]+[.BH8]);&quot;&quot;);&quot;-&quot;)" office:value-type="string" office:string-value="-" calcext:value-type="string">
            <text:p>-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4" calcext:value-type="float">
            <text:p>99.794</text:p>
          </table:table-cell>
          <table:table-cell table:style-name="ce4" table:formula="of:=IF([.BN8]/([.BN8]+[.BO8])&gt;0;[.BN8]/([.BN8]+[.BO8]);&quot;&quot;)">
            <text:p/>
          </table:table-cell>
          <table:table-cell table:style-name="ce4" table:formula="of:=IF([.BN8]+[.BQ8]&gt;0; IF([.BN8]/([.BN8]+[.BQ8])&gt;0;[.BN8]/([.BN8]+[.BQ8]);&quot;&quot;);&quot;-&quot;)" office:value-type="string" office:string-value="-" calcext:value-type="string">
            <text:p>-</text:p>
          </table:table-cell>
          <table:table-cell table:style-name="ce4" table:formula="of:=IF( [.BN8]&gt;0 ;   (5*[.BN8]/(5*[.BN8]+4*[.BQ8]+[.BO8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8]/([.BW8]+[.BX8])&gt;0;[.BW8]/([.BW8]+[.BX8]);&quot;&quot;)" office:value-type="string" office:string-value="" calcext:value-type="error">
            <text:p>#DIV/0!</text:p>
          </table:table-cell>
          <table:table-cell table:style-name="ce4" table:formula="of:=IF([.BW8]+[.BZ8]&gt;0; IF([.BW8]/([.BW8]+[.BZ8])&gt;0;[.BW8]/([.BW8]+[.BZ8]);&quot;&quot;);&quot;-&quot;)" office:value-type="string" office:string-value="-" calcext:value-type="string">
            <text:p>-</text:p>
          </table:table-cell>
          <table:table-cell table:style-name="ce4" table:formula="of:=IF( [.BW8]&gt;0 ;   (5*[.BW8]/(5*[.BW8]+4*[.BZ8]+[.BX8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739" calcext:value-type="float">
            <text:p>98.739</text:p>
          </table:table-cell>
          <table:table-cell table:style-name="ce4" table:formula="of:=IF([.C9]/([.C9]+[.D9])&gt;0;[.C9]/([.C9]+[.D9]);&quot;&quot;)">
            <text:p/>
          </table:table-cell>
          <table:table-cell table:style-name="ce4" table:formula="of:=IF([.C9]+[.F9]&gt;0; IF([.C9]/([.C9]+[.F9])&gt;0;[.C9]/([.C9]+[.F9]);&quot;&quot;);&quot;-&quot;)">
            <text:p/>
          </table:table-cell>
          <table:table-cell table:style-name="ce4" table:formula="of:=IF( [.C9]&gt;0 ;   (5*[.C9]/(5*[.C9]+4*[.F9]+[.D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37" calcext:value-type="float">
            <text:p>99.37</text:p>
          </table:table-cell>
          <table:table-cell table:style-name="ce4" table:formula="of:=IF([.L9]/([.L9]+[.M9])&gt;0;[.L9]/([.L9]+[.M9]);&quot;&quot;)">
            <text:p/>
          </table:table-cell>
          <table:table-cell table:style-name="ce4" table:formula="of:=IF([.L9]+[.O9]&gt;0; IF([.L9]/([.L9]+[.O9])&gt;0;[.L9]/([.L9]+[.O9]);&quot;&quot;);&quot;-&quot;)">
            <text:p/>
          </table:table-cell>
          <table:table-cell table:style-name="ce4" table:formula="of:=IF( [.L9]&gt;0 ;   (5*[.L9]/(5*[.L9]+4*[.O9]+[.M9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U9]/([.U9]+[.V9])&gt;0;[.U9]/([.U9]+[.V9]);&quot;&quot;)" office:value-type="string" office:string-value="" calcext:value-type="error">
            <text:p>#DIV/0!</text:p>
          </table:table-cell>
          <table:table-cell table:style-name="ce4" table:formula="of:=IF([.U9]+[.X9]&gt;0; IF([.U9]/([.U9]+[.X9])&gt;0;[.U9]/([.U9]+[.X9]);&quot;&quot;);&quot;-&quot;)">
            <text:p/>
          </table:table-cell>
          <table:table-cell table:style-name="ce4" table:formula="of:=IF( [.U9]&gt;0 ;   (5*[.U9]/(5*[.U9]+4*[.X9]+[.V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529" calcext:value-type="float">
            <text:p>98.529</text:p>
          </table:table-cell>
          <table:table-cell table:style-name="ce4" table:formula="of:=IF([.AD9]/([.AD9]+[.AE9])&gt;0;[.AD9]/([.AD9]+[.AE9]);&quot;&quot;)">
            <text:p/>
          </table:table-cell>
          <table:table-cell table:style-name="ce4" table:formula="of:=IF([.AD9]+[.AG9]&gt;0; IF([.AD9]/([.AD9]+[.AG9])&gt;0;[.AD9]/([.AD9]+[.AG9]);&quot;&quot;);&quot;-&quot;)">
            <text:p/>
          </table:table-cell>
          <table:table-cell table:style-name="ce4" table:formula="of:=IF( [.AD9]&gt;0 ;   (5*[.AD9]/(5*[.AD9]+4*[.AG9]+[.AE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324" calcext:value-type="float">
            <text:p>96.324</text:p>
          </table:table-cell>
          <table:table-cell table:style-name="ce4" table:formula="of:=IF([.AM9]/([.AM9]+[.AN9])&gt;0;[.AM9]/([.AM9]+[.AN9]);&quot;&quot;)">
            <text:p/>
          </table:table-cell>
          <table:table-cell table:style-name="ce4" table:formula="of:=IF([.AM9]+[.AP9]&gt;0; IF([.AM9]/([.AM9]+[.AP9])&gt;0;[.AM9]/([.AM9]+[.AP9]);&quot;&quot;);&quot;-&quot;)">
            <text:p/>
          </table:table-cell>
          <table:table-cell table:style-name="ce4" table:formula="of:=IF( [.AM9]&gt;0 ;   (5*[.AM9]/(5*[.AM9]+4*[.AP9]+[.AN9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AV9]/([.AV9]+[.AW9])&gt;0;[.AV9]/([.AV9]+[.AW9]);&quot;&quot;)" office:value-type="string" office:string-value="" calcext:value-type="error">
            <text:p>#DIV/0!</text:p>
          </table:table-cell>
          <table:table-cell table:style-name="ce4" table:formula="of:=IF([.AV9]+[.AY9]&gt;0; IF([.AV9]/([.AV9]+[.AY9])&gt;0;[.AV9]/([.AV9]+[.AY9]);&quot;&quot;);&quot;-&quot;)">
            <text:p/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BE9]/([.BE9]+[.BF9])&gt;0;[.BE9]/([.BE9]+[.BF9]);&quot;&quot;)" office:value-type="string" office:string-value="" calcext:value-type="error">
            <text:p>#DIV/0!</text:p>
          </table:table-cell>
          <table:table-cell table:style-name="ce4" table:formula="of:=IF([.BE9]+[.BH9]&gt;0; IF([.BE9]/([.BE9]+[.BH9])&gt;0;[.BE9]/([.BE9]+[.BH9]);&quot;&quot;);&quot;-&quot;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BN9]/([.BN9]+[.BO9])&gt;0;[.BN9]/([.BN9]+[.BO9]);&quot;&quot;)" office:value-type="string" office:string-value="" calcext:value-type="error">
            <text:p>#DIV/0!</text:p>
          </table:table-cell>
          <table:table-cell table:style-name="ce4" table:formula="of:=IF([.BN9]+[.BQ9]&gt;0; IF([.BN9]/([.BN9]+[.BQ9])&gt;0;[.BN9]/([.BN9]+[.BQ9]);&quot;&quot;);&quot;-&quot;)">
            <text:p/>
          </table:table-cell>
          <table:table-cell table:style-name="ce4" table:formula="of:=IF( [.BN9]&gt;0 ;   (5*[.BN9]/(5*[.BN9]+4*[.BQ9]+[.BO9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05" calcext:value-type="float">
            <text:p>0.105</text:p>
          </table:table-cell>
          <table:table-cell table:style-name="ce4" table:formula="of:=IF([.BW9]/([.BW9]+[.BX9])&gt;0;[.BW9]/([.BW9]+[.BX9]);&quot;&quot;)" office:value-type="percentage" office:value="0.00105042016806723" calcext:value-type="percentage">
            <text:p>0.1%</text:p>
          </table:table-cell>
          <table:table-cell table:style-name="ce4" table:formula="of:=IF([.BW9]+[.BZ9]&gt;0; IF([.BW9]/([.BW9]+[.BZ9])&gt;0;[.BW9]/([.BW9]+[.BZ9]);&quot;&quot;);&quot;-&quot;)" office:value-type="percentage" office:value="1" calcext:value-type="percentage">
            <text:p>100.0%</text:p>
          </table:table-cell>
          <table:table-cell table:style-name="ce4" table:formula="of:=IF( [.BW9]&gt;0 ;   (5*[.BW9]/(5*[.BW9]+4*[.BZ9]+[.BX9])) ; &quot;&quot; )" office:value-type="percentage" office:value="0.00523012552301255" calcext:value-type="percentage">
            <text:p>0.5%</text:p>
          </table:table-cell>
          <table:table-cell table:number-columns-repeated="158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588" calcext:value-type="float">
            <text:p>98.588</text:p>
          </table:table-cell>
          <table:table-cell table:style-name="ce4" table:formula="of:=IF([.C10]/([.C10]+[.D10])&gt;0;[.C10]/([.C10]+[.D10]);&quot;&quot;)">
            <text:p/>
          </table:table-cell>
          <table:table-cell table:style-name="ce4" table:formula="of:=IF([.C10]+[.F10]&gt;0; IF([.C10]/([.C10]+[.F10])&gt;0;[.C10]/([.C10]+[.F10]);&quot;&quot;);&quot;-&quot;)">
            <text:p/>
          </table:table-cell>
          <table:table-cell table:style-name="ce4" table:formula="of:=IF( [.C10]&gt;0 ;   (5*[.C10]/(5*[.C10]+4*[.F10]+[.D10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824" calcext:value-type="float">
            <text:p>98.824</text:p>
          </table:table-cell>
          <table:table-cell table:style-name="ce4" table:formula="of:=IF([.L10]/([.L10]+[.M10])&gt;0;[.L10]/([.L10]+[.M10]);&quot;&quot;)">
            <text:p/>
          </table:table-cell>
          <table:table-cell table:style-name="ce4" table:formula="of:=IF([.L10]+[.O10]&gt;0; IF([.L10]/([.L10]+[.O10])&gt;0;[.L10]/([.L10]+[.O10]);&quot;&quot;);&quot;-&quot;)">
            <text:p/>
          </table:table-cell>
          <table:table-cell table:style-name="ce4" table:formula="of:=IF( [.L10]&gt;0 ;   (5*[.L10]/(5*[.L10]+4*[.O10]+[.M10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647" calcext:value-type="float">
            <text:p>99.647</text:p>
          </table:table-cell>
          <table:table-cell table:style-name="ce4" table:formula="of:=IF([.U10]/([.U10]+[.V10])&gt;0;[.U10]/([.U10]+[.V10]);&quot;&quot;)">
            <text:p/>
          </table:table-cell>
          <table:table-cell table:style-name="ce4" table:formula="of:=IF([.U10]+[.X10]&gt;0; IF([.U10]/([.U10]+[.X10])&gt;0;[.U10]/([.U10]+[.X10]);&quot;&quot;);&quot;-&quot;)">
            <text:p/>
          </table:table-cell>
          <table:table-cell table:style-name="ce4" table:formula="of:=IF( [.U10]&gt;0 ;   (5*[.U10]/(5*[.U10]+4*[.X10]+[.V10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882" calcext:value-type="float">
            <text:p>97.882</text:p>
          </table:table-cell>
          <table:table-cell table:style-name="ce4" table:formula="of:=IF([.AD10]/([.AD10]+[.AE10])&gt;0;[.AD10]/([.AD10]+[.AE10]);&quot;&quot;)">
            <text:p/>
          </table:table-cell>
          <table:table-cell table:style-name="ce4" table:formula="of:=IF([.AD10]+[.AG10]&gt;0; IF([.AD10]/([.AD10]+[.AG10])&gt;0;[.AD10]/([.AD10]+[.AG10]);&quot;&quot;);&quot;-&quot;)">
            <text:p/>
          </table:table-cell>
          <table:table-cell table:style-name="ce4" table:formula="of:=IF( [.AD10]&gt;0 ;   (5*[.AD10]/(5*[.AD10]+4*[.AG10]+[.AE10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824" calcext:value-type="float">
            <text:p>96.824</text:p>
          </table:table-cell>
          <table:table-cell table:style-name="ce4" table:formula="of:=IF([.AM10]/([.AM10]+[.AN10])&gt;0;[.AM10]/([.AM10]+[.AN10]);&quot;&quot;)">
            <text:p/>
          </table:table-cell>
          <table:table-cell table:style-name="ce4" table:formula="of:=IF([.AM10]+[.AP10]&gt;0; IF([.AM10]/([.AM10]+[.AP10])&gt;0;[.AM10]/([.AM10]+[.AP10]);&quot;&quot;);&quot;-&quot;)">
            <text:p/>
          </table:table-cell>
          <table:table-cell table:style-name="ce4" table:formula="of:=IF( [.AM10]&gt;0 ;   (5*[.AM10]/(5*[.AM10]+4*[.AP10]+[.AN10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AV10]/([.AV10]+[.AW10])&gt;0;[.AV10]/([.AV10]+[.AW10]);&quot;&quot;)" office:value-type="string" office:string-value="" calcext:value-type="error">
            <text:p>#DIV/0!</text:p>
          </table:table-cell>
          <table:table-cell table:style-name="ce4" table:formula="of:=IF([.AV10]+[.AY10]&gt;0; IF([.AV10]/([.AV10]+[.AY10])&gt;0;[.AV10]/([.AV10]+[.AY10]);&quot;&quot;);&quot;-&quot;)">
            <text:p/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E10]/([.BE10]+[.BF10])&gt;0;[.BE10]/([.BE10]+[.BF10]);&quot;&quot;)" office:value-type="string" office:string-value="" calcext:value-type="error">
            <text:p>#DIV/0!</text:p>
          </table:table-cell>
          <table:table-cell table:style-name="ce4" table:formula="of:=IF([.BE10]+[.BH10]&gt;0; IF([.BE10]/([.BE10]+[.BH10])&gt;0;[.BE10]/([.BE10]+[.BH10]);&quot;&quot;);&quot;-&quot;)">
            <text:p/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1" table:formula="of:=IF([.BN10]/([.BN10]+[.BO10])&gt;0;[.BN10]/([.BN10]+[.BO10]);&quot;&quot;)" office:value-type="percentage" office:value="1" calcext:value-type="percentage">
            <text:p>100%</text:p>
          </table:table-cell>
          <table:table-cell table:style-name="ce11" table:formula="of:=IF([.BN10]+[.BQ10]&gt;0; IF([.BN10]/([.BN10]+[.BQ10])&gt;0;[.BN10]/([.BN10]+[.BQ10]);&quot;&quot;);&quot;-&quot;)" office:value-type="percentage" office:value="1" calcext:value-type="percentage">
            <text:p>100%</text:p>
          </table:table-cell>
          <table:table-cell table:style-name="ce11" table:formula="of:=IF( [.BN10]&gt;0 ;   (5*[.BN10]/(5*[.BN10]+4*[.BQ10]+[.BO10])) ; &quot;&quot; )" office:value-type="percentage" office:value="1" calcext:value-type="percentage">
            <text:p>100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W10]/([.BW10]+[.BX10])&gt;0;[.BW10]/([.BW10]+[.BX10]);&quot;&quot;)" office:value-type="string" office:string-value="" calcext:value-type="error">
            <text:p>#DIV/0!</text:p>
          </table:table-cell>
          <table:table-cell table:style-name="ce4" table:formula="of:=IF([.BW10]+[.BZ10]&gt;0; IF([.BW10]/([.BW10]+[.BZ10])&gt;0;[.BW10]/([.BW10]+[.BZ10]);&quot;&quot;);&quot;-&quot;)">
            <text:p/>
          </table:table-cell>
          <table:table-cell table:style-name="ce4" table:formula="of:=IF( [.BW10]&gt;0 ;   (5*[.BW10]/(5*[.BW10]+4*[.BZ10]+[.BX10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438" calcext:value-type="float">
            <text:p>98.438</text:p>
          </table:table-cell>
          <table:table-cell table:style-name="ce4" table:formula="of:=IF([.C11]/([.C11]+[.D11])&gt;0;[.C11]/([.C11]+[.D11]);&quot;&quot;)">
            <text:p/>
          </table:table-cell>
          <table:table-cell table:style-name="ce4" table:formula="of:=IF([.C11]+[.F11]&gt;0; IF([.C11]/([.C11]+[.F11])&gt;0;[.C11]/([.C11]+[.F11]);&quot;&quot;);&quot;-&quot;)">
            <text:p/>
          </table:table-cell>
          <table:table-cell table:style-name="ce4" table:formula="of:=IF( [.C11]&gt;0 ;   (5*[.C11]/(5*[.C11]+4*[.F11]+[.D11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918" calcext:value-type="float">
            <text:p>98.918</text:p>
          </table:table-cell>
          <table:table-cell table:style-name="ce4" table:formula="of:=IF([.L11]/([.L11]+[.M11])&gt;0;[.L11]/([.L11]+[.M11]);&quot;&quot;)">
            <text:p/>
          </table:table-cell>
          <table:table-cell table:style-name="ce4" table:formula="of:=IF([.L11]+[.O11]&gt;0; IF([.L11]/([.L11]+[.O11])&gt;0;[.L11]/([.L11]+[.O11]);&quot;&quot;);&quot;-&quot;)">
            <text:p/>
          </table:table-cell>
          <table:table-cell table:style-name="ce4" table:formula="of:=IF( [.L11]&gt;0 ;   (5*[.L11]/(5*[.L11]+4*[.O11]+[.M11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U11]/([.U11]+[.V11])&gt;0;[.U11]/([.U11]+[.V11]);&quot;&quot;)" office:value-type="string" office:string-value="" calcext:value-type="error">
            <text:p>#DIV/0!</text:p>
          </table:table-cell>
          <table:table-cell table:style-name="ce4" table:formula="of:=IF([.U11]+[.X11]&gt;0; IF([.U11]/([.U11]+[.X11])&gt;0;[.U11]/([.U11]+[.X11]);&quot;&quot;);&quot;-&quot;)">
            <text:p/>
          </table:table-cell>
          <table:table-cell table:style-name="ce4" table:formula="of:=IF( [.U11]&gt;0 ;   (5*[.U11]/(5*[.U11]+4*[.X11]+[.V11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678" calcext:value-type="float">
            <text:p>98.678</text:p>
          </table:table-cell>
          <table:table-cell table:style-name="ce4" table:formula="of:=IF([.AD11]/([.AD11]+[.AE11])&gt;0;[.AD11]/([.AD11]+[.AE11]);&quot;&quot;)">
            <text:p/>
          </table:table-cell>
          <table:table-cell table:style-name="ce4" table:formula="of:=IF([.AD11]+[.AG11]&gt;0; IF([.AD11]/([.AD11]+[.AG11])&gt;0;[.AD11]/([.AD11]+[.AG11]);&quot;&quot;);&quot;-&quot;)">
            <text:p/>
          </table:table-cell>
          <table:table-cell table:style-name="ce4" table:formula="of:=IF( [.AD11]&gt;0 ;   (5*[.AD11]/(5*[.AD11]+4*[.AG11]+[.AE11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716" calcext:value-type="float">
            <text:p>97.716</text:p>
          </table:table-cell>
          <table:table-cell table:style-name="ce4" table:formula="of:=IF([.AM11]/([.AM11]+[.AN11])&gt;0;[.AM11]/([.AM11]+[.AN11]);&quot;&quot;)">
            <text:p/>
          </table:table-cell>
          <table:table-cell table:style-name="ce4" table:formula="of:=IF([.AM11]+[.AP11]&gt;0; IF([.AM11]/([.AM11]+[.AP11])&gt;0;[.AM11]/([.AM11]+[.AP11]);&quot;&quot;);&quot;-&quot;)">
            <text:p/>
          </table:table-cell>
          <table:table-cell table:style-name="ce4" table:formula="of:=IF( [.AM11]&gt;0 ;   (5*[.AM11]/(5*[.AM11]+4*[.AP11]+[.AN11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AV11]/([.AV11]+[.AW11])&gt;0;[.AV11]/([.AV11]+[.AW11]);&quot;&quot;)" office:value-type="string" office:string-value="" calcext:value-type="error">
            <text:p>#DIV/0!</text:p>
          </table:table-cell>
          <table:table-cell table:style-name="ce4" table:formula="of:=IF([.AV11]+[.AY11]&gt;0; IF([.AV11]/([.AV11]+[.AY11])&gt;0;[.AV11]/([.AV11]+[.AY11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76" calcext:value-type="float">
            <text:p>99.76</text:p>
          </table:table-cell>
          <table:table-cell table:style-name="ce4" table:formula="of:=IF([.BE11]/([.BE11]+[.BF11])&gt;0;[.BE11]/([.BE11]+[.BF11]);&quot;&quot;)">
            <text:p/>
          </table:table-cell>
          <table:table-cell table:style-name="ce4" table:formula="of:=IF([.BE11]+[.BH11]&gt;0; IF([.BE11]/([.BE11]+[.BH11])&gt;0;[.BE11]/([.BE11]+[.BH11]);&quot;&quot;);&quot;-&quot;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N11]/([.BN11]+[.BO11])&gt;0;[.BN11]/([.BN11]+[.BO11]);&quot;&quot;)" office:value-type="string" office:string-value="" calcext:value-type="error">
            <text:p>#DIV/0!</text:p>
          </table:table-cell>
          <table:table-cell table:style-name="ce4" table:formula="of:=IF([.BN11]+[.BQ11]&gt;0; IF([.BN11]/([.BN11]+[.BQ11])&gt;0;[.BN11]/([.BN11]+[.BQ11]);&quot;&quot;);&quot;-&quot;)">
            <text:p/>
          </table:table-cell>
          <table:table-cell table:style-name="ce4" table:formula="of:=IF( [.BN11]&gt;0 ;   (5*[.BN11]/(5*[.BN11]+4*[.BQ11]+[.BO11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W11]/([.BW11]+[.BX11])&gt;0;[.BW11]/([.BW11]+[.BX11]);&quot;&quot;)" office:value-type="string" office:string-value="" calcext:value-type="error">
            <text:p>#DIV/0!</text:p>
          </table:table-cell>
          <table:table-cell table:style-name="ce4" table:formula="of:=IF([.BW11]+[.BZ11]&gt;0; IF([.BW11]/([.BW11]+[.BZ11])&gt;0;[.BW11]/([.BW11]+[.BZ11]);&quot;&quot;);&quot;-&quot;)">
            <text:p/>
          </table:table-cell>
          <table:table-cell table:style-name="ce4" table:formula="of:=IF( [.BW11]&gt;0 ;   (5*[.BW11]/(5*[.BW11]+4*[.BZ11]+[.BX11])) ; &quot;&quot; )">
            <text:p/>
          </table:table-cell>
          <table:table-cell table:number-columns-repeated="15873"/>
        </table:table-row>
        <table:table-row table:style-name="ro1">
          <table:table-cell table:number-columns-repeated="1595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441" calcext:value-type="float">
            <text:p>98.441</text:p>
          </table:table-cell>
          <table:table-cell table:style-name="ce4" table:formula="of:=IF([.C13]/([.C13]+[.D13])&gt;0;[.C13]/([.C13]+[.D13]);&quot;&quot;)">
            <text:p/>
          </table:table-cell>
          <table:table-cell table:style-name="ce4" table:formula="of:=IF([.C13]+[.F13]&gt;0; IF([.C13]/([.C13]+[.F13])&gt;0;[.C13]/([.C13]+[.F13]);&quot;&quot;);&quot;-&quot;)" office:value-type="string" office:string-value="-" calcext:value-type="string">
            <text:p>-</text:p>
          </table:table-cell>
          <table:table-cell table:style-name="ce4" table:formula="of:=IF( [.C13]&gt;0 ;   (5*[.C13]/(5*[.C13]+4*[.F13]+[.D1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6" calcext:value-type="float">
            <text:p>99.76</text:p>
          </table:table-cell>
          <table:table-cell table:style-name="ce4" table:formula="of:=IF([.L13]/([.L13]+[.M13])&gt;0;[.L13]/([.L13]+[.M13]);&quot;&quot;)">
            <text:p/>
          </table:table-cell>
          <table:table-cell table:style-name="ce4" table:formula="of:=IF([.L13]+[.O13]&gt;0; IF([.L13]/([.L13]+[.O13])&gt;0;[.L13]/([.L13]+[.O13]);&quot;&quot;);&quot;-&quot;)" office:value-type="string" office:string-value="-" calcext:value-type="string">
            <text:p>-</text:p>
          </table:table-cell>
          <table:table-cell table:style-name="ce4" table:formula="of:=IF( [.L13]&gt;0 ;   (5*[.L13]/(5*[.L13]+4*[.O13]+[.M13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U13]/([.U13]+[.V13])&gt;0;[.U13]/([.U13]+[.V13]);&quot;&quot;)" office:value-type="string" office:string-value="" calcext:value-type="error">
            <text:p>#DIV/0!</text:p>
          </table:table-cell>
          <table:table-cell table:style-name="ce4" table:formula="of:=IF([.U13]+[.X13]&gt;0; IF([.U13]/([.U13]+[.X13])&gt;0;[.U13]/([.U13]+[.X13]);&quot;&quot;);&quot;-&quot;)" office:value-type="string" office:string-value="-" calcext:value-type="string">
            <text:p>-</text:p>
          </table:table-cell>
          <table:table-cell table:style-name="ce4" table:formula="of:=IF( [.U13]&gt;0 ;   (5*[.U13]/(5*[.U13]+4*[.X13]+[.V1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441" calcext:value-type="float">
            <text:p>98.441</text:p>
          </table:table-cell>
          <table:table-cell table:style-name="ce4" table:formula="of:=IF([.AD13]/([.AD13]+[.AE13])&gt;0;[.AD13]/([.AD13]+[.AE13]);&quot;&quot;)">
            <text:p/>
          </table:table-cell>
          <table:table-cell table:style-name="ce4" table:formula="of:=IF([.AD13]+[.AG13]&gt;0; IF([.AD13]/([.AD13]+[.AG13])&gt;0;[.AD13]/([.AD13]+[.AG13]);&quot;&quot;);&quot;-&quot;)" office:value-type="string" office:string-value="-" calcext:value-type="string">
            <text:p>-</text:p>
          </table:table-cell>
          <table:table-cell table:style-name="ce4" table:formula="of:=IF( [.AD13]&gt;0 ;   (5*[.AD13]/(5*[.AD13]+4*[.AG13]+[.AE1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201" calcext:value-type="float">
            <text:p>98.201</text:p>
          </table:table-cell>
          <table:table-cell table:style-name="ce4" table:formula="of:=IF([.AM13]/([.AM13]+[.AN13])&gt;0;[.AM13]/([.AM13]+[.AN13]);&quot;&quot;)">
            <text:p/>
          </table:table-cell>
          <table:table-cell table:style-name="ce4" table:formula="of:=IF([.AM13]+[.AP13]&gt;0; IF([.AM13]/([.AM13]+[.AP13])&gt;0;[.AM13]/([.AM13]+[.AP13]);&quot;&quot;);&quot;-&quot;)" office:value-type="string" office:string-value="-" calcext:value-type="string">
            <text:p>-</text:p>
          </table:table-cell>
          <table:table-cell table:style-name="ce4" table:formula="of:=IF( [.AM13]&gt;0 ;   (5*[.AM13]/(5*[.AM13]+4*[.AP13]+[.AN13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V13]/([.AV13]+[.AW13])&gt;0;[.AV13]/([.AV13]+[.AW13]);&quot;&quot;)" office:value-type="string" office:string-value="" calcext:value-type="error">
            <text:p>#DIV/0!</text:p>
          </table:table-cell>
          <table:table-cell table:style-name="ce4" table:formula="of:=IF([.AV13]+[.AY13]&gt;0; IF([.AV13]/([.AV13]+[.AY13])&gt;0;[.AV13]/([.AV13]+[.AY13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E13]/([.BE13]+[.BF13])&gt;0;[.BE13]/([.BE13]+[.BF13]);&quot;&quot;)">
            <text:p/>
          </table:table-cell>
          <table:table-cell table:style-name="ce4" table:formula="of:=IF([.BE13]+[.BH13]&gt;0; IF([.BE13]/([.BE13]+[.BH13])&gt;0;[.BE13]/([.BE13]+[.BH13]);&quot;&quot;);&quot;-&quot;)" office:value-type="string" office:string-value="-" calcext:value-type="string">
            <text:p>-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N13]/([.BN13]+[.BO13])&gt;0;[.BN13]/([.BN13]+[.BO13]);&quot;&quot;)" office:value-type="string" office:string-value="" calcext:value-type="error">
            <text:p>#DIV/0!</text:p>
          </table:table-cell>
          <table:table-cell table:style-name="ce4" table:formula="of:=IF([.BN13]+[.BQ13]&gt;0; IF([.BN13]/([.BN13]+[.BQ13])&gt;0;[.BN13]/([.BN13]+[.BQ13]);&quot;&quot;);&quot;-&quot;)" office:value-type="string" office:string-value="-" calcext:value-type="string">
            <text:p>-</text:p>
          </table:table-cell>
          <table:table-cell table:style-name="ce4" table:formula="of:=IF( [.BN13]&gt;0 ;   (5*[.BN13]/(5*[.BN13]+4*[.BQ13]+[.BO13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13]/([.BW13]+[.BX13])&gt;0;[.BW13]/([.BW13]+[.BX13]);&quot;&quot;)" office:value-type="string" office:string-value="" calcext:value-type="error">
            <text:p>#DIV/0!</text:p>
          </table:table-cell>
          <table:table-cell table:style-name="ce4" table:formula="of:=IF([.BW13]+[.BZ13]&gt;0; IF([.BW13]/([.BW13]+[.BZ13])&gt;0;[.BW13]/([.BW13]+[.BZ13]);&quot;&quot;);&quot;-&quot;)" office:value-type="string" office:string-value="-" calcext:value-type="string">
            <text:p>-</text:p>
          </table:table-cell>
          <table:table-cell table:style-name="ce4" table:formula="of:=IF( [.BW13]&gt;0 ;   (5*[.BW13]/(5*[.BW13]+4*[.BZ13]+[.BX13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174" calcext:value-type="float">
            <text:p>98.174</text:p>
          </table:table-cell>
          <table:table-cell table:style-name="ce4" table:formula="of:=IF([.C14]/([.C14]+[.D14])&gt;0;[.C14]/([.C14]+[.D14]);&quot;&quot;)">
            <text:p/>
          </table:table-cell>
          <table:table-cell table:style-name="ce4" table:formula="of:=IF([.C14]+[.F14]&gt;0; IF([.C14]/([.C14]+[.F14])&gt;0;[.C14]/([.C14]+[.F14]);&quot;&quot;);&quot;-&quot;)" office:value-type="string" office:string-value="-" calcext:value-type="string">
            <text:p>-</text:p>
          </table:table-cell>
          <table:table-cell table:style-name="ce4" table:formula="of:=IF( [.C14]&gt;0 ;   (5*[.C14]/(5*[.C14]+4*[.F14]+[.D1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201" calcext:value-type="float">
            <text:p>99.201</text:p>
          </table:table-cell>
          <table:table-cell table:style-name="ce4" table:formula="of:=IF([.L14]/([.L14]+[.M14])&gt;0;[.L14]/([.L14]+[.M14]);&quot;&quot;)">
            <text:p/>
          </table:table-cell>
          <table:table-cell table:style-name="ce4" table:formula="of:=IF([.L14]+[.O14]&gt;0; IF([.L14]/([.L14]+[.O14])&gt;0;[.L14]/([.L14]+[.O14]);&quot;&quot;);&quot;-&quot;)" office:value-type="string" office:string-value="-" calcext:value-type="string">
            <text:p>-</text:p>
          </table:table-cell>
          <table:table-cell table:style-name="ce4" table:formula="of:=IF( [.L14]&gt;0 ;   (5*[.L14]/(5*[.L14]+4*[.O14]+[.M1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6" calcext:value-type="float">
            <text:p>99.886</text:p>
          </table:table-cell>
          <table:table-cell table:style-name="ce4" table:formula="of:=IF([.U14]/([.U14]+[.V14])&gt;0;[.U14]/([.U14]+[.V14]);&quot;&quot;)">
            <text:p/>
          </table:table-cell>
          <table:table-cell table:style-name="ce4" table:formula="of:=IF([.U14]+[.X14]&gt;0; IF([.U14]/([.U14]+[.X14])&gt;0;[.U14]/([.U14]+[.X14]);&quot;&quot;);&quot;-&quot;)" office:value-type="string" office:string-value="-" calcext:value-type="string">
            <text:p>-</text:p>
          </table:table-cell>
          <table:table-cell table:style-name="ce4" table:formula="of:=IF( [.U14]&gt;0 ;   (5*[.U14]/(5*[.U14]+4*[.X14]+[.V1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603" calcext:value-type="float">
            <text:p>97.603</text:p>
          </table:table-cell>
          <table:table-cell table:style-name="ce4" table:formula="of:=IF([.AD14]/([.AD14]+[.AE14])&gt;0;[.AD14]/([.AD14]+[.AE14]);&quot;&quot;)">
            <text:p/>
          </table:table-cell>
          <table:table-cell table:style-name="ce4" table:formula="of:=IF([.AD14]+[.AG14]&gt;0; IF([.AD14]/([.AD14]+[.AG14])&gt;0;[.AD14]/([.AD14]+[.AG14]);&quot;&quot;);&quot;-&quot;)" office:value-type="string" office:string-value="-" calcext:value-type="string">
            <text:p>-</text:p>
          </table:table-cell>
          <table:table-cell table:style-name="ce4" table:formula="of:=IF( [.AD14]&gt;0 ;   (5*[.AD14]/(5*[.AD14]+4*[.AG14]+[.AE1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374" calcext:value-type="float">
            <text:p>97.374</text:p>
          </table:table-cell>
          <table:table-cell table:style-name="ce4" table:formula="of:=IF([.AM14]/([.AM14]+[.AN14])&gt;0;[.AM14]/([.AM14]+[.AN14]);&quot;&quot;)">
            <text:p/>
          </table:table-cell>
          <table:table-cell table:style-name="ce4" table:formula="of:=IF([.AM14]+[.AP14]&gt;0; IF([.AM14]/([.AM14]+[.AP14])&gt;0;[.AM14]/([.AM14]+[.AP14]);&quot;&quot;);&quot;-&quot;)" office:value-type="string" office:string-value="-" calcext:value-type="string">
            <text:p>-</text:p>
          </table:table-cell>
          <table:table-cell table:style-name="ce4" table:formula="of:=IF( [.AM14]&gt;0 ;   (5*[.AM14]/(5*[.AM14]+4*[.AP14]+[.AN14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V14]/([.AV14]+[.AW14])&gt;0;[.AV14]/([.AV14]+[.AW14]);&quot;&quot;)" office:value-type="string" office:string-value="" calcext:value-type="error">
            <text:p>#DIV/0!</text:p>
          </table:table-cell>
          <table:table-cell table:style-name="ce4" table:formula="of:=IF([.AV14]+[.AY14]&gt;0; IF([.AV14]/([.AV14]+[.AY14])&gt;0;[.AV14]/([.AV14]+[.AY14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14]/([.BE14]+[.BF14])&gt;0;[.BE14]/([.BE14]+[.BF14]);&quot;&quot;)" office:value-type="string" office:string-value="" calcext:value-type="error">
            <text:p>#DIV/0!</text:p>
          </table:table-cell>
          <table:table-cell table:style-name="ce4" table:formula="of:=IF([.BE14]+[.BH14]&gt;0; IF([.BE14]/([.BE14]+[.BH14])&gt;0;[.BE14]/([.BE14]+[.BH14]);&quot;&quot;);&quot;-&quot;)" office:value-type="string" office:string-value="-" calcext:value-type="string">
            <text:p>-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N14]/([.BN14]+[.BO14])&gt;0;[.BN14]/([.BN14]+[.BO14]);&quot;&quot;)" office:value-type="string" office:string-value="" calcext:value-type="error">
            <text:p>#DIV/0!</text:p>
          </table:table-cell>
          <table:table-cell table:style-name="ce4" table:formula="of:=IF([.BN14]+[.BQ14]&gt;0; IF([.BN14]/([.BN14]+[.BQ14])&gt;0;[.BN14]/([.BN14]+[.BQ14]);&quot;&quot;);&quot;-&quot;)" office:value-type="string" office:string-value="-" calcext:value-type="string">
            <text:p>-</text:p>
          </table:table-cell>
          <table:table-cell table:style-name="ce4" table:formula="of:=IF( [.BN14]&gt;0 ;   (5*[.BN14]/(5*[.BN14]+4*[.BQ14]+[.BO1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14]/([.BW14]+[.BX14])&gt;0;[.BW14]/([.BW14]+[.BX14]);&quot;&quot;)" office:value-type="string" office:string-value="" calcext:value-type="error">
            <text:p>#DIV/0!</text:p>
          </table:table-cell>
          <table:table-cell table:style-name="ce4" table:formula="of:=IF([.BW14]+[.BZ14]&gt;0; IF([.BW14]/([.BW14]+[.BZ14])&gt;0;[.BW14]/([.BW14]+[.BZ14]);&quot;&quot;);&quot;-&quot;)" office:value-type="string" office:string-value="-" calcext:value-type="string">
            <text:p>-</text:p>
          </table:table-cell>
          <table:table-cell table:style-name="ce4" table:formula="of:=IF( [.BW14]&gt;0 ;   (5*[.BW14]/(5*[.BW14]+4*[.BZ14]+[.BX14])) ; &quot;&quot; )">
            <text:p/>
          </table:table-cell>
          <table:table-cell table:number-columns-repeated="15873"/>
        </table:table-row>
        <table:table-row table:style-name="ro1">
          <table:table-cell table:number-columns-repeated="15955"/>
        </table:table-row>
        <table:table-row table:style-name="ro1">
          <table:table-cell/>
          <table:table-cell table:style-name="ce6"/>
          <table:table-cell table:style-name="ce6" office:value-type="string" calcext:value-type="string" table:number-columns-spanned="8" table:number-rows-spanned="1">
            <text:p>bin_lstm_ae_0.1885370619_0.0755709241_5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8" table:number-rows-spanned="1">
            <text:p>bin_conv_lstm_ae_0.1242134049_0.0519020283_5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8" table:number-rows-spanned="1">
            <text:p>bin_attn_ae_r_0.0646089474_0.0365322228_5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8" table:number-rows-spanned="1">
            <text:p>bin_predictor_a_0.290685258_0.2229711902_5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8" table:number-rows-spanned="1">
            <text:p>bin_attn_ae_a_0.1293097577_0.0249805062_5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7" table:number-rows-spanned="1">
            <text:p>bin_predictor_r_0.2415315821_0.0385661498_5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7" table:number-rows-spanned="1">
            <text:p>bin_classifier_0.1250736593_0.016175669_5</text:p>
          </table:table-cell>
          <table:covered-table-cell table:number-columns-repeated="5" table:style-name="ce3"/>
          <table:covered-table-cell table:style-name="ce5"/>
          <table:table-cell table:style-name="ce6" table:number-columns-spanned="2" table:number-rows-spanned="1"/>
          <table:covered-table-cell table:style-name="ce12"/>
          <table:table-cell table:style-name="ce6" office:value-type="string" calcext:value-type="string" table:number-columns-spanned="7" table:number-rows-spanned="1">
            <text:p>bin_pca_0.3489583333_0.0551839314_5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7" table:number-rows-spanned="1">
            <text:p>bin_mne_0.6744791667_0.2682291667_5</text:p>
          </table:table-cell>
          <table:covered-table-cell table:number-columns-repeated="5" table:style-name="ce3"/>
          <table:covered-table-cell table:style-name="ce5"/>
          <table:table-cell table:number-columns-repeated="15874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15873"/>
        </table:table-row>
        <table:table-row table:style-name="ro1">
          <table:table-cell/>
          <table:table-cell table:style-name="ce6" office:value-type="string" calcext:value-type="string">
            <text:p>Night</text:p>
          </table:table-cell>
          <table:table-cell table:style-name="ce2" table:number-columns-repeated="80"/>
          <table:table-cell table:number-columns-repeated="158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.56" calcext:value-type="float">
            <text:p>85.56</text:p>
          </table:table-cell>
          <table:table-cell table:style-name="ce4" table:formula="of:=IF([.C19]/([.C19]+[.D19])&gt;0;[.C19]/([.C19]+[.D19]);&quot;&quot;)">
            <text:p/>
          </table:table-cell>
          <table:table-cell table:style-name="ce4" table:formula="of:=IF([.C19]+[.F19]&gt;0; IF([.C19]/([.C19]+[.F19])&gt;0;[.C19]/([.C19]+[.F19]);&quot;&quot;);&quot;-&quot;)" office:value-type="string" office:string-value="-" calcext:value-type="string">
            <text:p>-</text:p>
          </table:table-cell>
          <table:table-cell table:style-name="ce4" table:formula="of:=IF( [.C19]&gt;0 ;   (5*[.C19]/(5*[.C19]+4*[.F19]+[.D1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.877" calcext:value-type="float">
            <text:p>91.877</text:p>
          </table:table-cell>
          <table:table-cell table:style-name="ce4" table:formula="of:=IF([.L19]/([.L19]+[.M19])&gt;0;[.L19]/([.L19]+[.M19]);&quot;&quot;)">
            <text:p/>
          </table:table-cell>
          <table:table-cell table:style-name="ce4" table:formula="of:=IF([.L19]+[.O19]&gt;0; IF([.L19]/([.L19]+[.O19])&gt;0;[.L19]/([.L19]+[.O19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U19]/([.U19]+[.V19])&gt;0;[.U19]/([.U19]+[.V19]);&quot;&quot;)">
            <text:p/>
          </table:table-cell>
          <table:table-cell table:style-name="ce4" table:formula="of:=IF([.U19]+[.X19]&gt;0; IF([.U19]/([.U19]+[.X19])&gt;0;[.U19]/([.U19]+[.X19]);&quot;&quot;);&quot;-&quot;)" office:value-type="string" office:string-value="-" calcext:value-type="string">
            <text:p>-</text:p>
          </table:table-cell>
          <table:table-cell table:style-name="ce4" table:formula="of:=IF( [.U19]&gt;0 ;   (5*[.U19]/(5*[.U19]+4*[.X19]+[.V19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.339" calcext:value-type="float">
            <text:p>78.339</text:p>
          </table:table-cell>
          <table:table-cell table:style-name="ce4" table:formula="of:=IF([.AD19]/([.AD19]+[.AE19])&gt;0;[.AD19]/([.AD19]+[.AE19]);&quot;&quot;)">
            <text:p/>
          </table:table-cell>
          <table:table-cell table:style-name="ce4" table:formula="of:=IF([.AD19]+[.AG19]&gt;0; IF([.AD19]/([.AD19]+[.AG19])&gt;0;[.AD19]/([.AD19]+[.AG19]);&quot;&quot;);&quot;-&quot;)" office:value-type="string" office:string-value="-" calcext:value-type="string">
            <text:p>-</text:p>
          </table:table-cell>
          <table:table-cell table:style-name="ce4" table:formula="of:=IF( [.AD19]&gt;0 ;   (5*[.AD19]/(5*[.AD19]+4*[.AG19]+[.AE19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.144" calcext:value-type="float">
            <text:p>80.144</text:p>
          </table:table-cell>
          <table:table-cell table:style-name="ce4" table:formula="of:=IF([.AM19]/([.AM19]+[.AN19])&gt;0;[.AM19]/([.AM19]+[.AN19]);&quot;&quot;)">
            <text:p/>
          </table:table-cell>
          <table:table-cell table:style-name="ce4" table:formula="of:=IF([.AM19]+[.AP19]&gt;0; IF([.AM19]/([.AM19]+[.AP19])&gt;0;[.AM19]/([.AM19]+[.AP19]);&quot;&quot;);&quot;-&quot;)" office:value-type="string" office:string-value="-" calcext:value-type="string">
            <text:p>-</text:p>
          </table:table-cell>
          <table:table-cell table:style-name="ce4" table:formula="of:=IF( [.AM19]&gt;0 ;   (5*[.AM19]/(5*[.AM19]+4*[.AP19]+[.AN1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N19]/([.BN19]+[.BO19])&gt;0;[.BN19]/([.BN19]+[.BO19]);&quot;&quot;)" office:value-type="string" office:string-value="" calcext:value-type="error">
            <text:p>#DIV/0!</text:p>
          </table:table-cell>
          <table:table-cell table:style-name="ce4" table:formula="of:=IF([.BN19]+[.BQ19]&gt;0; IF([.BN19]/([.BN19]+[.BQ19])&gt;0;[.BN19]/([.BN19]+[.BQ19]);&quot;&quot;);&quot;-&quot;)" office:value-type="string" office:string-value="-" calcext:value-type="string">
            <text:p>-</text:p>
          </table:table-cell>
          <table:table-cell table:style-name="ce4" table:formula="of:=IF( [.BN19]&gt;0 ;   (5*[.BN19]/(5*[.BN19]+4*[.BQ19]+[.BO1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19]/([.BW19]+[.BX19])&gt;0;[.BW19]/([.BW19]+[.BX19]);&quot;&quot;)" office:value-type="string" office:string-value="" calcext:value-type="error">
            <text:p>#DIV/0!</text:p>
          </table:table-cell>
          <table:table-cell table:style-name="ce4" table:formula="of:=IF([.BW19]+[.BZ19]&gt;0; IF([.BW19]/([.BW19]+[.BZ19])&gt;0;[.BW19]/([.BW19]+[.BZ19]);&quot;&quot;);&quot;-&quot;)" office:value-type="string" office:string-value="-" calcext:value-type="string">
            <text:p>-</text:p>
          </table:table-cell>
          <table:table-cell table:style-name="ce4" table:formula="of:=IF( [.BW19]&gt;0 ;   (5*[.BW19]/(5*[.BW19]+4*[.BZ19]+[.BX19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0.886" calcext:value-type="float">
            <text:p>80.886</text:p>
          </table:table-cell>
          <table:table-cell table:style-name="ce4" table:formula="of:=IF([.C20]/([.C20]+[.D20])&gt;0;[.C20]/([.C20]+[.D20]);&quot;&quot;)" office:value-type="percentage" office:value="0.0588235294117647" calcext:value-type="percentage">
            <text:p>5.9%</text:p>
          </table:table-cell>
          <table:table-cell table:style-name="ce4" table:formula="of:=IF([.C20]+[.F20]&gt;0; IF([.C20]/([.C20]+[.F20])&gt;0;[.C20]/([.C20]+[.F20]);&quot;&quot;);&quot;-&quot;)" office:value-type="percentage" office:value="0.175438596491228" calcext:value-type="percentage">
            <text:p>17.5%</text:p>
          </table:table-cell>
          <table:table-cell table:style-name="ce4" table:formula="of:=IF( [.C20]&gt;0 ;   (5*[.C20]/(5*[.C20]+4*[.F20]+[.D20])) ; &quot;&quot; )" office:value-type="percentage" office:value="0.125628140703518" calcext:value-type="percentage">
            <text:p>12.6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56" calcext:value-type="float">
            <text:p>9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8.273" calcext:value-type="float">
            <text:p>88.273</text:p>
          </table:table-cell>
          <table:table-cell table:style-name="ce4" table:formula="of:=IF([.L20]/([.L20]+[.M20])&gt;0;[.L20]/([.L20]+[.M20]);&quot;&quot;)">
            <text:p/>
          </table:table-cell>
          <table:table-cell table:style-name="ce4" table:formula="of:=IF([.L20]+[.O20]&gt;0; IF([.L20]/([.L20]+[.O20])&gt;0;[.L20]/([.L20]+[.O20]);&quot;&quot;);&quot;-&quot;)">
            <text:p/>
          </table:table-cell>
          <table:table-cell table:style-name="ce4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3.444" calcext:value-type="float">
            <text:p>93.444</text:p>
          </table:table-cell>
          <table:table-cell table:style-name="ce11" table:formula="of:=IF([.U20]/([.U20]+[.V20])&gt;0;[.U20]/([.U20]+[.V20]);&quot;&quot;)" office:value-type="percentage" office:value="0.266666666666667" calcext:value-type="percentage">
            <text:p>27%</text:p>
          </table:table-cell>
          <table:table-cell table:style-name="ce11" table:formula="of:=IF([.U20]+[.X20]&gt;0; IF([.U20]/([.U20]+[.X20])&gt;0;[.U20]/([.U20]+[.X20]);&quot;&quot;);&quot;-&quot;)" office:value-type="percentage" office:value="0.140350877192982" calcext:value-type="percentage">
            <text:p>14%</text:p>
          </table:table-cell>
          <table:table-cell table:style-name="ce11" table:formula="of:=IF( [.U20]&gt;0 ;   (5*[.U20]/(5*[.U20]+4*[.X20]+[.V20])) ; &quot;&quot; )" office:value-type="percentage" office:value="0.155038759689922" calcext:value-type="percentage">
            <text:p>16%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80.517" calcext:value-type="float">
            <text:p>80.517</text:p>
          </table:table-cell>
          <table:table-cell table:style-name="ce11" table:formula="of:=IF([.AD20]/([.AD20]+[.AE20])&gt;0;[.AD20]/([.AD20]+[.AE20]);&quot;&quot;)" office:value-type="percentage" office:value="0.0625" calcext:value-type="percentage">
            <text:p>6%</text:p>
          </table:table-cell>
          <table:table-cell table:style-name="ce11" table:formula="of:=IF([.AD20]+[.AG20]&gt;0; IF([.AD20]/([.AD20]+[.AG20])&gt;0;[.AD20]/([.AD20]+[.AG20]);&quot;&quot;);&quot;-&quot;)" office:value-type="percentage" office:value="0.192982456140351" calcext:value-type="percentage">
            <text:p>19%</text:p>
          </table:table-cell>
          <table:table-cell table:style-name="ce11" table:formula="of:=IF( [.AD20]&gt;0 ;   (5*[.AD20]/(5*[.AD20]+4*[.AG20]+[.AE20])) ; &quot;&quot; )" office:value-type="percentage" office:value="0.136138613861386" calcext:value-type="percentage">
            <text:p>14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6.113" calcext:value-type="float">
            <text:p>66.113</text:p>
          </table:table-cell>
          <table:table-cell table:style-name="ce11" table:formula="of:=IF([.AM20]/([.AM20]+[.AN20])&gt;0;[.AM20]/([.AM20]+[.AN20]);&quot;&quot;)" office:value-type="percentage" office:value="0.0303030303030303" calcext:value-type="percentage">
            <text:p>3%</text:p>
          </table:table-cell>
          <table:table-cell table:style-name="ce11" table:formula="of:=IF([.AM20]+[.AP20]&gt;0; IF([.AM20]/([.AM20]+[.AP20])&gt;0;[.AM20]/([.AM20]+[.AP20]);&quot;&quot;);&quot;-&quot;)" office:value-type="percentage" office:value="0.175438596491228" calcext:value-type="percentage">
            <text:p>18%</text:p>
          </table:table-cell>
          <table:table-cell table:style-name="ce11" table:formula="of:=IF( [.AM20]&gt;0 ;   (5*[.AM20]/(5*[.AM20]+4*[.AP20]+[.AN20])) ; &quot;&quot; )" office:value-type="percentage" office:value="0.0896057347670251" calcext:value-type="percentage">
            <text:p>9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3.638" calcext:value-type="float">
            <text:p>23.638</text:p>
          </table:table-cell>
          <table:table-cell table:style-name="ce11" table:formula="of:=IF([.BN20]/([.BN20]+[.BO20])&gt;0;[.BN20]/([.BN20]+[.BO20]);&quot;&quot;)">
            <text:p/>
          </table:table-cell>
          <table:table-cell table:style-name="ce11" table:formula="of:=IF([.BN20]+[.BQ20]&gt;0; IF([.BN20]/([.BN20]+[.BQ20])&gt;0;[.BN20]/([.BN20]+[.BQ20]);&quot;&quot;);&quot;-&quot;)">
            <text:p/>
          </table:table-cell>
          <table:table-cell table:style-name="ce11" table:formula="of:=IF( [.BN20]&gt;0 ;   (5*[.BN20]/(5*[.BN20]+4*[.BQ20]+[.BO20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11" table:formula="of:=IF([.BW20]/([.BW20]+[.BX20])&gt;0;[.BW20]/([.BW20]+[.BX20]);&quot;&quot;)" office:value-type="string" office:string-value="" calcext:value-type="error">
            <text:p>#DIV/0!</text:p>
          </table:table-cell>
          <table:table-cell table:style-name="ce11" table:formula="of:=IF([.BW20]+[.BZ20]&gt;0; IF([.BW20]/([.BW20]+[.BZ20])&gt;0;[.BW20]/([.BW20]+[.BZ20]);&quot;&quot;);&quot;-&quot;)">
            <text:p/>
          </table:table-cell>
          <table:table-cell table:style-name="ce11" table:formula="of:=IF( [.BW20]&gt;0 ;   (5*[.BW20]/(5*[.BW20]+4*[.BZ20]+[.BX20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6.38" calcext:value-type="float">
            <text:p>86.38</text:p>
          </table:table-cell>
          <table:table-cell table:style-name="ce4" table:formula="of:=IF([.C21]/([.C21]+[.D21])&gt;0;[.C21]/([.C21]+[.D21]);&quot;&quot;)">
            <text:p/>
          </table:table-cell>
          <table:table-cell table:style-name="ce4" table:formula="of:=IF([.C21]+[.F21]&gt;0; IF([.C21]/([.C21]+[.F21])&gt;0;[.C21]/([.C21]+[.F21]);&quot;&quot;);&quot;-&quot;)">
            <text:p/>
          </table:table-cell>
          <table:table-cell table:style-name="ce4" table:formula="of:=IF( [.C21]&gt;0 ;   (5*[.C21]/(5*[.C21]+4*[.F21]+[.D21])) ; &quot;&quot; )">
            <text:p/>
          </table:table-cell>
          <table:table-cell table:style-name="ce4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9.406" calcext:value-type="float">
            <text:p>89.406</text:p>
          </table:table-cell>
          <table:table-cell table:style-name="ce4" table:formula="of:=IF([.L21]/([.L21]+[.M21])&gt;0;[.L21]/([.L21]+[.M21]);&quot;&quot;)" office:value-type="percentage" office:value="0.1" calcext:value-type="percentage">
            <text:p>10.0%</text:p>
          </table:table-cell>
          <table:table-cell table:style-name="ce4" table:formula="of:=IF([.L21]+[.O21]&gt;0; IF([.L21]/([.L21]+[.O21])&gt;0;[.L21]/([.L21]+[.O21]);&quot;&quot;);&quot;-&quot;)" office:value-type="percentage" office:value="0.296296296296296" calcext:value-type="percentage">
            <text:p>29.6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.693" calcext:value-type="float">
            <text:p>95.693</text:p>
          </table:table-cell>
          <table:table-cell table:style-name="ce11" table:formula="of:=IF([.U21]/([.U21]+[.V21])&gt;0;[.U21]/([.U21]+[.V21]);&quot;&quot;)">
            <text:p/>
          </table:table-cell>
          <table:table-cell table:style-name="ce11" table:formula="of:=IF([.U21]+[.X21]&gt;0; IF([.U21]/([.U21]+[.X21])&gt;0;[.U21]/([.U21]+[.X21]);&quot;&quot;);&quot;-&quot;)">
            <text:p/>
          </table:table-cell>
          <table:table-cell table:style-name="ce11" table:formula="of:=IF( [.U21]&gt;0 ;   (5*[.U21]/(5*[.U21]+4*[.X21]+[.V21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4.051" calcext:value-type="float">
            <text:p>84.051</text:p>
          </table:table-cell>
          <table:table-cell table:style-name="ce11" table:formula="of:=IF([.AD21]/([.AD21]+[.AE21])&gt;0;[.AD21]/([.AD21]+[.AE21]);&quot;&quot;)">
            <text:p/>
          </table:table-cell>
          <table:table-cell table:style-name="ce11" table:formula="of:=IF([.AD21]+[.AG21]&gt;0; IF([.AD21]/([.AD21]+[.AG21])&gt;0;[.AD21]/([.AD21]+[.AG21]);&quot;&quot;);&quot;-&quot;)">
            <text:p/>
          </table:table-cell>
          <table:table-cell table:style-name="ce11" table:formula="of:=IF( [.AD21]&gt;0 ;   (5*[.AD21]/(5*[.AD21]+4*[.AG21]+[.AE21])) ; &quot;&quot; )">
            <text:p/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.971" calcext:value-type="float">
            <text:p>74.971</text:p>
          </table:table-cell>
          <table:table-cell table:style-name="ce11" table:formula="of:=IF([.AM21]/([.AM21]+[.AN21])&gt;0;[.AM21]/([.AM21]+[.AN21]);&quot;&quot;)" office:value-type="percentage" office:value="0.03" calcext:value-type="percentage">
            <text:p>3%</text:p>
          </table:table-cell>
          <table:table-cell table:style-name="ce11" table:formula="of:=IF([.AM21]+[.AP21]&gt;0; IF([.AM21]/([.AM21]+[.AP21])&gt;0;[.AM21]/([.AM21]+[.AP21]);&quot;&quot;);&quot;-&quot;)" office:value-type="percentage" office:value="0.222222222222222" calcext:value-type="percentage">
            <text:p>22%</text:p>
          </table:table-cell>
          <table:table-cell table:style-name="ce11" table:formula="of:=IF( [.AM21]&gt;0 ;   (5*[.AM21]/(5*[.AM21]+4*[.AP21]+[.AN21])) ; &quot;&quot; )" office:value-type="percentage" office:value="0.0974025974025974" calcext:value-type="percentage">
            <text:p>10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8.719" calcext:value-type="float">
            <text:p>98.719</text:p>
          </table:table-cell>
          <table:table-cell table:style-name="ce11" table:formula="of:=IF([.BN21]/([.BN21]+[.BO21])&gt;0;[.BN21]/([.BN21]+[.BO21]);&quot;&quot;)" office:value-type="percentage" office:value="0.766666666666667" calcext:value-type="percentage">
            <text:p>77%</text:p>
          </table:table-cell>
          <table:table-cell table:style-name="ce11" table:formula="of:=IF([.BN21]+[.BQ21]&gt;0; IF([.BN21]/([.BN21]+[.BQ21])&gt;0;[.BN21]/([.BN21]+[.BQ21]);&quot;&quot;);&quot;-&quot;)" office:value-type="percentage" office:value="0.851851851851852" calcext:value-type="percentage">
            <text:p>85%</text:p>
          </table:table-cell>
          <table:table-cell table:style-name="ce11" table:formula="of:=IF( [.BN21]&gt;0 ;   (5*[.BN21]/(5*[.BN21]+4*[.BQ21]+[.BO21])) ; &quot;&quot; )" office:value-type="percentage" office:value="0.833333333333333" calcext:value-type="percentage">
            <text:p>83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11" table:formula="of:=IF([.BW21]/([.BW21]+[.BX21])&gt;0;[.BW21]/([.BW21]+[.BX21]);&quot;&quot;)" office:value-type="string" office:string-value="" calcext:value-type="error">
            <text:p>#DIV/0!</text:p>
          </table:table-cell>
          <table:table-cell table:style-name="ce11" table:formula="of:=IF([.BW21]+[.BZ21]&gt;0; IF([.BW21]/([.BW21]+[.BZ21])&gt;0;[.BW21]/([.BW21]+[.BZ21]);&quot;&quot;);&quot;-&quot;)">
            <text:p/>
          </table:table-cell>
          <table:table-cell table:style-name="ce11" table:formula="of:=IF( [.BW21]&gt;0 ;   (5*[.BW21]/(5*[.BW21]+4*[.BZ21]+[.BX21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8.064" calcext:value-type="float">
            <text:p>88.064</text:p>
          </table:table-cell>
          <table:table-cell table:style-name="ce4" table:formula="of:=IF([.C22]/([.C22]+[.D22])&gt;0;[.C22]/([.C22]+[.D22]);&quot;&quot;)">
            <text:p/>
          </table:table-cell>
          <table:table-cell table:style-name="ce4" table:formula="of:=IF([.C22]+[.F22]&gt;0; IF([.C22]/([.C22]+[.F22])&gt;0;[.C22]/([.C22]+[.F22]);&quot;&quot;);&quot;-&quot;)">
            <text:p/>
          </table:table-cell>
          <table:table-cell table:style-name="ce4" table:formula="of:=IF( [.C22]&gt;0 ;   (5*[.C22]/(5*[.C22]+4*[.F22]+[.D22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2.076" calcext:value-type="float">
            <text:p>92.076</text:p>
          </table:table-cell>
          <table:table-cell table:style-name="ce4" table:formula="of:=IF([.L22]/([.L22]+[.M22])&gt;0;[.L22]/([.L22]+[.M22]);&quot;&quot;)">
            <text:p/>
          </table:table-cell>
          <table:table-cell table:style-name="ce4" table:formula="of:=IF([.L22]+[.O22]&gt;0; IF([.L22]/([.L22]+[.O22])&gt;0;[.L22]/([.L22]+[.O22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094" calcext:value-type="float">
            <text:p>98.094</text:p>
          </table:table-cell>
          <table:table-cell table:style-name="ce4" table:formula="of:=IF([.U22]/([.U22]+[.V22])&gt;0;[.U22]/([.U22]+[.V22]);&quot;&quot;)">
            <text:p/>
          </table:table-cell>
          <table:table-cell table:style-name="ce4" table:formula="of:=IF([.U22]+[.X22]&gt;0; IF([.U22]/([.U22]+[.X22])&gt;0;[.U22]/([.U22]+[.X22]);&quot;&quot;);&quot;-&quot;)">
            <text:p/>
          </table:table-cell>
          <table:table-cell table:style-name="ce4" table:formula="of:=IF( [.U22]&gt;0 ;   (5*[.U22]/(5*[.U22]+4*[.X22]+[.V22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9.037" calcext:value-type="float">
            <text:p>79.037</text:p>
          </table:table-cell>
          <table:table-cell table:style-name="ce4" table:formula="of:=IF([.AD22]/([.AD22]+[.AE22])&gt;0;[.AD22]/([.AD22]+[.AE22]);&quot;&quot;)">
            <text:p/>
          </table:table-cell>
          <table:table-cell table:style-name="ce4" table:formula="of:=IF([.AD22]+[.AG22]&gt;0; IF([.AD22]/([.AD22]+[.AG22])&gt;0;[.AD22]/([.AD22]+[.AG22]);&quot;&quot;);&quot;-&quot;)">
            <text:p/>
          </table:table-cell>
          <table:table-cell table:style-name="ce4" table:formula="of:=IF( [.AD22]&gt;0 ;   (5*[.AD22]/(5*[.AD22]+4*[.AG22]+[.AE22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4.022" calcext:value-type="float">
            <text:p>74.022</text:p>
          </table:table-cell>
          <table:table-cell table:style-name="ce4" table:formula="of:=IF([.AM22]/([.AM22]+[.AN22])&gt;0;[.AM22]/([.AM22]+[.AN22]);&quot;&quot;)">
            <text:p/>
          </table:table-cell>
          <table:table-cell table:style-name="ce4" table:formula="of:=IF([.AM22]+[.AP22]&gt;0; IF([.AM22]/([.AM22]+[.AP22])&gt;0;[.AM22]/([.AM22]+[.AP22]);&quot;&quot;);&quot;-&quot;)">
            <text:p/>
          </table:table-cell>
          <table:table-cell table:style-name="ce4" table:formula="of:=IF( [.AM22]&gt;0 ;   (5*[.AM22]/(5*[.AM22]+4*[.AP22]+[.AN22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699" calcext:value-type="float">
            <text:p>99.699</text:p>
          </table:table-cell>
          <table:table-cell table:style-name="ce11" table:formula="of:=IF([.BN22]/([.BN22]+[.BO22])&gt;0;[.BN22]/([.BN22]+[.BO22]);&quot;&quot;)" office:value-type="percentage" office:value="0.8" calcext:value-type="percentage">
            <text:p>80%</text:p>
          </table:table-cell>
          <table:table-cell table:style-name="ce11" table:formula="of:=IF([.BN22]+[.BQ22]&gt;0; IF([.BN22]/([.BN22]+[.BQ22])&gt;0;[.BN22]/([.BN22]+[.BQ22]);&quot;&quot;);&quot;-&quot;)" office:value-type="percentage" office:value="0.888888888888889" calcext:value-type="percentage">
            <text:p>89%</text:p>
          </table:table-cell>
          <table:table-cell table:style-name="ce11" table:formula="of:=IF( [.BN22]&gt;0 ;   (5*[.BN22]/(5*[.BN22]+4*[.BQ22]+[.BO22])) ; &quot;&quot; )" office:value-type="percentage" office:value="0.869565217391304" calcext:value-type="percentage">
            <text:p>87%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9" calcext:value-type="float">
            <text:p>99.799</text:p>
          </table:table-cell>
          <table:table-cell table:style-name="ce4" table:formula="of:=IF([.BW22]/([.BW22]+[.BX22])&gt;0;[.BW22]/([.BW22]+[.BX22]);&quot;&quot;)" office:value-type="percentage" office:value="0.818181818181818" calcext:value-type="percentage">
            <text:p>81.8%</text:p>
          </table:table-cell>
          <table:table-cell table:style-name="ce4" table:formula="of:=IF([.BW22]+[.BZ22]&gt;0; IF([.BW22]/([.BW22]+[.BZ22])&gt;0;[.BW22]/([.BW22]+[.BZ22]);&quot;&quot;);&quot;-&quot;)" office:value-type="percentage" office:value="1" calcext:value-type="percentage">
            <text:p>100.0%</text:p>
          </table:table-cell>
          <table:table-cell table:style-name="ce4" table:formula="of:=IF( [.BW22]&gt;0 ;   (5*[.BW22]/(5*[.BW22]+4*[.BZ22]+[.BX22])) ; &quot;&quot; )" office:value-type="percentage" office:value="0.957446808510638" calcext:value-type="percentage">
            <text:p>95.7%</text:p>
          </table:table-cell>
          <table:table-cell table:number-columns-repeated="158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.683" calcext:value-type="float">
            <text:p>88.683</text:p>
          </table:table-cell>
          <table:table-cell table:style-name="ce4" table:formula="of:=IF([.C23]/([.C23]+[.D23])&gt;0;[.C23]/([.C23]+[.D23]);&quot;&quot;)">
            <text:p/>
          </table:table-cell>
          <table:table-cell table:style-name="ce4" table:formula="of:=IF([.C23]+[.F23]&gt;0; IF([.C23]/([.C23]+[.F23])&gt;0;[.C23]/([.C23]+[.F23]);&quot;&quot;);&quot;-&quot;)" office:value-type="string" office:string-value="-" calcext:value-type="string">
            <text:p>-</text:p>
          </table:table-cell>
          <table:table-cell table:style-name="ce4" table:formula="of:=IF( [.C23]&gt;0 ;   (5*[.C23]/(5*[.C23]+4*[.F23]+[.D2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947" calcext:value-type="float">
            <text:p>90.947</text:p>
          </table:table-cell>
          <table:table-cell table:style-name="ce4" table:formula="of:=IF([.L23]/([.L23]+[.M23])&gt;0;[.L23]/([.L23]+[.M23]);&quot;&quot;)">
            <text:p/>
          </table:table-cell>
          <table:table-cell table:style-name="ce4" table:formula="of:=IF([.L23]+[.O23]&gt;0; IF([.L23]/([.L23]+[.O23])&gt;0;[.L23]/([.L23]+[.O23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U23]/([.U23]+[.V23])&gt;0;[.U23]/([.U23]+[.V23]);&quot;&quot;)" office:value-type="string" office:string-value="" calcext:value-type="error">
            <text:p>#DIV/0!</text:p>
          </table:table-cell>
          <table:table-cell table:style-name="ce4" table:formula="of:=IF([.U23]+[.X23]&gt;0; IF([.U23]/([.U23]+[.X23])&gt;0;[.U23]/([.U23]+[.X23]);&quot;&quot;);&quot;-&quot;)" office:value-type="string" office:string-value="-" calcext:value-type="string">
            <text:p>-</text:p>
          </table:table-cell>
          <table:table-cell table:style-name="ce4" table:formula="of:=IF( [.U23]&gt;0 ;   (5*[.U23]/(5*[.U23]+4*[.X23]+[.V23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128" calcext:value-type="float">
            <text:p>83.128</text:p>
          </table:table-cell>
          <table:table-cell table:style-name="ce4" table:formula="of:=IF([.AD23]/([.AD23]+[.AE23])&gt;0;[.AD23]/([.AD23]+[.AE23]);&quot;&quot;)">
            <text:p/>
          </table:table-cell>
          <table:table-cell table:style-name="ce4" table:formula="of:=IF([.AD23]+[.AG23]&gt;0; IF([.AD23]/([.AD23]+[.AG23])&gt;0;[.AD23]/([.AD23]+[.AG23]);&quot;&quot;);&quot;-&quot;)" office:value-type="string" office:string-value="-" calcext:value-type="string">
            <text:p>-</text:p>
          </table:table-cell>
          <table:table-cell table:style-name="ce4" table:formula="of:=IF( [.AD23]&gt;0 ;   (5*[.AD23]/(5*[.AD23]+4*[.AG23]+[.AE23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.284" calcext:value-type="float">
            <text:p>67.284</text:p>
          </table:table-cell>
          <table:table-cell table:style-name="ce4" table:formula="of:=IF([.AM23]/([.AM23]+[.AN23])&gt;0;[.AM23]/([.AM23]+[.AN23]);&quot;&quot;)">
            <text:p/>
          </table:table-cell>
          <table:table-cell table:style-name="ce4" table:formula="of:=IF([.AM23]+[.AP23]&gt;0; IF([.AM23]/([.AM23]+[.AP23])&gt;0;[.AM23]/([.AM23]+[.AP23]);&quot;&quot;);&quot;-&quot;)" office:value-type="string" office:string-value="-" calcext:value-type="string">
            <text:p>-</text:p>
          </table:table-cell>
          <table:table-cell table:style-name="ce4" table:formula="of:=IF( [.AM23]&gt;0 ;   (5*[.AM23]/(5*[.AM23]+4*[.AP23]+[.AN23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177" calcext:value-type="float">
            <text:p>99.177</text:p>
          </table:table-cell>
          <table:table-cell table:style-name="ce4" table:formula="of:=IF([.BN23]/([.BN23]+[.BO23])&gt;0;[.BN23]/([.BN23]+[.BO23]);&quot;&quot;)">
            <text:p/>
          </table:table-cell>
          <table:table-cell table:style-name="ce4" table:formula="of:=IF([.BN23]+[.BQ23]&gt;0; IF([.BN23]/([.BN23]+[.BQ23])&gt;0;[.BN23]/([.BN23]+[.BQ23]);&quot;&quot;);&quot;-&quot;)" office:value-type="string" office:string-value="-" calcext:value-type="string">
            <text:p>-</text:p>
          </table:table-cell>
          <table:table-cell table:style-name="ce4" table:formula="of:=IF( [.BN23]&gt;0 ;   (5*[.BN23]/(5*[.BN23]+4*[.BQ23]+[.BO23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23]/([.BW23]+[.BX23])&gt;0;[.BW23]/([.BW23]+[.BX23]);&quot;&quot;)" office:value-type="string" office:string-value="" calcext:value-type="error">
            <text:p>#DIV/0!</text:p>
          </table:table-cell>
          <table:table-cell table:style-name="ce4" table:formula="of:=IF([.BW23]+[.BZ23]&gt;0; IF([.BW23]/([.BW23]+[.BZ23])&gt;0;[.BW23]/([.BW23]+[.BZ23]);&quot;&quot;);&quot;-&quot;)" office:value-type="string" office:string-value="-" calcext:value-type="string">
            <text:p>-</text:p>
          </table:table-cell>
          <table:table-cell table:style-name="ce4" table:formula="of:=IF( [.BW23]&gt;0 ;   (5*[.BW23]/(5*[.BW23]+4*[.BZ23]+[.BX23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.941" calcext:value-type="float">
            <text:p>86.941</text:p>
          </table:table-cell>
          <table:table-cell table:style-name="ce4" table:formula="of:=IF([.C24]/([.C24]+[.D24])&gt;0;[.C24]/([.C24]+[.D24]);&quot;&quot;)">
            <text:p/>
          </table:table-cell>
          <table:table-cell table:style-name="ce4" table:formula="of:=IF([.C24]+[.F24]&gt;0; IF([.C24]/([.C24]+[.F24])&gt;0;[.C24]/([.C24]+[.F24]);&quot;&quot;);&quot;-&quot;)">
            <text:p/>
          </table:table-cell>
          <table:table-cell table:style-name="ce4" table:formula="of:=IF( [.C24]&gt;0 ;   (5*[.C24]/(5*[.C24]+4*[.F24]+[.D2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9.294" calcext:value-type="float">
            <text:p>89.294</text:p>
          </table:table-cell>
          <table:table-cell table:style-name="ce4" table:formula="of:=IF([.L24]/([.L24]+[.M24])&gt;0;[.L24]/([.L24]+[.M24]);&quot;&quot;)">
            <text:p/>
          </table:table-cell>
          <table:table-cell table:style-name="ce4" table:formula="of:=IF([.L24]+[.O24]&gt;0; IF([.L24]/([.L24]+[.O24])&gt;0;[.L24]/([.L24]+[.O24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529" calcext:value-type="float">
            <text:p>97.529</text:p>
          </table:table-cell>
          <table:table-cell table:style-name="ce4" table:formula="of:=IF([.U24]/([.U24]+[.V24])&gt;0;[.U24]/([.U24]+[.V24]);&quot;&quot;)">
            <text:p/>
          </table:table-cell>
          <table:table-cell table:style-name="ce4" table:formula="of:=IF([.U24]+[.X24]&gt;0; IF([.U24]/([.U24]+[.X24])&gt;0;[.U24]/([.U24]+[.X24]);&quot;&quot;);&quot;-&quot;)">
            <text:p/>
          </table:table-cell>
          <table:table-cell table:style-name="ce4" table:formula="of:=IF( [.U24]&gt;0 ;   (5*[.U24]/(5*[.U24]+4*[.X24]+[.V2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1.059" calcext:value-type="float">
            <text:p>81.059</text:p>
          </table:table-cell>
          <table:table-cell table:style-name="ce4" table:formula="of:=IF([.AD24]/([.AD24]+[.AE24])&gt;0;[.AD24]/([.AD24]+[.AE24]);&quot;&quot;)">
            <text:p/>
          </table:table-cell>
          <table:table-cell table:style-name="ce4" table:formula="of:=IF([.AD24]+[.AG24]&gt;0; IF([.AD24]/([.AD24]+[.AG24])&gt;0;[.AD24]/([.AD24]+[.AG24]);&quot;&quot;);&quot;-&quot;)">
            <text:p/>
          </table:table-cell>
          <table:table-cell table:style-name="ce4" table:formula="of:=IF( [.AD24]&gt;0 ;   (5*[.AD24]/(5*[.AD24]+4*[.AG24]+[.AE2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.647" calcext:value-type="float">
            <text:p>71.647</text:p>
          </table:table-cell>
          <table:table-cell table:style-name="ce4" table:formula="of:=IF([.AM24]/([.AM24]+[.AN24])&gt;0;[.AM24]/([.AM24]+[.AN24]);&quot;&quot;)">
            <text:p/>
          </table:table-cell>
          <table:table-cell table:style-name="ce4" table:formula="of:=IF([.AM24]+[.AP24]&gt;0; IF([.AM24]/([.AM24]+[.AP24])&gt;0;[.AM24]/([.AM24]+[.AP24]);&quot;&quot;);&quot;-&quot;)">
            <text:p/>
          </table:table-cell>
          <table:table-cell table:style-name="ce4" table:formula="of:=IF( [.AM24]&gt;0 ;   (5*[.AM24]/(5*[.AM24]+4*[.AP24]+[.AN2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41" calcext:value-type="float">
            <text:p>98.941</text:p>
          </table:table-cell>
          <table:table-cell table:style-name="ce11" table:formula="of:=IF([.BN24]/([.BN24]+[.BO24])&gt;0;[.BN24]/([.BN24]+[.BO24]);&quot;&quot;)" office:value-type="percentage" office:value="0.1" calcext:value-type="percentage">
            <text:p>10%</text:p>
          </table:table-cell>
          <table:table-cell table:style-name="ce11" table:formula="of:=IF([.BN24]+[.BQ24]&gt;0; IF([.BN24]/([.BN24]+[.BQ24])&gt;0;[.BN24]/([.BN24]+[.BQ24]);&quot;&quot;);&quot;-&quot;)" office:value-type="percentage" office:value="1" calcext:value-type="percentage">
            <text:p>100%</text:p>
          </table:table-cell>
          <table:table-cell table:style-name="ce11" table:formula="of:=IF( [.BN24]&gt;0 ;   (5*[.BN24]/(5*[.BN24]+4*[.BQ24]+[.BO24])) ; &quot;&quot; )" office:value-type="percentage" office:value="0.357142857142857" calcext:value-type="percentage">
            <text:p>36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W24]/([.BW24]+[.BX24])&gt;0;[.BW24]/([.BW24]+[.BX24]);&quot;&quot;)" office:value-type="string" office:string-value="" calcext:value-type="error">
            <text:p>#DIV/0!</text:p>
          </table:table-cell>
          <table:table-cell table:style-name="ce4" table:formula="of:=IF([.BW24]+[.BZ24]&gt;0; IF([.BW24]/([.BW24]+[.BZ24])&gt;0;[.BW24]/([.BW24]+[.BZ24]);&quot;&quot;);&quot;-&quot;)">
            <text:p/>
          </table:table-cell>
          <table:table-cell table:style-name="ce4" table:formula="of:=IF( [.BW24]&gt;0 ;   (5*[.BW24]/(5*[.BW24]+4*[.BZ24]+[.BX24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8.34" calcext:value-type="float">
            <text:p>88.34</text:p>
          </table:table-cell>
          <table:table-cell table:style-name="ce4" table:formula="of:=IF([.C25]/([.C25]+[.D25])&gt;0;[.C25]/([.C25]+[.D25]);&quot;&quot;)">
            <text:p/>
          </table:table-cell>
          <table:table-cell table:style-name="ce4" table:formula="of:=IF([.C25]+[.F25]&gt;0; IF([.C25]/([.C25]+[.F25])&gt;0;[.C25]/([.C25]+[.F25]);&quot;&quot;);&quot;-&quot;)">
            <text:p/>
          </table:table-cell>
          <table:table-cell table:style-name="ce4" table:formula="of:=IF( [.C25]&gt;0 ;   (5*[.C25]/(5*[.C25]+4*[.F25]+[.D25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.643" calcext:value-type="float">
            <text:p>94.643</text:p>
          </table:table-cell>
          <table:table-cell table:style-name="ce4" table:formula="of:=IF([.L25]/([.L25]+[.M25])&gt;0;[.L25]/([.L25]+[.M25]);&quot;&quot;)">
            <text:p/>
          </table:table-cell>
          <table:table-cell table:style-name="ce4" table:formula="of:=IF([.L25]+[.O25]&gt;0; IF([.L25]/([.L25]+[.O25])&gt;0;[.L25]/([.L25]+[.O25]);&quot;&quot;);&quot;-&quot;)">
            <text:p/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U25]/([.U25]+[.V25])&gt;0;[.U25]/([.U25]+[.V25]);&quot;&quot;)" office:value-type="string" office:string-value="" calcext:value-type="error">
            <text:p>#DIV/0!</text:p>
          </table:table-cell>
          <table:table-cell table:style-name="ce4" table:formula="of:=IF([.U25]+[.X25]&gt;0; IF([.U25]/([.U25]+[.X25])&gt;0;[.U25]/([.U25]+[.X25]);&quot;&quot;);&quot;-&quot;)">
            <text:p/>
          </table:table-cell>
          <table:table-cell table:style-name="ce4" table:formula="of:=IF( [.U25]&gt;0 ;   (5*[.U25]/(5*[.U25]+4*[.X25]+[.V25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.29" calcext:value-type="float">
            <text:p>87.29</text:p>
          </table:table-cell>
          <table:table-cell table:style-name="ce4" table:formula="of:=IF([.AD25]/([.AD25]+[.AE25])&gt;0;[.AD25]/([.AD25]+[.AE25]);&quot;&quot;)">
            <text:p/>
          </table:table-cell>
          <table:table-cell table:style-name="ce4" table:formula="of:=IF([.AD25]+[.AG25]&gt;0; IF([.AD25]/([.AD25]+[.AG25])&gt;0;[.AD25]/([.AD25]+[.AG25]);&quot;&quot;);&quot;-&quot;)">
            <text:p/>
          </table:table-cell>
          <table:table-cell table:style-name="ce4" table:formula="of:=IF( [.AD25]&gt;0 ;   (5*[.AD25]/(5*[.AD25]+4*[.AG25]+[.AE25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.643" calcext:value-type="float">
            <text:p>69.643</text:p>
          </table:table-cell>
          <table:table-cell table:style-name="ce4" table:formula="of:=IF([.AM25]/([.AM25]+[.AN25])&gt;0;[.AM25]/([.AM25]+[.AN25]);&quot;&quot;)" office:value-type="percentage" office:value="0.00344827586206897" calcext:value-type="percentage">
            <text:p>0.3%</text:p>
          </table:table-cell>
          <table:table-cell table:style-name="ce4" table:formula="of:=IF([.AM25]+[.AP25]&gt;0; IF([.AM25]/([.AM25]+[.AP25])&gt;0;[.AM25]/([.AM25]+[.AP25]);&quot;&quot;);&quot;-&quot;)" office:value-type="percentage" office:value="1" calcext:value-type="percentage">
            <text:p>100.0%</text:p>
          </table:table-cell>
          <table:table-cell table:style-name="ce4" table:formula="of:=IF( [.AM25]&gt;0 ;   (5*[.AM25]/(5*[.AM25]+4*[.AP25]+[.AN25])) ; &quot;&quot; )" office:value-type="percentage" office:value="0.0170068027210884" calcext:value-type="percentage">
            <text:p>1.7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BN25]/([.BN25]+[.BO25])&gt;0;[.BN25]/([.BN25]+[.BO25]);&quot;&quot;)" office:value-type="string" office:string-value="" calcext:value-type="error">
            <text:p>#DIV/0!</text:p>
          </table:table-cell>
          <table:table-cell table:style-name="ce4" table:formula="of:=IF([.BN25]+[.BQ25]&gt;0; IF([.BN25]/([.BN25]+[.BQ25])&gt;0;[.BN25]/([.BN25]+[.BQ25]);&quot;&quot;);&quot;-&quot;)">
            <text:p/>
          </table:table-cell>
          <table:table-cell table:style-name="ce4" table:formula="of:=IF( [.BN25]&gt;0 ;   (5*[.BN25]/(5*[.BN25]+4*[.BQ25]+[.BO25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05" calcext:value-type="float">
            <text:p>0.105</text:p>
          </table:table-cell>
          <table:table-cell table:style-name="ce4" table:formula="of:=IF([.BW25]/([.BW25]+[.BX25])&gt;0;[.BW25]/([.BW25]+[.BX25]);&quot;&quot;)" office:value-type="percentage" office:value="0.00105042016806723" calcext:value-type="percentage">
            <text:p>0.1%</text:p>
          </table:table-cell>
          <table:table-cell table:style-name="ce4" table:formula="of:=IF([.BW25]+[.BZ25]&gt;0; IF([.BW25]/([.BW25]+[.BZ25])&gt;0;[.BW25]/([.BW25]+[.BZ25]);&quot;&quot;);&quot;-&quot;)" office:value-type="percentage" office:value="1" calcext:value-type="percentage">
            <text:p>100.0%</text:p>
          </table:table-cell>
          <table:table-cell table:style-name="ce4" table:formula="of:=IF( [.BW25]&gt;0 ;   (5*[.BW25]/(5*[.BW25]+4*[.BZ25]+[.BX25])) ; &quot;&quot; )" office:value-type="percentage" office:value="0.00523012552301255" calcext:value-type="percentage">
            <text:p>0.5%</text:p>
          </table:table-cell>
          <table:table-cell table:number-columns-repeated="158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.659" calcext:value-type="float">
            <text:p>86.659</text:p>
          </table:table-cell>
          <table:table-cell table:style-name="ce4" table:formula="of:=IF([.C26]/([.C26]+[.D26])&gt;0;[.C26]/([.C26]+[.D26]);&quot;&quot;)">
            <text:p/>
          </table:table-cell>
          <table:table-cell table:style-name="ce4" table:formula="of:=IF([.C26]+[.F26]&gt;0; IF([.C26]/([.C26]+[.F26])&gt;0;[.C26]/([.C26]+[.F26]);&quot;&quot;);&quot;-&quot;)">
            <text:p/>
          </table:table-cell>
          <table:table-cell table:style-name="ce4" table:formula="of:=IF( [.C26]&gt;0 ;   (5*[.C26]/(5*[.C26]+4*[.F26]+[.D26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.466" calcext:value-type="float">
            <text:p>91.466</text:p>
          </table:table-cell>
          <table:table-cell table:style-name="ce4" table:formula="of:=IF([.L26]/([.L26]+[.M26])&gt;0;[.L26]/([.L26]+[.M26]);&quot;&quot;)" office:value-type="percentage" office:value="0.0138888888888889" calcext:value-type="percentage">
            <text:p>1.4%</text:p>
          </table:table-cell>
          <table:table-cell table:style-name="ce4" table:formula="of:=IF([.L26]+[.O26]&gt;0; IF([.L26]/([.L26]+[.O26])&gt;0;[.L26]/([.L26]+[.O26]);&quot;&quot;);&quot;-&quot;)" office:value-type="percentage" office:value="1" calcext:value-type="percentage">
            <text:p>100.0%</text:p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U26]/([.U26]+[.V26])&gt;0;[.U26]/([.U26]+[.V26]);&quot;&quot;)" office:value-type="string" office:string-value="" calcext:value-type="error">
            <text:p>#DIV/0!</text:p>
          </table:table-cell>
          <table:table-cell table:style-name="ce4" table:formula="of:=IF([.U26]+[.X26]&gt;0; IF([.U26]/([.U26]+[.X26])&gt;0;[.U26]/([.U26]+[.X26]);&quot;&quot;);&quot;-&quot;)">
            <text:p/>
          </table:table-cell>
          <table:table-cell table:style-name="ce4" table:formula="of:=IF( [.U26]&gt;0 ;   (5*[.U26]/(5*[.U26]+4*[.X26]+[.V26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9.062" calcext:value-type="float">
            <text:p>89.062</text:p>
          </table:table-cell>
          <table:table-cell table:style-name="ce4" table:formula="of:=IF([.AD26]/([.AD26]+[.AE26])&gt;0;[.AD26]/([.AD26]+[.AE26]);&quot;&quot;)">
            <text:p/>
          </table:table-cell>
          <table:table-cell table:style-name="ce4" table:formula="of:=IF([.AD26]+[.AG26]&gt;0; IF([.AD26]/([.AD26]+[.AG26])&gt;0;[.AD26]/([.AD26]+[.AG26]);&quot;&quot;);&quot;-&quot;)">
            <text:p/>
          </table:table-cell>
          <table:table-cell table:style-name="ce4" table:formula="of:=IF( [.AD26]&gt;0 ;   (5*[.AD26]/(5*[.AD26]+4*[.AG26]+[.AE26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.447" calcext:value-type="float">
            <text:p>79.447</text:p>
          </table:table-cell>
          <table:table-cell table:style-name="ce4" table:formula="of:=IF([.AM26]/([.AM26]+[.AN26])&gt;0;[.AM26]/([.AM26]+[.AN26]);&quot;&quot;)" office:value-type="percentage" office:value="0.00581395348837209" calcext:value-type="percentage">
            <text:p>0.6%</text:p>
          </table:table-cell>
          <table:table-cell table:style-name="ce4" table:formula="of:=IF([.AM26]+[.AP26]&gt;0; IF([.AM26]/([.AM26]+[.AP26])&gt;0;[.AM26]/([.AM26]+[.AP26]);&quot;&quot;);&quot;-&quot;)" office:value-type="percentage" office:value="1" calcext:value-type="percentage">
            <text:p>100.0%</text:p>
          </table:table-cell>
          <table:table-cell table:style-name="ce4" table:formula="of:=IF( [.AM26]&gt;0 ;   (5*[.AM26]/(5*[.AM26]+4*[.AP26]+[.AN26])) ; &quot;&quot; )" office:value-type="percentage" office:value="0.0284090909090909" calcext:value-type="percentage">
            <text:p>2.8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678" calcext:value-type="float">
            <text:p>98.6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" calcext:value-type="float">
            <text:p>99.88</text:p>
          </table:table-cell>
          <table:table-cell table:style-name="ce11" table:formula="of:=IF([.BN26]/([.BN26]+[.BO26])&gt;0;[.BN26]/([.BN26]+[.BO26]);&quot;&quot;)" office:value-type="percentage" office:value="0.5" calcext:value-type="percentage">
            <text:p>50%</text:p>
          </table:table-cell>
          <table:table-cell table:style-name="ce11" table:formula="of:=IF([.BN26]+[.BQ26]&gt;0; IF([.BN26]/([.BN26]+[.BQ26])&gt;0;[.BN26]/([.BN26]+[.BQ26]);&quot;&quot;);&quot;-&quot;)" office:value-type="percentage" office:value="1" calcext:value-type="percentage">
            <text:p>100%</text:p>
          </table:table-cell>
          <table:table-cell table:style-name="ce11" table:formula="of:=IF( [.BN26]&gt;0 ;   (5*[.BN26]/(5*[.BN26]+4*[.BQ26]+[.BO26])) ; &quot;&quot; )" office:value-type="percentage" office:value="0.833333333333333" calcext:value-type="percentage">
            <text:p>83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W26]/([.BW26]+[.BX26])&gt;0;[.BW26]/([.BW26]+[.BX26]);&quot;&quot;)" office:value-type="string" office:string-value="" calcext:value-type="error">
            <text:p>#DIV/0!</text:p>
          </table:table-cell>
          <table:table-cell table:style-name="ce4" table:formula="of:=IF([.BW26]+[.BZ26]&gt;0; IF([.BW26]/([.BW26]+[.BZ26])&gt;0;[.BW26]/([.BW26]+[.BZ26]);&quot;&quot;);&quot;-&quot;)">
            <text:p/>
          </table:table-cell>
          <table:table-cell table:style-name="ce4" table:formula="of:=IF( [.BW26]&gt;0 ;   (5*[.BW26]/(5*[.BW26]+4*[.BZ26]+[.BX26])) ; &quot;&quot; )">
            <text:p/>
          </table:table-cell>
          <table:table-cell table:number-columns-repeated="15873"/>
        </table:table-row>
        <table:table-row table:style-name="ro1">
          <table:table-cell table:number-columns-repeated="1595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.612" calcext:value-type="float">
            <text:p>85.612</text:p>
          </table:table-cell>
          <table:table-cell table:style-name="ce4" table:formula="of:=IF([.C28]/([.C28]+[.D28])&gt;0;[.C28]/([.C28]+[.D28]);&quot;&quot;)">
            <text:p/>
          </table:table-cell>
          <table:table-cell table:style-name="ce4" table:formula="of:=IF([.C28]+[.F28]&gt;0; IF([.C28]/([.C28]+[.F28])&gt;0;[.C28]/([.C28]+[.F28]);&quot;&quot;);&quot;-&quot;)" office:value-type="string" office:string-value="-" calcext:value-type="string">
            <text:p>-</text:p>
          </table:table-cell>
          <table:table-cell table:style-name="ce4" table:formula="of:=IF( [.C28]&gt;0 ;   (5*[.C28]/(5*[.C28]+4*[.F28]+[.D28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602" calcext:value-type="float">
            <text:p>97.602</text:p>
          </table:table-cell>
          <table:table-cell table:style-name="ce4" table:formula="of:=IF([.L28]/([.L28]+[.M28])&gt;0;[.L28]/([.L28]+[.M28]);&quot;&quot;)">
            <text:p/>
          </table:table-cell>
          <table:table-cell table:style-name="ce4" table:formula="of:=IF([.L28]+[.O28]&gt;0; IF([.L28]/([.L28]+[.O28])&gt;0;[.L28]/([.L28]+[.O28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U28]/([.U28]+[.V28])&gt;0;[.U28]/([.U28]+[.V28]);&quot;&quot;)" office:value-type="string" office:string-value="" calcext:value-type="error">
            <text:p>#DIV/0!</text:p>
          </table:table-cell>
          <table:table-cell table:style-name="ce4" table:formula="of:=IF([.U28]+[.X28]&gt;0; IF([.U28]/([.U28]+[.X28])&gt;0;[.U28]/([.U28]+[.X28]);&quot;&quot;);&quot;-&quot;)" office:value-type="string" office:string-value="-" calcext:value-type="string">
            <text:p>-</text:p>
          </table:table-cell>
          <table:table-cell table:style-name="ce4" table:formula="of:=IF( [.U28]&gt;0 ;   (5*[.U28]/(5*[.U28]+4*[.X28]+[.V28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.412" calcext:value-type="float">
            <text:p>84.412</text:p>
          </table:table-cell>
          <table:table-cell table:style-name="ce4" table:formula="of:=IF([.AD28]/([.AD28]+[.AE28])&gt;0;[.AD28]/([.AD28]+[.AE28]);&quot;&quot;)">
            <text:p/>
          </table:table-cell>
          <table:table-cell table:style-name="ce4" table:formula="of:=IF([.AD28]+[.AG28]&gt;0; IF([.AD28]/([.AD28]+[.AG28])&gt;0;[.AD28]/([.AD28]+[.AG28]);&quot;&quot;);&quot;-&quot;)" office:value-type="string" office:string-value="-" calcext:value-type="string">
            <text:p>-</text:p>
          </table:table-cell>
          <table:table-cell table:style-name="ce4" table:formula="of:=IF( [.AD28]&gt;0 ;   (5*[.AD28]/(5*[.AD28]+4*[.AG28]+[.AE28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213" calcext:value-type="float">
            <text:p>83.213</text:p>
          </table:table-cell>
          <table:table-cell table:style-name="ce4" table:formula="of:=IF([.AM28]/([.AM28]+[.AN28])&gt;0;[.AM28]/([.AM28]+[.AN28]);&quot;&quot;)">
            <text:p/>
          </table:table-cell>
          <table:table-cell table:style-name="ce4" table:formula="of:=IF([.AM28]+[.AP28]&gt;0; IF([.AM28]/([.AM28]+[.AP28])&gt;0;[.AM28]/([.AM28]+[.AP28]);&quot;&quot;);&quot;-&quot;)" office:value-type="string" office:string-value="-" calcext:value-type="string">
            <text:p>-</text:p>
          </table:table-cell>
          <table:table-cell table:style-name="ce4" table:formula="of:=IF( [.AM28]&gt;0 ;   (5*[.AM28]/(5*[.AM28]+4*[.AP28]+[.AN28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801" calcext:value-type="float">
            <text:p>98.8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N28]/([.BN28]+[.BO28])&gt;0;[.BN28]/([.BN28]+[.BO28]);&quot;&quot;)" office:value-type="string" office:string-value="" calcext:value-type="error">
            <text:p>#DIV/0!</text:p>
          </table:table-cell>
          <table:table-cell table:style-name="ce4" table:formula="of:=IF([.BN28]+[.BQ28]&gt;0; IF([.BN28]/([.BN28]+[.BQ28])&gt;0;[.BN28]/([.BN28]+[.BQ28]);&quot;&quot;);&quot;-&quot;)" office:value-type="string" office:string-value="-" calcext:value-type="string">
            <text:p>-</text:p>
          </table:table-cell>
          <table:table-cell table:style-name="ce4" table:formula="of:=IF( [.BN28]&gt;0 ;   (5*[.BN28]/(5*[.BN28]+4*[.BQ28]+[.BO28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28]/([.BW28]+[.BX28])&gt;0;[.BW28]/([.BW28]+[.BX28]);&quot;&quot;)" office:value-type="string" office:string-value="" calcext:value-type="error">
            <text:p>#DIV/0!</text:p>
          </table:table-cell>
          <table:table-cell table:style-name="ce4" table:formula="of:=IF([.BW28]+[.BZ28]&gt;0; IF([.BW28]/([.BW28]+[.BZ28])&gt;0;[.BW28]/([.BW28]+[.BZ28]);&quot;&quot;);&quot;-&quot;)" office:value-type="string" office:string-value="-" calcext:value-type="string">
            <text:p>-</text:p>
          </table:table-cell>
          <table:table-cell table:style-name="ce4" table:formula="of:=IF( [.BW28]&gt;0 ;   (5*[.BW28]/(5*[.BW28]+4*[.BZ28]+[.BX28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.877" calcext:value-type="float">
            <text:p>82.877</text:p>
          </table:table-cell>
          <table:table-cell table:style-name="ce4" table:formula="of:=IF([.C29]/([.C29]+[.D29])&gt;0;[.C29]/([.C29]+[.D29]);&quot;&quot;)">
            <text:p/>
          </table:table-cell>
          <table:table-cell table:style-name="ce4" table:formula="of:=IF([.C29]+[.F29]&gt;0; IF([.C29]/([.C29]+[.F29])&gt;0;[.C29]/([.C29]+[.F29]);&quot;&quot;);&quot;-&quot;)" office:value-type="string" office:string-value="-" calcext:value-type="string">
            <text:p>-</text:p>
          </table:table-cell>
          <table:table-cell table:style-name="ce4" table:formula="of:=IF( [.C29]&gt;0 ;   (5*[.C29]/(5*[.C29]+4*[.F29]+[.D2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009" calcext:value-type="float">
            <text:p>92.009</text:p>
          </table:table-cell>
          <table:table-cell table:style-name="ce4" table:formula="of:=IF([.L29]/([.L29]+[.M29])&gt;0;[.L29]/([.L29]+[.M29]);&quot;&quot;)">
            <text:p/>
          </table:table-cell>
          <table:table-cell table:style-name="ce4" table:formula="of:=IF([.L29]+[.O29]&gt;0; IF([.L29]/([.L29]+[.O29])&gt;0;[.L29]/([.L29]+[.O29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858" calcext:value-type="float">
            <text:p>98.858</text:p>
          </table:table-cell>
          <table:table-cell table:style-name="ce4" table:formula="of:=IF([.U29]/([.U29]+[.V29])&gt;0;[.U29]/([.U29]+[.V29]);&quot;&quot;)">
            <text:p/>
          </table:table-cell>
          <table:table-cell table:style-name="ce4" table:formula="of:=IF([.U29]+[.X29]&gt;0; IF([.U29]/([.U29]+[.X29])&gt;0;[.U29]/([.U29]+[.X29]);&quot;&quot;);&quot;-&quot;)" office:value-type="string" office:string-value="-" calcext:value-type="string">
            <text:p>-</text:p>
          </table:table-cell>
          <table:table-cell table:style-name="ce4" table:formula="of:=IF( [.U29]&gt;0 ;   (5*[.U29]/(5*[.U29]+4*[.X29]+[.V29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.027" calcext:value-type="float">
            <text:p>76.027</text:p>
          </table:table-cell>
          <table:table-cell table:style-name="ce4" table:formula="of:=IF([.AD29]/([.AD29]+[.AE29])&gt;0;[.AD29]/([.AD29]+[.AE29]);&quot;&quot;)">
            <text:p/>
          </table:table-cell>
          <table:table-cell table:style-name="ce4" table:formula="of:=IF([.AD29]+[.AG29]&gt;0; IF([.AD29]/([.AD29]+[.AG29])&gt;0;[.AD29]/([.AD29]+[.AG29]);&quot;&quot;);&quot;-&quot;)" office:value-type="string" office:string-value="-" calcext:value-type="string">
            <text:p>-</text:p>
          </table:table-cell>
          <table:table-cell table:style-name="ce4" table:formula="of:=IF( [.AD29]&gt;0 ;   (5*[.AD29]/(5*[.AD29]+4*[.AG29]+[.AE29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.027" calcext:value-type="float">
            <text:p>76.027</text:p>
          </table:table-cell>
          <table:table-cell table:style-name="ce4" table:formula="of:=IF([.AM29]/([.AM29]+[.AN29])&gt;0;[.AM29]/([.AM29]+[.AN29]);&quot;&quot;)">
            <text:p/>
          </table:table-cell>
          <table:table-cell table:style-name="ce4" table:formula="of:=IF([.AM29]+[.AP29]&gt;0; IF([.AM29]/([.AM29]+[.AP29])&gt;0;[.AM29]/([.AM29]+[.AP29]);&quot;&quot;);&quot;-&quot;)" office:value-type="string" office:string-value="-" calcext:value-type="string">
            <text:p>-</text:p>
          </table:table-cell>
          <table:table-cell table:style-name="ce4" table:formula="of:=IF( [.AM29]&gt;0 ;   (5*[.AM29]/(5*[.AM29]+4*[.AP29]+[.AN2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N29]/([.BN29]+[.BO29])&gt;0;[.BN29]/([.BN29]+[.BO29]);&quot;&quot;)" office:value-type="string" office:string-value="" calcext:value-type="error">
            <text:p>#DIV/0!</text:p>
          </table:table-cell>
          <table:table-cell table:style-name="ce4" table:formula="of:=IF([.BN29]+[.BQ29]&gt;0; IF([.BN29]/([.BN29]+[.BQ29])&gt;0;[.BN29]/([.BN29]+[.BQ29]);&quot;&quot;);&quot;-&quot;)" office:value-type="string" office:string-value="-" calcext:value-type="string">
            <text:p>-</text:p>
          </table:table-cell>
          <table:table-cell table:style-name="ce4" table:formula="of:=IF( [.BN29]&gt;0 ;   (5*[.BN29]/(5*[.BN29]+4*[.BQ29]+[.BO2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29]/([.BW29]+[.BX29])&gt;0;[.BW29]/([.BW29]+[.BX29]);&quot;&quot;)" office:value-type="string" office:string-value="" calcext:value-type="error">
            <text:p>#DIV/0!</text:p>
          </table:table-cell>
          <table:table-cell table:style-name="ce4" table:formula="of:=IF([.BW29]+[.BZ29]&gt;0; IF([.BW29]/([.BW29]+[.BZ29])&gt;0;[.BW29]/([.BW29]+[.BZ29]);&quot;&quot;);&quot;-&quot;)" office:value-type="string" office:string-value="-" calcext:value-type="string">
            <text:p>-</text:p>
          </table:table-cell>
          <table:table-cell table:style-name="ce4" table:formula="of:=IF( [.BW29]&gt;0 ;   (5*[.BW29]/(5*[.BW29]+4*[.BZ29]+[.BX29])) ; &quot;&quot; )">
            <text:p/>
          </table:table-cell>
          <table:table-cell table:number-columns-repeated="15873"/>
        </table:table-row>
        <table:table-row table:style-name="ro1">
          <table:table-cell table:number-columns-repeated="15955"/>
        </table:table-row>
        <table:table-row table:style-name="ro1">
          <table:table-cell/>
          <table:table-cell table:style-name="ce6"/>
          <table:table-cell table:style-name="ce6" office:value-type="string" calcext:value-type="string" table:number-columns-spanned="8" table:number-rows-spanned="1">
            <text:p>bin_lstm_ae_0.1885370619_0.0755709241_10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8" table:number-rows-spanned="1">
            <text:p>bin_conv_lstm_ae_0.1242134049_0.0519020283_10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7" table:number-rows-spanned="1">
            <text:p>bin_attn_ae_r_0.0646089474_0.0365322228_10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8" table:number-rows-spanned="1">
            <text:p>bin_predictor_a_0.290685258_0.2229711902_10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8" table:number-rows-spanned="1">
            <text:p>bin_attn_ae_a_0.1293097577_0.0249805062_10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7" table:number-rows-spanned="1">
            <text:p>bin_predictor_r_0.2415315821_0.0385661498_10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7" table:number-rows-spanned="1">
            <text:p>bin_classifier_0.1250736593_0.016175669_10</text:p>
          </table:table-cell>
          <table:covered-table-cell table:number-columns-repeated="5" table:style-name="ce3"/>
          <table:covered-table-cell table:style-name="ce5"/>
          <table:table-cell table:number-columns-repeated="2"/>
          <table:table-cell table:style-name="ce6" office:value-type="string" calcext:value-type="string" table:number-columns-spanned="7" table:number-rows-spanned="1">
            <text:p>bin_pca_0.3489583333_0.0551839314_10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7" table:number-rows-spanned="1">
            <text:p>bin_mne_0.6744791667_0.2682291667_10</text:p>
          </table:table-cell>
          <table:covered-table-cell table:number-columns-repeated="5" table:style-name="ce3"/>
          <table:covered-table-cell table:style-name="ce5"/>
          <table:table-cell table:number-columns-repeated="15874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15873"/>
        </table:table-row>
        <table:table-row table:style-name="ro1">
          <table:table-cell/>
          <table:table-cell table:style-name="ce6" office:value-type="string" calcext:value-type="string">
            <text:p>Night</text:p>
          </table:table-cell>
          <table:table-cell table:style-name="ce2" table:number-columns-repeated="61"/>
          <table:table-cell table:number-columns-repeated="2"/>
          <table:table-cell table:style-name="ce2" table:number-columns-repeated="17"/>
          <table:table-cell table:number-columns-repeated="158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.119" calcext:value-type="float">
            <text:p>71.119</text:p>
          </table:table-cell>
          <table:table-cell table:style-name="ce4" table:formula="of:=IF([.C34]/([.C34]+[.D34])&gt;0;[.C34]/([.C34]+[.D34]);&quot;&quot;)">
            <text:p/>
          </table:table-cell>
          <table:table-cell table:style-name="ce4" table:formula="of:=IF([.C34]+[.F34]&gt;0; IF([.C34]/([.C34]+[.F34])&gt;0;[.C34]/([.C34]+[.F34]);&quot;&quot;);&quot;-&quot;)" office:value-type="string" office:string-value="-" calcext:value-type="string">
            <text:p>-</text:p>
          </table:table-cell>
          <table:table-cell table:style-name="ce4" table:formula="of:=IF( [.C34]&gt;0 ;   (5*[.C34]/(5*[.C34]+4*[.F34]+[.D3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755" calcext:value-type="float">
            <text:p>83.7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195" calcext:value-type="float">
            <text:p>98.195</text:p>
          </table:table-cell>
          <table:table-cell table:style-name="ce4" table:formula="of:=IF([.U34]/([.U34]+[.V34])&gt;0;[.U34]/([.U34]+[.V34]);&quot;&quot;)">
            <text:p/>
          </table:table-cell>
          <table:table-cell table:style-name="ce4" table:formula="of:=IF([.U34]+[.X34]&gt;0; IF([.U34]/([.U34]+[.X34])&gt;0;[.U34]/([.U34]+[.X34]);&quot;&quot;);&quot;-&quot;)" office:value-type="string" office:string-value="-" calcext:value-type="string">
            <text:p>-</text:p>
          </table:table-cell>
          <table:table-cell table:style-name="ce4" table:formula="of:=IF( [.U34]&gt;0 ;   (5*[.U34]/(5*[.U34]+4*[.X34]+[.V3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.44" calcext:value-type="float">
            <text:p>64.44</text:p>
          </table:table-cell>
          <table:table-cell table:style-name="ce4" table:formula="of:=IF([.AD34]/([.AD34]+[.AE34])&gt;0;[.AD34]/([.AD34]+[.AE34]);&quot;&quot;)">
            <text:p/>
          </table:table-cell>
          <table:table-cell table:style-name="ce4" table:formula="of:=IF([.AD34]+[.AG34]&gt;0; IF([.AD34]/([.AD34]+[.AG34])&gt;0;[.AD34]/([.AD34]+[.AG34]);&quot;&quot;);&quot;-&quot;)" office:value-type="string" office:string-value="-" calcext:value-type="string">
            <text:p>-</text:p>
          </table:table-cell>
          <table:table-cell table:style-name="ce4" table:formula="of:=IF( [.AD34]&gt;0 ;   (5*[.AD34]/(5*[.AD34]+4*[.AG34]+[.AE3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.289" calcext:value-type="float">
            <text:p>60.289</text:p>
          </table:table-cell>
          <table:table-cell table:style-name="ce4" table:formula="of:=IF([.AM34]/([.AM34]+[.AN34])&gt;0;[.AM34]/([.AM34]+[.AN34]);&quot;&quot;)">
            <text:p/>
          </table:table-cell>
          <table:table-cell table:style-name="ce4" table:formula="of:=IF([.AM34]+[.AP34]&gt;0; IF([.AM34]/([.AM34]+[.AP34])&gt;0;[.AM34]/([.AM34]+[.AP34]);&quot;&quot;);&quot;-&quot;)" office:value-type="string" office:string-value="-" calcext:value-type="string">
            <text:p>-</text:p>
          </table:table-cell>
          <table:table-cell table:style-name="ce4" table:formula="of:=IF( [.AM34]&gt;0 ;   (5*[.AM34]/(5*[.AM34]+4*[.AP34]+[.AN3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N34]/([.BN34]+[.BO34])&gt;0;[.BN34]/([.BN34]+[.BO34]);&quot;&quot;)" office:value-type="string" office:string-value="" calcext:value-type="error">
            <text:p>#DIV/0!</text:p>
          </table:table-cell>
          <table:table-cell table:style-name="ce4" table:formula="of:=IF([.BN34]+[.BQ34]&gt;0; IF([.BN34]/([.BN34]+[.BQ34])&gt;0;[.BN34]/([.BN34]+[.BQ34]);&quot;&quot;);&quot;-&quot;)" office:value-type="string" office:string-value="-" calcext:value-type="string">
            <text:p>-</text:p>
          </table:table-cell>
          <table:table-cell table:style-name="ce4" table:formula="of:=IF( [.BN34]&gt;0 ;   (5*[.BN34]/(5*[.BN34]+4*[.BQ34]+[.BO3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34]/([.BW34]+[.BX34])&gt;0;[.BW34]/([.BW34]+[.BX34]);&quot;&quot;)" office:value-type="string" office:string-value="" calcext:value-type="error">
            <text:p>#DIV/0!</text:p>
          </table:table-cell>
          <table:table-cell table:style-name="ce4" table:formula="of:=IF([.BW34]+[.BZ34]&gt;0; IF([.BW34]/([.BW34]+[.BZ34])&gt;0;[.BW34]/([.BW34]+[.BZ34]);&quot;&quot;);&quot;-&quot;)" office:value-type="string" office:string-value="-" calcext:value-type="string">
            <text:p>-</text:p>
          </table:table-cell>
          <table:table-cell table:style-name="ce4" table:formula="of:=IF( [.BW34]&gt;0 ;   (5*[.BW34]/(5*[.BW34]+4*[.BZ34]+[.BX34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9.067" calcext:value-type="float">
            <text:p>69.067</text:p>
          </table:table-cell>
          <table:table-cell table:style-name="ce4" table:formula="of:=IF([.C35]/([.C35]+[.D35])&gt;0;[.C35]/([.C35]+[.D35]);&quot;&quot;)" office:value-type="percentage" office:value="0.065625" calcext:value-type="percentage">
            <text:p>6.6%</text:p>
          </table:table-cell>
          <table:table-cell table:style-name="ce4" table:formula="of:=IF([.C35]+[.F35]&gt;0; IF([.C35]/([.C35]+[.F35])&gt;0;[.C35]/([.C35]+[.F35]);&quot;&quot;);&quot;-&quot;)" office:value-type="percentage" office:value="0.368421052631579" calcext:value-type="percentage">
            <text:p>36.8%</text:p>
          </table:table-cell>
          <table:table-cell table:style-name="ce4" table:formula="of:=IF( [.C35]&gt;0 ;   (5*[.C35]/(5*[.C35]+4*[.F35]+[.D35])) ; &quot;&quot; )" office:value-type="percentage" office:value="0.191605839416058" calcext:value-type="percentage">
            <text:p>19.2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1.81" calcext:value-type="float">
            <text:p>81.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2.521" calcext:value-type="float">
            <text:p>92.521</text:p>
          </table:table-cell>
          <table:table-cell table:style-name="ce11" table:formula="of:=IF([.U35]/([.U35]+[.V35])&gt;0;[.U35]/([.U35]+[.V35]);&quot;&quot;)" office:value-type="percentage" office:value="0.3" calcext:value-type="percentage">
            <text:p>30%</text:p>
          </table:table-cell>
          <table:table-cell table:style-name="ce11" table:formula="of:=IF([.U35]+[.X35]&gt;0; IF([.U35]/([.U35]+[.X35])&gt;0;[.U35]/([.U35]+[.X35]);&quot;&quot;);&quot;-&quot;)" office:value-type="percentage" office:value="0.315789473684211" calcext:value-type="percentage">
            <text:p>32%</text:p>
          </table:table-cell>
          <table:table-cell table:style-name="ce11" table:formula="of:=IF( [.U35]&gt;0 ;   (5*[.U35]/(5*[.U35]+4*[.X35]+[.V35])) ; &quot;&quot; )" office:value-type="percentage" office:value="0.3125" calcext:value-type="percentage">
            <text:p>31%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0.545" calcext:value-type="float">
            <text:p>70.545</text:p>
          </table:table-cell>
          <table:table-cell table:style-name="ce11" table:formula="of:=IF([.AD35]/([.AD35]+[.AE35])&gt;0;[.AD35]/([.AD35]+[.AE35]);&quot;&quot;)" office:value-type="percentage" office:value="0.0718954248366013" calcext:value-type="percentage">
            <text:p>7%</text:p>
          </table:table-cell>
          <table:table-cell table:style-name="ce11" table:formula="of:=IF([.AD35]+[.AG35]&gt;0; IF([.AD35]/([.AD35]+[.AG35])&gt;0;[.AD35]/([.AD35]+[.AG35]);&quot;&quot;);&quot;-&quot;)" office:value-type="percentage" office:value="0.385964912280702" calcext:value-type="percentage">
            <text:p>39%</text:p>
          </table:table-cell>
          <table:table-cell table:style-name="ce11" table:formula="of:=IF( [.AD35]&gt;0 ;   (5*[.AD35]/(5*[.AD35]+4*[.AG35]+[.AE35])) ; &quot;&quot; )" office:value-type="percentage" office:value="0.205992509363296" calcext:value-type="percentage">
            <text:p>21%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.182" calcext:value-type="float">
            <text:p>41.182</text:p>
          </table:table-cell>
          <table:table-cell table:style-name="ce11" table:formula="of:=IF([.AM35]/([.AM35]+[.AN35])&gt;0;[.AM35]/([.AM35]+[.AN35]);&quot;&quot;)" office:value-type="percentage" office:value="0.032258064516129" calcext:value-type="percentage">
            <text:p>3%</text:p>
          </table:table-cell>
          <table:table-cell table:style-name="ce11" table:formula="of:=IF([.AM35]+[.AP35]&gt;0; IF([.AM35]/([.AM35]+[.AP35])&gt;0;[.AM35]/([.AM35]+[.AP35]);&quot;&quot;);&quot;-&quot;)" office:value-type="percentage" office:value="0.350877192982456" calcext:value-type="percentage">
            <text:p>35%</text:p>
          </table:table-cell>
          <table:table-cell table:style-name="ce11" table:formula="of:=IF( [.AM35]&gt;0 ;   (5*[.AM35]/(5*[.AM35]+4*[.AP35]+[.AN35])) ; &quot;&quot; )" office:value-type="percentage" office:value="0.117924528301887" calcext:value-type="percentage">
            <text:p>12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2.715" calcext:value-type="float">
            <text:p>22.715</text:p>
          </table:table-cell>
          <table:table-cell table:style-name="ce11" table:formula="of:=IF([.BN35]/([.BN35]+[.BO35])&gt;0;[.BN35]/([.BN35]+[.BO35]);&quot;&quot;)">
            <text:p/>
          </table:table-cell>
          <table:table-cell table:style-name="ce11" table:formula="of:=IF([.BN35]+[.BQ35]&gt;0; IF([.BN35]/([.BN35]+[.BQ35])&gt;0;[.BN35]/([.BN35]+[.BQ35]);&quot;&quot;);&quot;-&quot;)">
            <text:p/>
          </table:table-cell>
          <table:table-cell table:style-name="ce11" table:formula="of:=IF( [.BN35]&gt;0 ;   (5*[.BN35]/(5*[.BN35]+4*[.BQ35]+[.BO35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11" table:formula="of:=IF([.BW35]/([.BW35]+[.BX35])&gt;0;[.BW35]/([.BW35]+[.BX35]);&quot;&quot;)" office:value-type="string" office:string-value="" calcext:value-type="error">
            <text:p>#DIV/0!</text:p>
          </table:table-cell>
          <table:table-cell table:style-name="ce11" table:formula="of:=IF([.BW35]+[.BZ35]&gt;0; IF([.BW35]/([.BW35]+[.BZ35])&gt;0;[.BW35]/([.BW35]+[.BZ35]);&quot;&quot;);&quot;-&quot;)">
            <text:p/>
          </table:table-cell>
          <table:table-cell table:style-name="ce11" table:formula="of:=IF( [.BW35]&gt;0 ;   (5*[.BW35]/(5*[.BW35]+4*[.BZ35]+[.BX35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6.601" calcext:value-type="float">
            <text:p>76.601</text:p>
          </table:table-cell>
          <table:table-cell table:style-name="ce4" table:formula="of:=IF([.C36]/([.C36]+[.D36])&gt;0;[.C36]/([.C36]+[.D36]);&quot;&quot;)" office:value-type="percentage" office:value="0.0166666666666667" calcext:value-type="percentage">
            <text:p>1.7%</text:p>
          </table:table-cell>
          <table:table-cell table:style-name="ce4" table:formula="of:=IF([.C36]+[.F36]&gt;0; IF([.C36]/([.C36]+[.F36])&gt;0;[.C36]/([.C36]+[.F36]);&quot;&quot;);&quot;-&quot;)" office:value-type="percentage" office:value="0.111111111111111" calcext:value-type="percentage">
            <text:p>11.1%</text:p>
          </table:table-cell>
          <table:table-cell table:style-name="ce4" table:formula="of:=IF( [.C36]&gt;0 ;   (5*[.C36]/(5*[.C36]+4*[.F36]+[.D36])) ; &quot;&quot; )" office:value-type="percentage" office:value="0.0520833333333333" calcext:value-type="percentage">
            <text:p>5.2%</text:p>
          </table:table-cell>
          <table:table-cell table:style-name="ce4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2.421" calcext:value-type="float">
            <text:p>82.421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66.667" calcext:value-type="float">
            <text:p>66.66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4.529" calcext:value-type="float">
            <text:p>94.529</text:p>
          </table:table-cell>
          <table:table-cell table:style-name="ce11" table:formula="of:=IF([.U36]/([.U36]+[.V36])&gt;0;[.U36]/([.U36]+[.V36]);&quot;&quot;)">
            <text:p/>
          </table:table-cell>
          <table:table-cell table:style-name="ce11" table:formula="of:=IF([.U36]+[.X36]&gt;0; IF([.U36]/([.U36]+[.X36])&gt;0;[.U36]/([.U36]+[.X36]);&quot;&quot;);&quot;-&quot;)">
            <text:p/>
          </table:table-cell>
          <table:table-cell table:style-name="ce11" table:formula="of:=IF( [.U36]&gt;0 ;   (5*[.U36]/(5*[.U36]+4*[.X36]+[.V36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5.437" calcext:value-type="float">
            <text:p>75.437</text:p>
          </table:table-cell>
          <table:table-cell table:style-name="ce11" table:formula="of:=IF([.AD36]/([.AD36]+[.AE36])&gt;0;[.AD36]/([.AD36]+[.AE36]);&quot;&quot;)" office:value-type="percentage" office:value="0.00537634408602151" calcext:value-type="percentage">
            <text:p>1%</text:p>
          </table:table-cell>
          <table:table-cell table:style-name="ce11" table:formula="of:=IF([.AD36]+[.AG36]&gt;0; IF([.AD36]/([.AD36]+[.AG36])&gt;0;[.AD36]/([.AD36]+[.AG36]);&quot;&quot;);&quot;-&quot;)" office:value-type="percentage" office:value="0.037037037037037" calcext:value-type="percentage">
            <text:p>4%</text:p>
          </table:table-cell>
          <table:table-cell table:style-name="ce11" table:formula="of:=IF( [.AD36]&gt;0 ;   (5*[.AD36]/(5*[.AD36]+4*[.AG36]+[.AE36])) ; &quot;&quot; )" office:value-type="percentage" office:value="0.0170068027210884" calcext:value-type="percentage">
            <text:p>2%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.35" calcext:value-type="float">
            <text:p>61.35</text:p>
          </table:table-cell>
          <table:table-cell table:style-name="ce11" table:formula="of:=IF([.AM36]/([.AM36]+[.AN36])&gt;0;[.AM36]/([.AM36]+[.AN36]);&quot;&quot;)" office:value-type="percentage" office:value="0.0679886685552408" calcext:value-type="percentage">
            <text:p>7%</text:p>
          </table:table-cell>
          <table:table-cell table:style-name="ce11" table:formula="of:=IF([.AM36]+[.AP36]&gt;0; IF([.AM36]/([.AM36]+[.AP36])&gt;0;[.AM36]/([.AM36]+[.AP36]);&quot;&quot;);&quot;-&quot;)" office:value-type="percentage" office:value="0.888888888888889" calcext:value-type="percentage">
            <text:p>89%</text:p>
          </table:table-cell>
          <table:table-cell table:style-name="ce11" table:formula="of:=IF( [.AM36]&gt;0 ;   (5*[.AM36]/(5*[.AM36]+4*[.AP36]+[.AN36])) ; &quot;&quot; )" office:value-type="percentage" office:value="0.260303687635575" calcext:value-type="percentage">
            <text:p>26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7.555" calcext:value-type="float">
            <text:p>97.555</text:p>
          </table:table-cell>
          <table:table-cell table:style-name="ce11" table:formula="of:=IF([.BN36]/([.BN36]+[.BO36])&gt;0;[.BN36]/([.BN36]+[.BO36]);&quot;&quot;)" office:value-type="percentage" office:value="0.575" calcext:value-type="percentage">
            <text:p>58%</text:p>
          </table:table-cell>
          <table:table-cell table:style-name="ce11" table:formula="of:=IF([.BN36]+[.BQ36]&gt;0; IF([.BN36]/([.BN36]+[.BQ36])&gt;0;[.BN36]/([.BN36]+[.BQ36]);&quot;&quot;);&quot;-&quot;)" office:value-type="percentage" office:value="0.851851851851852" calcext:value-type="percentage">
            <text:p>85%</text:p>
          </table:table-cell>
          <table:table-cell table:style-name="ce11" table:formula="of:=IF( [.BN36]&gt;0 ;   (5*[.BN36]/(5*[.BN36]+4*[.BQ36]+[.BO36])) ; &quot;&quot; )" office:value-type="percentage" office:value="0.777027027027027" calcext:value-type="percentage">
            <text:p>78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11" table:formula="of:=IF([.BW36]/([.BW36]+[.BX36])&gt;0;[.BW36]/([.BW36]+[.BX36]);&quot;&quot;)" office:value-type="string" office:string-value="" calcext:value-type="error">
            <text:p>#DIV/0!</text:p>
          </table:table-cell>
          <table:table-cell table:style-name="ce11" table:formula="of:=IF([.BW36]+[.BZ36]&gt;0; IF([.BW36]/([.BW36]+[.BZ36])&gt;0;[.BW36]/([.BW36]+[.BZ36]);&quot;&quot;);&quot;-&quot;)">
            <text:p/>
          </table:table-cell>
          <table:table-cell table:style-name="ce11" table:formula="of:=IF( [.BW36]&gt;0 ;   (5*[.BW36]/(5*[.BW36]+4*[.BZ36]+[.BX36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7.031" calcext:value-type="float">
            <text:p>77.031</text:p>
          </table:table-cell>
          <table:table-cell table:style-name="ce4" table:formula="of:=IF([.C37]/([.C37]+[.D37])&gt;0;[.C37]/([.C37]+[.D37]);&quot;&quot;)">
            <text:p/>
          </table:table-cell>
          <table:table-cell table:style-name="ce4" table:formula="of:=IF([.C37]+[.F37]&gt;0; IF([.C37]/([.C37]+[.F37])&gt;0;[.C37]/([.C37]+[.F37]);&quot;&quot;);&quot;-&quot;)">
            <text:p/>
          </table:table-cell>
          <table:table-cell table:style-name="ce4" table:formula="of:=IF( [.C37]&gt;0 ;   (5*[.C37]/(5*[.C37]+4*[.F37]+[.D37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7.061" calcext:value-type="float">
            <text:p>87.0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091" calcext:value-type="float">
            <text:p>97.091</text:p>
          </table:table-cell>
          <table:table-cell table:style-name="ce4" table:formula="of:=IF([.U37]/([.U37]+[.V37])&gt;0;[.U37]/([.U37]+[.V37]);&quot;&quot;)">
            <text:p/>
          </table:table-cell>
          <table:table-cell table:style-name="ce4" table:formula="of:=IF([.U37]+[.X37]&gt;0; IF([.U37]/([.U37]+[.X37])&gt;0;[.U37]/([.U37]+[.X37]);&quot;&quot;);&quot;-&quot;)">
            <text:p/>
          </table:table-cell>
          <table:table-cell table:style-name="ce4" table:formula="of:=IF( [.U37]&gt;0 ;   (5*[.U37]/(5*[.U37]+4*[.X37]+[.V37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2.989" calcext:value-type="float">
            <text:p>62.989</text:p>
          </table:table-cell>
          <table:table-cell table:style-name="ce4" table:formula="of:=IF([.AD37]/([.AD37]+[.AE37])&gt;0;[.AD37]/([.AD37]+[.AE37]);&quot;&quot;)">
            <text:p/>
          </table:table-cell>
          <table:table-cell table:style-name="ce4" table:formula="of:=IF([.AD37]+[.AG37]&gt;0; IF([.AD37]/([.AD37]+[.AG37])&gt;0;[.AD37]/([.AD37]+[.AG37]);&quot;&quot;);&quot;-&quot;)">
            <text:p/>
          </table:table-cell>
          <table:table-cell table:style-name="ce4" table:formula="of:=IF( [.AD37]&gt;0 ;   (5*[.AD37]/(5*[.AD37]+4*[.AG37]+[.AE37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4.965" calcext:value-type="float">
            <text:p>54.965</text:p>
          </table:table-cell>
          <table:table-cell table:style-name="ce4" table:formula="of:=IF([.AM37]/([.AM37]+[.AN37])&gt;0;[.AM37]/([.AM37]+[.AN37]);&quot;&quot;)">
            <text:p/>
          </table:table-cell>
          <table:table-cell table:style-name="ce4" table:formula="of:=IF([.AM37]+[.AP37]&gt;0; IF([.AM37]/([.AM37]+[.AP37])&gt;0;[.AM37]/([.AM37]+[.AP37]);&quot;&quot;);&quot;-&quot;)">
            <text:p/>
          </table:table-cell>
          <table:table-cell table:style-name="ce4" table:formula="of:=IF( [.AM37]&gt;0 ;   (5*[.AM37]/(5*[.AM37]+4*[.AP37]+[.AN37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9" calcext:value-type="float">
            <text:p>99.799</text:p>
          </table:table-cell>
          <table:table-cell table:style-name="ce11" table:formula="of:=IF([.BN37]/([.BN37]+[.BO37])&gt;0;[.BN37]/([.BN37]+[.BO37]);&quot;&quot;)" office:value-type="percentage" office:value="0.818181818181818" calcext:value-type="percentage">
            <text:p>82%</text:p>
          </table:table-cell>
          <table:table-cell table:style-name="ce11" table:formula="of:=IF([.BN37]+[.BQ37]&gt;0; IF([.BN37]/([.BN37]+[.BQ37])&gt;0;[.BN37]/([.BN37]+[.BQ37]);&quot;&quot;);&quot;-&quot;)" office:value-type="percentage" office:value="1" calcext:value-type="percentage">
            <text:p>100%</text:p>
          </table:table-cell>
          <table:table-cell table:style-name="ce11" table:formula="of:=IF( [.BN37]&gt;0 ;   (5*[.BN37]/(5*[.BN37]+4*[.BQ37]+[.BO37])) ; &quot;&quot; )" office:value-type="percentage" office:value="0.957446808510638" calcext:value-type="percentage">
            <text:p>96%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9" calcext:value-type="float">
            <text:p>99.799</text:p>
          </table:table-cell>
          <table:table-cell table:style-name="ce4" table:formula="of:=IF([.BW37]/([.BW37]+[.BX37])&gt;0;[.BW37]/([.BW37]+[.BX37]);&quot;&quot;)" office:value-type="percentage" office:value="0.818181818181818" calcext:value-type="percentage">
            <text:p>81.8%</text:p>
          </table:table-cell>
          <table:table-cell table:style-name="ce4" table:formula="of:=IF([.BW37]+[.BZ37]&gt;0; IF([.BW37]/([.BW37]+[.BZ37])&gt;0;[.BW37]/([.BW37]+[.BZ37]);&quot;&quot;);&quot;-&quot;)" office:value-type="percentage" office:value="1" calcext:value-type="percentage">
            <text:p>100.0%</text:p>
          </table:table-cell>
          <table:table-cell table:style-name="ce4" table:formula="of:=IF( [.BW37]&gt;0 ;   (5*[.BW37]/(5*[.BW37]+4*[.BZ37]+[.BX37])) ; &quot;&quot; )" office:value-type="percentage" office:value="0.957446808510638" calcext:value-type="percentage">
            <text:p>95.7%</text:p>
          </table:table-cell>
          <table:table-cell table:number-columns-repeated="158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.424" calcext:value-type="float">
            <text:p>79.424</text:p>
          </table:table-cell>
          <table:table-cell table:style-name="ce4" table:formula="of:=IF([.C38]/([.C38]+[.D38])&gt;0;[.C38]/([.C38]+[.D38]);&quot;&quot;)">
            <text:p/>
          </table:table-cell>
          <table:table-cell table:style-name="ce4" table:formula="of:=IF([.C38]+[.F38]&gt;0; IF([.C38]/([.C38]+[.F38])&gt;0;[.C38]/([.C38]+[.F38]);&quot;&quot;);&quot;-&quot;)" office:value-type="string" office:string-value="-" calcext:value-type="string">
            <text:p>-</text:p>
          </table:table-cell>
          <table:table-cell table:style-name="ce4" table:formula="of:=IF( [.C38]&gt;0 ;   (5*[.C38]/(5*[.C38]+4*[.F38]+[.D38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1.687" calcext:value-type="float">
            <text:p>81.68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U38]/([.U38]+[.V38])&gt;0;[.U38]/([.U38]+[.V38]);&quot;&quot;)" office:value-type="string" office:string-value="" calcext:value-type="error">
            <text:p>#DIV/0!</text:p>
          </table:table-cell>
          <table:table-cell table:style-name="ce4" table:formula="of:=IF([.U38]+[.X38]&gt;0; IF([.U38]/([.U38]+[.X38])&gt;0;[.U38]/([.U38]+[.X38]);&quot;&quot;);&quot;-&quot;)" office:value-type="string" office:string-value="-" calcext:value-type="string">
            <text:p>-</text:p>
          </table:table-cell>
          <table:table-cell table:style-name="ce4" table:formula="of:=IF( [.U38]&gt;0 ;   (5*[.U38]/(5*[.U38]+4*[.X38]+[.V38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.811" calcext:value-type="float">
            <text:p>71.811</text:p>
          </table:table-cell>
          <table:table-cell table:style-name="ce4" table:formula="of:=IF([.AD38]/([.AD38]+[.AE38])&gt;0;[.AD38]/([.AD38]+[.AE38]);&quot;&quot;)">
            <text:p/>
          </table:table-cell>
          <table:table-cell table:style-name="ce4" table:formula="of:=IF([.AD38]+[.AG38]&gt;0; IF([.AD38]/([.AD38]+[.AG38])&gt;0;[.AD38]/([.AD38]+[.AG38]);&quot;&quot;);&quot;-&quot;)" office:value-type="string" office:string-value="-" calcext:value-type="string">
            <text:p>-</text:p>
          </table:table-cell>
          <table:table-cell table:style-name="ce4" table:formula="of:=IF( [.AD38]&gt;0 ;   (5*[.AD38]/(5*[.AD38]+4*[.AG38]+[.AE38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.593" calcext:value-type="float">
            <text:p>42.593</text:p>
          </table:table-cell>
          <table:table-cell table:style-name="ce4" table:formula="of:=IF([.AM38]/([.AM38]+[.AN38])&gt;0;[.AM38]/([.AM38]+[.AN38]);&quot;&quot;)">
            <text:p/>
          </table:table-cell>
          <table:table-cell table:style-name="ce4" table:formula="of:=IF([.AM38]+[.AP38]&gt;0; IF([.AM38]/([.AM38]+[.AP38])&gt;0;[.AM38]/([.AM38]+[.AP38]);&quot;&quot;);&quot;-&quot;)" office:value-type="string" office:string-value="-" calcext:value-type="string">
            <text:p>-</text:p>
          </table:table-cell>
          <table:table-cell table:style-name="ce4" table:formula="of:=IF( [.AM38]&gt;0 ;   (5*[.AM38]/(5*[.AM38]+4*[.AP38]+[.AN38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148" calcext:value-type="float">
            <text:p>98.148</text:p>
          </table:table-cell>
          <table:table-cell table:style-name="ce11" table:formula="of:=IF([.BN38]/([.BN38]+[.BO38])&gt;0;[.BN38]/([.BN38]+[.BO38]);&quot;&quot;)">
            <text:p/>
          </table:table-cell>
          <table:table-cell table:style-name="ce11" table:formula="of:=IF([.BN38]+[.BQ38]&gt;0; IF([.BN38]/([.BN38]+[.BQ38])&gt;0;[.BN38]/([.BN38]+[.BQ38]);&quot;&quot;);&quot;-&quot;)" office:value-type="string" office:string-value="-" calcext:value-type="string">
            <text:p>-</text:p>
          </table:table-cell>
          <table:table-cell table:style-name="ce11" table:formula="of:=IF( [.BN38]&gt;0 ;   (5*[.BN38]/(5*[.BN38]+4*[.BQ38]+[.BO38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38]/([.BW38]+[.BX38])&gt;0;[.BW38]/([.BW38]+[.BX38]);&quot;&quot;)" office:value-type="string" office:string-value="" calcext:value-type="error">
            <text:p>#DIV/0!</text:p>
          </table:table-cell>
          <table:table-cell table:style-name="ce4" table:formula="of:=IF([.BW38]+[.BZ38]&gt;0; IF([.BW38]/([.BW38]+[.BZ38])&gt;0;[.BW38]/([.BW38]+[.BZ38]);&quot;&quot;);&quot;-&quot;)" office:value-type="string" office:string-value="-" calcext:value-type="string">
            <text:p>-</text:p>
          </table:table-cell>
          <table:table-cell table:style-name="ce4" table:formula="of:=IF( [.BW38]&gt;0 ;   (5*[.BW38]/(5*[.BW38]+4*[.BZ38]+[.BX38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.097" calcext:value-type="float">
            <text:p>79.097</text:p>
          </table:table-cell>
          <table:table-cell table:style-name="ce4" table:formula="of:=IF([.C39]/([.C39]+[.D39])&gt;0;[.C39]/([.C39]+[.D39]);&quot;&quot;)" office:value-type="percentage" office:value="0.005" calcext:value-type="percentage">
            <text:p>0.5%</text:p>
          </table:table-cell>
          <table:table-cell table:style-name="ce4" table:formula="of:=IF([.C39]+[.F39]&gt;0; IF([.C39]/([.C39]+[.F39])&gt;0;[.C39]/([.C39]+[.F39]);&quot;&quot;);&quot;-&quot;)" office:value-type="percentage" office:value="1" calcext:value-type="percentage">
            <text:p>100.0%</text:p>
          </table:table-cell>
          <table:table-cell table:style-name="ce4" table:formula="of:=IF( [.C39]&gt;0 ;   (5*[.C39]/(5*[.C39]+4*[.F39]+[.D39])) ; &quot;&quot; )" office:value-type="percentage" office:value="0.0245098039215686" calcext:value-type="percentage">
            <text:p>2.5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9.391" calcext:value-type="float">
            <text:p>89.39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U39]/([.U39]+[.V39])&gt;0;[.U39]/([.U39]+[.V39]);&quot;&quot;)" office:value-type="string" office:string-value="" calcext:value-type="error">
            <text:p>#DIV/0!</text:p>
          </table:table-cell>
          <table:table-cell table:style-name="ce4" table:formula="of:=IF([.U39]+[.X39]&gt;0; IF([.U39]/([.U39]+[.X39])&gt;0;[.U39]/([.U39]+[.X39]);&quot;&quot;);&quot;-&quot;)">
            <text:p/>
          </table:table-cell>
          <table:table-cell table:style-name="ce4" table:formula="of:=IF( [.U39]&gt;0 ;   (5*[.U39]/(5*[.U39]+4*[.X39]+[.V39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4.685" calcext:value-type="float">
            <text:p>74.685</text:p>
          </table:table-cell>
          <table:table-cell table:style-name="ce4" table:formula="of:=IF([.AD39]/([.AD39]+[.AE39])&gt;0;[.AD39]/([.AD39]+[.AE39]);&quot;&quot;)">
            <text:p/>
          </table:table-cell>
          <table:table-cell table:style-name="ce4" table:formula="of:=IF([.AD39]+[.AG39]&gt;0; IF([.AD39]/([.AD39]+[.AG39])&gt;0;[.AD39]/([.AD39]+[.AG39]);&quot;&quot;);&quot;-&quot;)">
            <text:p/>
          </table:table-cell>
          <table:table-cell table:style-name="ce4" table:formula="of:=IF( [.AD39]&gt;0 ;   (5*[.AD39]/(5*[.AD39]+4*[.AG39]+[.AE39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887" calcext:value-type="float">
            <text:p>53.887</text:p>
          </table:table-cell>
          <table:table-cell table:style-name="ce4" table:formula="of:=IF([.AM39]/([.AM39]+[.AN39])&gt;0;[.AM39]/([.AM39]+[.AN39]);&quot;&quot;)" office:value-type="percentage" office:value="0.00227272727272727" calcext:value-type="percentage">
            <text:p>0.2%</text:p>
          </table:table-cell>
          <table:table-cell table:style-name="ce4" table:formula="of:=IF([.AM39]+[.AP39]&gt;0; IF([.AM39]/([.AM39]+[.AP39])&gt;0;[.AM39]/([.AM39]+[.AP39]);&quot;&quot;);&quot;-&quot;)" office:value-type="percentage" office:value="1" calcext:value-type="percentage">
            <text:p>100.0%</text:p>
          </table:table-cell>
          <table:table-cell table:style-name="ce4" table:formula="of:=IF( [.AM39]&gt;0 ;   (5*[.AM39]/(5*[.AM39]+4*[.AP39]+[.AN39])) ; &quot;&quot; )" office:value-type="percentage" office:value="0.0112612612612613" calcext:value-type="percentage">
            <text:p>1.1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95" calcext:value-type="float">
            <text:p>98.95</text:p>
          </table:table-cell>
          <table:table-cell table:style-name="ce11" table:formula="of:=IF([.BN39]/([.BN39]+[.BO39])&gt;0;[.BN39]/([.BN39]+[.BO39]);&quot;&quot;)">
            <text:p/>
          </table:table-cell>
          <table:table-cell table:style-name="ce11" table:formula="of:=IF([.BN39]+[.BQ39]&gt;0; IF([.BN39]/([.BN39]+[.BQ39])&gt;0;[.BN39]/([.BN39]+[.BQ39]);&quot;&quot;);&quot;-&quot;)">
            <text:p/>
          </table:table-cell>
          <table:table-cell table:style-name="ce11" table:formula="of:=IF( [.BN39]&gt;0 ;   (5*[.BN39]/(5*[.BN39]+4*[.BQ39]+[.BO39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05" calcext:value-type="float">
            <text:p>0.105</text:p>
          </table:table-cell>
          <table:table-cell table:style-name="ce4" table:formula="of:=IF([.BW39]/([.BW39]+[.BX39])&gt;0;[.BW39]/([.BW39]+[.BX39]);&quot;&quot;)" office:value-type="percentage" office:value="0.00105042016806723" calcext:value-type="percentage">
            <text:p>0.1%</text:p>
          </table:table-cell>
          <table:table-cell table:style-name="ce4" table:formula="of:=IF([.BW39]+[.BZ39]&gt;0; IF([.BW39]/([.BW39]+[.BZ39])&gt;0;[.BW39]/([.BW39]+[.BZ39]);&quot;&quot;);&quot;-&quot;)" office:value-type="percentage" office:value="1" calcext:value-type="percentage">
            <text:p>100.0%</text:p>
          </table:table-cell>
          <table:table-cell table:style-name="ce4" table:formula="of:=IF( [.BW39]&gt;0 ;   (5*[.BW39]/(5*[.BW39]+4*[.BZ39]+[.BX39])) ; &quot;&quot; )" office:value-type="percentage" office:value="0.00523012552301255" calcext:value-type="percentage">
            <text:p>0.5%</text:p>
          </table:table-cell>
          <table:table-cell table:number-columns-repeated="158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6.353" calcext:value-type="float">
            <text:p>76.353</text:p>
          </table:table-cell>
          <table:table-cell table:style-name="ce4" table:formula="of:=IF([.C40]/([.C40]+[.D40])&gt;0;[.C40]/([.C40]+[.D40]);&quot;&quot;)">
            <text:p/>
          </table:table-cell>
          <table:table-cell table:style-name="ce4" table:formula="of:=IF([.C40]+[.F40]&gt;0; IF([.C40]/([.C40]+[.F40])&gt;0;[.C40]/([.C40]+[.F40]);&quot;&quot;);&quot;-&quot;)">
            <text:p/>
          </table:table-cell>
          <table:table-cell table:style-name="ce4" table:formula="of:=IF( [.C40]&gt;0 ;   (5*[.C40]/(5*[.C40]+4*[.F40]+[.D40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8.706" calcext:value-type="float">
            <text:p>78.7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.176" calcext:value-type="float">
            <text:p>95.176</text:p>
          </table:table-cell>
          <table:table-cell table:style-name="ce4" table:formula="of:=IF([.U40]/([.U40]+[.V40])&gt;0;[.U40]/([.U40]+[.V40]);&quot;&quot;)">
            <text:p/>
          </table:table-cell>
          <table:table-cell table:style-name="ce4" table:formula="of:=IF([.U40]+[.X40]&gt;0; IF([.U40]/([.U40]+[.X40])&gt;0;[.U40]/([.U40]+[.X40]);&quot;&quot;);&quot;-&quot;)">
            <text:p/>
          </table:table-cell>
          <table:table-cell table:style-name="ce4" table:formula="of:=IF( [.U40]&gt;0 ;   (5*[.U40]/(5*[.U40]+4*[.X40]+[.V40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2.235" calcext:value-type="float">
            <text:p>62.235</text:p>
          </table:table-cell>
          <table:table-cell table:style-name="ce4" table:formula="of:=IF([.AD40]/([.AD40]+[.AE40])&gt;0;[.AD40]/([.AD40]+[.AE40]);&quot;&quot;)">
            <text:p/>
          </table:table-cell>
          <table:table-cell table:style-name="ce4" table:formula="of:=IF([.AD40]+[.AG40]&gt;0; IF([.AD40]/([.AD40]+[.AG40])&gt;0;[.AD40]/([.AD40]+[.AG40]);&quot;&quot;);&quot;-&quot;)">
            <text:p/>
          </table:table-cell>
          <table:table-cell table:style-name="ce4" table:formula="of:=IF( [.AD40]&gt;0 ;   (5*[.AD40]/(5*[.AD40]+4*[.AG40]+[.AE40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.118" calcext:value-type="float">
            <text:p>48.118</text:p>
          </table:table-cell>
          <table:table-cell table:style-name="ce4" table:formula="of:=IF([.AM40]/([.AM40]+[.AN40])&gt;0;[.AM40]/([.AM40]+[.AN40]);&quot;&quot;)">
            <text:p/>
          </table:table-cell>
          <table:table-cell table:style-name="ce4" table:formula="of:=IF([.AM40]+[.AP40]&gt;0; IF([.AM40]/([.AM40]+[.AP40])&gt;0;[.AM40]/([.AM40]+[.AP40]);&quot;&quot;);&quot;-&quot;)">
            <text:p/>
          </table:table-cell>
          <table:table-cell table:style-name="ce4" table:formula="of:=IF( [.AM40]&gt;0 ;   (5*[.AM40]/(5*[.AM40]+4*[.AP40]+[.AN40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41" calcext:value-type="float">
            <text:p>98.941</text:p>
          </table:table-cell>
          <table:table-cell table:style-name="ce11" table:formula="of:=IF([.BN40]/([.BN40]+[.BO40])&gt;0;[.BN40]/([.BN40]+[.BO40]);&quot;&quot;)" office:value-type="percentage" office:value="0.1" calcext:value-type="percentage">
            <text:p>10%</text:p>
          </table:table-cell>
          <table:table-cell table:style-name="ce11" table:formula="of:=IF([.BN40]+[.BQ40]&gt;0; IF([.BN40]/([.BN40]+[.BQ40])&gt;0;[.BN40]/([.BN40]+[.BQ40]);&quot;&quot;);&quot;-&quot;)" office:value-type="percentage" office:value="1" calcext:value-type="percentage">
            <text:p>100%</text:p>
          </table:table-cell>
          <table:table-cell table:style-name="ce11" table:formula="of:=IF( [.BN40]&gt;0 ;   (5*[.BN40]/(5*[.BN40]+4*[.BQ40]+[.BO40])) ; &quot;&quot; )" office:value-type="percentage" office:value="0.357142857142857" calcext:value-type="percentage">
            <text:p>36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W40]/([.BW40]+[.BX40])&gt;0;[.BW40]/([.BW40]+[.BX40]);&quot;&quot;)" office:value-type="string" office:string-value="" calcext:value-type="error">
            <text:p>#DIV/0!</text:p>
          </table:table-cell>
          <table:table-cell table:style-name="ce4" table:formula="of:=IF([.BW40]+[.BZ40]&gt;0; IF([.BW40]/([.BW40]+[.BZ40])&gt;0;[.BW40]/([.BW40]+[.BZ40]);&quot;&quot;);&quot;-&quot;)">
            <text:p/>
          </table:table-cell>
          <table:table-cell table:style-name="ce4" table:formula="of:=IF( [.BW40]&gt;0 ;   (5*[.BW40]/(5*[.BW40]+4*[.BZ40]+[.BX40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8.245" calcext:value-type="float">
            <text:p>78.245</text:p>
          </table:table-cell>
          <table:table-cell table:style-name="ce4" table:formula="of:=IF([.C41]/([.C41]+[.D41])&gt;0;[.C41]/([.C41]+[.D41]);&quot;&quot;)">
            <text:p/>
          </table:table-cell>
          <table:table-cell table:style-name="ce4" table:formula="of:=IF([.C41]+[.F41]&gt;0; IF([.C41]/([.C41]+[.F41])&gt;0;[.C41]/([.C41]+[.F41]);&quot;&quot;);&quot;-&quot;)">
            <text:p/>
          </table:table-cell>
          <table:table-cell table:style-name="ce4" table:formula="of:=IF( [.C41]&gt;0 ;   (5*[.C41]/(5*[.C41]+4*[.F41]+[.D41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053" calcext:value-type="float">
            <text:p>83.053</text:p>
          </table:table-cell>
          <table:table-cell table:style-name="ce2" office:value-type="float" office:value="0.704" calcext:value-type="float">
            <text:p>0.7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U41]/([.U41]+[.V41])&gt;0;[.U41]/([.U41]+[.V41]);&quot;&quot;)" office:value-type="string" office:string-value="" calcext:value-type="error">
            <text:p>#DIV/0!</text:p>
          </table:table-cell>
          <table:table-cell table:style-name="ce4" table:formula="of:=IF([.U41]+[.X41]&gt;0; IF([.U41]/([.U41]+[.X41])&gt;0;[.U41]/([.U41]+[.X41]);&quot;&quot;);&quot;-&quot;)">
            <text:p/>
          </table:table-cell>
          <table:table-cell table:style-name="ce4" table:formula="of:=IF( [.U41]&gt;0 ;   (5*[.U41]/(5*[.U41]+4*[.X41]+[.V41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.649" calcext:value-type="float">
            <text:p>80.649</text:p>
          </table:table-cell>
          <table:table-cell table:style-name="ce4" table:formula="of:=IF([.AD41]/([.AD41]+[.AE41])&gt;0;[.AD41]/([.AD41]+[.AE41]);&quot;&quot;)">
            <text:p/>
          </table:table-cell>
          <table:table-cell table:style-name="ce4" table:formula="of:=IF([.AD41]+[.AG41]&gt;0; IF([.AD41]/([.AD41]+[.AG41])&gt;0;[.AD41]/([.AD41]+[.AG41]);&quot;&quot;);&quot;-&quot;)">
            <text:p/>
          </table:table-cell>
          <table:table-cell table:style-name="ce4" table:formula="of:=IF( [.AD41]&gt;0 ;   (5*[.AD41]/(5*[.AD41]+4*[.AG41]+[.AE41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226" calcext:value-type="float">
            <text:p>66.226</text:p>
          </table:table-cell>
          <table:table-cell table:style-name="ce4" table:formula="of:=IF([.AM41]/([.AM41]+[.AN41])&gt;0;[.AM41]/([.AM41]+[.AN41]);&quot;&quot;)" office:value-type="percentage" office:value="0.00354609929078014" calcext:value-type="percentage">
            <text:p>0.4%</text:p>
          </table:table-cell>
          <table:table-cell table:style-name="ce4" table:formula="of:=IF([.AM41]+[.AP41]&gt;0; IF([.AM41]/([.AM41]+[.AP41])&gt;0;[.AM41]/([.AM41]+[.AP41]);&quot;&quot;);&quot;-&quot;)" office:value-type="percentage" office:value="1" calcext:value-type="percentage">
            <text:p>100.0%</text:p>
          </table:table-cell>
          <table:table-cell table:style-name="ce4" table:formula="of:=IF( [.AM41]&gt;0 ;   (5*[.AM41]/(5*[.AM41]+4*[.AP41]+[.AN41])) ; &quot;&quot; )" office:value-type="percentage" office:value="0.0174825174825175" calcext:value-type="percentage">
            <text:p>1.7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476" calcext:value-type="float">
            <text:p>97.47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678" calcext:value-type="float">
            <text:p>98.678</text:p>
          </table:table-cell>
          <table:table-cell table:style-name="ce11" table:formula="of:=IF([.BN41]/([.BN41]+[.BO41])&gt;0;[.BN41]/([.BN41]+[.BO41]);&quot;&quot;)" office:value-type="percentage" office:value="0.0833333333333333" calcext:value-type="percentage">
            <text:p>8%</text:p>
          </table:table-cell>
          <table:table-cell table:style-name="ce11" table:formula="of:=IF([.BN41]+[.BQ41]&gt;0; IF([.BN41]/([.BN41]+[.BQ41])&gt;0;[.BN41]/([.BN41]+[.BQ41]);&quot;&quot;);&quot;-&quot;)" office:value-type="percentage" office:value="1" calcext:value-type="percentage">
            <text:p>100%</text:p>
          </table:table-cell>
          <table:table-cell table:style-name="ce11" table:formula="of:=IF( [.BN41]&gt;0 ;   (5*[.BN41]/(5*[.BN41]+4*[.BQ41]+[.BO41])) ; &quot;&quot; )" office:value-type="percentage" office:value="0.3125" calcext:value-type="percentage">
            <text:p>31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W41]/([.BW41]+[.BX41])&gt;0;[.BW41]/([.BW41]+[.BX41]);&quot;&quot;)" office:value-type="string" office:string-value="" calcext:value-type="error">
            <text:p>#DIV/0!</text:p>
          </table:table-cell>
          <table:table-cell table:style-name="ce4" table:formula="of:=IF([.BW41]+[.BZ41]&gt;0; IF([.BW41]/([.BW41]+[.BZ41])&gt;0;[.BW41]/([.BW41]+[.BZ41]);&quot;&quot;);&quot;-&quot;)">
            <text:p/>
          </table:table-cell>
          <table:table-cell table:style-name="ce4" table:formula="of:=IF( [.BW41]&gt;0 ;   (5*[.BW41]/(5*[.BW41]+4*[.BZ41]+[.BX41])) ; &quot;&quot; )">
            <text:p/>
          </table:table-cell>
          <table:table-cell table:number-columns-repeated="15873"/>
        </table:table-row>
        <table:table-row table:style-name="ro1">
          <table:table-cell table:number-columns-repeated="1595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3.621" calcext:value-type="float">
            <text:p>73.621</text:p>
          </table:table-cell>
          <table:table-cell table:style-name="ce4" table:formula="of:=IF([.C43]/([.C43]+[.D43])&gt;0;[.C43]/([.C43]+[.D43]);&quot;&quot;)">
            <text:p/>
          </table:table-cell>
          <table:table-cell table:style-name="ce4" table:formula="of:=IF([.C43]+[.F43]&gt;0; IF([.C43]/([.C43]+[.F43])&gt;0;[.C43]/([.C43]+[.F43]);&quot;&quot;);&quot;-&quot;)" office:value-type="string" office:string-value="-" calcext:value-type="string">
            <text:p>-</text:p>
          </table:table-cell>
          <table:table-cell table:style-name="ce4" table:formula="of:=IF( [.C43]&gt;0 ;   (5*[.C43]/(5*[.C43]+4*[.F43]+[.D4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.204" calcext:value-type="float">
            <text:p>95.2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U43]/([.U43]+[.V43])&gt;0;[.U43]/([.U43]+[.V43]);&quot;&quot;)" office:value-type="string" office:string-value="" calcext:value-type="error">
            <text:p>#DIV/0!</text:p>
          </table:table-cell>
          <table:table-cell table:style-name="ce4" table:formula="of:=IF([.U43]+[.X43]&gt;0; IF([.U43]/([.U43]+[.X43])&gt;0;[.U43]/([.U43]+[.X43]);&quot;&quot;);&quot;-&quot;)" office:value-type="string" office:string-value="-" calcext:value-type="string">
            <text:p>-</text:p>
          </table:table-cell>
          <table:table-cell table:style-name="ce4" table:formula="of:=IF( [.U43]&gt;0 ;   (5*[.U43]/(5*[.U43]+4*[.X43]+[.V43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.223" calcext:value-type="float">
            <text:p>71.223</text:p>
          </table:table-cell>
          <table:table-cell table:style-name="ce4" table:formula="of:=IF([.AD43]/([.AD43]+[.AE43])&gt;0;[.AD43]/([.AD43]+[.AE43]);&quot;&quot;)">
            <text:p/>
          </table:table-cell>
          <table:table-cell table:style-name="ce4" table:formula="of:=IF([.AD43]+[.AG43]&gt;0; IF([.AD43]/([.AD43]+[.AG43])&gt;0;[.AD43]/([.AD43]+[.AG43]);&quot;&quot;);&quot;-&quot;)" office:value-type="string" office:string-value="-" calcext:value-type="string">
            <text:p>-</text:p>
          </table:table-cell>
          <table:table-cell table:style-name="ce4" table:formula="of:=IF( [.AD43]&gt;0 ;   (5*[.AD43]/(5*[.AD43]+4*[.AG43]+[.AE43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.825" calcext:value-type="float">
            <text:p>68.825</text:p>
          </table:table-cell>
          <table:table-cell table:style-name="ce4" table:formula="of:=IF([.AM43]/([.AM43]+[.AN43])&gt;0;[.AM43]/([.AM43]+[.AN43]);&quot;&quot;)">
            <text:p/>
          </table:table-cell>
          <table:table-cell table:style-name="ce4" table:formula="of:=IF([.AM43]+[.AP43]&gt;0; IF([.AM43]/([.AM43]+[.AP43])&gt;0;[.AM43]/([.AM43]+[.AP43]);&quot;&quot;);&quot;-&quot;)" office:value-type="string" office:string-value="-" calcext:value-type="string">
            <text:p>-</text:p>
          </table:table-cell>
          <table:table-cell table:style-name="ce4" table:formula="of:=IF( [.AM43]&gt;0 ;   (5*[.AM43]/(5*[.AM43]+4*[.AP43]+[.AN43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602" calcext:value-type="float">
            <text:p>97.60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N43]/([.BN43]+[.BO43])&gt;0;[.BN43]/([.BN43]+[.BO43]);&quot;&quot;)" office:value-type="string" office:string-value="" calcext:value-type="error">
            <text:p>#DIV/0!</text:p>
          </table:table-cell>
          <table:table-cell table:style-name="ce4" table:formula="of:=IF([.BN43]+[.BQ43]&gt;0; IF([.BN43]/([.BN43]+[.BQ43])&gt;0;[.BN43]/([.BN43]+[.BQ43]);&quot;&quot;);&quot;-&quot;)" office:value-type="string" office:string-value="-" calcext:value-type="string">
            <text:p>-</text:p>
          </table:table-cell>
          <table:table-cell table:style-name="ce4" table:formula="of:=IF( [.BN43]&gt;0 ;   (5*[.BN43]/(5*[.BN43]+4*[.BQ43]+[.BO43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43]/([.BW43]+[.BX43])&gt;0;[.BW43]/([.BW43]+[.BX43]);&quot;&quot;)" office:value-type="string" office:string-value="" calcext:value-type="error">
            <text:p>#DIV/0!</text:p>
          </table:table-cell>
          <table:table-cell table:style-name="ce4" table:formula="of:=IF([.BW43]+[.BZ43]&gt;0; IF([.BW43]/([.BW43]+[.BZ43])&gt;0;[.BW43]/([.BW43]+[.BZ43]);&quot;&quot;);&quot;-&quot;)" office:value-type="string" office:string-value="-" calcext:value-type="string">
            <text:p>-</text:p>
          </table:table-cell>
          <table:table-cell table:style-name="ce4" table:formula="of:=IF( [.BW43]&gt;0 ;   (5*[.BW43]/(5*[.BW43]+4*[.BZ43]+[.BX43])) ; &quot;&quot; )">
            <text:p/>
          </table:table-cell>
          <table:table-cell table:number-columns-repeated="158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.32" calcext:value-type="float">
            <text:p>70.32</text:p>
          </table:table-cell>
          <table:table-cell table:style-name="ce4" table:formula="of:=IF([.C44]/([.C44]+[.D44])&gt;0;[.C44]/([.C44]+[.D44]);&quot;&quot;)">
            <text:p/>
          </table:table-cell>
          <table:table-cell table:style-name="ce4" table:formula="of:=IF([.C44]+[.F44]&gt;0; IF([.C44]/([.C44]+[.F44])&gt;0;[.C44]/([.C44]+[.F44]);&quot;&quot;);&quot;-&quot;)" office:value-type="string" office:string-value="-" calcext:value-type="string">
            <text:p>-</text:p>
          </table:table-cell>
          <table:table-cell table:style-name="ce4" table:formula="of:=IF( [.C44]&gt;0 ;   (5*[.C44]/(5*[.C44]+4*[.F44]+[.D4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.301" calcext:value-type="float">
            <text:p>86.3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717" calcext:value-type="float">
            <text:p>97.717</text:p>
          </table:table-cell>
          <table:table-cell table:style-name="ce4" table:formula="of:=IF([.U44]/([.U44]+[.V44])&gt;0;[.U44]/([.U44]+[.V44]);&quot;&quot;)">
            <text:p/>
          </table:table-cell>
          <table:table-cell table:style-name="ce4" table:formula="of:=IF([.U44]+[.X44]&gt;0; IF([.U44]/([.U44]+[.X44])&gt;0;[.U44]/([.U44]+[.X44]);&quot;&quot;);&quot;-&quot;)" office:value-type="string" office:string-value="-" calcext:value-type="string">
            <text:p>-</text:p>
          </table:table-cell>
          <table:table-cell table:style-name="ce4" table:formula="of:=IF( [.U44]&gt;0 ;   (5*[.U44]/(5*[.U44]+4*[.X44]+[.V4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.621" calcext:value-type="float">
            <text:p>56.621</text:p>
          </table:table-cell>
          <table:table-cell table:style-name="ce4" table:formula="of:=IF([.AD44]/([.AD44]+[.AE44])&gt;0;[.AD44]/([.AD44]+[.AE44]);&quot;&quot;)">
            <text:p/>
          </table:table-cell>
          <table:table-cell table:style-name="ce4" table:formula="of:=IF([.AD44]+[.AG44]&gt;0; IF([.AD44]/([.AD44]+[.AG44])&gt;0;[.AD44]/([.AD44]+[.AG44]);&quot;&quot;);&quot;-&quot;)" office:value-type="string" office:string-value="-" calcext:value-type="string">
            <text:p>-</text:p>
          </table:table-cell>
          <table:table-cell table:style-name="ce4" table:formula="of:=IF( [.AD44]&gt;0 ;   (5*[.AD44]/(5*[.AD44]+4*[.AG44]+[.AE4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.388" calcext:value-type="float">
            <text:p>60.388</text:p>
          </table:table-cell>
          <table:table-cell table:style-name="ce4" table:formula="of:=IF([.AM44]/([.AM44]+[.AN44])&gt;0;[.AM44]/([.AM44]+[.AN44]);&quot;&quot;)">
            <text:p/>
          </table:table-cell>
          <table:table-cell table:style-name="ce4" table:formula="of:=IF([.AM44]+[.AP44]&gt;0; IF([.AM44]/([.AM44]+[.AP44])&gt;0;[.AM44]/([.AM44]+[.AP44]);&quot;&quot;);&quot;-&quot;)" office:value-type="string" office:string-value="-" calcext:value-type="string">
            <text:p>-</text:p>
          </table:table-cell>
          <table:table-cell table:style-name="ce4" table:formula="of:=IF( [.AM44]&gt;0 ;   (5*[.AM44]/(5*[.AM44]+4*[.AP44]+[.AN4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N44]/([.BN44]+[.BO44])&gt;0;[.BN44]/([.BN44]+[.BO44]);&quot;&quot;)" office:value-type="string" office:string-value="" calcext:value-type="error">
            <text:p>#DIV/0!</text:p>
          </table:table-cell>
          <table:table-cell table:style-name="ce4" table:formula="of:=IF([.BN44]+[.BQ44]&gt;0; IF([.BN44]/([.BN44]+[.BQ44])&gt;0;[.BN44]/([.BN44]+[.BQ44]);&quot;&quot;);&quot;-&quot;)" office:value-type="string" office:string-value="-" calcext:value-type="string">
            <text:p>-</text:p>
          </table:table-cell>
          <table:table-cell table:style-name="ce4" table:formula="of:=IF( [.BN44]&gt;0 ;   (5*[.BN44]/(5*[.BN44]+4*[.BQ44]+[.BO4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W44]/([.BW44]+[.BX44])&gt;0;[.BW44]/([.BW44]+[.BX44]);&quot;&quot;)" office:value-type="string" office:string-value="" calcext:value-type="error">
            <text:p>#DIV/0!</text:p>
          </table:table-cell>
          <table:table-cell table:style-name="ce4" table:formula="of:=IF([.BW44]+[.BZ44]&gt;0; IF([.BW44]/([.BW44]+[.BZ44])&gt;0;[.BW44]/([.BW44]+[.BZ44]);&quot;&quot;);&quot;-&quot;)" office:value-type="string" office:string-value="-" calcext:value-type="string">
            <text:p>-</text:p>
          </table:table-cell>
          <table:table-cell table:style-name="ce4" table:formula="of:=IF( [.BW44]&gt;0 ;   (5*[.BW44]/(5*[.BW44]+4*[.BZ44]+[.BX44])) ; &quot;&quot; )">
            <text:p/>
          </table:table-cell>
          <table:table-cell table:number-columns-repeated="15873"/>
        </table:table-row>
        <table:table-row table:style-name="ro1">
          <table:table-cell table:number-columns-repeated="65"/>
          <table:table-cell table:style-name="ce6" office:value-type="string" calcext:value-type="string" table:number-columns-spanned="7" table:number-rows-spanned="1">
            <text:p>bin_pca_0.3489583333_0.0551839314_2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7" table:number-rows-spanned="1">
            <text:p>bin_mne_0.6744791667_0.2682291667_2</text:p>
          </table:table-cell>
          <table:covered-table-cell table:number-columns-repeated="5" table:style-name="ce3"/>
          <table:covered-table-cell table:style-name="ce5"/>
          <table:table-cell table:number-columns-repeated="15874"/>
        </table:table-row>
        <table:table-row table:style-name="ro1">
          <table:table-cell/>
          <table:table-cell table:style-name="ce6"/>
          <table:table-cell table:style-name="ce6" office:value-type="string" calcext:value-type="string" table:number-columns-spanned="7" table:number-rows-spanned="1">
            <text:p>bin_lstm_ae_0.1885370619_0.0755709241_2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7" table:number-rows-spanned="1">
            <text:p>bin_conv_lstm_ae_0.1242134049_0.0519020283_2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7" table:number-rows-spanned="1">
            <text:p>bin_attn_ae_r_0.0646089474_0.0365322228_2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8" table:number-rows-spanned="1">
            <text:p>bin_predictor_a_0.290685258_0.2229711902_2</text:p>
          </table:table-cell>
          <table:covered-table-cell table:number-columns-repeated="5" table:style-name="ce8"/>
          <table:covered-table-cell table:number-columns-repeated="2" table:style-name="ce12"/>
          <table:table-cell table:style-name="ce12"/>
          <table:table-cell table:style-name="ce6" office:value-type="string" calcext:value-type="string" table:number-columns-spanned="7" table:number-rows-spanned="1">
            <text:p>bin_attn_ae_a_0.1293097577_0.0249805062_2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7" table:number-rows-spanned="1">
            <text:p>bin_predictor_r_0.2415315821_0.0385661498_2</text:p>
          </table:table-cell>
          <table:covered-table-cell table:number-columns-repeated="5" table:style-name="ce3"/>
          <table:covered-table-cell table:style-name="ce5"/>
          <table:table-cell table:style-name="ce12" table:number-columns-repeated="2"/>
          <table:table-cell table:style-name="ce6" office:value-type="string" calcext:value-type="string" table:number-columns-spanned="7" table:number-rows-spanned="1">
            <text:p>bin_classifier_0.1250736593_0.016175669_2</text:p>
          </table:table-cell>
          <table:covered-table-cell table:number-columns-repeated="5" table:style-name="ce3"/>
          <table:covered-table-cell table:style-name="ce5"/>
          <table:table-cell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number-columns-repeated="15874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table:number-columns-repeated="2"/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number-columns-repeated="2"/>
          <table:table-cell table:style-name="ce2" table:number-columns-repeated="16"/>
          <table:table-cell table:number-columns-repeated="15874"/>
        </table:table-row>
        <table:table-row table:style-name="ro1">
          <table:table-cell/>
          <table:table-cell table:style-name="ce6" office:value-type="string" calcext:value-type="string">
            <text:p>Night</text:p>
          </table:table-cell>
          <table:table-cell table:style-name="ce2" table:number-columns-repeated="61"/>
          <table:table-cell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.222" calcext:value-type="float">
            <text:p>22.22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9.398" calcext:value-type="float">
            <text:p>99.398</text:p>
          </table:table-cell>
          <table:table-cell table:style-name="ce2" office:value-type="float" office:value="71.429" calcext:value-type="float">
            <text:p>71.429</text:p>
          </table:table-cell>
          <table:table-cell table:style-name="ce2" office:value-type="float" office:value="55.556" calcext:value-type="float">
            <text:p>55.556</text:p>
          </table:table-cell>
          <table:table-cell table:number-columns-repeated="15874"/>
        </table:table-row>
        <table:table-row table:style-name="ro1">
          <table:table-cell/>
          <table:table-cell table:style-name="ce6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4.684" calcext:value-type="float">
            <text:p>94.684</text:p>
          </table:table-cell>
          <table:table-cell table:style-name="ce4" table:formula="of:=IF([.C49]/([.C49]+[.D49])&gt;0;[.C49]/([.C49]+[.D49]);&quot;&quot;)">
            <text:p/>
          </table:table-cell>
          <table:table-cell table:style-name="ce4" table:formula="of:=IF([.C49]+[.F49]&gt;0; IF([.C49]/([.C49]+[.F49])&gt;0;[.C49]/([.C49]+[.F49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6.289" calcext:value-type="float">
            <text:p>96.28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696" calcext:value-type="float">
            <text:p>98.69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1.073" calcext:value-type="float">
            <text:p>91.07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8.265" calcext:value-type="float">
            <text:p>88.2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4.561" calcext:value-type="float">
            <text:p>24.5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74"/>
        </table:table-row>
        <table:table-row table:style-name="ro1">
          <table:table-cell/>
          <table:table-cell table:style-name="ce6" office:value-type="string" calcext:value-type="string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8.458" calcext:value-type="float">
            <text:p>88.458</text:p>
          </table:table-cell>
          <table:table-cell table:style-name="ce4" table:formula="of:=IF([.C50]/([.C50]+[.D50])&gt;0;[.C50]/([.C50]+[.D50]);&quot;&quot;)" office:value-type="percentage" office:value="0.0526315789473684" calcext:value-type="percentage">
            <text:p>5.3%</text:p>
          </table:table-cell>
          <table:table-cell table:style-name="ce4" table:formula="of:=IF([.C50]+[.F50]&gt;0; IF([.C50]/([.C50]+[.F50])&gt;0;[.C50]/([.C50]+[.F50]);&quot;&quot;);&quot;-&quot;)" office:value-type="percentage" office:value="0.0701754385964912" calcext:value-type="percentage">
            <text:p>7.0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2.151" calcext:value-type="float">
            <text:p>92.1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3.998" calcext:value-type="float">
            <text:p>93.998</text:p>
          </table:table-cell>
          <table:table-cell table:style-name="ce2" office:value-type="float" office:value="16.667" calcext:value-type="float">
            <text:p>16.667</text:p>
          </table:table-cell>
          <table:table-cell table:style-name="ce2" office:value-type="float" office:value="3.509" calcext:value-type="float">
            <text:p>3.509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8.089" calcext:value-type="float">
            <text:p>88.0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.018" calcext:value-type="float">
            <text:p>7.018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0.702" calcext:value-type="float">
            <text:p>80.70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7.018" calcext:value-type="float">
            <text:p>7.018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383" calcext:value-type="float">
            <text:p>99.38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74"/>
        </table:table-row>
        <table:table-row table:style-name="ro1">
          <table:table-cell/>
          <table:table-cell table:style-name="ce6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65" calcext:value-type="float">
            <text:p>94.65</text:p>
          </table:table-cell>
          <table:table-cell table:style-name="ce4" table:formula="of:=IF([.C51]/([.C51]+[.D51])&gt;0;[.C51]/([.C51]+[.D51]);&quot;&quot;)">
            <text:p/>
          </table:table-cell>
          <table:table-cell table:style-name="ce4" table:formula="of:=IF([.C51]+[.F51]&gt;0; IF([.C51]/([.C51]+[.F51])&gt;0;[.C51]/([.C51]+[.F51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502" calcext:value-type="float">
            <text:p>96.5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004" calcext:value-type="float">
            <text:p>93.0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.626" calcext:value-type="float">
            <text:p>86.62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105" calcext:value-type="float">
            <text:p>0.10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5874"/>
        </table:table-row>
        <table:table-row table:style-name="ro1">
          <table:table-cell/>
          <table:table-cell table:style-name="ce6" office:value-type="string" calcext:value-type="string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.903" calcext:value-type="float">
            <text:p>95.903</text:p>
          </table:table-cell>
          <table:table-cell table:style-name="ce4" table:formula="of:=IF([.C52]/([.C52]+[.D52])&gt;0;[.C52]/([.C52]+[.D52]);&quot;&quot;)" office:value-type="percentage" office:value="0.025" calcext:value-type="percentage">
            <text:p>2.5%</text:p>
          </table:table-cell>
          <table:table-cell table:style-name="ce4" table:formula="of:=IF([.C52]+[.F52]&gt;0; IF([.C52]/([.C52]+[.F52])&gt;0;[.C52]/([.C52]+[.F52]);&quot;&quot;);&quot;-&quot;)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794" calcext:value-type="float">
            <text:p>97.79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.853" calcext:value-type="float">
            <text:p>94.85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.45" calcext:value-type="float">
            <text:p>86.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9.418" calcext:value-type="float">
            <text:p>99.418</text:p>
          </table:table-cell>
          <table:table-cell table:style-name="ce2" office:value-type="float" office:value="95.833" calcext:value-type="float">
            <text:p>95.833</text:p>
          </table:table-cell>
          <table:table-cell table:style-name="ce2" office:value-type="float" office:value="85.185" calcext:value-type="float">
            <text:p>85.185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74"/>
        </table:table-row>
        <table:table-row table:style-name="ro1">
          <table:table-cell/>
          <table:table-cell table:style-name="ce6" office:value-type="string" calcext:value-type="string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2.666" calcext:value-type="float">
            <text:p>92.666</text:p>
          </table:table-cell>
          <table:table-cell table:style-name="ce4" table:formula="of:=IF([.C53]/([.C53]+[.D53])&gt;0;[.C53]/([.C53]+[.D53]);&quot;&quot;)">
            <text:p/>
          </table:table-cell>
          <table:table-cell table:style-name="ce4" table:formula="of:=IF([.C53]+[.F53]&gt;0; IF([.C53]/([.C53]+[.F53])&gt;0;[.C53]/([.C53]+[.F53]);&quot;&quot;);&quot;-&quot;)">
            <text:p/>
          </table:table-cell>
          <table:table-cell table:style-name="ce4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4.063" calcext:value-type="float">
            <text:p>94.063</text:p>
          </table:table-cell>
          <table:table-cell table:style-name="ce2" office:value-type="float" office:value="16.667" calcext:value-type="float">
            <text:p>16.667</text:p>
          </table:table-cell>
          <table:table-cell table:style-name="ce2" office:value-type="float" office:value="22.222" calcext:value-type="float">
            <text:p>22.22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391" calcext:value-type="float">
            <text:p>96.39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1.735" calcext:value-type="float">
            <text:p>91.7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8.242" calcext:value-type="float">
            <text:p>88.242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11.111" calcext:value-type="float">
            <text:p>11.111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74"/>
        </table:table-row>
        <table:table-row table:style-name="ro1">
          <table:table-cell/>
          <table:table-cell table:style-name="ce6" office:value-type="string" calcext:value-type="string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224" calcext:value-type="float">
            <text:p>94.224</text:p>
          </table:table-cell>
          <table:table-cell table:style-name="ce4" table:formula="of:=IF([.C54]/([.C54]+[.D54])&gt;0;[.C54]/([.C54]+[.D54]);&quot;&quot;)">
            <text:p/>
          </table:table-cell>
          <table:table-cell table:style-name="ce4" table:formula="of:=IF([.C54]+[.F54]&gt;0; IF([.C54]/([.C54]+[.F54])&gt;0;[.C54]/([.C54]+[.F54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72" calcext:value-type="float">
            <text:p>10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751" calcext:value-type="float">
            <text:p>96.7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639" calcext:value-type="float">
            <text:p>99.63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975" calcext:value-type="float">
            <text:p>90.97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058" calcext:value-type="float">
            <text:p>92.05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74"/>
        </table:table-row>
        <table:table-row table:style-name="ro1">
          <table:table-cell/>
          <table:table-cell table:style-name="ce6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245" calcext:value-type="float">
            <text:p>94.245</text:p>
          </table:table-cell>
          <table:table-cell table:style-name="ce4" table:formula="of:=IF([.C55]/([.C55]+[.D55])&gt;0;[.C55]/([.C55]+[.D55]);&quot;&quot;)">
            <text:p/>
          </table:table-cell>
          <table:table-cell table:style-name="ce4" table:formula="of:=IF([.C55]+[.F55]&gt;0; IF([.C55]/([.C55]+[.F55])&gt;0;[.C55]/([.C55]+[.F55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041" calcext:value-type="float">
            <text:p>99.04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765" calcext:value-type="float">
            <text:p>93.76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806" calcext:value-type="float">
            <text:p>92.8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2" calcext:value-type="float">
            <text:p>99.5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74"/>
        </table:table-row>
        <table:table-row table:style-name="ro1">
          <table:table-cell/>
          <table:table-cell table:style-name="ce6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.706" calcext:value-type="float">
            <text:p>94.706</text:p>
          </table:table-cell>
          <table:table-cell table:style-name="ce4" table:formula="of:=IF([.C56]/([.C56]+[.D56])&gt;0;[.C56]/([.C56]+[.D56]);&quot;&quot;)">
            <text:p/>
          </table:table-cell>
          <table:table-cell table:style-name="ce4" table:formula="of:=IF([.C56]+[.F56]&gt;0; IF([.C56]/([.C56]+[.F56])&gt;0;[.C56]/([.C56]+[.F56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.647" calcext:value-type="float">
            <text:p>95.64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941" calcext:value-type="float">
            <text:p>98.9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.882" calcext:value-type="float">
            <text:p>91.8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.647" calcext:value-type="float">
            <text:p>87.64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639" calcext:value-type="float">
            <text:p>99.63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74"/>
        </table:table-row>
        <table:table-row table:style-name="ro1">
          <table:table-cell/>
          <table:table-cell table:style-name="ce6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.591" calcext:value-type="float">
            <text:p>94.591</text:p>
          </table:table-cell>
          <table:table-cell table:style-name="ce4" table:formula="of:=IF([.C57]/([.C57]+[.D57])&gt;0;[.C57]/([.C57]+[.D57]);&quot;&quot;)">
            <text:p/>
          </table:table-cell>
          <table:table-cell table:style-name="ce4" table:formula="of:=IF([.C57]+[.F57]&gt;0; IF([.C57]/([.C57]+[.F57])&gt;0;[.C57]/([.C57]+[.F57]);&quot;&quot;);&quot;-&quot;)">
            <text:p/>
          </table:table-cell>
          <table:table-cell table:style-name="ce4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514" calcext:value-type="float">
            <text:p>96.514</text:p>
          </table:table-cell>
          <table:table-cell table:style-name="ce2" office:value-type="float" office:value="3.333" calcext:value-type="float">
            <text:p>3.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.553" calcext:value-type="float">
            <text:p>95.55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.707" calcext:value-type="float">
            <text:p>91.707</text:p>
          </table:table-cell>
          <table:table-cell table:style-name="ce2" office:value-type="float" office:value="1.429" calcext:value-type="float">
            <text:p>1.4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399" calcext:value-type="float">
            <text:p>99.39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74"/>
        </table:table-row>
        <table:table-row table:style-name="ro1">
          <table:table-cell/>
          <table:table-cell table:style-name="ce6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151" calcext:value-type="float">
            <text:p>93.151</text:p>
          </table:table-cell>
          <table:table-cell table:style-name="ce4" table:formula="of:=IF([.C58]/([.C58]+[.D58])&gt;0;[.C58]/([.C58]+[.D58]);&quot;&quot;)">
            <text:p/>
          </table:table-cell>
          <table:table-cell table:style-name="ce4" table:formula="of:=IF([.C58]+[.F58]&gt;0; IF([.C58]/([.C58]+[.F58])&gt;0;[.C58]/([.C58]+[.F58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804" calcext:value-type="float">
            <text:p>96.8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43" calcext:value-type="float">
            <text:p>99.5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411" calcext:value-type="float">
            <text:p>90.4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411" calcext:value-type="float">
            <text:p>90.4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92"/>
        </table:table-row>
        <table:table-row table:style-name="ro1" table:number-rows-repeated="1048517">
          <table:table-cell table:number-columns-repeated="15955"/>
        </table:table-row>
        <table:table-row table:style-name="ro1">
          <table:table-cell table:number-columns-repeated="15955"/>
        </table:table-row>
      </table:table>
      <table:table table:name="HB2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" table:number-columns-repeated="2" table:default-cell-style-name="Default"/>
        <table:table-column table:style-name="co2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7" table:default-cell-style-name="Default"/>
        <table:table-column table:style-name="co15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7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number-columns-repeated="15746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 table:number-columns-spanned="8" table:number-rows-spanned="1">
            <text:p>bin_lstm_ae_0.1885370619_0.0755709241</text:p>
          </table:table-cell>
          <table:covered-table-cell table:number-columns-repeated="5" table:style-name="ce14"/>
          <table:covered-table-cell table:number-columns-repeated="2" table:style-name="ce15"/>
          <table:table-cell table:style-name="ce15"/>
          <table:table-cell table:style-name="ce1" office:value-type="string" calcext:value-type="string" table:number-columns-spanned="8" table:number-rows-spanned="1">
            <text:p>bin_conv_lstm_ae_0.1242134049_0.0519020283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attn_ae_r_0.0646089474_0.0365322228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predictor_a_0.290685258_0.2229711902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attn_ae_a_0.1293097577_0.0249805062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predictor_r_0.2415315821_0.0385661498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classifier_0.1250736593_0.016175669</text:p>
          </table:table-cell>
          <table:covered-table-cell table:number-columns-repeated="5" table:style-name="ce14"/>
          <table:covered-table-cell table:style-name="ce15"/>
          <table:covered-table-cell/>
          <table:table-cell table:number-columns-repeated="2"/>
          <table:table-cell table:style-name="ce1" office:value-type="string" calcext:value-type="string" table:number-columns-spanned="7" table:number-rows-spanned="1">
            <text:p>bin_mne_0.6744791667_0.2682291667</text:p>
          </table:table-cell>
          <table:covered-table-cell table:number-columns-repeated="5" table:style-name="ce14"/>
          <table:covered-table-cell table:style-name="ce15"/>
          <table:table-cell table:number-columns-repeated="3"/>
          <table:table-cell table:style-name="ce1" office:value-type="string" calcext:value-type="string" table:number-columns-spanned="7" table:number-rows-spanned="1">
            <text:p>bin_pca_0.3489583333_0.0551839314</text:p>
          </table:table-cell>
          <table:covered-table-cell table:number-columns-repeated="5" table:style-name="ce14"/>
          <table:covered-table-cell table:style-name="ce15"/>
          <table:table-cell table:number-columns-repeated="1587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style-name="ce6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Night</text:p>
          </table:table-cell>
          <table:table-cell table:style-name="ce2" table:number-columns-repeated="17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1587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3.755" calcext:value-type="float">
            <text:p>83.755</text:p>
          </table:table-cell>
          <table:table-cell table:style-name="ce11" table:formula="of:=IF([.C4]/([.C4]+[.D4])&gt;0;[.C4]/([.C4]+[.D4]);&quot;&quot;)" office:value-type="percentage" office:value="0.0606060606060606" calcext:value-type="percentage">
            <text:p>6%</text:p>
          </table:table-cell>
          <table:table-cell table:style-name="ce11" table:formula="of:=IF([.C4]+[.F4]&gt;0; IF([.C4]/([.C4]+[.F4])&gt;0;[.C4]/([.C4]+[.F4]);&quot;&quot;);&quot;-&quot;)" office:value-type="percentage" office:value="0.0132450331125828" calcext:value-type="percentage">
            <text:p>1%</text:p>
          </table:table-cell>
          <table:table-cell table:style-name="ce11" table:formula="of:=IF( [.C4]&gt;0 ;   (5*[.C4]/(5*[.C4]+4*[.F4]+[.D4])) ; &quot;&quot; )" office:value-type="percentage" office:value="0.0156985871271586" calcext:value-type="percentage">
            <text:p>2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5.379" calcext:value-type="float">
            <text:p>85.379</text:p>
          </table:table-cell>
          <table:table-cell table:style-name="ce4" table:formula="of:=IF([.L4]/([.L4]+[.M4])&gt;0;[.L4]/([.L4]+[.M4]);&quot;&quot;)">
            <text:p/>
          </table:table-cell>
          <table:table-cell table:style-name="ce4" table:formula="of:=IF([.L4]+[.O4]&gt;0; IF([.L4]/([.L4]+[.O4])&gt;0;[.L4]/([.L4]+[.O4]);&quot;&quot;);&quot;-&quot;)">
            <text:p/>
          </table:table-cell>
          <table:table-cell table:style-name="ce4" table:formula="of:=IF( [.L4]&gt;0 ;   (5*[.L4]/(5*[.L4]+4*[.O4]+[.M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5.921" calcext:value-type="float">
            <text:p>85.921</text:p>
          </table:table-cell>
          <table:table-cell table:style-name="ce4" table:formula="of:=IF([.U4]/([.U4]+[.V4])&gt;0;[.U4]/([.U4]+[.V4]);&quot;&quot;)">
            <text:p/>
          </table:table-cell>
          <table:table-cell table:style-name="ce4" table:formula="of:=IF([.U4]+[.X4]&gt;0; IF([.U4]/([.U4]+[.X4])&gt;0;[.U4]/([.U4]+[.X4]);&quot;&quot;);&quot;-&quot;)">
            <text:p/>
          </table:table-cell>
          <table:table-cell table:style-name="ce4" table:formula="of:=IF( [.U4]&gt;0 ;   (5*[.U4]/(5*[.U4]+4*[.X4]+[.V4])) ; &quot;&quot; )">
            <text:p/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.639" calcext:value-type="float">
            <text:p>74.639</text:p>
          </table:table-cell>
          <table:table-cell table:style-name="ce11" table:formula="of:=IF([.AD4]/([.AD4]+[.AE4])&gt;0;[.AD4]/([.AD4]+[.AE4]);&quot;&quot;)" office:value-type="percentage" office:value="0.130681818181818" calcext:value-type="percentage">
            <text:p>13%</text:p>
          </table:table-cell>
          <table:table-cell table:style-name="ce11" table:formula="of:=IF([.AD4]+[.AG4]&gt;0; IF([.AD4]/([.AD4]+[.AG4])&gt;0;[.AD4]/([.AD4]+[.AG4]);&quot;&quot;);&quot;-&quot;)" office:value-type="percentage" office:value="0.152317880794702" calcext:value-type="percentage">
            <text:p>15%</text:p>
          </table:table-cell>
          <table:table-cell table:style-name="ce11" table:formula="of:=IF( [.AD4]&gt;0 ;   (5*[.AD4]/(5*[.AD4]+4*[.AG4]+[.AE4])) ; &quot;&quot; )" office:value-type="percentage" office:value="0.147435897435897" calcext:value-type="percentage">
            <text:p>15%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6.101" calcext:value-type="float">
            <text:p>86.101</text:p>
          </table:table-cell>
          <table:table-cell table:style-name="ce4" table:formula="of:=IF([.AM4]/([.AM4]+[.AN4])&gt;0;[.AM4]/([.AM4]+[.AN4]);&quot;&quot;)" office:value-type="percentage" office:value="0.2" calcext:value-type="percentage">
            <text:p>20.0%</text:p>
          </table:table-cell>
          <table:table-cell table:style-name="ce4" table:formula="of:=IF([.AM4]+[.AP4]&gt;0; IF([.AM4]/([.AM4]+[.AP4])&gt;0;[.AM4]/([.AM4]+[.AP4]);&quot;&quot;);&quot;-&quot;)" office:value-type="percentage" office:value="0.00662251655629139" calcext:value-type="percentage">
            <text:p>0.7%</text:p>
          </table:table-cell>
          <table:table-cell table:style-name="ce4" table:formula="of:=IF( [.AM4]&gt;0 ;   (5*[.AM4]/(5*[.AM4]+4*[.AP4]+[.AN4])) ; &quot;&quot; )" office:value-type="percentage" office:value="0.00821018062397373" calcext:value-type="percentage">
            <text:p>0.8%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AV4]/([.AV4]+[.AW4])&gt;0;[.AV4]/([.AV4]+[.AW4]);&quot;&quot;)" office:value-type="string" office:string-value="" calcext:value-type="error">
            <text:p>#DIV/0!</text:p>
          </table:table-cell>
          <table:table-cell table:style-name="ce4" table:formula="of:=IF([.AV4]+[.AY4]&gt;0; IF([.AV4]/([.AV4]+[.AY4])&gt;0;[.AV4]/([.AV4]+[.AY4]);&quot;&quot;);&quot;-&quot;)">
            <text:p/>
          </table:table-cell>
          <table:table-cell table:style-name="ce4" table:formula="of:=IF( [.AV4]&gt;0 ;   (5*[.AV4]/(5*[.AV4]+4*[.AY4]+[.AW4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BE4]/([.BE4]+[.BF4])&gt;0;[.BE4]/([.BE4]+[.BF4]);&quot;&quot;)" office:value-type="string" office:string-value="" calcext:value-type="error">
            <text:p>#DIV/0!</text:p>
          </table:table-cell>
          <table:table-cell table:style-name="ce4" table:formula="of:=IF([.BE4]+[.BH4]&gt;0; IF([.BE4]/([.BE4]+[.BH4])&gt;0;[.BE4]/([.BE4]+[.BH4]);&quot;&quot;);&quot;-&quot;)">
            <text:p/>
          </table:table-cell>
          <table:table-cell table:style-name="ce4" table:formula="of:=IF( [.BE4]&gt;0 ;   (5*[.BE4]/(5*[.BE4]+4*[.BH4]+[.BF4])) ; &quot;&quot; )">
            <text:p/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6.282" calcext:value-type="float">
            <text:p>86.282</text:p>
          </table:table-cell>
          <table:table-cell table:style-name="ce4" table:formula="of:=IF([.BO4]/([.BO4]+[.BP4])&gt;0;[.BO4]/([.BO4]+[.BP4]);&quot;&quot;)" office:value-type="percentage" office:value="0.4" calcext:value-type="percentage">
            <text:p>40.0%</text:p>
          </table:table-cell>
          <table:table-cell table:style-name="ce4" table:formula="of:=IF([.BO4]+[.BR4]&gt;0; IF([.BO4]/([.BO4]+[.BR4])&gt;0;[.BO4]/([.BO4]+[.BR4]);&quot;&quot;);&quot;-&quot;)" office:value-type="percentage" office:value="0.0132450331125828" calcext:value-type="percentage">
            <text:p>1.3%</text:p>
          </table:table-cell>
          <table:table-cell table:style-name="ce4" table:formula="of:=IF( [.BO4]&gt;0 ;   (5*[.BO4]/(5*[.BO4]+4*[.BR4]+[.BP4])) ; &quot;&quot; )" office:value-type="percentage" office:value="0.0164203612479475" calcext:value-type="percentage">
            <text:p>1.6%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86.101" calcext:value-type="float">
            <text:p>86.101</text:p>
          </table:table-cell>
          <table:table-cell table:style-name="ce11" table:formula="of:=IF([.BY4]/([.BY4]+[.BZ4])&gt;0;[.BY4]/([.BY4]+[.BZ4]);&quot;&quot;)" office:value-type="percentage" office:value="0.411764705882353" calcext:value-type="percentage">
            <text:p>41%</text:p>
          </table:table-cell>
          <table:table-cell table:style-name="ce11" table:formula="of:=IF([.BY4]+[.CB4]&gt;0; IF([.BY4]/([.BY4]+[.CB4])&gt;0;[.BY4]/([.BY4]+[.CB4]);&quot;&quot;);&quot;-&quot;)" office:value-type="percentage" office:value="0.0463576158940397" calcext:value-type="percentage">
            <text:p>5%</text:p>
          </table:table-cell>
          <table:table-cell table:style-name="ce11" table:formula="of:=IF( [.BY4]&gt;0 ;   (5*[.BY4]/(5*[.BY4]+4*[.CB4]+[.BZ4])) ; &quot;&quot; )" office:value-type="percentage" office:value="0.0563607085346216" calcext:value-type="percentage">
            <text:p>6%</text:p>
          </table:table-cell>
          <table:table-cell table:number-columns-repeated="1587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2.521" calcext:value-type="float">
            <text:p>92.521</text:p>
          </table:table-cell>
          <table:table-cell table:style-name="ce11" table:formula="of:=IF([.C5]/([.C5]+[.D5])&gt;0;[.C5]/([.C5]+[.D5]);&quot;&quot;)" office:value-type="percentage" office:value="0.0689655172413793" calcext:value-type="percentage">
            <text:p>7%</text:p>
          </table:table-cell>
          <table:table-cell table:style-name="ce11" table:formula="of:=IF([.C5]+[.F5]&gt;0; IF([.C5]/([.C5]+[.F5])&gt;0;[.C5]/([.C5]+[.F5]);&quot;&quot;);&quot;-&quot;)" office:value-type="percentage" office:value="0.0357142857142857" calcext:value-type="percentage">
            <text:p>4%</text:p>
          </table:table-cell>
          <table:table-cell table:style-name="ce11" table:formula="of:=IF( [.C5]&gt;0 ;   (5*[.C5]/(5*[.C5]+4*[.F5]+[.D5])) ; &quot;&quot; )" office:value-type="percentage" office:value="0.0395256916996047" calcext:value-type="percentage">
            <text:p>4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3.536" calcext:value-type="float">
            <text:p>93.536</text:p>
          </table:table-cell>
          <table:table-cell table:style-name="ce4" table:formula="of:=IF([.L5]/([.L5]+[.M5])&gt;0;[.L5]/([.L5]+[.M5]);&quot;&quot;)">
            <text:p/>
          </table:table-cell>
          <table:table-cell table:style-name="ce4" table:formula="of:=IF([.L5]+[.O5]&gt;0; IF([.L5]/([.L5]+[.O5])&gt;0;[.L5]/([.L5]+[.O5]);&quot;&quot;);&quot;-&quot;)">
            <text:p/>
          </table:table-cell>
          <table:table-cell table:style-name="ce4" table:formula="of:=IF( [.L5]&gt;0 ;   (5*[.L5]/(5*[.L5]+4*[.O5]+[.M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46" calcext:value-type="float">
            <text:p>94.46</text:p>
          </table:table-cell>
          <table:table-cell table:style-name="ce4" table:formula="of:=IF([.U5]/([.U5]+[.V5])&gt;0;[.U5]/([.U5]+[.V5]);&quot;&quot;)">
            <text:p/>
          </table:table-cell>
          <table:table-cell table:style-name="ce4" table:formula="of:=IF([.U5]+[.X5]&gt;0; IF([.U5]/([.U5]+[.X5])&gt;0;[.U5]/([.U5]+[.X5]);&quot;&quot;);&quot;-&quot;)">
            <text:p/>
          </table:table-cell>
          <table:table-cell table:style-name="ce4" table:formula="of:=IF( [.U5]&gt;0 ;   (5*[.U5]/(5*[.U5]+4*[.X5]+[.V5])) ; &quot;&quot; )">
            <text:p/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0.886" calcext:value-type="float">
            <text:p>80.886</text:p>
          </table:table-cell>
          <table:table-cell table:style-name="ce11" table:formula="of:=IF([.AD5]/([.AD5]+[.AE5])&gt;0;[.AD5]/([.AD5]+[.AE5]);&quot;&quot;)" office:value-type="percentage" office:value="0.0479041916167665" calcext:value-type="percentage">
            <text:p>5%</text:p>
          </table:table-cell>
          <table:table-cell table:style-name="ce11" table:formula="of:=IF([.AD5]+[.AG5]&gt;0; IF([.AD5]/([.AD5]+[.AG5])&gt;0;[.AD5]/([.AD5]+[.AG5]);&quot;&quot;);&quot;-&quot;)" office:value-type="percentage" office:value="0.142857142857143" calcext:value-type="percentage">
            <text:p>14%</text:p>
          </table:table-cell>
          <table:table-cell table:style-name="ce11" table:formula="of:=IF( [.AD5]&gt;0 ;   (5*[.AD5]/(5*[.AD5]+4*[.AG5]+[.AE5])) ; &quot;&quot; )" office:value-type="percentage" office:value="0.10230179028133" calcext:value-type="percentage">
            <text:p>10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183" calcext:value-type="float">
            <text:p>94.183</text:p>
          </table:table-cell>
          <table:table-cell table:style-name="ce4" table:formula="of:=IF([.AM5]/([.AM5]+[.AN5])&gt;0;[.AM5]/([.AM5]+[.AN5]);&quot;&quot;)">
            <text:p/>
          </table:table-cell>
          <table:table-cell table:style-name="ce4" table:formula="of:=IF([.AM5]+[.AP5]&gt;0; IF([.AM5]/([.AM5]+[.AP5])&gt;0;[.AM5]/([.AM5]+[.AP5]);&quot;&quot;);&quot;-&quot;)">
            <text:p/>
          </table:table-cell>
          <table:table-cell table:style-name="ce4" table:formula="of:=IF( [.AM5]&gt;0 ;   (5*[.AM5]/(5*[.AM5]+4*[.AP5]+[.AN5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AV5]/([.AV5]+[.AW5])&gt;0;[.AV5]/([.AV5]+[.AW5]);&quot;&quot;)" office:value-type="string" office:string-value="" calcext:value-type="error">
            <text:p>#DIV/0!</text:p>
          </table:table-cell>
          <table:table-cell table:style-name="ce4" table:formula="of:=IF([.AV5]+[.AY5]&gt;0; IF([.AV5]/([.AV5]+[.AY5])&gt;0;[.AV5]/([.AV5]+[.AY5]);&quot;&quot;);&quot;-&quot;)">
            <text:p/>
          </table:table-cell>
          <table:table-cell table:style-name="ce4" table:formula="of:=IF( [.AV5]&gt;0 ;   (5*[.AV5]/(5*[.AV5]+4*[.AY5]+[.AW5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BE5]/([.BE5]+[.BF5])&gt;0;[.BE5]/([.BE5]+[.BF5]);&quot;&quot;)" office:value-type="string" office:string-value="" calcext:value-type="error">
            <text:p>#DIV/0!</text:p>
          </table:table-cell>
          <table:table-cell table:style-name="ce4" table:formula="of:=IF([.BE5]+[.BH5]&gt;0; IF([.BE5]/([.BE5]+[.BH5])&gt;0;[.BE5]/([.BE5]+[.BH5]);&quot;&quot;);&quot;-&quot;)">
            <text:p/>
          </table:table-cell>
          <table:table-cell table:style-name="ce4" table:formula="of:=IF( [.BE5]&gt;0 ;   (5*[.BE5]/(5*[.BE5]+4*[.BH5]+[.BF5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BO5]/([.BO5]+[.BP5])&gt;0;[.BO5]/([.BO5]+[.BP5]);&quot;&quot;)" office:value-type="string" office:string-value="" calcext:value-type="error">
            <text:p>#DIV/0!</text:p>
          </table:table-cell>
          <table:table-cell table:style-name="ce4" table:formula="of:=IF([.BO5]+[.BR5]&gt;0; IF([.BO5]/([.BO5]+[.BR5])&gt;0;[.BO5]/([.BO5]+[.BR5]);&quot;&quot;);&quot;-&quot;)">
            <text:p/>
          </table:table-cell>
          <table:table-cell table:style-name="ce4" table:formula="of:=IF( [.BO5]&gt;0 ;   (5*[.BO5]/(5*[.BO5]+4*[.BR5]+[.BP5])) ; &quot;&quot; )">
            <text:p/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4.792" calcext:value-type="float">
            <text:p>74.792</text:p>
          </table:table-cell>
          <table:table-cell table:style-name="ce11" table:formula="of:=IF([.BY5]/([.BY5]+[.BZ5])&gt;0;[.BY5]/([.BY5]+[.BZ5]);&quot;&quot;)" office:value-type="percentage" office:value="0.00904977375565611" calcext:value-type="percentage">
            <text:p>1%</text:p>
          </table:table-cell>
          <table:table-cell table:style-name="ce11" table:formula="of:=IF([.BY5]+[.CB5]&gt;0; IF([.BY5]/([.BY5]+[.CB5])&gt;0;[.BY5]/([.BY5]+[.CB5]);&quot;&quot;);&quot;-&quot;)" office:value-type="percentage" office:value="0.0357142857142857" calcext:value-type="percentage">
            <text:p>4%</text:p>
          </table:table-cell>
          <table:table-cell table:style-name="ce11" table:formula="of:=IF( [.BY5]&gt;0 ;   (5*[.BY5]/(5*[.BY5]+4*[.CB5]+[.BZ5])) ; &quot;&quot; )" office:value-type="percentage" office:value="0.0224719101123596" calcext:value-type="percentage">
            <text:p>2%</text:p>
          </table:table-cell>
          <table:table-cell table:number-columns-repeated="1587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3.597" calcext:value-type="float">
            <text:p>93.597</text:p>
          </table:table-cell>
          <table:table-cell table:style-name="ce11" table:formula="of:=IF([.C6]/([.C6]+[.D6])&gt;0;[.C6]/([.C6]+[.D6]);&quot;&quot;)" office:value-type="percentage" office:value="0.032258064516129" calcext:value-type="percentage">
            <text:p>3%</text:p>
          </table:table-cell>
          <table:table-cell table:style-name="ce11" table:formula="of:=IF([.C6]+[.F6]&gt;0; IF([.C6]/([.C6]+[.F6])&gt;0;[.C6]/([.C6]+[.F6]);&quot;&quot;);&quot;-&quot;)" office:value-type="percentage" office:value="0.0384615384615385" calcext:value-type="percentage">
            <text:p>4%</text:p>
          </table:table-cell>
          <table:table-cell table:style-name="ce11" table:formula="of:=IF( [.C6]&gt;0 ;   (5*[.C6]/(5*[.C6]+4*[.F6]+[.D6])) ; &quot;&quot; )" office:value-type="percentage" office:value="0.037037037037037" calcext:value-type="percentage">
            <text:p>4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158" calcext:value-type="float">
            <text:p>96.158</text:p>
          </table:table-cell>
          <table:table-cell table:style-name="ce4" table:formula="of:=IF([.L6]/([.L6]+[.M6])&gt;0;[.L6]/([.L6]+[.M6]);&quot;&quot;)">
            <text:p/>
          </table:table-cell>
          <table:table-cell table:style-name="ce4" table:formula="of:=IF([.L6]+[.O6]&gt;0; IF([.L6]/([.L6]+[.O6])&gt;0;[.L6]/([.L6]+[.O6]);&quot;&quot;);&quot;-&quot;)">
            <text:p/>
          </table:table-cell>
          <table:table-cell table:style-name="ce4" table:formula="of:=IF( [.L6]&gt;0 ;   (5*[.L6]/(5*[.L6]+4*[.O6]+[.M6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4" table:formula="of:=IF([.U6]/([.U6]+[.V6])&gt;0;[.U6]/([.U6]+[.V6]);&quot;&quot;)">
            <text:p/>
          </table:table-cell>
          <table:table-cell table:style-name="ce4" table:formula="of:=IF([.U6]+[.X6]&gt;0; IF([.U6]/([.U6]+[.X6])&gt;0;[.U6]/([.U6]+[.X6]);&quot;&quot;);&quot;-&quot;)">
            <text:p/>
          </table:table-cell>
          <table:table-cell table:style-name="ce4" table:formula="of:=IF( [.U6]&gt;0 ;   (5*[.U6]/(5*[.U6]+4*[.X6]+[.V6])) ; &quot;&quot; )">
            <text:p/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2.887" calcext:value-type="float">
            <text:p>82.887</text:p>
          </table:table-cell>
          <table:table-cell table:style-name="ce11" table:formula="of:=IF([.AD6]/([.AD6]+[.AE6])&gt;0;[.AD6]/([.AD6]+[.AE6]);&quot;&quot;)" office:value-type="percentage" office:value="0.016" calcext:value-type="percentage">
            <text:p>2%</text:p>
          </table:table-cell>
          <table:table-cell table:style-name="ce11" table:formula="of:=IF([.AD6]+[.AG6]&gt;0; IF([.AD6]/([.AD6]+[.AG6])&gt;0;[.AD6]/([.AD6]+[.AG6]);&quot;&quot;);&quot;-&quot;)" office:value-type="percentage" office:value="0.0769230769230769" calcext:value-type="percentage">
            <text:p>8%</text:p>
          </table:table-cell>
          <table:table-cell table:style-name="ce11" table:formula="of:=IF( [.AD6]&gt;0 ;   (5*[.AD6]/(5*[.AD6]+4*[.AG6]+[.AE6])) ; &quot;&quot; )" office:value-type="percentage" office:value="0.0436681222707424" calcext:value-type="percentage">
            <text:p>4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508" calcext:value-type="float">
            <text:p>96.508</text:p>
          </table:table-cell>
          <table:table-cell table:style-name="ce4" table:formula="of:=IF([.AM6]/([.AM6]+[.AN6])&gt;0;[.AM6]/([.AM6]+[.AN6]);&quot;&quot;)">
            <text:p/>
          </table:table-cell>
          <table:table-cell table:style-name="ce4" table:formula="of:=IF([.AM6]+[.AP6]&gt;0; IF([.AM6]/([.AM6]+[.AP6])&gt;0;[.AM6]/([.AM6]+[.AP6]);&quot;&quot;);&quot;-&quot;)">
            <text:p/>
          </table:table-cell>
          <table:table-cell table:style-name="ce4" table:formula="of:=IF( [.AM6]&gt;0 ;   (5*[.AM6]/(5*[.AM6]+4*[.AP6]+[.AN6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AV6]/([.AV6]+[.AW6])&gt;0;[.AV6]/([.AV6]+[.AW6]);&quot;&quot;)" office:value-type="string" office:string-value="" calcext:value-type="error">
            <text:p>#DIV/0!</text:p>
          </table:table-cell>
          <table:table-cell table:style-name="ce4" table:formula="of:=IF([.AV6]+[.AY6]&gt;0; IF([.AV6]/([.AV6]+[.AY6])&gt;0;[.AV6]/([.AV6]+[.AY6]);&quot;&quot;);&quot;-&quot;)">
            <text:p/>
          </table:table-cell>
          <table:table-cell table:style-name="ce4" table:formula="of:=IF( [.AV6]&gt;0 ;   (5*[.AV6]/(5*[.AV6]+4*[.AY6]+[.AW6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BE6]/([.BE6]+[.BF6])&gt;0;[.BE6]/([.BE6]+[.BF6]);&quot;&quot;)" office:value-type="string" office:string-value="" calcext:value-type="error">
            <text:p>#DIV/0!</text:p>
          </table:table-cell>
          <table:table-cell table:style-name="ce4" table:formula="of:=IF([.BE6]+[.BH6]&gt;0; IF([.BE6]/([.BE6]+[.BH6])&gt;0;[.BE6]/([.BE6]+[.BH6]);&quot;&quot;);&quot;-&quot;)">
            <text:p/>
          </table:table-cell>
          <table:table-cell table:style-name="ce4" table:formula="of:=IF( [.BE6]&gt;0 ;   (5*[.BE6]/(5*[.BE6]+4*[.BH6]+[.BF6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BO6]/([.BO6]+[.BP6])&gt;0;[.BO6]/([.BO6]+[.BP6]);&quot;&quot;)" office:value-type="string" office:string-value="" calcext:value-type="error">
            <text:p>#DIV/0!</text:p>
          </table:table-cell>
          <table:table-cell table:style-name="ce4" table:formula="of:=IF([.BO6]+[.BR6]&gt;0; IF([.BO6]/([.BO6]+[.BR6])&gt;0;[.BO6]/([.BO6]+[.BR6]);&quot;&quot;);&quot;-&quot;)">
            <text:p/>
          </table:table-cell>
          <table:table-cell table:style-name="ce4" table:formula="of:=IF( [.BO6]&gt;0 ;   (5*[.BO6]/(5*[.BO6]+4*[.BR6]+[.BP6])) ; &quot;&quot; )">
            <text:p/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54" calcext:value-type="float">
            <text:p>90.454</text:p>
          </table:table-cell>
          <table:table-cell table:style-name="ce11" table:formula="of:=IF([.BY6]/([.BY6]+[.BZ6])&gt;0;[.BY6]/([.BY6]+[.BZ6]);&quot;&quot;)" office:value-type="percentage" office:value="0.235849056603774" calcext:value-type="percentage">
            <text:p>24%</text:p>
          </table:table-cell>
          <table:table-cell table:style-name="ce11" table:formula="of:=IF([.BY6]+[.CB6]&gt;0; IF([.BY6]/([.BY6]+[.CB6])&gt;0;[.BY6]/([.BY6]+[.CB6]);&quot;&quot;);&quot;-&quot;)" office:value-type="percentage" office:value="0.961538461538462" calcext:value-type="percentage">
            <text:p>96%</text:p>
          </table:table-cell>
          <table:table-cell table:style-name="ce11" table:formula="of:=IF( [.BY6]&gt;0 ;   (5*[.BY6]/(5*[.BY6]+4*[.CB6]+[.BZ6])) ; &quot;&quot; )" office:value-type="percentage" office:value="0.595238095238095" calcext:value-type="percentage">
            <text:p>60%</text:p>
          </table:table-cell>
          <table:table-cell table:number-columns-repeated="1587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5.787" calcext:value-type="float">
            <text:p>95.787</text:p>
          </table:table-cell>
          <table:table-cell table:style-name="ce11" table:formula="of:=IF([.C7]/([.C7]+[.D7])&gt;0;[.C7]/([.C7]+[.D7]);&quot;&quot;)">
            <text:p/>
          </table:table-cell>
          <table:table-cell table:style-name="ce11" table:formula="of:=IF([.C7]+[.F7]&gt;0; IF([.C7]/([.C7]+[.F7])&gt;0;[.C7]/([.C7]+[.F7]);&quot;&quot;);&quot;-&quot;)">
            <text:p/>
          </table:table-cell>
          <table:table-cell table:style-name="ce11" table:formula="of:=IF( [.C7]&gt;0 ;   (5*[.C7]/(5*[.C7]+4*[.F7]+[.D7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195" calcext:value-type="float">
            <text:p>98.195</text:p>
          </table:table-cell>
          <table:table-cell table:style-name="ce4" table:formula="of:=IF([.L7]/([.L7]+[.M7])&gt;0;[.L7]/([.L7]+[.M7]);&quot;&quot;)">
            <text:p/>
          </table:table-cell>
          <table:table-cell table:style-name="ce4" table:formula="of:=IF([.L7]+[.O7]&gt;0; IF([.L7]/([.L7]+[.O7])&gt;0;[.L7]/([.L7]+[.O7]);&quot;&quot;);&quot;-&quot;)">
            <text:p/>
          </table:table-cell>
          <table:table-cell table:style-name="ce4" table:formula="of:=IF( [.L7]&gt;0 ;   (5*[.L7]/(5*[.L7]+4*[.O7]+[.M7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696" calcext:value-type="float">
            <text:p>98.696</text:p>
          </table:table-cell>
          <table:table-cell table:style-name="ce4" table:formula="of:=IF([.U7]/([.U7]+[.V7])&gt;0;[.U7]/([.U7]+[.V7]);&quot;&quot;)">
            <text:p/>
          </table:table-cell>
          <table:table-cell table:style-name="ce4" table:formula="of:=IF([.U7]+[.X7]&gt;0; IF([.U7]/([.U7]+[.X7])&gt;0;[.U7]/([.U7]+[.X7]);&quot;&quot;);&quot;-&quot;)">
            <text:p/>
          </table:table-cell>
          <table:table-cell table:style-name="ce4" table:formula="of:=IF( [.U7]&gt;0 ;   (5*[.U7]/(5*[.U7]+4*[.X7]+[.V7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4.353" calcext:value-type="float">
            <text:p>84.353</text:p>
          </table:table-cell>
          <table:table-cell table:style-name="ce11" table:formula="of:=IF([.AD7]/([.AD7]+[.AE7])&gt;0;[.AD7]/([.AD7]+[.AE7]);&quot;&quot;)" office:value-type="percentage" office:value="0.00671140939597315" calcext:value-type="percentage">
            <text:p>1%</text:p>
          </table:table-cell>
          <table:table-cell table:style-name="ce11" table:formula="of:=IF([.AD7]+[.AG7]&gt;0; IF([.AD7]/([.AD7]+[.AG7])&gt;0;[.AD7]/([.AD7]+[.AG7]);&quot;&quot;);&quot;-&quot;)" office:value-type="percentage" office:value="0.111111111111111" calcext:value-type="percentage">
            <text:p>11%</text:p>
          </table:table-cell>
          <table:table-cell table:style-name="ce11" table:formula="of:=IF( [.AD7]&gt;0 ;   (5*[.AD7]/(5*[.AD7]+4*[.AG7]+[.AE7])) ; &quot;&quot; )" office:value-type="percentage" office:value="0.027027027027027" calcext:value-type="percentage">
            <text:p>3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796" calcext:value-type="float">
            <text:p>98.796</text:p>
          </table:table-cell>
          <table:table-cell table:style-name="ce4" table:formula="of:=IF([.AM7]/([.AM7]+[.AN7])&gt;0;[.AM7]/([.AM7]+[.AN7]);&quot;&quot;)">
            <text:p/>
          </table:table-cell>
          <table:table-cell table:style-name="ce4" table:formula="of:=IF([.AM7]+[.AP7]&gt;0; IF([.AM7]/([.AM7]+[.AP7])&gt;0;[.AM7]/([.AM7]+[.AP7]);&quot;&quot;);&quot;-&quot;)">
            <text:p/>
          </table:table-cell>
          <table:table-cell table:style-name="ce4" table:formula="of:=IF( [.AM7]&gt;0 ;   (5*[.AM7]/(5*[.AM7]+4*[.AP7]+[.AN7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897" calcext:value-type="float">
            <text:p>98.897</text:p>
          </table:table-cell>
          <table:table-cell table:style-name="ce4" table:formula="of:=IF([.AV7]/([.AV7]+[.AW7])&gt;0;[.AV7]/([.AV7]+[.AW7]);&quot;&quot;)">
            <text:p/>
          </table:table-cell>
          <table:table-cell table:style-name="ce4" table:formula="of:=IF([.AV7]+[.AY7]&gt;0; IF([.AV7]/([.AV7]+[.AY7])&gt;0;[.AV7]/([.AV7]+[.AY7]);&quot;&quot;);&quot;-&quot;)">
            <text:p/>
          </table:table-cell>
          <table:table-cell table:style-name="ce4" table:formula="of:=IF( [.AV7]&gt;0 ;   (5*[.AV7]/(5*[.AV7]+4*[.AY7]+[.AW7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BE7]/([.BE7]+[.BF7])&gt;0;[.BE7]/([.BE7]+[.BF7]);&quot;&quot;)" office:value-type="string" office:string-value="" calcext:value-type="error">
            <text:p>#DIV/0!</text:p>
          </table:table-cell>
          <table:table-cell table:style-name="ce4" table:formula="of:=IF([.BE7]+[.BH7]&gt;0; IF([.BE7]/([.BE7]+[.BH7])&gt;0;[.BE7]/([.BE7]+[.BH7]);&quot;&quot;);&quot;-&quot;)">
            <text:p/>
          </table:table-cell>
          <table:table-cell table:style-name="ce4" table:formula="of:=IF( [.BE7]&gt;0 ;   (5*[.BE7]/(5*[.BE7]+4*[.BH7]+[.BF7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BO7]/([.BO7]+[.BP7])&gt;0;[.BO7]/([.BO7]+[.BP7]);&quot;&quot;)" office:value-type="string" office:string-value="" calcext:value-type="error">
            <text:p>#DIV/0!</text:p>
          </table:table-cell>
          <table:table-cell table:style-name="ce4" table:formula="of:=IF([.BO7]+[.BR7]&gt;0; IF([.BO7]/([.BO7]+[.BR7])&gt;0;[.BO7]/([.BO7]+[.BR7]);&quot;&quot;);&quot;-&quot;)">
            <text:p/>
          </table:table-cell>
          <table:table-cell table:style-name="ce4" table:formula="of:=IF( [.BO7]&gt;0 ;   (5*[.BO7]/(5*[.BO7]+4*[.BR7]+[.BP7])) ; &quot;&quot; )">
            <text:p/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9.198" calcext:value-type="float">
            <text:p>99.198</text:p>
          </table:table-cell>
          <table:table-cell table:style-name="ce11" table:formula="of:=IF([.BY7]/([.BY7]+[.BZ7])&gt;0;[.BY7]/([.BY7]+[.BZ7]);&quot;&quot;)" office:value-type="percentage" office:value="0.666666666666667" calcext:value-type="percentage">
            <text:p>67%</text:p>
          </table:table-cell>
          <table:table-cell table:style-name="ce11" table:formula="of:=IF([.BY7]+[.CB7]&gt;0; IF([.BY7]/([.BY7]+[.CB7])&gt;0;[.BY7]/([.BY7]+[.CB7]);&quot;&quot;);&quot;-&quot;)" office:value-type="percentage" office:value="0.222222222222222" calcext:value-type="percentage">
            <text:p>22%</text:p>
          </table:table-cell>
          <table:table-cell table:style-name="ce11" table:formula="of:=IF( [.BY7]&gt;0 ;   (5*[.BY7]/(5*[.BY7]+4*[.CB7]+[.BZ7])) ; &quot;&quot; )" office:value-type="percentage" office:value="0.256410256410256" calcext:value-type="percentage">
            <text:p>26%</text:p>
          </table:table-cell>
          <table:table-cell table:number-columns-repeated="1587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222" calcext:value-type="float">
            <text:p>97.222</text:p>
          </table:table-cell>
          <table:table-cell table:style-name="ce11" table:formula="of:=IF([.C8]/([.C8]+[.D8])&gt;0;[.C8]/([.C8]+[.D8]);&quot;&quot;)">
            <text:p/>
          </table:table-cell>
          <table:table-cell table:style-name="ce11" table:formula="of:=IF([.C8]+[.F8]&gt;0; IF([.C8]/([.C8]+[.F8])&gt;0;[.C8]/([.C8]+[.F8]);&quot;&quot;);&quot;-&quot;)" office:value-type="string" office:string-value="-" calcext:value-type="string">
            <text:p>-</text:p>
          </table:table-cell>
          <table:table-cell table:style-name="ce11" table:formula="of:=IF( [.C8]&gt;0 ;   (5*[.C8]/(5*[.C8]+4*[.F8]+[.D8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28" calcext:value-type="float">
            <text:p>99.28</text:p>
          </table:table-cell>
          <table:table-cell table:style-name="ce4" table:formula="of:=IF([.L8]/([.L8]+[.M8])&gt;0;[.L8]/([.L8]+[.M8]);&quot;&quot;)">
            <text:p/>
          </table:table-cell>
          <table:table-cell table:style-name="ce4" table:formula="of:=IF([.L8]+[.O8]&gt;0; IF([.L8]/([.L8]+[.O8])&gt;0;[.L8]/([.L8]+[.O8]);&quot;&quot;);&quot;-&quot;)" office:value-type="string" office:string-value="-" calcext:value-type="string">
            <text:p>-</text:p>
          </table:table-cell>
          <table:table-cell table:style-name="ce4" table:formula="of:=IF( [.L8]&gt;0 ;   (5*[.L8]/(5*[.L8]+4*[.O8]+[.M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8" calcext:value-type="float">
            <text:p>99.588</text:p>
          </table:table-cell>
          <table:table-cell table:style-name="ce4" table:formula="of:=IF([.U8]/([.U8]+[.V8])&gt;0;[.U8]/([.U8]+[.V8]);&quot;&quot;)">
            <text:p/>
          </table:table-cell>
          <table:table-cell table:style-name="ce4" table:formula="of:=IF([.U8]+[.X8]&gt;0; IF([.U8]/([.U8]+[.X8])&gt;0;[.U8]/([.U8]+[.X8]);&quot;&quot;);&quot;-&quot;)" office:value-type="string" office:string-value="-" calcext:value-type="string">
            <text:p>-</text:p>
          </table:table-cell>
          <table:table-cell table:style-name="ce4" table:formula="of:=IF( [.U8]&gt;0 ;   (5*[.U8]/(5*[.U8]+4*[.X8]+[.V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.156" calcext:value-type="float">
            <text:p>84.156</text:p>
          </table:table-cell>
          <table:table-cell table:style-name="ce4" table:formula="of:=IF([.AD8]/([.AD8]+[.AE8])&gt;0;[.AD8]/([.AD8]+[.AE8]);&quot;&quot;)">
            <text:p/>
          </table:table-cell>
          <table:table-cell table:style-name="ce4" table:formula="of:=IF([.AD8]+[.AG8]&gt;0; IF([.AD8]/([.AD8]+[.AG8])&gt;0;[.AD8]/([.AD8]+[.AG8]);&quot;&quot;);&quot;-&quot;)" office:value-type="string" office:string-value="-" calcext:value-type="string">
            <text:p>-</text:p>
          </table:table-cell>
          <table:table-cell table:style-name="ce4" table:formula="of:=IF( [.AD8]&gt;0 ;   (5*[.AD8]/(5*[.AD8]+4*[.AG8]+[.AE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691" calcext:value-type="float">
            <text:p>99.691</text:p>
          </table:table-cell>
          <table:table-cell table:style-name="ce4" table:formula="of:=IF([.AM8]/([.AM8]+[.AN8])&gt;0;[.AM8]/([.AM8]+[.AN8]);&quot;&quot;)">
            <text:p/>
          </table:table-cell>
          <table:table-cell table:style-name="ce4" table:formula="of:=IF([.AM8]+[.AP8]&gt;0; IF([.AM8]/([.AM8]+[.AP8])&gt;0;[.AM8]/([.AM8]+[.AP8]);&quot;&quot;);&quot;-&quot;)" office:value-type="string" office:string-value="-" calcext:value-type="string">
            <text:p>-</text:p>
          </table:table-cell>
          <table:table-cell table:style-name="ce4" table:formula="of:=IF( [.AM8]&gt;0 ;   (5*[.AM8]/(5*[.AM8]+4*[.AP8]+[.AN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97" calcext:value-type="float">
            <text:p>99.897</text:p>
          </table:table-cell>
          <table:table-cell table:style-name="ce4" table:formula="of:=IF([.AV8]/([.AV8]+[.AW8])&gt;0;[.AV8]/([.AV8]+[.AW8]);&quot;&quot;)">
            <text:p/>
          </table:table-cell>
          <table:table-cell table:style-name="ce4" table:formula="of:=IF([.AV8]+[.AY8]&gt;0; IF([.AV8]/([.AV8]+[.AY8])&gt;0;[.AV8]/([.AV8]+[.AY8]);&quot;&quot;);&quot;-&quot;)" office:value-type="string" office:string-value="-" calcext:value-type="string">
            <text:p>-</text:p>
          </table:table-cell>
          <table:table-cell table:style-name="ce4" table:formula="of:=IF( [.AV8]&gt;0 ;   (5*[.AV8]/(5*[.AV8]+4*[.AY8]+[.AW8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8]/([.BE8]+[.BF8])&gt;0;[.BE8]/([.BE8]+[.BF8]);&quot;&quot;)" office:value-type="string" office:string-value="" calcext:value-type="error">
            <text:p>#DIV/0!</text:p>
          </table:table-cell>
          <table:table-cell table:style-name="ce4" table:formula="of:=IF([.BE8]+[.BH8]&gt;0; IF([.BE8]/([.BE8]+[.BH8])&gt;0;[.BE8]/([.BE8]+[.BH8]);&quot;&quot;);&quot;-&quot;)" office:value-type="string" office:string-value="-" calcext:value-type="string">
            <text:p>-</text:p>
          </table:table-cell>
          <table:table-cell table:style-name="ce4" table:formula="of:=IF( [.BE8]&gt;0 ;   (5*[.BE8]/(5*[.BE8]+4*[.BH8]+[.BF8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O8]/([.BO8]+[.BP8])&gt;0;[.BO8]/([.BO8]+[.BP8]);&quot;&quot;)" office:value-type="string" office:string-value="" calcext:value-type="error">
            <text:p>#DIV/0!</text:p>
          </table:table-cell>
          <table:table-cell table:style-name="ce4" table:formula="of:=IF([.BO8]+[.BR8]&gt;0; IF([.BO8]/([.BO8]+[.BR8])&gt;0;[.BO8]/([.BO8]+[.BR8]);&quot;&quot;);&quot;-&quot;)" office:value-type="string" office:string-value="-" calcext:value-type="string">
            <text:p>-</text:p>
          </table:table-cell>
          <table:table-cell table:style-name="ce4" table:formula="of:=IF( [.BO8]&gt;0 ;   (5*[.BO8]/(5*[.BO8]+4*[.BR8]+[.BP8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8" calcext:value-type="float">
            <text:p>99.588</text:p>
          </table:table-cell>
          <table:table-cell table:style-name="ce11" table:formula="of:=IF([.BY8]/([.BY8]+[.BZ8])&gt;0;[.BY8]/([.BY8]+[.BZ8]);&quot;&quot;)">
            <text:p/>
          </table:table-cell>
          <table:table-cell table:style-name="ce11" table:formula="of:=IF([.BY8]+[.CB8]&gt;0; IF([.BY8]/([.BY8]+[.CB8])&gt;0;[.BY8]/([.BY8]+[.CB8]);&quot;&quot;);&quot;-&quot;)" office:value-type="string" office:string-value="-" calcext:value-type="string">
            <text:p>-</text:p>
          </table:table-cell>
          <table:table-cell table:style-name="ce11" table:formula="of:=IF( [.BY8]&gt;0 ;   (5*[.BY8]/(5*[.BY8]+4*[.CB8]+[.BZ8])) ; &quot;&quot; )">
            <text:p/>
          </table:table-cell>
          <table:table-cell table:number-columns-repeated="1587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164" calcext:value-type="float">
            <text:p>97.164</text:p>
          </table:table-cell>
          <table:table-cell table:style-name="ce11" table:formula="of:=IF([.C9]/([.C9]+[.D9])&gt;0;[.C9]/([.C9]+[.D9]);&quot;&quot;)">
            <text:p/>
          </table:table-cell>
          <table:table-cell table:style-name="ce11" table:formula="of:=IF([.C9]+[.F9]&gt;0; IF([.C9]/([.C9]+[.F9])&gt;0;[.C9]/([.C9]+[.F9]);&quot;&quot;);&quot;-&quot;)" office:value-type="string" office:string-value="-" calcext:value-type="string">
            <text:p>-</text:p>
          </table:table-cell>
          <table:table-cell table:style-name="ce11" table:formula="of:=IF( [.C9]&gt;0 ;   (5*[.C9]/(5*[.C9]+4*[.F9]+[.D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055" calcext:value-type="float">
            <text:p>99.055</text:p>
          </table:table-cell>
          <table:table-cell table:style-name="ce4" table:formula="of:=IF([.L9]/([.L9]+[.M9])&gt;0;[.L9]/([.L9]+[.M9]);&quot;&quot;)">
            <text:p/>
          </table:table-cell>
          <table:table-cell table:style-name="ce4" table:formula="of:=IF([.L9]+[.O9]&gt;0; IF([.L9]/([.L9]+[.O9])&gt;0;[.L9]/([.L9]+[.O9]);&quot;&quot;);&quot;-&quot;)" office:value-type="string" office:string-value="-" calcext:value-type="string">
            <text:p>-</text:p>
          </table:table-cell>
          <table:table-cell table:style-name="ce4" table:formula="of:=IF( [.L9]&gt;0 ;   (5*[.L9]/(5*[.L9]+4*[.O9]+[.M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U9]/([.U9]+[.V9])&gt;0;[.U9]/([.U9]+[.V9]);&quot;&quot;)">
            <text:p/>
          </table:table-cell>
          <table:table-cell table:style-name="ce4" table:formula="of:=IF([.U9]+[.X9]&gt;0; IF([.U9]/([.U9]+[.X9])&gt;0;[.U9]/([.U9]+[.X9]);&quot;&quot;);&quot;-&quot;)" office:value-type="string" office:string-value="-" calcext:value-type="string">
            <text:p>-</text:p>
          </table:table-cell>
          <table:table-cell table:style-name="ce4" table:formula="of:=IF( [.U9]&gt;0 ;   (5*[.U9]/(5*[.U9]+4*[.X9]+[.V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.983" calcext:value-type="float">
            <text:p>82.983</text:p>
          </table:table-cell>
          <table:table-cell table:style-name="ce4" table:formula="of:=IF([.AD9]/([.AD9]+[.AE9])&gt;0;[.AD9]/([.AD9]+[.AE9]);&quot;&quot;)">
            <text:p/>
          </table:table-cell>
          <table:table-cell table:style-name="ce4" table:formula="of:=IF([.AD9]+[.AG9]&gt;0; IF([.AD9]/([.AD9]+[.AG9])&gt;0;[.AD9]/([.AD9]+[.AG9]);&quot;&quot;);&quot;-&quot;)" office:value-type="string" office:string-value="-" calcext:value-type="string">
            <text:p>-</text:p>
          </table:table-cell>
          <table:table-cell table:style-name="ce4" table:formula="of:=IF( [.AD9]&gt;0 ;   (5*[.AD9]/(5*[.AD9]+4*[.AG9]+[.AE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265" calcext:value-type="float">
            <text:p>99.265</text:p>
          </table:table-cell>
          <table:table-cell table:style-name="ce4" table:formula="of:=IF([.AM9]/([.AM9]+[.AN9])&gt;0;[.AM9]/([.AM9]+[.AN9]);&quot;&quot;)">
            <text:p/>
          </table:table-cell>
          <table:table-cell table:style-name="ce4" table:formula="of:=IF([.AM9]+[.AP9]&gt;0; IF([.AM9]/([.AM9]+[.AP9])&gt;0;[.AM9]/([.AM9]+[.AP9]);&quot;&quot;);&quot;-&quot;)" office:value-type="string" office:string-value="-" calcext:value-type="string">
            <text:p>-</text:p>
          </table:table-cell>
          <table:table-cell table:style-name="ce4" table:formula="of:=IF( [.AM9]&gt;0 ;   (5*[.AM9]/(5*[.AM9]+4*[.AP9]+[.AN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AV9]/([.AV9]+[.AW9])&gt;0;[.AV9]/([.AV9]+[.AW9]);&quot;&quot;)">
            <text:p/>
          </table:table-cell>
          <table:table-cell table:style-name="ce4" table:formula="of:=IF([.AV9]+[.AY9]&gt;0; IF([.AV9]/([.AV9]+[.AY9])&gt;0;[.AV9]/([.AV9]+[.AY9]);&quot;&quot;);&quot;-&quot;)" office:value-type="string" office:string-value="-" calcext:value-type="string">
            <text:p>-</text:p>
          </table:table-cell>
          <table:table-cell table:style-name="ce4" table:formula="of:=IF( [.AV9]&gt;0 ;   (5*[.AV9]/(5*[.AV9]+4*[.AY9]+[.AW9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9]/([.BE9]+[.BF9])&gt;0;[.BE9]/([.BE9]+[.BF9]);&quot;&quot;)" office:value-type="string" office:string-value="" calcext:value-type="error">
            <text:p>#DIV/0!</text:p>
          </table:table-cell>
          <table:table-cell table:style-name="ce4" table:formula="of:=IF([.BE9]+[.BH9]&gt;0; IF([.BE9]/([.BE9]+[.BH9])&gt;0;[.BE9]/([.BE9]+[.BH9]);&quot;&quot;);&quot;-&quot;)" office:value-type="string" office:string-value="-" calcext:value-type="string">
            <text:p>-</text:p>
          </table:table-cell>
          <table:table-cell table:style-name="ce4" table:formula="of:=IF( [.BE9]&gt;0 ;   (5*[.BE9]/(5*[.BE9]+4*[.BH9]+[.BF9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IF([.BO9]/([.BO9]+[.BP9])&gt;0;[.BO9]/([.BO9]+[.BP9]);&quot;&quot;)">
            <text:p/>
          </table:table-cell>
          <table:table-cell table:style-name="ce4" table:formula="of:=IF([.BO9]+[.BR9]&gt;0; IF([.BO9]/([.BO9]+[.BR9])&gt;0;[.BO9]/([.BO9]+[.BR9]);&quot;&quot;);&quot;-&quot;)" office:value-type="string" office:string-value="-" calcext:value-type="string">
            <text:p>-</text:p>
          </table:table-cell>
          <table:table-cell table:style-name="ce4" table:formula="of:=IF( [.BO9]&gt;0 ;   (5*[.BO9]/(5*[.BO9]+4*[.BR9]+[.BP9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11" table:formula="of:=IF([.BY9]/([.BY9]+[.BZ9])&gt;0;[.BY9]/([.BY9]+[.BZ9]);&quot;&quot;)">
            <text:p/>
          </table:table-cell>
          <table:table-cell table:style-name="ce11" table:formula="of:=IF([.BY9]+[.CB9]&gt;0; IF([.BY9]/([.BY9]+[.CB9])&gt;0;[.BY9]/([.BY9]+[.CB9]);&quot;&quot;);&quot;-&quot;)" office:value-type="string" office:string-value="-" calcext:value-type="string">
            <text:p>-</text:p>
          </table:table-cell>
          <table:table-cell table:style-name="ce11" table:formula="of:=IF( [.BY9]&gt;0 ;   (5*[.BY9]/(5*[.BY9]+4*[.CB9]+[.BZ9])) ; &quot;&quot; )">
            <text:p/>
          </table:table-cell>
          <table:table-cell table:number-columns-repeated="1587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235" calcext:value-type="float">
            <text:p>96.235</text:p>
          </table:table-cell>
          <table:table-cell table:style-name="ce11" table:formula="of:=IF([.C10]/([.C10]+[.D10])&gt;0;[.C10]/([.C10]+[.D10]);&quot;&quot;)">
            <text:p/>
          </table:table-cell>
          <table:table-cell table:style-name="ce11" table:formula="of:=IF([.C10]+[.F10]&gt;0; IF([.C10]/([.C10]+[.F10])&gt;0;[.C10]/([.C10]+[.F10]);&quot;&quot;);&quot;-&quot;)">
            <text:p/>
          </table:table-cell>
          <table:table-cell table:style-name="ce11" table:formula="of:=IF( [.C10]&gt;0 ;   (5*[.C10]/(5*[.C10]+4*[.F10]+[.D10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412" calcext:value-type="float">
            <text:p>99.412</text:p>
          </table:table-cell>
          <table:table-cell table:style-name="ce4" table:formula="of:=IF([.L10]/([.L10]+[.M10])&gt;0;[.L10]/([.L10]+[.M10]);&quot;&quot;)">
            <text:p/>
          </table:table-cell>
          <table:table-cell table:style-name="ce4" table:formula="of:=IF([.L10]+[.O10]&gt;0; IF([.L10]/([.L10]+[.O10])&gt;0;[.L10]/([.L10]+[.O10]);&quot;&quot;);&quot;-&quot;)">
            <text:p/>
          </table:table-cell>
          <table:table-cell table:style-name="ce4" table:formula="of:=IF( [.L10]&gt;0 ;   (5*[.L10]/(5*[.L10]+4*[.O10]+[.M1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765" calcext:value-type="float">
            <text:p>99.765</text:p>
          </table:table-cell>
          <table:table-cell table:style-name="ce4" table:formula="of:=IF([.U10]/([.U10]+[.V10])&gt;0;[.U10]/([.U10]+[.V10]);&quot;&quot;)">
            <text:p/>
          </table:table-cell>
          <table:table-cell table:style-name="ce4" table:formula="of:=IF([.U10]+[.X10]&gt;0; IF([.U10]/([.U10]+[.X10])&gt;0;[.U10]/([.U10]+[.X10]);&quot;&quot;);&quot;-&quot;)">
            <text:p/>
          </table:table-cell>
          <table:table-cell table:style-name="ce4" table:formula="of:=IF( [.U10]&gt;0 ;   (5*[.U10]/(5*[.U10]+4*[.X10]+[.V1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2.353" calcext:value-type="float">
            <text:p>82.353</text:p>
          </table:table-cell>
          <table:table-cell table:style-name="ce4" table:formula="of:=IF([.AD10]/([.AD10]+[.AE10])&gt;0;[.AD10]/([.AD10]+[.AE10]);&quot;&quot;)">
            <text:p/>
          </table:table-cell>
          <table:table-cell table:style-name="ce4" table:formula="of:=IF([.AD10]+[.AG10]&gt;0; IF([.AD10]/([.AD10]+[.AG10])&gt;0;[.AD10]/([.AD10]+[.AG10]);&quot;&quot;);&quot;-&quot;)">
            <text:p/>
          </table:table-cell>
          <table:table-cell table:style-name="ce4" table:formula="of:=IF( [.AD10]&gt;0 ;   (5*[.AD10]/(5*[.AD10]+4*[.AG10]+[.AE1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529" calcext:value-type="float">
            <text:p>99.529</text:p>
          </table:table-cell>
          <table:table-cell table:style-name="ce4" table:formula="of:=IF([.AM10]/([.AM10]+[.AN10])&gt;0;[.AM10]/([.AM10]+[.AN10]);&quot;&quot;)">
            <text:p/>
          </table:table-cell>
          <table:table-cell table:style-name="ce4" table:formula="of:=IF([.AM10]+[.AP10]&gt;0; IF([.AM10]/([.AM10]+[.AP10])&gt;0;[.AM10]/([.AM10]+[.AP10]);&quot;&quot;);&quot;-&quot;)">
            <text:p/>
          </table:table-cell>
          <table:table-cell table:style-name="ce4" table:formula="of:=IF( [.AM10]&gt;0 ;   (5*[.AM10]/(5*[.AM10]+4*[.AP10]+[.AN1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765" calcext:value-type="float">
            <text:p>99.765</text:p>
          </table:table-cell>
          <table:table-cell table:style-name="ce4" table:formula="of:=IF([.AV10]/([.AV10]+[.AW10])&gt;0;[.AV10]/([.AV10]+[.AW10]);&quot;&quot;)">
            <text:p/>
          </table:table-cell>
          <table:table-cell table:style-name="ce4" table:formula="of:=IF([.AV10]+[.AY10]&gt;0; IF([.AV10]/([.AV10]+[.AY10])&gt;0;[.AV10]/([.AV10]+[.AY10]);&quot;&quot;);&quot;-&quot;)">
            <text:p/>
          </table:table-cell>
          <table:table-cell table:style-name="ce4" table:formula="of:=IF( [.AV10]&gt;0 ;   (5*[.AV10]/(5*[.AV10]+4*[.AY10]+[.AW10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E10]/([.BE10]+[.BF10])&gt;0;[.BE10]/([.BE10]+[.BF10]);&quot;&quot;)" office:value-type="string" office:string-value="" calcext:value-type="error">
            <text:p>#DIV/0!</text:p>
          </table:table-cell>
          <table:table-cell table:style-name="ce4" table:formula="of:=IF([.BE10]+[.BH10]&gt;0; IF([.BE10]/([.BE10]+[.BH10])&gt;0;[.BE10]/([.BE10]+[.BH10]);&quot;&quot;);&quot;-&quot;)">
            <text:p/>
          </table:table-cell>
          <table:table-cell table:style-name="ce4" table:formula="of:=IF( [.BE10]&gt;0 ;   (5*[.BE10]/(5*[.BE10]+4*[.BH10]+[.BF10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O10]/([.BO10]+[.BP10])&gt;0;[.BO10]/([.BO10]+[.BP10]);&quot;&quot;)" office:value-type="string" office:string-value="" calcext:value-type="error">
            <text:p>#DIV/0!</text:p>
          </table:table-cell>
          <table:table-cell table:style-name="ce4" table:formula="of:=IF([.BO10]+[.BR10]&gt;0; IF([.BO10]/([.BO10]+[.BR10])&gt;0;[.BO10]/([.BO10]+[.BR10]);&quot;&quot;);&quot;-&quot;)">
            <text:p/>
          </table:table-cell>
          <table:table-cell table:style-name="ce4" table:formula="of:=IF( [.BO10]&gt;0 ;   (5*[.BO10]/(5*[.BO10]+4*[.BR10]+[.BP10])) ; &quot;&quot; )">
            <text:p/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1" table:formula="of:=IF([.BY10]/([.BY10]+[.BZ10])&gt;0;[.BY10]/([.BY10]+[.BZ10]);&quot;&quot;)" office:value-type="percentage" office:value="1" calcext:value-type="percentage">
            <text:p>100%</text:p>
          </table:table-cell>
          <table:table-cell table:style-name="ce11" table:formula="of:=IF([.BY10]+[.CB10]&gt;0; IF([.BY10]/([.BY10]+[.CB10])&gt;0;[.BY10]/([.BY10]+[.CB10]);&quot;&quot;);&quot;-&quot;)" office:value-type="percentage" office:value="1" calcext:value-type="percentage">
            <text:p>100%</text:p>
          </table:table-cell>
          <table:table-cell table:style-name="ce11" table:formula="of:=IF( [.BY10]&gt;0 ;   (5*[.BY10]/(5*[.BY10]+4*[.CB10]+[.BZ10])) ; &quot;&quot; )" office:value-type="percentage" office:value="1" calcext:value-type="percentage">
            <text:p>100%</text:p>
          </table:table-cell>
          <table:table-cell table:number-columns-repeated="1587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.673" calcext:value-type="float">
            <text:p>95.673</text:p>
          </table:table-cell>
          <table:table-cell table:style-name="ce11" table:formula="of:=IF([.C11]/([.C11]+[.D11])&gt;0;[.C11]/([.C11]+[.D11]);&quot;&quot;)">
            <text:p/>
          </table:table-cell>
          <table:table-cell table:style-name="ce11" table:formula="of:=IF([.C11]+[.F11]&gt;0; IF([.C11]/([.C11]+[.F11])&gt;0;[.C11]/([.C11]+[.F11]);&quot;&quot;);&quot;-&quot;)">
            <text:p/>
          </table:table-cell>
          <table:table-cell table:style-name="ce11" table:formula="of:=IF( [.C11]&gt;0 ;   (5*[.C11]/(5*[.C11]+4*[.F11]+[.D11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159" calcext:value-type="float">
            <text:p>99.159</text:p>
          </table:table-cell>
          <table:table-cell table:style-name="ce4" table:formula="of:=IF([.L11]/([.L11]+[.M11])&gt;0;[.L11]/([.L11]+[.M11]);&quot;&quot;)">
            <text:p/>
          </table:table-cell>
          <table:table-cell table:style-name="ce4" table:formula="of:=IF([.L11]+[.O11]&gt;0; IF([.L11]/([.L11]+[.O11])&gt;0;[.L11]/([.L11]+[.O11]);&quot;&quot;);&quot;-&quot;)">
            <text:p/>
          </table:table-cell>
          <table:table-cell table:style-name="ce4" table:formula="of:=IF( [.L11]&gt;0 ;   (5*[.L11]/(5*[.L11]+4*[.O11]+[.M11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U11]/([.U11]+[.V11])&gt;0;[.U11]/([.U11]+[.V11]);&quot;&quot;)" office:value-type="string" office:string-value="" calcext:value-type="error">
            <text:p>#DIV/0!</text:p>
          </table:table-cell>
          <table:table-cell table:style-name="ce4" table:formula="of:=IF([.U11]+[.X11]&gt;0; IF([.U11]/([.U11]+[.X11])&gt;0;[.U11]/([.U11]+[.X11]);&quot;&quot;);&quot;-&quot;)">
            <text:p/>
          </table:table-cell>
          <table:table-cell table:style-name="ce4" table:formula="of:=IF( [.U11]&gt;0 ;   (5*[.U11]/(5*[.U11]+4*[.X11]+[.V1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4.976" calcext:value-type="float">
            <text:p>84.976</text:p>
          </table:table-cell>
          <table:table-cell table:style-name="ce4" table:formula="of:=IF([.AD11]/([.AD11]+[.AE11])&gt;0;[.AD11]/([.AD11]+[.AE11]);&quot;&quot;)">
            <text:p/>
          </table:table-cell>
          <table:table-cell table:style-name="ce4" table:formula="of:=IF([.AD11]+[.AG11]&gt;0; IF([.AD11]/([.AD11]+[.AG11])&gt;0;[.AD11]/([.AD11]+[.AG11]);&quot;&quot;);&quot;-&quot;)">
            <text:p/>
          </table:table-cell>
          <table:table-cell table:style-name="ce4" table:formula="of:=IF( [.AD11]&gt;0 ;   (5*[.AD11]/(5*[.AD11]+4*[.AG11]+[.AE1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159" calcext:value-type="float">
            <text:p>99.159</text:p>
          </table:table-cell>
          <table:table-cell table:style-name="ce4" table:formula="of:=IF([.AM11]/([.AM11]+[.AN11])&gt;0;[.AM11]/([.AM11]+[.AN11]);&quot;&quot;)">
            <text:p/>
          </table:table-cell>
          <table:table-cell table:style-name="ce4" table:formula="of:=IF([.AM11]+[.AP11]&gt;0; IF([.AM11]/([.AM11]+[.AP11])&gt;0;[.AM11]/([.AM11]+[.AP11]);&quot;&quot;);&quot;-&quot;)">
            <text:p/>
          </table:table-cell>
          <table:table-cell table:style-name="ce4" table:formula="of:=IF( [.AM11]&gt;0 ;   (5*[.AM11]/(5*[.AM11]+4*[.AP11]+[.AN1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76" calcext:value-type="float">
            <text:p>99.76</text:p>
          </table:table-cell>
          <table:table-cell table:style-name="ce4" table:formula="of:=IF([.AV11]/([.AV11]+[.AW11])&gt;0;[.AV11]/([.AV11]+[.AW11]);&quot;&quot;)">
            <text:p/>
          </table:table-cell>
          <table:table-cell table:style-name="ce4" table:formula="of:=IF([.AV11]+[.AY11]&gt;0; IF([.AV11]/([.AV11]+[.AY11])&gt;0;[.AV11]/([.AV11]+[.AY11]);&quot;&quot;);&quot;-&quot;)">
            <text:p/>
          </table:table-cell>
          <table:table-cell table:style-name="ce4" table:formula="of:=IF( [.AV11]&gt;0 ;   (5*[.AV11]/(5*[.AV11]+4*[.AY11]+[.AW11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E11]/([.BE11]+[.BF11])&gt;0;[.BE11]/([.BE11]+[.BF11]);&quot;&quot;)" office:value-type="string" office:string-value="" calcext:value-type="error">
            <text:p>#DIV/0!</text:p>
          </table:table-cell>
          <table:table-cell table:style-name="ce4" table:formula="of:=IF([.BE11]+[.BH11]&gt;0; IF([.BE11]/([.BE11]+[.BH11])&gt;0;[.BE11]/([.BE11]+[.BH11]);&quot;&quot;);&quot;-&quot;)">
            <text:p/>
          </table:table-cell>
          <table:table-cell table:style-name="ce4" table:formula="of:=IF( [.BE11]&gt;0 ;   (5*[.BE11]/(5*[.BE11]+4*[.BH11]+[.BF11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O11]/([.BO11]+[.BP11])&gt;0;[.BO11]/([.BO11]+[.BP11]);&quot;&quot;)" office:value-type="string" office:string-value="" calcext:value-type="error">
            <text:p>#DIV/0!</text:p>
          </table:table-cell>
          <table:table-cell table:style-name="ce4" table:formula="of:=IF([.BO11]+[.BR11]&gt;0; IF([.BO11]/([.BO11]+[.BR11])&gt;0;[.BO11]/([.BO11]+[.BR11]);&quot;&quot;);&quot;-&quot;)">
            <text:p/>
          </table:table-cell>
          <table:table-cell table:style-name="ce4" table:formula="of:=IF( [.BO11]&gt;0 ;   (5*[.BO11]/(5*[.BO11]+4*[.BR11]+[.BP11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399" calcext:value-type="float">
            <text:p>99.399</text:p>
          </table:table-cell>
          <table:table-cell table:style-name="ce11" table:formula="of:=IF([.BY11]/([.BY11]+[.BZ11])&gt;0;[.BY11]/([.BY11]+[.BZ11]);&quot;&quot;)">
            <text:p/>
          </table:table-cell>
          <table:table-cell table:style-name="ce11" table:formula="of:=IF([.BY11]+[.CB11]&gt;0; IF([.BY11]/([.BY11]+[.CB11])&gt;0;[.BY11]/([.BY11]+[.CB11]);&quot;&quot;);&quot;-&quot;)">
            <text:p/>
          </table:table-cell>
          <table:table-cell table:style-name="ce11" table:formula="of:=IF( [.BY11]&gt;0 ;   (5*[.BY11]/(5*[.BY11]+4*[.CB11]+[.BZ11])) ; &quot;&quot; )">
            <text:p/>
          </table:table-cell>
          <table:table-cell table:number-columns-repeated="15876"/>
        </table:table-row>
        <table:table-row table:style-name="ro1">
          <table:table-cell table:style-name="ce1" table:number-columns-repeated="2"/>
          <table:table-cell table:style-name="ce2" table:number-columns-repeated="5"/>
          <table:table-cell table:style-name="ce11" table:number-columns-repeated="3"/>
          <table:table-cell table:style-name="ce4"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 table:number-columns-repeated="2"/>
          <table:table-cell table:style-name="ce2" table:number-columns-repeated="5"/>
          <table:table-cell table:style-name="ce4" table:number-columns-repeated="3"/>
          <table:table-cell table:number-columns-repeated="2"/>
          <table:table-cell table:style-name="ce2" table:number-columns-repeated="5"/>
          <table:table-cell table:style-name="ce11" table:number-columns-repeated="3"/>
          <table:table-cell table:number-columns-repeated="1587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163" calcext:value-type="float">
            <text:p>96.163</text:p>
          </table:table-cell>
          <table:table-cell table:style-name="ce11" table:formula="of:=IF([.C13]/([.C13]+[.D13])&gt;0;[.C13]/([.C13]+[.D13]);&quot;&quot;)">
            <text:p/>
          </table:table-cell>
          <table:table-cell table:style-name="ce11" table:formula="of:=IF([.C13]+[.F13]&gt;0; IF([.C13]/([.C13]+[.F13])&gt;0;[.C13]/([.C13]+[.F13]);&quot;&quot;);&quot;-&quot;)" office:value-type="string" office:string-value="-" calcext:value-type="string">
            <text:p>-</text:p>
          </table:table-cell>
          <table:table-cell table:style-name="ce11" table:formula="of:=IF( [.C13]&gt;0 ;   (5*[.C13]/(5*[.C13]+4*[.F13]+[.D1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281" calcext:value-type="float">
            <text:p>99.281</text:p>
          </table:table-cell>
          <table:table-cell table:style-name="ce4" table:formula="of:=IF([.L13]/([.L13]+[.M13])&gt;0;[.L13]/([.L13]+[.M13]);&quot;&quot;)">
            <text:p/>
          </table:table-cell>
          <table:table-cell table:style-name="ce4" table:formula="of:=IF([.L13]+[.O13]&gt;0; IF([.L13]/([.L13]+[.O13])&gt;0;[.L13]/([.L13]+[.O13]);&quot;&quot;);&quot;-&quot;)" office:value-type="string" office:string-value="-" calcext:value-type="string">
            <text:p>-</text:p>
          </table:table-cell>
          <table:table-cell table:style-name="ce4" table:formula="of:=IF( [.L13]&gt;0 ;   (5*[.L13]/(5*[.L13]+4*[.O13]+[.M1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64" calcext:value-type="float">
            <text:p>99.64</text:p>
          </table:table-cell>
          <table:table-cell table:style-name="ce4" table:formula="of:=IF([.U13]/([.U13]+[.V13])&gt;0;[.U13]/([.U13]+[.V13]);&quot;&quot;)">
            <text:p/>
          </table:table-cell>
          <table:table-cell table:style-name="ce4" table:formula="of:=IF([.U13]+[.X13]&gt;0; IF([.U13]/([.U13]+[.X13])&gt;0;[.U13]/([.U13]+[.X13]);&quot;&quot;);&quot;-&quot;)" office:value-type="string" office:string-value="-" calcext:value-type="string">
            <text:p>-</text:p>
          </table:table-cell>
          <table:table-cell table:style-name="ce4" table:formula="of:=IF( [.U13]&gt;0 ;   (5*[.U13]/(5*[.U13]+4*[.X13]+[.V1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.974" calcext:value-type="float">
            <text:p>82.974</text:p>
          </table:table-cell>
          <table:table-cell table:style-name="ce4" table:formula="of:=IF([.AD13]/([.AD13]+[.AE13])&gt;0;[.AD13]/([.AD13]+[.AE13]);&quot;&quot;)">
            <text:p/>
          </table:table-cell>
          <table:table-cell table:style-name="ce4" table:formula="of:=IF([.AD13]+[.AG13]&gt;0; IF([.AD13]/([.AD13]+[.AG13])&gt;0;[.AD13]/([.AD13]+[.AG13]);&quot;&quot;);&quot;-&quot;)" office:value-type="string" office:string-value="-" calcext:value-type="string">
            <text:p>-</text:p>
          </table:table-cell>
          <table:table-cell table:style-name="ce4" table:formula="of:=IF( [.AD13]&gt;0 ;   (5*[.AD13]/(5*[.AD13]+4*[.AG13]+[.AE1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2" calcext:value-type="float">
            <text:p>99.52</text:p>
          </table:table-cell>
          <table:table-cell table:style-name="ce4" table:formula="of:=IF([.AM13]/([.AM13]+[.AN13])&gt;0;[.AM13]/([.AM13]+[.AN13]);&quot;&quot;)">
            <text:p/>
          </table:table-cell>
          <table:table-cell table:style-name="ce4" table:formula="of:=IF([.AM13]+[.AP13]&gt;0; IF([.AM13]/([.AM13]+[.AP13])&gt;0;[.AM13]/([.AM13]+[.AP13]);&quot;&quot;);&quot;-&quot;)" office:value-type="string" office:string-value="-" calcext:value-type="string">
            <text:p>-</text:p>
          </table:table-cell>
          <table:table-cell table:style-name="ce4" table:formula="of:=IF( [.AM13]&gt;0 ;   (5*[.AM13]/(5*[.AM13]+4*[.AP13]+[.AN13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V13]/([.AV13]+[.AW13])&gt;0;[.AV13]/([.AV13]+[.AW13]);&quot;&quot;)" office:value-type="string" office:string-value="" calcext:value-type="error">
            <text:p>#DIV/0!</text:p>
          </table:table-cell>
          <table:table-cell table:style-name="ce4" table:formula="of:=IF([.AV13]+[.AY13]&gt;0; IF([.AV13]/([.AV13]+[.AY13])&gt;0;[.AV13]/([.AV13]+[.AY13]);&quot;&quot;);&quot;-&quot;)" office:value-type="string" office:string-value="-" calcext:value-type="string">
            <text:p>-</text:p>
          </table:table-cell>
          <table:table-cell table:style-name="ce4" table:formula="of:=IF( [.AV13]&gt;0 ;   (5*[.AV13]/(5*[.AV13]+4*[.AY13]+[.AW13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13]/([.BE13]+[.BF13])&gt;0;[.BE13]/([.BE13]+[.BF13]);&quot;&quot;)" office:value-type="string" office:string-value="" calcext:value-type="error">
            <text:p>#DIV/0!</text:p>
          </table:table-cell>
          <table:table-cell table:style-name="ce4" table:formula="of:=IF([.BE13]+[.BH13]&gt;0; IF([.BE13]/([.BE13]+[.BH13])&gt;0;[.BE13]/([.BE13]+[.BH13]);&quot;&quot;);&quot;-&quot;)" office:value-type="string" office:string-value="-" calcext:value-type="string">
            <text:p>-</text:p>
          </table:table-cell>
          <table:table-cell table:style-name="ce4" table:formula="of:=IF( [.BE13]&gt;0 ;   (5*[.BE13]/(5*[.BE13]+4*[.BH13]+[.BF13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O13]/([.BO13]+[.BP13])&gt;0;[.BO13]/([.BO13]+[.BP13]);&quot;&quot;)" office:value-type="string" office:string-value="" calcext:value-type="error">
            <text:p>#DIV/0!</text:p>
          </table:table-cell>
          <table:table-cell table:style-name="ce4" table:formula="of:=IF([.BO13]+[.BR13]&gt;0; IF([.BO13]/([.BO13]+[.BR13])&gt;0;[.BO13]/([.BO13]+[.BR13]);&quot;&quot;);&quot;-&quot;)" office:value-type="string" office:string-value="-" calcext:value-type="string">
            <text:p>-</text:p>
          </table:table-cell>
          <table:table-cell table:style-name="ce4" table:formula="of:=IF( [.BO13]&gt;0 ;   (5*[.BO13]/(5*[.BO13]+4*[.BR13]+[.BP13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161" calcext:value-type="float">
            <text:p>99.161</text:p>
          </table:table-cell>
          <table:table-cell table:style-name="ce11" table:formula="of:=IF([.BY13]/([.BY13]+[.BZ13])&gt;0;[.BY13]/([.BY13]+[.BZ13]);&quot;&quot;)">
            <text:p/>
          </table:table-cell>
          <table:table-cell table:style-name="ce11" table:formula="of:=IF([.BY13]+[.CB13]&gt;0; IF([.BY13]/([.BY13]+[.CB13])&gt;0;[.BY13]/([.BY13]+[.CB13]);&quot;&quot;);&quot;-&quot;)" office:value-type="string" office:string-value="-" calcext:value-type="string">
            <text:p>-</text:p>
          </table:table-cell>
          <table:table-cell table:style-name="ce11" table:formula="of:=IF( [.BY13]&gt;0 ;   (5*[.BY13]/(5*[.BY13]+4*[.CB13]+[.BZ13])) ; &quot;&quot; )">
            <text:p/>
          </table:table-cell>
          <table:table-cell table:number-columns-repeated="1587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461" calcext:value-type="float">
            <text:p>96.461</text:p>
          </table:table-cell>
          <table:table-cell table:style-name="ce11" table:formula="of:=IF([.C14]/([.C14]+[.D14])&gt;0;[.C14]/([.C14]+[.D14]);&quot;&quot;)">
            <text:p/>
          </table:table-cell>
          <table:table-cell table:style-name="ce11" table:formula="of:=IF([.C14]+[.F14]&gt;0; IF([.C14]/([.C14]+[.F14])&gt;0;[.C14]/([.C14]+[.F14]);&quot;&quot;);&quot;-&quot;)" office:value-type="string" office:string-value="-" calcext:value-type="string">
            <text:p>-</text:p>
          </table:table-cell>
          <table:table-cell table:style-name="ce11" table:formula="of:=IF( [.C14]&gt;0 ;   (5*[.C14]/(5*[.C14]+4*[.F14]+[.D1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516" calcext:value-type="float">
            <text:p>98.516</text:p>
          </table:table-cell>
          <table:table-cell table:style-name="ce4" table:formula="of:=IF([.L14]/([.L14]+[.M14])&gt;0;[.L14]/([.L14]+[.M14]);&quot;&quot;)">
            <text:p/>
          </table:table-cell>
          <table:table-cell table:style-name="ce4" table:formula="of:=IF([.L14]+[.O14]&gt;0; IF([.L14]/([.L14]+[.O14])&gt;0;[.L14]/([.L14]+[.O14]);&quot;&quot;);&quot;-&quot;)" office:value-type="string" office:string-value="-" calcext:value-type="string">
            <text:p>-</text:p>
          </table:table-cell>
          <table:table-cell table:style-name="ce4" table:formula="of:=IF( [.L14]&gt;0 ;   (5*[.L14]/(5*[.L14]+4*[.O14]+[.M1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72" calcext:value-type="float">
            <text:p>99.772</text:p>
          </table:table-cell>
          <table:table-cell table:style-name="ce4" table:formula="of:=IF([.U14]/([.U14]+[.V14])&gt;0;[.U14]/([.U14]+[.V14]);&quot;&quot;)">
            <text:p/>
          </table:table-cell>
          <table:table-cell table:style-name="ce4" table:formula="of:=IF([.U14]+[.X14]&gt;0; IF([.U14]/([.U14]+[.X14])&gt;0;[.U14]/([.U14]+[.X14]);&quot;&quot;);&quot;-&quot;)" office:value-type="string" office:string-value="-" calcext:value-type="string">
            <text:p>-</text:p>
          </table:table-cell>
          <table:table-cell table:style-name="ce4" table:formula="of:=IF( [.U14]&gt;0 ;   (5*[.U14]/(5*[.U14]+4*[.X14]+[.V1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904" calcext:value-type="float">
            <text:p>83.904</text:p>
          </table:table-cell>
          <table:table-cell table:style-name="ce4" table:formula="of:=IF([.AD14]/([.AD14]+[.AE14])&gt;0;[.AD14]/([.AD14]+[.AE14]);&quot;&quot;)">
            <text:p/>
          </table:table-cell>
          <table:table-cell table:style-name="ce4" table:formula="of:=IF([.AD14]+[.AG14]&gt;0; IF([.AD14]/([.AD14]+[.AG14])&gt;0;[.AD14]/([.AD14]+[.AG14]);&quot;&quot;);&quot;-&quot;)" office:value-type="string" office:string-value="-" calcext:value-type="string">
            <text:p>-</text:p>
          </table:table-cell>
          <table:table-cell table:style-name="ce4" table:formula="of:=IF( [.AD14]&gt;0 ;   (5*[.AD14]/(5*[.AD14]+4*[.AG14]+[.AE1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658" calcext:value-type="float">
            <text:p>99.658</text:p>
          </table:table-cell>
          <table:table-cell table:style-name="ce4" table:formula="of:=IF([.AM14]/([.AM14]+[.AN14])&gt;0;[.AM14]/([.AM14]+[.AN14]);&quot;&quot;)">
            <text:p/>
          </table:table-cell>
          <table:table-cell table:style-name="ce4" table:formula="of:=IF([.AM14]+[.AP14]&gt;0; IF([.AM14]/([.AM14]+[.AP14])&gt;0;[.AM14]/([.AM14]+[.AP14]);&quot;&quot;);&quot;-&quot;)" office:value-type="string" office:string-value="-" calcext:value-type="string">
            <text:p>-</text:p>
          </table:table-cell>
          <table:table-cell table:style-name="ce4" table:formula="of:=IF( [.AM14]&gt;0 ;   (5*[.AM14]/(5*[.AM14]+4*[.AP14]+[.AN1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6" calcext:value-type="float">
            <text:p>99.886</text:p>
          </table:table-cell>
          <table:table-cell table:style-name="ce4" table:formula="of:=IF([.AV14]/([.AV14]+[.AW14])&gt;0;[.AV14]/([.AV14]+[.AW14]);&quot;&quot;)">
            <text:p/>
          </table:table-cell>
          <table:table-cell table:style-name="ce4" table:formula="of:=IF([.AV14]+[.AY14]&gt;0; IF([.AV14]/([.AV14]+[.AY14])&gt;0;[.AV14]/([.AV14]+[.AY14]);&quot;&quot;);&quot;-&quot;)" office:value-type="string" office:string-value="-" calcext:value-type="string">
            <text:p>-</text:p>
          </table:table-cell>
          <table:table-cell table:style-name="ce4" table:formula="of:=IF( [.AV14]&gt;0 ;   (5*[.AV14]/(5*[.AV14]+4*[.AY14]+[.AW14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14]/([.BE14]+[.BF14])&gt;0;[.BE14]/([.BE14]+[.BF14]);&quot;&quot;)" office:value-type="string" office:string-value="" calcext:value-type="error">
            <text:p>#DIV/0!</text:p>
          </table:table-cell>
          <table:table-cell table:style-name="ce4" table:formula="of:=IF([.BE14]+[.BH14]&gt;0; IF([.BE14]/([.BE14]+[.BH14])&gt;0;[.BE14]/([.BE14]+[.BH14]);&quot;&quot;);&quot;-&quot;)" office:value-type="string" office:string-value="-" calcext:value-type="string">
            <text:p>-</text:p>
          </table:table-cell>
          <table:table-cell table:style-name="ce4" table:formula="of:=IF( [.BE14]&gt;0 ;   (5*[.BE14]/(5*[.BE14]+4*[.BH14]+[.BF14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O14]/([.BO14]+[.BP14])&gt;0;[.BO14]/([.BO14]+[.BP14]);&quot;&quot;)" office:value-type="string" office:string-value="" calcext:value-type="error">
            <text:p>#DIV/0!</text:p>
          </table:table-cell>
          <table:table-cell table:style-name="ce4" table:formula="of:=IF([.BO14]+[.BR14]&gt;0; IF([.BO14]/([.BO14]+[.BR14])&gt;0;[.BO14]/([.BO14]+[.BR14]);&quot;&quot;);&quot;-&quot;)" office:value-type="string" office:string-value="-" calcext:value-type="string">
            <text:p>-</text:p>
          </table:table-cell>
          <table:table-cell table:style-name="ce4" table:formula="of:=IF( [.BO14]&gt;0 ;   (5*[.BO14]/(5*[.BO14]+4*[.BR14]+[.BP14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1" table:formula="of:=IF([.BY14]/([.BY14]+[.BZ14])&gt;0;[.BY14]/([.BY14]+[.BZ14]);&quot;&quot;)">
            <text:p/>
          </table:table-cell>
          <table:table-cell table:style-name="ce11" table:formula="of:=IF([.BY14]+[.CB14]&gt;0; IF([.BY14]/([.BY14]+[.CB14])&gt;0;[.BY14]/([.BY14]+[.CB14]);&quot;&quot;);&quot;-&quot;)" office:value-type="string" office:string-value="-" calcext:value-type="string">
            <text:p>-</text:p>
          </table:table-cell>
          <table:table-cell table:style-name="ce11" table:formula="of:=IF( [.BY14]&gt;0 ;   (5*[.BY14]/(5*[.BY14]+4*[.CB14]+[.BZ14])) ; &quot;&quot; )">
            <text:p/>
          </table:table-cell>
          <table:table-cell table:number-columns-repeated="15876"/>
        </table:table-row>
        <table:table-row table:style-name="ro1">
          <table:table-cell table:number-columns-repeated="1596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8" table:number-rows-spanned="1">
            <text:p>bin_lstm_ae_0.1885370619_0.0755709241_5</text:p>
          </table:table-cell>
          <table:covered-table-cell table:number-columns-repeated="5" table:style-name="ce14"/>
          <table:covered-table-cell table:number-columns-repeated="2" table:style-name="ce15"/>
          <table:table-cell table:style-name="ce15"/>
          <table:table-cell table:style-name="ce1" office:value-type="string" calcext:value-type="string" table:number-columns-spanned="8" table:number-rows-spanned="1">
            <text:p>bin_conv_lstm_ae_0.1242134049_0.0519020283_5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attn_ae_r_0.0646089474_0.0365322228_5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predictor_a_0.290685258_0.2229711902_5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attn_ae_a_0.1293097577_0.0249805062_5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predictor_r_0.2415315821_0.0385661498_5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classifier_0.1250736593_0.016175669_5</text:p>
          </table:table-cell>
          <table:covered-table-cell table:number-columns-repeated="5" table:style-name="ce14"/>
          <table:covered-table-cell table:style-name="ce15"/>
          <table:covered-table-cell/>
          <table:table-cell table:number-columns-repeated="2"/>
          <table:table-cell table:style-name="ce1" office:value-type="string" calcext:value-type="string" table:number-columns-spanned="7" table:number-rows-spanned="1">
            <text:p>bin_mne_0.6744791667_0.2682291667_5</text:p>
          </table:table-cell>
          <table:covered-table-cell table:number-columns-repeated="5" table:style-name="ce14"/>
          <table:covered-table-cell table:style-name="ce15"/>
          <table:table-cell table:number-columns-repeated="3"/>
          <table:table-cell table:style-name="ce1" office:value-type="string" calcext:value-type="string" table:number-columns-spanned="7" table:number-rows-spanned="1">
            <text:p>bin_pca_0.3489583333_0.0551839314_5</text:p>
          </table:table-cell>
          <table:covered-table-cell table:number-columns-repeated="5" table:style-name="ce14"/>
          <table:covered-table-cell table:style-name="ce15"/>
          <table:table-cell table:number-columns-repeated="15877"/>
        </table:table-row>
        <table:table-row table:style-name="ro1"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Night</text:p>
          </table:table-cell>
          <table:table-cell table:style-name="ce2" table:number-columns-repeated="17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1587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67.058" calcext:value-type="float">
            <text:p>67.058</text:p>
          </table:table-cell>
          <table:table-cell table:style-name="ce11" table:formula="of:=IF([.C19]/([.C19]+[.D19])&gt;0;[.C19]/([.C19]+[.D19]);&quot;&quot;)" office:value-type="percentage" office:value="0.117857142857143" calcext:value-type="percentage">
            <text:p>12%</text:p>
          </table:table-cell>
          <table:table-cell table:style-name="ce11" table:formula="of:=IF([.C19]+[.F19]&gt;0; IF([.C19]/([.C19]+[.F19])&gt;0;[.C19]/([.C19]+[.F19]);&quot;&quot;);&quot;-&quot;)" office:value-type="percentage" office:value="0.218543046357616" calcext:value-type="percentage">
            <text:p>22%</text:p>
          </table:table-cell>
          <table:table-cell table:style-name="ce11" table:formula="of:=IF( [.C19]&gt;0 ;   (5*[.C19]/(5*[.C19]+4*[.F19]+[.D19])) ; &quot;&quot; )" office:value-type="percentage" office:value="0.186651583710407" calcext:value-type="percentage">
            <text:p>19%</text:p>
          </table:table-cell>
          <table:table-cell table:style-name="ce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6.444" calcext:value-type="float">
            <text:p>76.444</text:p>
          </table:table-cell>
          <table:table-cell table:style-name="ce4" table:formula="of:=IF([.L19]/([.L19]+[.M19])&gt;0;[.L19]/([.L19]+[.M19]);&quot;&quot;)" office:value-type="percentage" office:value="0.0175438596491228" calcext:value-type="percentage">
            <text:p>1.8%</text:p>
          </table:table-cell>
          <table:table-cell table:style-name="ce4" table:formula="of:=IF([.L19]+[.O19]&gt;0; IF([.L19]/([.L19]+[.O19])&gt;0;[.L19]/([.L19]+[.O19]);&quot;&quot;);&quot;-&quot;)" office:value-type="percentage" office:value="0.0132450331125828" calcext:value-type="percentage">
            <text:p>1.3%</text:p>
          </table:table-cell>
          <table:table-cell table:style-name="ce4" table:formula="of:=IF( [.L19]&gt;0 ;   (5*[.L19]/(5*[.L19]+4*[.O19]+[.M19])) ; &quot;&quot; )" office:value-type="percentage" office:value="0.0139275766016713" calcext:value-type="percentage">
            <text:p>1.4%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82.762" calcext:value-type="float">
            <text:p>82.762</text:p>
          </table:table-cell>
          <table:table-cell table:style-name="ce4" table:formula="of:=IF([.U19]/([.U19]+[.V19])&gt;0;[.U19]/([.U19]+[.V19]);&quot;&quot;)" office:value-type="percentage" office:value="0.1" calcext:value-type="percentage">
            <text:p>10.0%</text:p>
          </table:table-cell>
          <table:table-cell table:style-name="ce4" table:formula="of:=IF([.U19]+[.X19]&gt;0; IF([.U19]/([.U19]+[.X19])&gt;0;[.U19]/([.U19]+[.X19]);&quot;&quot;);&quot;-&quot;)" office:value-type="percentage" office:value="0.033112582781457" calcext:value-type="percentage">
            <text:p>3.3%</text:p>
          </table:table-cell>
          <table:table-cell table:style-name="ce4" table:formula="of:=IF( [.U19]&gt;0 ;   (5*[.U19]/(5*[.U19]+4*[.X19]+[.V19])) ; &quot;&quot; )" office:value-type="percentage" office:value="0.0382262996941896" calcext:value-type="percentage">
            <text:p>3.8%</text:p>
          </table:table-cell>
          <table:table-cell/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.249" calcext:value-type="float">
            <text:p>28.249</text:p>
          </table:table-cell>
          <table:table-cell table:style-name="ce4" table:formula="of:=IF([.AD19]/([.AD19]+[.AE19])&gt;0;[.AD19]/([.AD19]+[.AE19]);&quot;&quot;)" office:value-type="percentage" office:value="0.141425389755011" calcext:value-type="percentage">
            <text:p>14.1%</text:p>
          </table:table-cell>
          <table:table-cell table:style-name="ce4" table:formula="of:=IF([.AD19]+[.AG19]&gt;0; IF([.AD19]/([.AD19]+[.AG19])&gt;0;[.AD19]/([.AD19]+[.AG19]);&quot;&quot;);&quot;-&quot;)" office:value-type="percentage" office:value="0.841059602649007" calcext:value-type="percentage">
            <text:p>84.1%</text:p>
          </table:table-cell>
          <table:table-cell table:style-name="ce4" table:formula="of:=IF( [.AD19]&gt;0 ;   (5*[.AD19]/(5*[.AD19]+4*[.AG19]+[.AE19])) ; &quot;&quot; )" office:value-type="percentage" office:value="0.422769640479361" calcext:value-type="percentage">
            <text:p>42.3%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83.484" calcext:value-type="float">
            <text:p>83.484</text:p>
          </table:table-cell>
          <table:table-cell table:style-name="ce4" table:formula="of:=IF([.AM19]/([.AM19]+[.AN19])&gt;0;[.AM19]/([.AM19]+[.AN19]);&quot;&quot;)" office:value-type="percentage" office:value="0.18" calcext:value-type="percentage">
            <text:p>18.0%</text:p>
          </table:table-cell>
          <table:table-cell table:style-name="ce4" table:formula="of:=IF([.AM19]+[.AP19]&gt;0; IF([.AM19]/([.AM19]+[.AP19])&gt;0;[.AM19]/([.AM19]+[.AP19]);&quot;&quot;);&quot;-&quot;)" office:value-type="percentage" office:value="0.0596026490066225" calcext:value-type="percentage">
            <text:p>6.0%</text:p>
          </table:table-cell>
          <table:table-cell table:style-name="ce4" table:formula="of:=IF( [.AM19]&gt;0 ;   (5*[.AM19]/(5*[.AM19]+4*[.AP19]+[.AN19])) ; &quot;&quot; )" office:value-type="percentage" office:value="0.0688073394495413" calcext:value-type="percentage">
            <text:p>6.9%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AV19]/([.AV19]+[.AW19])&gt;0;[.AV19]/([.AV19]+[.AW19]);&quot;&quot;)" office:value-type="string" office:string-value="" calcext:value-type="error">
            <text:p>#DIV/0!</text:p>
          </table:table-cell>
          <table:table-cell table:style-name="ce4" table:formula="of:=IF([.AV19]+[.AY19]&gt;0; IF([.AV19]/([.AV19]+[.AY19])&gt;0;[.AV19]/([.AV19]+[.AY19]);&quot;&quot;);&quot;-&quot;)">
            <text:p/>
          </table:table-cell>
          <table:table-cell table:style-name="ce4" table:formula="of:=IF( [.AV19]&gt;0 ;   (5*[.AV19]/(5*[.AV19]+4*[.AY19]+[.AW19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BE19]/([.BE19]+[.BF19])&gt;0;[.BE19]/([.BE19]+[.BF19]);&quot;&quot;)" office:value-type="string" office:string-value="" calcext:value-type="error">
            <text:p>#DIV/0!</text:p>
          </table:table-cell>
          <table:table-cell table:style-name="ce4" table:formula="of:=IF([.BE19]+[.BH19]&gt;0; IF([.BE19]/([.BE19]+[.BH19])&gt;0;[.BE19]/([.BE19]+[.BH19]);&quot;&quot;);&quot;-&quot;)">
            <text:p/>
          </table:table-cell>
          <table:table-cell table:style-name="ce4" table:formula="of:=IF( [.BE19]&gt;0 ;   (5*[.BE19]/(5*[.BE19]+4*[.BH19]+[.BF19])) ; &quot;&quot; )">
            <text:p/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85.289" calcext:value-type="float">
            <text:p>85.289</text:p>
          </table:table-cell>
          <table:table-cell table:style-name="ce4" table:formula="of:=IF([.BO19]/([.BO19]+[.BP19])&gt;0;[.BO19]/([.BO19]+[.BP19]);&quot;&quot;)" office:value-type="percentage" office:value="0.38" calcext:value-type="percentage">
            <text:p>38.0%</text:p>
          </table:table-cell>
          <table:table-cell table:style-name="ce4" table:formula="of:=IF([.BO19]+[.BR19]&gt;0; IF([.BO19]/([.BO19]+[.BR19])&gt;0;[.BO19]/([.BO19]+[.BR19]);&quot;&quot;);&quot;-&quot;)" office:value-type="percentage" office:value="0.125827814569536" calcext:value-type="percentage">
            <text:p>12.6%</text:p>
          </table:table-cell>
          <table:table-cell table:style-name="ce4" table:formula="of:=IF( [.BO19]&gt;0 ;   (5*[.BO19]/(5*[.BO19]+4*[.BR19]+[.BP19])) ; &quot;&quot; )" office:value-type="percentage" office:value="0.145259938837921" calcext:value-type="percentage">
            <text:p>14.5%</text:p>
          </table:table-cell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0.776" calcext:value-type="float">
            <text:p>80.776</text:p>
          </table:table-cell>
          <table:table-cell table:style-name="ce4" table:formula="of:=IF([.BY19]/([.BY19]+[.BZ19])&gt;0;[.BY19]/([.BY19]+[.BZ19]);&quot;&quot;)" office:value-type="percentage" office:value="0.25" calcext:value-type="percentage">
            <text:p>25.0%</text:p>
          </table:table-cell>
          <table:table-cell table:style-name="ce4" table:formula="of:=IF([.BY19]+[.CB19]&gt;0; IF([.BY19]/([.BY19]+[.CB19])&gt;0;[.BY19]/([.BY19]+[.CB19]);&quot;&quot;);&quot;-&quot;)" office:value-type="percentage" office:value="0.205298013245033" calcext:value-type="percentage">
            <text:p>20.5%</text:p>
          </table:table-cell>
          <table:table-cell table:style-name="ce4" table:formula="of:=IF( [.BY19]&gt;0 ;   (5*[.BY19]/(5*[.BY19]+4*[.CB19]+[.BZ19])) ; &quot;&quot; )" office:value-type="percentage" office:value="0.212912087912088" calcext:value-type="percentage">
            <text:p>21.3%</text:p>
          </table:table-cell>
          <table:table-cell table:number-columns-repeated="1587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5.069" calcext:value-type="float">
            <text:p>75.069</text:p>
          </table:table-cell>
          <table:table-cell table:style-name="ce11" table:formula="of:=IF([.C20]/([.C20]+[.D20])&gt;0;[.C20]/([.C20]+[.D20]);&quot;&quot;)" office:value-type="percentage" office:value="0.08203125" calcext:value-type="percentage">
            <text:p>8%</text:p>
          </table:table-cell>
          <table:table-cell table:style-name="ce11" table:formula="of:=IF([.C20]+[.F20]&gt;0; IF([.C20]/([.C20]+[.F20])&gt;0;[.C20]/([.C20]+[.F20]);&quot;&quot;);&quot;-&quot;)" office:value-type="percentage" office:value="0.375" calcext:value-type="percentage">
            <text:p>38%</text:p>
          </table:table-cell>
          <table:table-cell table:style-name="ce11" table:formula="of:=IF( [.C20]&gt;0 ;   (5*[.C20]/(5*[.C20]+4*[.F20]+[.D20])) ; &quot;&quot; )" office:value-type="percentage" office:value="0.21875" calcext:value-type="percentage">
            <text:p>22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2.825" calcext:value-type="float">
            <text:p>82.825</text:p>
          </table:table-cell>
          <table:table-cell table:style-name="ce4" table:formula="of:=IF([.L20]/([.L20]+[.M20])&gt;0;[.L20]/([.L20]+[.M20]);&quot;&quot;)">
            <text:p/>
          </table:table-cell>
          <table:table-cell table:style-name="ce4" table:formula="of:=IF([.L20]+[.O20]&gt;0; IF([.L20]/([.L20]+[.O20])&gt;0;[.L20]/([.L20]+[.O20]);&quot;&quot;);&quot;-&quot;)">
            <text:p/>
          </table:table-cell>
          <table:table-cell table:style-name="ce4" table:formula="of:=IF( [.L20]&gt;0 ;   (5*[.L20]/(5*[.L20]+4*[.O20]+[.M2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1.136" calcext:value-type="float">
            <text:p>91.136</text:p>
          </table:table-cell>
          <table:table-cell table:style-name="ce4" table:formula="of:=IF([.U20]/([.U20]+[.V20])&gt;0;[.U20]/([.U20]+[.V20]);&quot;&quot;)">
            <text:p/>
          </table:table-cell>
          <table:table-cell table:style-name="ce4" table:formula="of:=IF([.U20]+[.X20]&gt;0; IF([.U20]/([.U20]+[.X20])&gt;0;[.U20]/([.U20]+[.X20]);&quot;&quot;);&quot;-&quot;)">
            <text:p/>
          </table:table-cell>
          <table:table-cell table:style-name="ce4" table:formula="of:=IF( [.U20]&gt;0 ;   (5*[.U20]/(5*[.U20]+4*[.X20]+[.V20])) ; &quot;&quot; )">
            <text:p/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.255" calcext:value-type="float">
            <text:p>28.255</text:p>
          </table:table-cell>
          <table:table-cell table:style-name="ce4" table:formula="of:=IF([.AD20]/([.AD20]+[.AE20])&gt;0;[.AD20]/([.AD20]+[.AE20]);&quot;&quot;)" office:value-type="percentage" office:value="0.0672268907563025" calcext:value-type="percentage">
            <text:p>6.7%</text:p>
          </table:table-cell>
          <table:table-cell table:style-name="ce4" table:formula="of:=IF([.AD20]+[.AG20]&gt;0; IF([.AD20]/([.AD20]+[.AG20])&gt;0;[.AD20]/([.AD20]+[.AG20]);&quot;&quot;);&quot;-&quot;)" office:value-type="percentage" office:value="1" calcext:value-type="percentage">
            <text:p>100.0%</text:p>
          </table:table-cell>
          <table:table-cell table:style-name="ce4" table:formula="of:=IF( [.AD20]&gt;0 ;   (5*[.AD20]/(5*[.AD20]+4*[.AG20]+[.AE20])) ; &quot;&quot; )" office:value-type="percentage" office:value="0.264900662251656" calcext:value-type="percentage">
            <text:p>26.5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8.366" calcext:value-type="float">
            <text:p>88.366</text:p>
          </table:table-cell>
          <table:table-cell table:style-name="ce4" table:formula="of:=IF([.AM20]/([.AM20]+[.AN20])&gt;0;[.AM20]/([.AM20]+[.AN20]);&quot;&quot;)">
            <text:p/>
          </table:table-cell>
          <table:table-cell table:style-name="ce4" table:formula="of:=IF([.AM20]+[.AP20]&gt;0; IF([.AM20]/([.AM20]+[.AP20])&gt;0;[.AM20]/([.AM20]+[.AP20]);&quot;&quot;);&quot;-&quot;)">
            <text:p/>
          </table:table-cell>
          <table:table-cell table:style-name="ce4" table:formula="of:=IF( [.AM20]&gt;0 ;   (5*[.AM20]/(5*[.AM20]+4*[.AP20]+[.AN20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AV20]/([.AV20]+[.AW20])&gt;0;[.AV20]/([.AV20]+[.AW20]);&quot;&quot;)" office:value-type="string" office:string-value="" calcext:value-type="error">
            <text:p>#DIV/0!</text:p>
          </table:table-cell>
          <table:table-cell table:style-name="ce4" table:formula="of:=IF([.AV20]+[.AY20]&gt;0; IF([.AV20]/([.AV20]+[.AY20])&gt;0;[.AV20]/([.AV20]+[.AY20]);&quot;&quot;);&quot;-&quot;)">
            <text:p/>
          </table:table-cell>
          <table:table-cell table:style-name="ce4" table:formula="of:=IF( [.AV20]&gt;0 ;   (5*[.AV20]/(5*[.AV20]+4*[.AY20]+[.AW20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BE20]/([.BE20]+[.BF20])&gt;0;[.BE20]/([.BE20]+[.BF20]);&quot;&quot;)" office:value-type="string" office:string-value="" calcext:value-type="error">
            <text:p>#DIV/0!</text:p>
          </table:table-cell>
          <table:table-cell table:style-name="ce4" table:formula="of:=IF([.BE20]+[.BH20]&gt;0; IF([.BE20]/([.BE20]+[.BH20])&gt;0;[.BE20]/([.BE20]+[.BH20]);&quot;&quot;);&quot;-&quot;)">
            <text:p/>
          </table:table-cell>
          <table:table-cell table:style-name="ce4" table:formula="of:=IF( [.BE20]&gt;0 ;   (5*[.BE20]/(5*[.BE20]+4*[.BH20]+[.BF20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BO20]/([.BO20]+[.BP20])&gt;0;[.BO20]/([.BO20]+[.BP20]);&quot;&quot;)" office:value-type="string" office:string-value="" calcext:value-type="error">
            <text:p>#DIV/0!</text:p>
          </table:table-cell>
          <table:table-cell table:style-name="ce4" table:formula="of:=IF([.BO20]+[.BR20]&gt;0; IF([.BO20]/([.BO20]+[.BR20])&gt;0;[.BO20]/([.BO20]+[.BR20]);&quot;&quot;);&quot;-&quot;)">
            <text:p/>
          </table:table-cell>
          <table:table-cell table:style-name="ce4" table:formula="of:=IF( [.BO20]&gt;0 ;   (5*[.BO20]/(5*[.BO20]+4*[.BR20]+[.BP20])) ; &quot;&quot; )">
            <text:p/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.861" calcext:value-type="float">
            <text:p>49.861</text:p>
          </table:table-cell>
          <table:table-cell table:style-name="ce4" table:formula="of:=IF([.BY20]/([.BY20]+[.BZ20])&gt;0;[.BY20]/([.BY20]+[.BZ20]);&quot;&quot;)" office:value-type="percentage" office:value="0.0290135396518375" calcext:value-type="percentage">
            <text:p>2.9%</text:p>
          </table:table-cell>
          <table:table-cell table:style-name="ce4" table:formula="of:=IF([.BY20]+[.CB20]&gt;0; IF([.BY20]/([.BY20]+[.CB20])&gt;0;[.BY20]/([.BY20]+[.CB20]);&quot;&quot;);&quot;-&quot;)" office:value-type="percentage" office:value="0.267857142857143" calcext:value-type="percentage">
            <text:p>26.8%</text:p>
          </table:table-cell>
          <table:table-cell table:style-name="ce4" table:formula="of:=IF( [.BY20]&gt;0 ;   (5*[.BY20]/(5*[.BY20]+4*[.CB20]+[.BZ20])) ; &quot;&quot; )" office:value-type="percentage" office:value="0.101214574898785" calcext:value-type="percentage">
            <text:p>10.1%</text:p>
          </table:table-cell>
          <table:table-cell table:number-columns-repeated="1587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4.959" calcext:value-type="float">
            <text:p>64.959</text:p>
          </table:table-cell>
          <table:table-cell table:style-name="ce11" table:formula="of:=IF([.C21]/([.C21]+[.D21])&gt;0;[.C21]/([.C21]+[.D21]);&quot;&quot;)" office:value-type="percentage" office:value="0.0307167235494881" calcext:value-type="percentage">
            <text:p>3%</text:p>
          </table:table-cell>
          <table:table-cell table:style-name="ce11" table:formula="of:=IF([.C21]+[.F21]&gt;0; IF([.C21]/([.C21]+[.F21])&gt;0;[.C21]/([.C21]+[.F21]);&quot;&quot;);&quot;-&quot;)" office:value-type="percentage" office:value="0.346153846153846" calcext:value-type="percentage">
            <text:p>35%</text:p>
          </table:table-cell>
          <table:table-cell table:style-name="ce11" table:formula="of:=IF( [.C21]&gt;0 ;   (5*[.C21]/(5*[.C21]+4*[.F21]+[.D21])) ; &quot;&quot; )" office:value-type="percentage" office:value="0.113350125944584" calcext:value-type="percentage">
            <text:p>11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8.824" calcext:value-type="float">
            <text:p>88.824</text:p>
          </table:table-cell>
          <table:table-cell table:style-name="ce4" table:formula="of:=IF([.L21]/([.L21]+[.M21])&gt;0;[.L21]/([.L21]+[.M21]);&quot;&quot;)">
            <text:p/>
          </table:table-cell>
          <table:table-cell table:style-name="ce4" table:formula="of:=IF([.L21]+[.O21]&gt;0; IF([.L21]/([.L21]+[.O21])&gt;0;[.L21]/([.L21]+[.O21]);&quot;&quot;);&quot;-&quot;)">
            <text:p/>
          </table:table-cell>
          <table:table-cell table:style-name="ce4" table:formula="of:=IF( [.L21]&gt;0 ;   (5*[.L21]/(5*[.L21]+4*[.O21]+[.M2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5.46" calcext:value-type="float">
            <text:p>95.46</text:p>
          </table:table-cell>
          <table:table-cell table:style-name="ce4" table:formula="of:=IF([.U21]/([.U21]+[.V21])&gt;0;[.U21]/([.U21]+[.V21]);&quot;&quot;)">
            <text:p/>
          </table:table-cell>
          <table:table-cell table:style-name="ce4" table:formula="of:=IF([.U21]+[.X21]&gt;0; IF([.U21]/([.U21]+[.X21])&gt;0;[.U21]/([.U21]+[.X21]);&quot;&quot;);&quot;-&quot;)">
            <text:p/>
          </table:table-cell>
          <table:table-cell table:style-name="ce4" table:formula="of:=IF( [.U21]&gt;0 ;   (5*[.U21]/(5*[.U21]+4*[.X21]+[.V21])) ; &quot;&quot; )">
            <text:p/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166" calcext:value-type="float">
            <text:p>23.166</text:p>
          </table:table-cell>
          <table:table-cell table:style-name="ce4" table:formula="of:=IF([.AD21]/([.AD21]+[.AE21])&gt;0;[.AD21]/([.AD21]+[.AE21]);&quot;&quot;)" office:value-type="percentage" office:value="0.0379008746355685" calcext:value-type="percentage">
            <text:p>3.8%</text:p>
          </table:table-cell>
          <table:table-cell table:style-name="ce4" table:formula="of:=IF([.AD21]+[.AG21]&gt;0; IF([.AD21]/([.AD21]+[.AG21])&gt;0;[.AD21]/([.AD21]+[.AG21]);&quot;&quot;);&quot;-&quot;)" office:value-type="percentage" office:value="1" calcext:value-type="percentage">
            <text:p>100.0%</text:p>
          </table:table-cell>
          <table:table-cell table:style-name="ce4" table:formula="of:=IF( [.AD21]&gt;0 ;   (5*[.AD21]/(5*[.AD21]+4*[.AG21]+[.AE21])) ; &quot;&quot; )" office:value-type="percentage" office:value="0.164556962025316" calcext:value-type="percentage">
            <text:p>16.5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2.317" calcext:value-type="float">
            <text:p>92.317</text:p>
          </table:table-cell>
          <table:table-cell table:style-name="ce4" table:formula="of:=IF([.AM21]/([.AM21]+[.AN21])&gt;0;[.AM21]/([.AM21]+[.AN21]);&quot;&quot;)">
            <text:p/>
          </table:table-cell>
          <table:table-cell table:style-name="ce4" table:formula="of:=IF([.AM21]+[.AP21]&gt;0; IF([.AM21]/([.AM21]+[.AP21])&gt;0;[.AM21]/([.AM21]+[.AP21]);&quot;&quot;);&quot;-&quot;)">
            <text:p/>
          </table:table-cell>
          <table:table-cell table:style-name="ce4" table:formula="of:=IF( [.AM21]&gt;0 ;   (5*[.AM21]/(5*[.AM21]+4*[.AP21]+[.AN21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AV21]/([.AV21]+[.AW21])&gt;0;[.AV21]/([.AV21]+[.AW21]);&quot;&quot;)" office:value-type="string" office:string-value="" calcext:value-type="error">
            <text:p>#DIV/0!</text:p>
          </table:table-cell>
          <table:table-cell table:style-name="ce4" table:formula="of:=IF([.AV21]+[.AY21]&gt;0; IF([.AV21]/([.AV21]+[.AY21])&gt;0;[.AV21]/([.AV21]+[.AY21]);&quot;&quot;);&quot;-&quot;)">
            <text:p/>
          </table:table-cell>
          <table:table-cell table:style-name="ce4" table:formula="of:=IF( [.AV21]&gt;0 ;   (5*[.AV21]/(5*[.AV21]+4*[.AY21]+[.AW21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BE21]/([.BE21]+[.BF21])&gt;0;[.BE21]/([.BE21]+[.BF21]);&quot;&quot;)" office:value-type="string" office:string-value="" calcext:value-type="error">
            <text:p>#DIV/0!</text:p>
          </table:table-cell>
          <table:table-cell table:style-name="ce4" table:formula="of:=IF([.BE21]+[.BH21]&gt;0; IF([.BE21]/([.BE21]+[.BH21])&gt;0;[.BE21]/([.BE21]+[.BH21]);&quot;&quot;);&quot;-&quot;)">
            <text:p/>
          </table:table-cell>
          <table:table-cell table:style-name="ce4" table:formula="of:=IF( [.BE21]&gt;0 ;   (5*[.BE21]/(5*[.BE21]+4*[.BH21]+[.BF21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BO21]/([.BO21]+[.BP21])&gt;0;[.BO21]/([.BO21]+[.BP21]);&quot;&quot;)" office:value-type="string" office:string-value="" calcext:value-type="error">
            <text:p>#DIV/0!</text:p>
          </table:table-cell>
          <table:table-cell table:style-name="ce4" table:formula="of:=IF([.BO21]+[.BR21]&gt;0; IF([.BO21]/([.BO21]+[.BR21])&gt;0;[.BO21]/([.BO21]+[.BR21]);&quot;&quot;);&quot;-&quot;)">
            <text:p/>
          </table:table-cell>
          <table:table-cell table:style-name="ce4" table:formula="of:=IF( [.BO21]&gt;0 ;   (5*[.BO21]/(5*[.BO21]+4*[.BR21]+[.BP21])) ; &quot;&quot; )">
            <text:p/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5.448" calcext:value-type="float">
            <text:p>85.448</text:p>
          </table:table-cell>
          <table:table-cell table:style-name="ce4" table:formula="of:=IF([.BY21]/([.BY21]+[.BZ21])&gt;0;[.BY21]/([.BY21]+[.BZ21]);&quot;&quot;)" office:value-type="percentage" office:value="0.167785234899329" calcext:value-type="percentage">
            <text:p>16.8%</text:p>
          </table:table-cell>
          <table:table-cell table:style-name="ce4" table:formula="of:=IF([.BY21]+[.CB21]&gt;0; IF([.BY21]/([.BY21]+[.CB21])&gt;0;[.BY21]/([.BY21]+[.CB21]);&quot;&quot;);&quot;-&quot;)" office:value-type="percentage" office:value="0.961538461538462" calcext:value-type="percentage">
            <text:p>96.2%</text:p>
          </table:table-cell>
          <table:table-cell table:style-name="ce4" table:formula="of:=IF( [.BY21]&gt;0 ;   (5*[.BY21]/(5*[.BY21]+4*[.CB21]+[.BZ21])) ; &quot;&quot; )" office:value-type="percentage" office:value="0.494071146245059" calcext:value-type="percentage">
            <text:p>49.4%</text:p>
          </table:table-cell>
          <table:table-cell table:number-columns-repeated="1587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1.013" calcext:value-type="float">
            <text:p>71.013</text:p>
          </table:table-cell>
          <table:table-cell table:style-name="ce11" table:formula="of:=IF([.C22]/([.C22]+[.D22])&gt;0;[.C22]/([.C22]+[.D22]);&quot;&quot;)">
            <text:p/>
          </table:table-cell>
          <table:table-cell table:style-name="ce11" table:formula="of:=IF([.C22]+[.F22]&gt;0; IF([.C22]/([.C22]+[.F22])&gt;0;[.C22]/([.C22]+[.F22]);&quot;&quot;);&quot;-&quot;)">
            <text:p/>
          </table:table-cell>
          <table:table-cell table:style-name="ce11" table:formula="of:=IF( [.C22]&gt;0 ;   (5*[.C22]/(5*[.C22]+4*[.F22]+[.D22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0.572" calcext:value-type="float">
            <text:p>90.572</text:p>
          </table:table-cell>
          <table:table-cell table:style-name="ce4" table:formula="of:=IF([.L22]/([.L22]+[.M22])&gt;0;[.L22]/([.L22]+[.M22]);&quot;&quot;)" office:value-type="percentage" office:value="0.0114942528735632" calcext:value-type="percentage">
            <text:p>1.1%</text:p>
          </table:table-cell>
          <table:table-cell table:style-name="ce4" table:formula="of:=IF([.L22]+[.O22]&gt;0; IF([.L22]/([.L22]+[.O22])&gt;0;[.L22]/([.L22]+[.O22]);&quot;&quot;);&quot;-&quot;)" office:value-type="percentage" office:value="0.111111111111111" calcext:value-type="percentage">
            <text:p>11.1%</text:p>
          </table:table-cell>
          <table:table-cell table:style-name="ce4" table:formula="of:=IF( [.L22]&gt;0 ;   (5*[.L22]/(5*[.L22]+4*[.O22]+[.M22])) ; &quot;&quot; )" office:value-type="percentage" office:value="0.040650406504065" calcext:value-type="percentage">
            <text:p>4.1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5.085" calcext:value-type="float">
            <text:p>95.085</text:p>
          </table:table-cell>
          <table:table-cell table:style-name="ce4" table:formula="of:=IF([.U22]/([.U22]+[.V22])&gt;0;[.U22]/([.U22]+[.V22]);&quot;&quot;)">
            <text:p/>
          </table:table-cell>
          <table:table-cell table:style-name="ce4" table:formula="of:=IF([.U22]+[.X22]&gt;0; IF([.U22]/([.U22]+[.X22])&gt;0;[.U22]/([.U22]+[.X22]);&quot;&quot;);&quot;-&quot;)">
            <text:p/>
          </table:table-cell>
          <table:table-cell table:style-name="ce4" table:formula="of:=IF( [.U22]&gt;0 ;   (5*[.U22]/(5*[.U22]+4*[.X22]+[.V22])) ; &quot;&quot; )">
            <text:p/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96" calcext:value-type="float">
            <text:p>19.96</text:p>
          </table:table-cell>
          <table:table-cell table:style-name="ce4" table:formula="of:=IF([.AD22]/([.AD22]+[.AE22])&gt;0;[.AD22]/([.AD22]+[.AE22]);&quot;&quot;)" office:value-type="percentage" office:value="0.0111524163568773" calcext:value-type="percentage">
            <text:p>1.1%</text:p>
          </table:table-cell>
          <table:table-cell table:style-name="ce4" table:formula="of:=IF([.AD22]+[.AG22]&gt;0; IF([.AD22]/([.AD22]+[.AG22])&gt;0;[.AD22]/([.AD22]+[.AG22]);&quot;&quot;);&quot;-&quot;)" office:value-type="percentage" office:value="1" calcext:value-type="percentage">
            <text:p>100.0%</text:p>
          </table:table-cell>
          <table:table-cell table:style-name="ce4" table:formula="of:=IF( [.AD22]&gt;0 ;   (5*[.AD22]/(5*[.AD22]+4*[.AG22]+[.AE22])) ; &quot;&quot; )" office:value-type="percentage" office:value="0.0533807829181495" calcext:value-type="percentage">
            <text:p>5.3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6.088" calcext:value-type="float">
            <text:p>96.088</text:p>
          </table:table-cell>
          <table:table-cell table:style-name="ce4" table:formula="of:=IF([.AM22]/([.AM22]+[.AN22])&gt;0;[.AM22]/([.AM22]+[.AN22]);&quot;&quot;)">
            <text:p/>
          </table:table-cell>
          <table:table-cell table:style-name="ce4" table:formula="of:=IF([.AM22]+[.AP22]&gt;0; IF([.AM22]/([.AM22]+[.AP22])&gt;0;[.AM22]/([.AM22]+[.AP22]);&quot;&quot;);&quot;-&quot;)">
            <text:p/>
          </table:table-cell>
          <table:table-cell table:style-name="ce4" table:formula="of:=IF( [.AM22]&gt;0 ;   (5*[.AM22]/(5*[.AM22]+4*[.AP22]+[.AN22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091" calcext:value-type="float">
            <text:p>97.091</text:p>
          </table:table-cell>
          <table:table-cell table:style-name="ce4" table:formula="of:=IF([.AV22]/([.AV22]+[.AW22])&gt;0;[.AV22]/([.AV22]+[.AW22]);&quot;&quot;)">
            <text:p/>
          </table:table-cell>
          <table:table-cell table:style-name="ce4" table:formula="of:=IF([.AV22]+[.AY22]&gt;0; IF([.AV22]/([.AV22]+[.AY22])&gt;0;[.AV22]/([.AV22]+[.AY22]);&quot;&quot;);&quot;-&quot;)">
            <text:p/>
          </table:table-cell>
          <table:table-cell table:style-name="ce4" table:formula="of:=IF( [.AV22]&gt;0 ;   (5*[.AV22]/(5*[.AV22]+4*[.AY22]+[.AW22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BE22]/([.BE22]+[.BF22])&gt;0;[.BE22]/([.BE22]+[.BF22]);&quot;&quot;)" office:value-type="string" office:string-value="" calcext:value-type="error">
            <text:p>#DIV/0!</text:p>
          </table:table-cell>
          <table:table-cell table:style-name="ce4" table:formula="of:=IF([.BE22]+[.BH22]&gt;0; IF([.BE22]/([.BE22]+[.BH22])&gt;0;[.BE22]/([.BE22]+[.BH22]);&quot;&quot;);&quot;-&quot;)">
            <text:p/>
          </table:table-cell>
          <table:table-cell table:style-name="ce4" table:formula="of:=IF( [.BE22]&gt;0 ;   (5*[.BE22]/(5*[.BE22]+4*[.BH22]+[.BF22])) ; &quot;&quot; )">
            <text:p/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9.198" calcext:value-type="float">
            <text:p>99.198</text:p>
          </table:table-cell>
          <table:table-cell table:style-name="ce4" table:formula="of:=IF([.BO22]/([.BO22]+[.BP22])&gt;0;[.BO22]/([.BO22]+[.BP22]);&quot;&quot;)" office:value-type="percentage" office:value="1" calcext:value-type="percentage">
            <text:p>100.0%</text:p>
          </table:table-cell>
          <table:table-cell table:style-name="ce4" table:formula="of:=IF([.BO22]+[.BR22]&gt;0; IF([.BO22]/([.BO22]+[.BR22])&gt;0;[.BO22]/([.BO22]+[.BR22]);&quot;&quot;);&quot;-&quot;)" office:value-type="percentage" office:value="0.111111111111111" calcext:value-type="percentage">
            <text:p>11.1%</text:p>
          </table:table-cell>
          <table:table-cell table:style-name="ce4" table:formula="of:=IF( [.BO22]&gt;0 ;   (5*[.BO22]/(5*[.BO22]+4*[.BR22]+[.BP22])) ; &quot;&quot; )" office:value-type="percentage" office:value="0.135135135135135" calcext:value-type="percentage">
            <text:p>13.5%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699" calcext:value-type="float">
            <text:p>99.699</text:p>
          </table:table-cell>
          <table:table-cell table:style-name="ce4" table:formula="of:=IF([.BY22]/([.BY22]+[.BZ22])&gt;0;[.BY22]/([.BY22]+[.BZ22]);&quot;&quot;)" office:value-type="percentage" office:value="0.8" calcext:value-type="percentage">
            <text:p>80.0%</text:p>
          </table:table-cell>
          <table:table-cell table:style-name="ce4" table:formula="of:=IF([.BY22]+[.CB22]&gt;0; IF([.BY22]/([.BY22]+[.CB22])&gt;0;[.BY22]/([.BY22]+[.CB22]);&quot;&quot;);&quot;-&quot;)" office:value-type="percentage" office:value="0.888888888888889" calcext:value-type="percentage">
            <text:p>88.9%</text:p>
          </table:table-cell>
          <table:table-cell table:style-name="ce4" table:formula="of:=IF( [.BY22]&gt;0 ;   (5*[.BY22]/(5*[.BY22]+4*[.CB22]+[.BZ22])) ; &quot;&quot; )" office:value-type="percentage" office:value="0.869565217391304" calcext:value-type="percentage">
            <text:p>87.0%</text:p>
          </table:table-cell>
          <table:table-cell table:number-columns-repeated="1587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3.868" calcext:value-type="float">
            <text:p>73.868</text:p>
          </table:table-cell>
          <table:table-cell table:style-name="ce11" table:formula="of:=IF([.C23]/([.C23]+[.D23])&gt;0;[.C23]/([.C23]+[.D23]);&quot;&quot;)">
            <text:p/>
          </table:table-cell>
          <table:table-cell table:style-name="ce11" table:formula="of:=IF([.C23]+[.F23]&gt;0; IF([.C23]/([.C23]+[.F23])&gt;0;[.C23]/([.C23]+[.F23]);&quot;&quot;);&quot;-&quot;)" office:value-type="string" office:string-value="-" calcext:value-type="string">
            <text:p>-</text:p>
          </table:table-cell>
          <table:table-cell table:style-name="ce11" table:formula="of:=IF( [.C23]&gt;0 ;   (5*[.C23]/(5*[.C23]+4*[.F23]+[.D2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798" calcext:value-type="float">
            <text:p>92.798</text:p>
          </table:table-cell>
          <table:table-cell table:style-name="ce4" table:formula="of:=IF([.L23]/([.L23]+[.M23])&gt;0;[.L23]/([.L23]+[.M23]);&quot;&quot;)">
            <text:p/>
          </table:table-cell>
          <table:table-cell table:style-name="ce4" table:formula="of:=IF([.L23]+[.O23]&gt;0; IF([.L23]/([.L23]+[.O23])&gt;0;[.L23]/([.L23]+[.O23]);&quot;&quot;);&quot;-&quot;)" office:value-type="string" office:string-value="-" calcext:value-type="string">
            <text:p>-</text:p>
          </table:table-cell>
          <table:table-cell table:style-name="ce4" table:formula="of:=IF( [.L23]&gt;0 ;   (5*[.L23]/(5*[.L23]+4*[.O23]+[.M2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.885" calcext:value-type="float">
            <text:p>95.885</text:p>
          </table:table-cell>
          <table:table-cell table:style-name="ce4" table:formula="of:=IF([.U23]/([.U23]+[.V23])&gt;0;[.U23]/([.U23]+[.V23]);&quot;&quot;)">
            <text:p/>
          </table:table-cell>
          <table:table-cell table:style-name="ce4" table:formula="of:=IF([.U23]+[.X23]&gt;0; IF([.U23]/([.U23]+[.X23])&gt;0;[.U23]/([.U23]+[.X23]);&quot;&quot;);&quot;-&quot;)" office:value-type="string" office:string-value="-" calcext:value-type="string">
            <text:p>-</text:p>
          </table:table-cell>
          <table:table-cell table:style-name="ce4" table:formula="of:=IF( [.U23]&gt;0 ;   (5*[.U23]/(5*[.U23]+4*[.X23]+[.V2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49" calcext:value-type="float">
            <text:p>17.49</text:p>
          </table:table-cell>
          <table:table-cell table:style-name="ce4" table:formula="of:=IF([.AD23]/([.AD23]+[.AE23])&gt;0;[.AD23]/([.AD23]+[.AE23]);&quot;&quot;)">
            <text:p/>
          </table:table-cell>
          <table:table-cell table:style-name="ce4" table:formula="of:=IF([.AD23]+[.AG23]&gt;0; IF([.AD23]/([.AD23]+[.AG23])&gt;0;[.AD23]/([.AD23]+[.AG23]);&quot;&quot;);&quot;-&quot;)" office:value-type="string" office:string-value="-" calcext:value-type="string">
            <text:p>-</text:p>
          </table:table-cell>
          <table:table-cell table:style-name="ce4" table:formula="of:=IF( [.AD23]&gt;0 ;   (5*[.AD23]/(5*[.AD23]+4*[.AG23]+[.AE2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914" calcext:value-type="float">
            <text:p>96.914</text:p>
          </table:table-cell>
          <table:table-cell table:style-name="ce4" table:formula="of:=IF([.AM23]/([.AM23]+[.AN23])&gt;0;[.AM23]/([.AM23]+[.AN23]);&quot;&quot;)">
            <text:p/>
          </table:table-cell>
          <table:table-cell table:style-name="ce4" table:formula="of:=IF([.AM23]+[.AP23]&gt;0; IF([.AM23]/([.AM23]+[.AP23])&gt;0;[.AM23]/([.AM23]+[.AP23]);&quot;&quot;);&quot;-&quot;)" office:value-type="string" office:string-value="-" calcext:value-type="string">
            <text:p>-</text:p>
          </table:table-cell>
          <table:table-cell table:style-name="ce4" table:formula="of:=IF( [.AM23]&gt;0 ;   (5*[.AM23]/(5*[.AM23]+4*[.AP23]+[.AN2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71" calcext:value-type="float">
            <text:p>98.971</text:p>
          </table:table-cell>
          <table:table-cell table:style-name="ce4" table:formula="of:=IF([.AV23]/([.AV23]+[.AW23])&gt;0;[.AV23]/([.AV23]+[.AW23]);&quot;&quot;)">
            <text:p/>
          </table:table-cell>
          <table:table-cell table:style-name="ce4" table:formula="of:=IF([.AV23]+[.AY23]&gt;0; IF([.AV23]/([.AV23]+[.AY23])&gt;0;[.AV23]/([.AV23]+[.AY23]);&quot;&quot;);&quot;-&quot;)" office:value-type="string" office:string-value="-" calcext:value-type="string">
            <text:p>-</text:p>
          </table:table-cell>
          <table:table-cell table:style-name="ce4" table:formula="of:=IF( [.AV23]&gt;0 ;   (5*[.AV23]/(5*[.AV23]+4*[.AY23]+[.AW23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23]/([.BE23]+[.BF23])&gt;0;[.BE23]/([.BE23]+[.BF23]);&quot;&quot;)" office:value-type="string" office:string-value="" calcext:value-type="error">
            <text:p>#DIV/0!</text:p>
          </table:table-cell>
          <table:table-cell table:style-name="ce4" table:formula="of:=IF([.BE23]+[.BH23]&gt;0; IF([.BE23]/([.BE23]+[.BH23])&gt;0;[.BE23]/([.BE23]+[.BH23]);&quot;&quot;);&quot;-&quot;)" office:value-type="string" office:string-value="-" calcext:value-type="string">
            <text:p>-</text:p>
          </table:table-cell>
          <table:table-cell table:style-name="ce4" table:formula="of:=IF( [.BE23]&gt;0 ;   (5*[.BE23]/(5*[.BE23]+4*[.BH23]+[.BF23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O23]/([.BO23]+[.BP23])&gt;0;[.BO23]/([.BO23]+[.BP23]);&quot;&quot;)" office:value-type="string" office:string-value="" calcext:value-type="error">
            <text:p>#DIV/0!</text:p>
          </table:table-cell>
          <table:table-cell table:style-name="ce4" table:formula="of:=IF([.BO23]+[.BR23]&gt;0; IF([.BO23]/([.BO23]+[.BR23])&gt;0;[.BO23]/([.BO23]+[.BR23]);&quot;&quot;);&quot;-&quot;)" office:value-type="string" office:string-value="-" calcext:value-type="string">
            <text:p>-</text:p>
          </table:table-cell>
          <table:table-cell table:style-name="ce4" table:formula="of:=IF( [.BO23]&gt;0 ;   (5*[.BO23]/(5*[.BO23]+4*[.BR23]+[.BP23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119" calcext:value-type="float">
            <text:p>97.119</text:p>
          </table:table-cell>
          <table:table-cell table:style-name="ce4" table:formula="of:=IF([.BY23]/([.BY23]+[.BZ23])&gt;0;[.BY23]/([.BY23]+[.BZ23]);&quot;&quot;)">
            <text:p/>
          </table:table-cell>
          <table:table-cell table:style-name="ce4" table:formula="of:=IF([.BY23]+[.CB23]&gt;0; IF([.BY23]/([.BY23]+[.CB23])&gt;0;[.BY23]/([.BY23]+[.CB23]);&quot;&quot;);&quot;-&quot;)" office:value-type="string" office:string-value="-" calcext:value-type="string">
            <text:p>-</text:p>
          </table:table-cell>
          <table:table-cell table:style-name="ce4" table:formula="of:=IF( [.BY23]&gt;0 ;   (5*[.BY23]/(5*[.BY23]+4*[.CB23]+[.BZ23])) ; &quot;&quot; )">
            <text:p/>
          </table:table-cell>
          <table:table-cell table:number-columns-repeated="1587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689" calcext:value-type="float">
            <text:p>72.689</text:p>
          </table:table-cell>
          <table:table-cell table:style-name="ce11" table:formula="of:=IF([.C24]/([.C24]+[.D24])&gt;0;[.C24]/([.C24]+[.D24]);&quot;&quot;)">
            <text:p/>
          </table:table-cell>
          <table:table-cell table:style-name="ce11" table:formula="of:=IF([.C24]+[.F24]&gt;0; IF([.C24]/([.C24]+[.F24])&gt;0;[.C24]/([.C24]+[.F24]);&quot;&quot;);&quot;-&quot;)" office:value-type="string" office:string-value="-" calcext:value-type="string">
            <text:p>-</text:p>
          </table:table-cell>
          <table:table-cell table:style-name="ce11" table:formula="of:=IF( [.C24]&gt;0 ;   (5*[.C24]/(5*[.C24]+4*[.F24]+[.D2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651" calcext:value-type="float">
            <text:p>90.651</text:p>
          </table:table-cell>
          <table:table-cell table:style-name="ce4" table:formula="of:=IF([.L24]/([.L24]+[.M24])&gt;0;[.L24]/([.L24]+[.M24]);&quot;&quot;)">
            <text:p/>
          </table:table-cell>
          <table:table-cell table:style-name="ce4" table:formula="of:=IF([.L24]+[.O24]&gt;0; IF([.L24]/([.L24]+[.O24])&gt;0;[.L24]/([.L24]+[.O24]);&quot;&quot;);&quot;-&quot;)" office:value-type="string" office:string-value="-" calcext:value-type="string">
            <text:p>-</text:p>
          </table:table-cell>
          <table:table-cell table:style-name="ce4" table:formula="of:=IF( [.L24]&gt;0 ;   (5*[.L24]/(5*[.L24]+4*[.O24]+[.M2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5" calcext:value-type="float">
            <text:p>98.95</text:p>
          </table:table-cell>
          <table:table-cell table:style-name="ce4" table:formula="of:=IF([.U24]/([.U24]+[.V24])&gt;0;[.U24]/([.U24]+[.V24]);&quot;&quot;)">
            <text:p/>
          </table:table-cell>
          <table:table-cell table:style-name="ce4" table:formula="of:=IF([.U24]+[.X24]&gt;0; IF([.U24]/([.U24]+[.X24])&gt;0;[.U24]/([.U24]+[.X24]);&quot;&quot;);&quot;-&quot;)" office:value-type="string" office:string-value="-" calcext:value-type="string">
            <text:p>-</text:p>
          </table:table-cell>
          <table:table-cell table:style-name="ce4" table:formula="of:=IF( [.U24]&gt;0 ;   (5*[.U24]/(5*[.U24]+4*[.X24]+[.V2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605" calcext:value-type="float">
            <text:p>12.605</text:p>
          </table:table-cell>
          <table:table-cell table:style-name="ce4" table:formula="of:=IF([.AD24]/([.AD24]+[.AE24])&gt;0;[.AD24]/([.AD24]+[.AE24]);&quot;&quot;)">
            <text:p/>
          </table:table-cell>
          <table:table-cell table:style-name="ce4" table:formula="of:=IF([.AD24]+[.AG24]&gt;0; IF([.AD24]/([.AD24]+[.AG24])&gt;0;[.AD24]/([.AD24]+[.AG24]);&quot;&quot;);&quot;-&quot;)" office:value-type="string" office:string-value="-" calcext:value-type="string">
            <text:p>-</text:p>
          </table:table-cell>
          <table:table-cell table:style-name="ce4" table:formula="of:=IF( [.AD24]&gt;0 ;   (5*[.AD24]/(5*[.AD24]+4*[.AG24]+[.AE2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647" calcext:value-type="float">
            <text:p>92.647</text:p>
          </table:table-cell>
          <table:table-cell table:style-name="ce4" table:formula="of:=IF([.AM24]/([.AM24]+[.AN24])&gt;0;[.AM24]/([.AM24]+[.AN24]);&quot;&quot;)">
            <text:p/>
          </table:table-cell>
          <table:table-cell table:style-name="ce4" table:formula="of:=IF([.AM24]+[.AP24]&gt;0; IF([.AM24]/([.AM24]+[.AP24])&gt;0;[.AM24]/([.AM24]+[.AP24]);&quot;&quot;);&quot;-&quot;)" office:value-type="string" office:string-value="-" calcext:value-type="string">
            <text:p>-</text:p>
          </table:table-cell>
          <table:table-cell table:style-name="ce4" table:formula="of:=IF( [.AM24]&gt;0 ;   (5*[.AM24]/(5*[.AM24]+4*[.AP24]+[.AN2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5" calcext:value-type="float">
            <text:p>98.95</text:p>
          </table:table-cell>
          <table:table-cell table:style-name="ce4" table:formula="of:=IF([.AV24]/([.AV24]+[.AW24])&gt;0;[.AV24]/([.AV24]+[.AW24]);&quot;&quot;)">
            <text:p/>
          </table:table-cell>
          <table:table-cell table:style-name="ce4" table:formula="of:=IF([.AV24]+[.AY24]&gt;0; IF([.AV24]/([.AV24]+[.AY24])&gt;0;[.AV24]/([.AV24]+[.AY24]);&quot;&quot;);&quot;-&quot;)" office:value-type="string" office:string-value="-" calcext:value-type="string">
            <text:p>-</text:p>
          </table:table-cell>
          <table:table-cell table:style-name="ce4" table:formula="of:=IF( [.AV24]&gt;0 ;   (5*[.AV24]/(5*[.AV24]+4*[.AY24]+[.AW24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24]/([.BE24]+[.BF24])&gt;0;[.BE24]/([.BE24]+[.BF24]);&quot;&quot;)" office:value-type="string" office:string-value="" calcext:value-type="error">
            <text:p>#DIV/0!</text:p>
          </table:table-cell>
          <table:table-cell table:style-name="ce4" table:formula="of:=IF([.BE24]+[.BH24]&gt;0; IF([.BE24]/([.BE24]+[.BH24])&gt;0;[.BE24]/([.BE24]+[.BH24]);&quot;&quot;);&quot;-&quot;)" office:value-type="string" office:string-value="-" calcext:value-type="string">
            <text:p>-</text:p>
          </table:table-cell>
          <table:table-cell table:style-name="ce4" table:formula="of:=IF( [.BE24]&gt;0 ;   (5*[.BE24]/(5*[.BE24]+4*[.BH24]+[.BF24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IF([.BO24]/([.BO24]+[.BP24])&gt;0;[.BO24]/([.BO24]+[.BP24]);&quot;&quot;)">
            <text:p/>
          </table:table-cell>
          <table:table-cell table:style-name="ce4" table:formula="of:=IF([.BO24]+[.BR24]&gt;0; IF([.BO24]/([.BO24]+[.BR24])&gt;0;[.BO24]/([.BO24]+[.BR24]);&quot;&quot;);&quot;-&quot;)" office:value-type="string" office:string-value="-" calcext:value-type="string">
            <text:p>-</text:p>
          </table:table-cell>
          <table:table-cell table:style-name="ce4" table:formula="of:=IF( [.BO24]&gt;0 ;   (5*[.BO24]/(5*[.BO24]+4*[.BR24]+[.BP24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5" calcext:value-type="float">
            <text:p>98.95</text:p>
          </table:table-cell>
          <table:table-cell table:style-name="ce4" table:formula="of:=IF([.BY24]/([.BY24]+[.BZ24])&gt;0;[.BY24]/([.BY24]+[.BZ24]);&quot;&quot;)">
            <text:p/>
          </table:table-cell>
          <table:table-cell table:style-name="ce4" table:formula="of:=IF([.BY24]+[.CB24]&gt;0; IF([.BY24]/([.BY24]+[.CB24])&gt;0;[.BY24]/([.BY24]+[.CB24]);&quot;&quot;);&quot;-&quot;)" office:value-type="string" office:string-value="-" calcext:value-type="string">
            <text:p>-</text:p>
          </table:table-cell>
          <table:table-cell table:style-name="ce4" table:formula="of:=IF( [.BY24]&gt;0 ;   (5*[.BY24]/(5*[.BY24]+4*[.CB24]+[.BZ24])) ; &quot;&quot; )">
            <text:p/>
          </table:table-cell>
          <table:table-cell table:number-columns-repeated="1587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.471" calcext:value-type="float">
            <text:p>70.471</text:p>
          </table:table-cell>
          <table:table-cell table:style-name="ce11" table:formula="of:=IF([.C25]/([.C25]+[.D25])&gt;0;[.C25]/([.C25]+[.D25]);&quot;&quot;)">
            <text:p/>
          </table:table-cell>
          <table:table-cell table:style-name="ce11" table:formula="of:=IF([.C25]+[.F25]&gt;0; IF([.C25]/([.C25]+[.F25])&gt;0;[.C25]/([.C25]+[.F25]);&quot;&quot;);&quot;-&quot;)">
            <text:p/>
          </table:table-cell>
          <table:table-cell table:style-name="ce11" table:formula="of:=IF( [.C25]&gt;0 ;   (5*[.C25]/(5*[.C25]+4*[.F25]+[.D25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.176" calcext:value-type="float">
            <text:p>95.176</text:p>
          </table:table-cell>
          <table:table-cell table:style-name="ce4" table:formula="of:=IF([.L25]/([.L25]+[.M25])&gt;0;[.L25]/([.L25]+[.M25]);&quot;&quot;)">
            <text:p/>
          </table:table-cell>
          <table:table-cell table:style-name="ce4" table:formula="of:=IF([.L25]+[.O25]&gt;0; IF([.L25]/([.L25]+[.O25])&gt;0;[.L25]/([.L25]+[.O25]);&quot;&quot;);&quot;-&quot;)">
            <text:p/>
          </table:table-cell>
          <table:table-cell table:style-name="ce4" table:formula="of:=IF( [.L25]&gt;0 ;   (5*[.L25]/(5*[.L25]+4*[.O25]+[.M2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706" calcext:value-type="float">
            <text:p>98.706</text:p>
          </table:table-cell>
          <table:table-cell table:style-name="ce4" table:formula="of:=IF([.U25]/([.U25]+[.V25])&gt;0;[.U25]/([.U25]+[.V25]);&quot;&quot;)">
            <text:p/>
          </table:table-cell>
          <table:table-cell table:style-name="ce4" table:formula="of:=IF([.U25]+[.X25]&gt;0; IF([.U25]/([.U25]+[.X25])&gt;0;[.U25]/([.U25]+[.X25]);&quot;&quot;);&quot;-&quot;)">
            <text:p/>
          </table:table-cell>
          <table:table-cell table:style-name="ce4" table:formula="of:=IF( [.U25]&gt;0 ;   (5*[.U25]/(5*[.U25]+4*[.X25]+[.V25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882" calcext:value-type="float">
            <text:p>11.882</text:p>
          </table:table-cell>
          <table:table-cell table:style-name="ce4" table:formula="of:=IF([.AD25]/([.AD25]+[.AE25])&gt;0;[.AD25]/([.AD25]+[.AE25]);&quot;&quot;)" office:value-type="percentage" office:value="0.00133333333333333" calcext:value-type="percentage">
            <text:p>0.1%</text:p>
          </table:table-cell>
          <table:table-cell table:style-name="ce4" table:formula="of:=IF([.AD25]+[.AG25]&gt;0; IF([.AD25]/([.AD25]+[.AG25])&gt;0;[.AD25]/([.AD25]+[.AG25]);&quot;&quot;);&quot;-&quot;)" office:value-type="percentage" office:value="1" calcext:value-type="percentage">
            <text:p>100.0%</text:p>
          </table:table-cell>
          <table:table-cell table:style-name="ce4" table:formula="of:=IF( [.AD25]&gt;0 ;   (5*[.AD25]/(5*[.AD25]+4*[.AG25]+[.AE25])) ; &quot;&quot; )" office:value-type="percentage" office:value="0.00663129973474801" calcext:value-type="percentage">
            <text:p>0.7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353" calcext:value-type="float">
            <text:p>96.353</text:p>
          </table:table-cell>
          <table:table-cell table:style-name="ce4" table:formula="of:=IF([.AM25]/([.AM25]+[.AN25])&gt;0;[.AM25]/([.AM25]+[.AN25]);&quot;&quot;)">
            <text:p/>
          </table:table-cell>
          <table:table-cell table:style-name="ce4" table:formula="of:=IF([.AM25]+[.AP25]&gt;0; IF([.AM25]/([.AM25]+[.AP25])&gt;0;[.AM25]/([.AM25]+[.AP25]);&quot;&quot;);&quot;-&quot;)">
            <text:p/>
          </table:table-cell>
          <table:table-cell table:style-name="ce4" table:formula="of:=IF( [.AM25]&gt;0 ;   (5*[.AM25]/(5*[.AM25]+4*[.AP25]+[.AN2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706" calcext:value-type="float">
            <text:p>98.706</text:p>
          </table:table-cell>
          <table:table-cell table:style-name="ce4" table:formula="of:=IF([.AV25]/([.AV25]+[.AW25])&gt;0;[.AV25]/([.AV25]+[.AW25]);&quot;&quot;)">
            <text:p/>
          </table:table-cell>
          <table:table-cell table:style-name="ce4" table:formula="of:=IF([.AV25]+[.AY25]&gt;0; IF([.AV25]/([.AV25]+[.AY25])&gt;0;[.AV25]/([.AV25]+[.AY25]);&quot;&quot;);&quot;-&quot;)">
            <text:p/>
          </table:table-cell>
          <table:table-cell table:style-name="ce4" table:formula="of:=IF( [.AV25]&gt;0 ;   (5*[.AV25]/(5*[.AV25]+4*[.AY25]+[.AW25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E25]/([.BE25]+[.BF25])&gt;0;[.BE25]/([.BE25]+[.BF25]);&quot;&quot;)" office:value-type="string" office:string-value="" calcext:value-type="error">
            <text:p>#DIV/0!</text:p>
          </table:table-cell>
          <table:table-cell table:style-name="ce4" table:formula="of:=IF([.BE25]+[.BH25]&gt;0; IF([.BE25]/([.BE25]+[.BH25])&gt;0;[.BE25]/([.BE25]+[.BH25]);&quot;&quot;);&quot;-&quot;)">
            <text:p/>
          </table:table-cell>
          <table:table-cell table:style-name="ce4" table:formula="of:=IF( [.BE25]&gt;0 ;   (5*[.BE25]/(5*[.BE25]+4*[.BH25]+[.BF25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O25]/([.BO25]+[.BP25])&gt;0;[.BO25]/([.BO25]+[.BP25]);&quot;&quot;)" office:value-type="string" office:string-value="" calcext:value-type="error">
            <text:p>#DIV/0!</text:p>
          </table:table-cell>
          <table:table-cell table:style-name="ce4" table:formula="of:=IF([.BO25]+[.BR25]&gt;0; IF([.BO25]/([.BO25]+[.BR25])&gt;0;[.BO25]/([.BO25]+[.BR25]);&quot;&quot;);&quot;-&quot;)">
            <text:p/>
          </table:table-cell>
          <table:table-cell table:style-name="ce4" table:formula="of:=IF( [.BO25]&gt;0 ;   (5*[.BO25]/(5*[.BO25]+4*[.BR25]+[.BP25])) ; &quot;&quot; )">
            <text:p/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41" calcext:value-type="float">
            <text:p>98.941</text:p>
          </table:table-cell>
          <table:table-cell table:style-name="ce4" table:formula="of:=IF([.BY25]/([.BY25]+[.BZ25])&gt;0;[.BY25]/([.BY25]+[.BZ25]);&quot;&quot;)" office:value-type="percentage" office:value="0.1" calcext:value-type="percentage">
            <text:p>10.0%</text:p>
          </table:table-cell>
          <table:table-cell table:style-name="ce4" table:formula="of:=IF([.BY25]+[.CB25]&gt;0; IF([.BY25]/([.BY25]+[.CB25])&gt;0;[.BY25]/([.BY25]+[.CB25]);&quot;&quot;);&quot;-&quot;)" office:value-type="percentage" office:value="1" calcext:value-type="percentage">
            <text:p>100.0%</text:p>
          </table:table-cell>
          <table:table-cell table:style-name="ce4" table:formula="of:=IF( [.BY25]&gt;0 ;   (5*[.BY25]/(5*[.BY25]+4*[.CB25]+[.BZ25])) ; &quot;&quot; )" office:value-type="percentage" office:value="0.357142857142857" calcext:value-type="percentage">
            <text:p>35.7%</text:p>
          </table:table-cell>
          <table:table-cell table:number-columns-repeated="1587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.428" calcext:value-type="float">
            <text:p>67.428</text:p>
          </table:table-cell>
          <table:table-cell table:style-name="ce11" table:formula="of:=IF([.C26]/([.C26]+[.D26])&gt;0;[.C26]/([.C26]+[.D26]);&quot;&quot;)">
            <text:p/>
          </table:table-cell>
          <table:table-cell table:style-name="ce11" table:formula="of:=IF([.C26]+[.F26]&gt;0; IF([.C26]/([.C26]+[.F26])&gt;0;[.C26]/([.C26]+[.F26]);&quot;&quot;);&quot;-&quot;)">
            <text:p/>
          </table:table-cell>
          <table:table-cell table:style-name="ce11" table:formula="of:=IF( [.C26]&gt;0 ;   (5*[.C26]/(5*[.C26]+4*[.F26]+[.D26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2.668" calcext:value-type="float">
            <text:p>92.668</text:p>
          </table:table-cell>
          <table:table-cell table:style-name="ce4" table:formula="of:=IF([.L26]/([.L26]+[.M26])&gt;0;[.L26]/([.L26]+[.M26]);&quot;&quot;)">
            <text:p/>
          </table:table-cell>
          <table:table-cell table:style-name="ce4" table:formula="of:=IF([.L26]+[.O26]&gt;0; IF([.L26]/([.L26]+[.O26])&gt;0;[.L26]/([.L26]+[.O26]);&quot;&quot;);&quot;-&quot;)">
            <text:p/>
          </table:table-cell>
          <table:table-cell table:style-name="ce4" table:formula="of:=IF( [.L26]&gt;0 ;   (5*[.L26]/(5*[.L26]+4*[.O26]+[.M26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U26]/([.U26]+[.V26])&gt;0;[.U26]/([.U26]+[.V26]);&quot;&quot;)" office:value-type="string" office:string-value="" calcext:value-type="error">
            <text:p>#DIV/0!</text:p>
          </table:table-cell>
          <table:table-cell table:style-name="ce4" table:formula="of:=IF([.U26]+[.X26]&gt;0; IF([.U26]/([.U26]+[.X26])&gt;0;[.U26]/([.U26]+[.X26]);&quot;&quot;);&quot;-&quot;)">
            <text:p/>
          </table:table-cell>
          <table:table-cell table:style-name="ce4" table:formula="of:=IF( [.U26]&gt;0 ;   (5*[.U26]/(5*[.U26]+4*[.X26]+[.V26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.159" calcext:value-type="float">
            <text:p>24.159</text:p>
          </table:table-cell>
          <table:table-cell table:style-name="ce4" table:formula="of:=IF([.AD26]/([.AD26]+[.AE26])&gt;0;[.AD26]/([.AD26]+[.AE26]);&quot;&quot;)" office:value-type="percentage" office:value="0.00158227848101266" calcext:value-type="percentage">
            <text:p>0.2%</text:p>
          </table:table-cell>
          <table:table-cell table:style-name="ce4" table:formula="of:=IF([.AD26]+[.AG26]&gt;0; IF([.AD26]/([.AD26]+[.AG26])&gt;0;[.AD26]/([.AD26]+[.AG26]);&quot;&quot;);&quot;-&quot;)" office:value-type="percentage" office:value="1" calcext:value-type="percentage">
            <text:p>100.0%</text:p>
          </table:table-cell>
          <table:table-cell table:style-name="ce4" table:formula="of:=IF( [.AD26]&gt;0 ;   (5*[.AD26]/(5*[.AD26]+4*[.AG26]+[.AE26])) ; &quot;&quot; )" office:value-type="percentage" office:value="0.00786163522012579" calcext:value-type="percentage">
            <text:p>0.8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3.87" calcext:value-type="float">
            <text:p>93.87</text:p>
          </table:table-cell>
          <table:table-cell table:style-name="ce4" table:formula="of:=IF([.AM26]/([.AM26]+[.AN26])&gt;0;[.AM26]/([.AM26]+[.AN26]);&quot;&quot;)">
            <text:p/>
          </table:table-cell>
          <table:table-cell table:style-name="ce4" table:formula="of:=IF([.AM26]+[.AP26]&gt;0; IF([.AM26]/([.AM26]+[.AP26])&gt;0;[.AM26]/([.AM26]+[.AP26]);&quot;&quot;);&quot;-&quot;)">
            <text:p/>
          </table:table-cell>
          <table:table-cell table:style-name="ce4" table:formula="of:=IF( [.AM26]&gt;0 ;   (5*[.AM26]/(5*[.AM26]+4*[.AP26]+[.AN26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678" calcext:value-type="float">
            <text:p>98.678</text:p>
          </table:table-cell>
          <table:table-cell table:style-name="ce4" table:formula="of:=IF([.AV26]/([.AV26]+[.AW26])&gt;0;[.AV26]/([.AV26]+[.AW26]);&quot;&quot;)">
            <text:p/>
          </table:table-cell>
          <table:table-cell table:style-name="ce4" table:formula="of:=IF([.AV26]+[.AY26]&gt;0; IF([.AV26]/([.AV26]+[.AY26])&gt;0;[.AV26]/([.AV26]+[.AY26]);&quot;&quot;);&quot;-&quot;)">
            <text:p/>
          </table:table-cell>
          <table:table-cell table:style-name="ce4" table:formula="of:=IF( [.AV26]&gt;0 ;   (5*[.AV26]/(5*[.AV26]+4*[.AY26]+[.AW26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E26]/([.BE26]+[.BF26])&gt;0;[.BE26]/([.BE26]+[.BF26]);&quot;&quot;)" office:value-type="string" office:string-value="" calcext:value-type="error">
            <text:p>#DIV/0!</text:p>
          </table:table-cell>
          <table:table-cell table:style-name="ce4" table:formula="of:=IF([.BE26]+[.BH26]&gt;0; IF([.BE26]/([.BE26]+[.BH26])&gt;0;[.BE26]/([.BE26]+[.BH26]);&quot;&quot;);&quot;-&quot;)">
            <text:p/>
          </table:table-cell>
          <table:table-cell table:style-name="ce4" table:formula="of:=IF( [.BE26]&gt;0 ;   (5*[.BE26]/(5*[.BE26]+4*[.BH26]+[.BF26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O26]/([.BO26]+[.BP26])&gt;0;[.BO26]/([.BO26]+[.BP26]);&quot;&quot;)" office:value-type="string" office:string-value="" calcext:value-type="error">
            <text:p>#DIV/0!</text:p>
          </table:table-cell>
          <table:table-cell table:style-name="ce4" table:formula="of:=IF([.BO26]+[.BR26]&gt;0; IF([.BO26]/([.BO26]+[.BR26])&gt;0;[.BO26]/([.BO26]+[.BR26]);&quot;&quot;);&quot;-&quot;)">
            <text:p/>
          </table:table-cell>
          <table:table-cell table:style-name="ce4" table:formula="of:=IF( [.BO26]&gt;0 ;   (5*[.BO26]/(5*[.BO26]+4*[.BR26]+[.BP26])) ; &quot;&quot; )">
            <text:p/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.072" calcext:value-type="float">
            <text:p>95.072</text:p>
          </table:table-cell>
          <table:table-cell table:style-name="ce4" table:formula="of:=IF([.BY26]/([.BY26]+[.BZ26])&gt;0;[.BY26]/([.BY26]+[.BZ26]);&quot;&quot;)" office:value-type="percentage" office:value="0.0238095238095238" calcext:value-type="percentage">
            <text:p>2.4%</text:p>
          </table:table-cell>
          <table:table-cell table:style-name="ce4" table:formula="of:=IF([.BY26]+[.CB26]&gt;0; IF([.BY26]/([.BY26]+[.CB26])&gt;0;[.BY26]/([.BY26]+[.CB26]);&quot;&quot;);&quot;-&quot;)" office:value-type="percentage" office:value="1" calcext:value-type="percentage">
            <text:p>100.0%</text:p>
          </table:table-cell>
          <table:table-cell table:style-name="ce4" table:formula="of:=IF( [.BY26]&gt;0 ;   (5*[.BY26]/(5*[.BY26]+4*[.CB26]+[.BZ26])) ; &quot;&quot; )" office:value-type="percentage" office:value="0.108695652173913" calcext:value-type="percentage">
            <text:p>10.9%</text:p>
          </table:table-cell>
          <table:table-cell table:number-columns-repeated="15876"/>
        </table:table-row>
        <table:table-row table:style-name="ro1">
          <table:table-cell table:style-name="ce1" table:number-columns-repeated="2"/>
          <table:table-cell table:style-name="ce2" table:number-columns-repeated="5"/>
          <table:table-cell table:style-name="ce11" table:number-columns-repeated="3"/>
          <table:table-cell table:style-name="ce4"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 table:style-name="ce2" table:number-columns-repeated="6"/>
          <table:table-cell table:style-name="ce4" table:number-columns-repeated="3"/>
          <table:table-cell table:number-columns-repeated="2"/>
          <table:table-cell table:style-name="ce2" table:number-columns-repeated="5"/>
          <table:table-cell table:style-name="ce4" table:number-columns-repeated="3"/>
          <table:table-cell table:number-columns-repeated="2"/>
          <table:table-cell table:style-name="ce2" table:number-columns-repeated="5"/>
          <table:table-cell table:style-name="ce4" table:number-columns-repeated="3"/>
          <table:table-cell table:number-columns-repeated="1587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.029" calcext:value-type="float">
            <text:p>64.029</text:p>
          </table:table-cell>
          <table:table-cell table:style-name="ce11" table:formula="of:=IF([.C28]/([.C28]+[.D28])&gt;0;[.C28]/([.C28]+[.D28]);&quot;&quot;)">
            <text:p/>
          </table:table-cell>
          <table:table-cell table:style-name="ce11" table:formula="of:=IF([.C28]+[.F28]&gt;0; IF([.C28]/([.C28]+[.F28])&gt;0;[.C28]/([.C28]+[.F28]);&quot;&quot;);&quot;-&quot;)" office:value-type="string" office:string-value="-" calcext:value-type="string">
            <text:p>-</text:p>
          </table:table-cell>
          <table:table-cell table:style-name="ce11" table:formula="of:=IF( [.C28]&gt;0 ;   (5*[.C28]/(5*[.C28]+4*[.F28]+[.D28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005" calcext:value-type="float">
            <text:p>94.005</text:p>
          </table:table-cell>
          <table:table-cell table:style-name="ce4" table:formula="of:=IF([.L28]/([.L28]+[.M28])&gt;0;[.L28]/([.L28]+[.M28]);&quot;&quot;)">
            <text:p/>
          </table:table-cell>
          <table:table-cell table:style-name="ce4" table:formula="of:=IF([.L28]+[.O28]&gt;0; IF([.L28]/([.L28]+[.O28])&gt;0;[.L28]/([.L28]+[.O28]);&quot;&quot;);&quot;-&quot;)" office:value-type="string" office:string-value="-" calcext:value-type="string">
            <text:p>-</text:p>
          </table:table-cell>
          <table:table-cell table:style-name="ce4" table:formula="of:=IF( [.L28]&gt;0 ;   (5*[.L28]/(5*[.L28]+4*[.O28]+[.M2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403" calcext:value-type="float">
            <text:p>96.403</text:p>
          </table:table-cell>
          <table:table-cell table:style-name="ce4" table:formula="of:=IF([.U28]/([.U28]+[.V28])&gt;0;[.U28]/([.U28]+[.V28]);&quot;&quot;)">
            <text:p/>
          </table:table-cell>
          <table:table-cell table:style-name="ce4" table:formula="of:=IF([.U28]+[.X28]&gt;0; IF([.U28]/([.U28]+[.X28])&gt;0;[.U28]/([.U28]+[.X28]);&quot;&quot;);&quot;-&quot;)" office:value-type="string" office:string-value="-" calcext:value-type="string">
            <text:p>-</text:p>
          </table:table-cell>
          <table:table-cell table:style-name="ce4" table:formula="of:=IF( [.U28]&gt;0 ;   (5*[.U28]/(5*[.U28]+4*[.X28]+[.V2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388" calcext:value-type="float">
            <text:p>14.388</text:p>
          </table:table-cell>
          <table:table-cell table:style-name="ce4" table:formula="of:=IF([.AD28]/([.AD28]+[.AE28])&gt;0;[.AD28]/([.AD28]+[.AE28]);&quot;&quot;)">
            <text:p/>
          </table:table-cell>
          <table:table-cell table:style-name="ce4" table:formula="of:=IF([.AD28]+[.AG28]&gt;0; IF([.AD28]/([.AD28]+[.AG28])&gt;0;[.AD28]/([.AD28]+[.AG28]);&quot;&quot;);&quot;-&quot;)" office:value-type="string" office:string-value="-" calcext:value-type="string">
            <text:p>-</text:p>
          </table:table-cell>
          <table:table-cell table:style-name="ce4" table:formula="of:=IF( [.AD28]&gt;0 ;   (5*[.AD28]/(5*[.AD28]+4*[.AG28]+[.AE2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.204" calcext:value-type="float">
            <text:p>95.204</text:p>
          </table:table-cell>
          <table:table-cell table:style-name="ce4" table:formula="of:=IF([.AM28]/([.AM28]+[.AN28])&gt;0;[.AM28]/([.AM28]+[.AN28]);&quot;&quot;)">
            <text:p/>
          </table:table-cell>
          <table:table-cell table:style-name="ce4" table:formula="of:=IF([.AM28]+[.AP28]&gt;0; IF([.AM28]/([.AM28]+[.AP28])&gt;0;[.AM28]/([.AM28]+[.AP28]);&quot;&quot;);&quot;-&quot;)" office:value-type="string" office:string-value="-" calcext:value-type="string">
            <text:p>-</text:p>
          </table:table-cell>
          <table:table-cell table:style-name="ce4" table:formula="of:=IF( [.AM28]&gt;0 ;   (5*[.AM28]/(5*[.AM28]+4*[.AP28]+[.AN28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V28]/([.AV28]+[.AW28])&gt;0;[.AV28]/([.AV28]+[.AW28]);&quot;&quot;)" office:value-type="string" office:string-value="" calcext:value-type="error">
            <text:p>#DIV/0!</text:p>
          </table:table-cell>
          <table:table-cell table:style-name="ce4" table:formula="of:=IF([.AV28]+[.AY28]&gt;0; IF([.AV28]/([.AV28]+[.AY28])&gt;0;[.AV28]/([.AV28]+[.AY28]);&quot;&quot;);&quot;-&quot;)" office:value-type="string" office:string-value="-" calcext:value-type="string">
            <text:p>-</text:p>
          </table:table-cell>
          <table:table-cell table:style-name="ce4" table:formula="of:=IF( [.AV28]&gt;0 ;   (5*[.AV28]/(5*[.AV28]+4*[.AY28]+[.AW28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28]/([.BE28]+[.BF28])&gt;0;[.BE28]/([.BE28]+[.BF28]);&quot;&quot;)" office:value-type="string" office:string-value="" calcext:value-type="error">
            <text:p>#DIV/0!</text:p>
          </table:table-cell>
          <table:table-cell table:style-name="ce4" table:formula="of:=IF([.BE28]+[.BH28]&gt;0; IF([.BE28]/([.BE28]+[.BH28])&gt;0;[.BE28]/([.BE28]+[.BH28]);&quot;&quot;);&quot;-&quot;)" office:value-type="string" office:string-value="-" calcext:value-type="string">
            <text:p>-</text:p>
          </table:table-cell>
          <table:table-cell table:style-name="ce4" table:formula="of:=IF( [.BE28]&gt;0 ;   (5*[.BE28]/(5*[.BE28]+4*[.BH28]+[.BF28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O28]/([.BO28]+[.BP28])&gt;0;[.BO28]/([.BO28]+[.BP28]);&quot;&quot;)" office:value-type="string" office:string-value="" calcext:value-type="error">
            <text:p>#DIV/0!</text:p>
          </table:table-cell>
          <table:table-cell table:style-name="ce4" table:formula="of:=IF([.BO28]+[.BR28]&gt;0; IF([.BO28]/([.BO28]+[.BR28])&gt;0;[.BO28]/([.BO28]+[.BR28]);&quot;&quot;);&quot;-&quot;)" office:value-type="string" office:string-value="-" calcext:value-type="string">
            <text:p>-</text:p>
          </table:table-cell>
          <table:table-cell table:style-name="ce4" table:formula="of:=IF( [.BO28]&gt;0 ;   (5*[.BO28]/(5*[.BO28]+4*[.BR28]+[.BP28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724" calcext:value-type="float">
            <text:p>94.724</text:p>
          </table:table-cell>
          <table:table-cell table:style-name="ce4" table:formula="of:=IF([.BY28]/([.BY28]+[.BZ28])&gt;0;[.BY28]/([.BY28]+[.BZ28]);&quot;&quot;)">
            <text:p/>
          </table:table-cell>
          <table:table-cell table:style-name="ce4" table:formula="of:=IF([.BY28]+[.CB28]&gt;0; IF([.BY28]/([.BY28]+[.CB28])&gt;0;[.BY28]/([.BY28]+[.CB28]);&quot;&quot;);&quot;-&quot;)" office:value-type="string" office:string-value="-" calcext:value-type="string">
            <text:p>-</text:p>
          </table:table-cell>
          <table:table-cell table:style-name="ce4" table:formula="of:=IF( [.BY28]&gt;0 ;   (5*[.BY28]/(5*[.BY28]+4*[.CB28]+[.BZ28])) ; &quot;&quot; )">
            <text:p/>
          </table:table-cell>
          <table:table-cell table:number-columns-repeated="1587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.379" calcext:value-type="float">
            <text:p>68.379</text:p>
          </table:table-cell>
          <table:table-cell table:style-name="ce11" table:formula="of:=IF([.C29]/([.C29]+[.D29])&gt;0;[.C29]/([.C29]+[.D29]);&quot;&quot;)">
            <text:p/>
          </table:table-cell>
          <table:table-cell table:style-name="ce11" table:formula="of:=IF([.C29]+[.F29]&gt;0; IF([.C29]/([.C29]+[.F29])&gt;0;[.C29]/([.C29]+[.F29]);&quot;&quot;);&quot;-&quot;)" office:value-type="string" office:string-value="-" calcext:value-type="string">
            <text:p>-</text:p>
          </table:table-cell>
          <table:table-cell table:style-name="ce11" table:formula="of:=IF( [.C29]&gt;0 ;   (5*[.C29]/(5*[.C29]+4*[.F29]+[.D2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.301" calcext:value-type="float">
            <text:p>86.301</text:p>
          </table:table-cell>
          <table:table-cell table:style-name="ce4" table:formula="of:=IF([.L29]/([.L29]+[.M29])&gt;0;[.L29]/([.L29]+[.M29]);&quot;&quot;)">
            <text:p/>
          </table:table-cell>
          <table:table-cell table:style-name="ce4" table:formula="of:=IF([.L29]+[.O29]&gt;0; IF([.L29]/([.L29]+[.O29])&gt;0;[.L29]/([.L29]+[.O29]);&quot;&quot;);&quot;-&quot;)" office:value-type="string" office:string-value="-" calcext:value-type="string">
            <text:p>-</text:p>
          </table:table-cell>
          <table:table-cell table:style-name="ce4" table:formula="of:=IF( [.L29]&gt;0 ;   (5*[.L29]/(5*[.L29]+4*[.O29]+[.M2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059" calcext:value-type="float">
            <text:p>98.059</text:p>
          </table:table-cell>
          <table:table-cell table:style-name="ce4" table:formula="of:=IF([.U29]/([.U29]+[.V29])&gt;0;[.U29]/([.U29]+[.V29]);&quot;&quot;)">
            <text:p/>
          </table:table-cell>
          <table:table-cell table:style-name="ce4" table:formula="of:=IF([.U29]+[.X29]&gt;0; IF([.U29]/([.U29]+[.X29])&gt;0;[.U29]/([.U29]+[.X29]);&quot;&quot;);&quot;-&quot;)" office:value-type="string" office:string-value="-" calcext:value-type="string">
            <text:p>-</text:p>
          </table:table-cell>
          <table:table-cell table:style-name="ce4" table:formula="of:=IF( [.U29]&gt;0 ;   (5*[.U29]/(5*[.U29]+4*[.X29]+[.V2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922" calcext:value-type="float">
            <text:p>17.922</text:p>
          </table:table-cell>
          <table:table-cell table:style-name="ce4" table:formula="of:=IF([.AD29]/([.AD29]+[.AE29])&gt;0;[.AD29]/([.AD29]+[.AE29]);&quot;&quot;)">
            <text:p/>
          </table:table-cell>
          <table:table-cell table:style-name="ce4" table:formula="of:=IF([.AD29]+[.AG29]&gt;0; IF([.AD29]/([.AD29]+[.AG29])&gt;0;[.AD29]/([.AD29]+[.AG29]);&quot;&quot;);&quot;-&quot;)" office:value-type="string" office:string-value="-" calcext:value-type="string">
            <text:p>-</text:p>
          </table:table-cell>
          <table:table-cell table:style-name="ce4" table:formula="of:=IF( [.AD29]&gt;0 ;   (5*[.AD29]/(5*[.AD29]+4*[.AG29]+[.AE2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575" calcext:value-type="float">
            <text:p>96.575</text:p>
          </table:table-cell>
          <table:table-cell table:style-name="ce4" table:formula="of:=IF([.AM29]/([.AM29]+[.AN29])&gt;0;[.AM29]/([.AM29]+[.AN29]);&quot;&quot;)">
            <text:p/>
          </table:table-cell>
          <table:table-cell table:style-name="ce4" table:formula="of:=IF([.AM29]+[.AP29]&gt;0; IF([.AM29]/([.AM29]+[.AP29])&gt;0;[.AM29]/([.AM29]+[.AP29]);&quot;&quot;);&quot;-&quot;)" office:value-type="string" office:string-value="-" calcext:value-type="string">
            <text:p>-</text:p>
          </table:table-cell>
          <table:table-cell table:style-name="ce4" table:formula="of:=IF( [.AM29]&gt;0 ;   (5*[.AM29]/(5*[.AM29]+4*[.AP29]+[.AN2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858" calcext:value-type="float">
            <text:p>98.858</text:p>
          </table:table-cell>
          <table:table-cell table:style-name="ce4" table:formula="of:=IF([.AV29]/([.AV29]+[.AW29])&gt;0;[.AV29]/([.AV29]+[.AW29]);&quot;&quot;)">
            <text:p/>
          </table:table-cell>
          <table:table-cell table:style-name="ce4" table:formula="of:=IF([.AV29]+[.AY29]&gt;0; IF([.AV29]/([.AV29]+[.AY29])&gt;0;[.AV29]/([.AV29]+[.AY29]);&quot;&quot;);&quot;-&quot;)" office:value-type="string" office:string-value="-" calcext:value-type="string">
            <text:p>-</text:p>
          </table:table-cell>
          <table:table-cell table:style-name="ce4" table:formula="of:=IF( [.AV29]&gt;0 ;   (5*[.AV29]/(5*[.AV29]+4*[.AY29]+[.AW2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29]/([.BE29]+[.BF29])&gt;0;[.BE29]/([.BE29]+[.BF29]);&quot;&quot;)" office:value-type="string" office:string-value="" calcext:value-type="error">
            <text:p>#DIV/0!</text:p>
          </table:table-cell>
          <table:table-cell table:style-name="ce4" table:formula="of:=IF([.BE29]+[.BH29]&gt;0; IF([.BE29]/([.BE29]+[.BH29])&gt;0;[.BE29]/([.BE29]+[.BH29]);&quot;&quot;);&quot;-&quot;)" office:value-type="string" office:string-value="-" calcext:value-type="string">
            <text:p>-</text:p>
          </table:table-cell>
          <table:table-cell table:style-name="ce4" table:formula="of:=IF( [.BE29]&gt;0 ;   (5*[.BE29]/(5*[.BE29]+4*[.BH29]+[.BF29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O29]/([.BO29]+[.BP29])&gt;0;[.BO29]/([.BO29]+[.BP29]);&quot;&quot;)" office:value-type="string" office:string-value="" calcext:value-type="error">
            <text:p>#DIV/0!</text:p>
          </table:table-cell>
          <table:table-cell table:style-name="ce4" table:formula="of:=IF([.BO29]+[.BR29]&gt;0; IF([.BO29]/([.BO29]+[.BR29])&gt;0;[.BO29]/([.BO29]+[.BR29]);&quot;&quot;);&quot;-&quot;)" office:value-type="string" office:string-value="-" calcext:value-type="string">
            <text:p>-</text:p>
          </table:table-cell>
          <table:table-cell table:style-name="ce4" table:formula="of:=IF( [.BO29]&gt;0 ;   (5*[.BO29]/(5*[.BO29]+4*[.BR29]+[.BP29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IF([.BY29]/([.BY29]+[.BZ29])&gt;0;[.BY29]/([.BY29]+[.BZ29]);&quot;&quot;)">
            <text:p/>
          </table:table-cell>
          <table:table-cell table:style-name="ce4" table:formula="of:=IF([.BY29]+[.CB29]&gt;0; IF([.BY29]/([.BY29]+[.CB29])&gt;0;[.BY29]/([.BY29]+[.CB29]);&quot;&quot;);&quot;-&quot;)" office:value-type="string" office:string-value="-" calcext:value-type="string">
            <text:p>-</text:p>
          </table:table-cell>
          <table:table-cell table:style-name="ce4" table:formula="of:=IF( [.BY29]&gt;0 ;   (5*[.BY29]/(5*[.BY29]+4*[.CB29]+[.BZ29])) ; &quot;&quot; )">
            <text:p/>
          </table:table-cell>
          <table:table-cell table:number-columns-repeated="15876"/>
        </table:table-row>
        <table:table-row table:style-name="ro1">
          <table:table-cell table:number-columns-repeated="1596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8" table:number-rows-spanned="1">
            <text:p>bin_lstm_ae_0.1885370619_0.0755709241_10</text:p>
          </table:table-cell>
          <table:covered-table-cell table:number-columns-repeated="5" table:style-name="ce14"/>
          <table:covered-table-cell table:number-columns-repeated="2" table:style-name="ce15"/>
          <table:table-cell table:style-name="ce15"/>
          <table:table-cell table:style-name="ce1" office:value-type="string" calcext:value-type="string" table:number-columns-spanned="8" table:number-rows-spanned="1">
            <text:p>bin_conv_lstm_ae_0.1242134049_0.0519020283_10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attn_ae_r_0.0646089474_0.0365322228_10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predictor_a_0.290685258_0.2229711902_10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attn_ae_a_0.1293097577_0.0249805062_10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predictor_r_0.2415315821_0.0385661498_10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8" table:number-rows-spanned="1">
            <text:p>bin_classifier_0.1250736593_0.016175669_10</text:p>
          </table:table-cell>
          <table:covered-table-cell table:number-columns-repeated="5" table:style-name="ce14"/>
          <table:covered-table-cell table:style-name="ce15"/>
          <table:covered-table-cell/>
          <table:table-cell table:number-columns-repeated="2"/>
          <table:table-cell table:style-name="ce1" office:value-type="string" calcext:value-type="string" table:number-columns-spanned="7" table:number-rows-spanned="1">
            <text:p>bin_mne_0.6744791667_0.2682291667_10</text:p>
          </table:table-cell>
          <table:covered-table-cell table:number-columns-repeated="5" table:style-name="ce14"/>
          <table:covered-table-cell table:style-name="ce15"/>
          <table:table-cell table:number-columns-repeated="3"/>
          <table:table-cell table:style-name="ce1" office:value-type="string" calcext:value-type="string" table:number-columns-spanned="7" table:number-rows-spanned="1">
            <text:p>bin_pca_0.3489583333_0.0551839314_10</text:p>
          </table:table-cell>
          <table:covered-table-cell table:number-columns-repeated="5" table:style-name="ce14"/>
          <table:covered-table-cell table:style-name="ce15"/>
          <table:table-cell table:number-columns-repeated="15877"/>
        </table:table-row>
        <table:table-row table:style-name="ro1"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Night</text:p>
          </table:table-cell>
          <table:table-cell table:style-name="ce2" table:number-columns-repeated="17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1587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1.354" calcext:value-type="float">
            <text:p>51.354</text:p>
          </table:table-cell>
          <table:table-cell table:style-name="ce11" table:formula="of:=IF([.C34]/([.C34]+[.D34])&gt;0;[.C34]/([.C34]+[.D34]);&quot;&quot;)" office:value-type="percentage" office:value="0.122568093385214" calcext:value-type="percentage">
            <text:p>12%</text:p>
          </table:table-cell>
          <table:table-cell table:style-name="ce11" table:formula="of:=IF([.C34]+[.F34]&gt;0; IF([.C34]/([.C34]+[.F34])&gt;0;[.C34]/([.C34]+[.F34]);&quot;&quot;);&quot;-&quot;)" office:value-type="percentage" office:value="0.417218543046358" calcext:value-type="percentage">
            <text:p>42%</text:p>
          </table:table-cell>
          <table:table-cell table:style-name="ce11" table:formula="of:=IF( [.C34]&gt;0 ;   (5*[.C34]/(5*[.C34]+4*[.F34]+[.D34])) ; &quot;&quot; )" office:value-type="percentage" office:value="0.28175313059034" calcext:value-type="percentage">
            <text:p>28%</text:p>
          </table:table-cell>
          <table:table-cell table:style-name="ce4"/>
          <table:table-cell table:style-name="ce2" office:value-type="float" office:value="2" calcext:value-type="float">
            <text:p>2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7.419" calcext:value-type="float">
            <text:p>67.419</text:p>
          </table:table-cell>
          <table:table-cell table:style-name="ce4" table:formula="of:=IF([.L34]/([.L34]+[.M34])&gt;0;[.L34]/([.L34]+[.M34]);&quot;&quot;)" office:value-type="percentage" office:value="0.00934579439252336" calcext:value-type="percentage">
            <text:p>0.9%</text:p>
          </table:table-cell>
          <table:table-cell table:style-name="ce4" table:formula="of:=IF([.L34]+[.O34]&gt;0; IF([.L34]/([.L34]+[.O34])&gt;0;[.L34]/([.L34]+[.O34]);&quot;&quot;);&quot;-&quot;)" office:value-type="percentage" office:value="0.0132450331125828" calcext:value-type="percentage">
            <text:p>1.3%</text:p>
          </table:table-cell>
          <table:table-cell table:style-name="ce4" table:formula="of:=IF( [.L34]&gt;0 ;   (5*[.L34]/(5*[.L34]+4*[.O34]+[.M34])) ; &quot;&quot; )" office:value-type="percentage" office:value="0.0122249388753056" calcext:value-type="percentage">
            <text:p>1.2%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78.791" calcext:value-type="float">
            <text:p>78.791</text:p>
          </table:table-cell>
          <table:table-cell table:style-name="ce4" table:formula="of:=IF([.U34]/([.U34]+[.V34])&gt;0;[.U34]/([.U34]+[.V34]);&quot;&quot;)" office:value-type="percentage" office:value="0.08" calcext:value-type="percentage">
            <text:p>8.0%</text:p>
          </table:table-cell>
          <table:table-cell table:style-name="ce4" table:formula="of:=IF([.U34]+[.X34]&gt;0; IF([.U34]/([.U34]+[.X34])&gt;0;[.U34]/([.U34]+[.X34]);&quot;&quot;);&quot;-&quot;)" office:value-type="percentage" office:value="0.0529801324503311" calcext:value-type="percentage">
            <text:p>5.3%</text:p>
          </table:table-cell>
          <table:table-cell table:style-name="ce4" table:formula="of:=IF( [.U34]&gt;0 ;   (5*[.U34]/(5*[.U34]+4*[.X34]+[.V34])) ; &quot;&quot; )" office:value-type="percentage" office:value="0.0568181818181818" calcext:value-type="percentage">
            <text:p>5.7%</text:p>
          </table:table-cell>
          <table:table-cell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336" calcext:value-type="float">
            <text:p>16.336</text:p>
          </table:table-cell>
          <table:table-cell table:style-name="ce4" table:formula="of:=IF([.AD34]/([.AD34]+[.AE34])&gt;0;[.AD34]/([.AD34]+[.AE34]);&quot;&quot;)" office:value-type="percentage" office:value="0.129770992366412" calcext:value-type="percentage">
            <text:p>13.0%</text:p>
          </table:table-cell>
          <table:table-cell table:style-name="ce4" table:formula="of:=IF([.AD34]+[.AG34]&gt;0; IF([.AD34]/([.AD34]+[.AG34])&gt;0;[.AD34]/([.AD34]+[.AG34]);&quot;&quot;);&quot;-&quot;)" office:value-type="percentage" office:value="0.900662251655629" calcext:value-type="percentage">
            <text:p>90.1%</text:p>
          </table:table-cell>
          <table:table-cell table:style-name="ce4" table:formula="of:=IF( [.AD34]&gt;0 ;   (5*[.AD34]/(5*[.AD34]+4*[.AG34]+[.AE34])) ; &quot;&quot; )" office:value-type="percentage" office:value="0.411622276029056" calcext:value-type="percentage">
            <text:p>41.2%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80.235" calcext:value-type="float">
            <text:p>80.235</text:p>
          </table:table-cell>
          <table:table-cell table:style-name="ce4" table:formula="of:=IF([.AM34]/([.AM34]+[.AN34])&gt;0;[.AM34]/([.AM34]+[.AN34]);&quot;&quot;)" office:value-type="percentage" office:value="0.138297872340426" calcext:value-type="percentage">
            <text:p>13.8%</text:p>
          </table:table-cell>
          <table:table-cell table:style-name="ce4" table:formula="of:=IF([.AM34]+[.AP34]&gt;0; IF([.AM34]/([.AM34]+[.AP34])&gt;0;[.AM34]/([.AM34]+[.AP34]);&quot;&quot;);&quot;-&quot;)" office:value-type="percentage" office:value="0.0860927152317881" calcext:value-type="percentage">
            <text:p>8.6%</text:p>
          </table:table-cell>
          <table:table-cell table:style-name="ce4" table:formula="of:=IF( [.AM34]&gt;0 ;   (5*[.AM34]/(5*[.AM34]+4*[.AP34]+[.AN34])) ; &quot;&quot; )" office:value-type="percentage" office:value="0.0931232091690544" calcext:value-type="percentage">
            <text:p>9.3%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AV34]/([.AV34]+[.AW34])&gt;0;[.AV34]/([.AV34]+[.AW34]);&quot;&quot;)" office:value-type="string" office:string-value="" calcext:value-type="error">
            <text:p>#DIV/0!</text:p>
          </table:table-cell>
          <table:table-cell table:style-name="ce4" table:formula="of:=IF([.AV34]+[.AY34]&gt;0; IF([.AV34]/([.AV34]+[.AY34])&gt;0;[.AV34]/([.AV34]+[.AY34]);&quot;&quot;);&quot;-&quot;)">
            <text:p/>
          </table:table-cell>
          <table:table-cell table:style-name="ce4" table:formula="of:=IF( [.AV34]&gt;0 ;   (5*[.AV34]/(5*[.AV34]+4*[.AY34]+[.AW34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BE34]/([.BE34]+[.BF34])&gt;0;[.BE34]/([.BE34]+[.BF34]);&quot;&quot;)" office:value-type="string" office:string-value="" calcext:value-type="error">
            <text:p>#DIV/0!</text:p>
          </table:table-cell>
          <table:table-cell table:style-name="ce4" table:formula="of:=IF([.BE34]+[.BH34]&gt;0; IF([.BE34]/([.BE34]+[.BH34])&gt;0;[.BE34]/([.BE34]+[.BH34]);&quot;&quot;);&quot;-&quot;)">
            <text:p/>
          </table:table-cell>
          <table:table-cell table:style-name="ce4" table:formula="of:=IF( [.BE34]&gt;0 ;   (5*[.BE34]/(5*[.BE34]+4*[.BH34]+[.BF34])) ; &quot;&quot; )">
            <text:p/>
          </table:table-cell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83.664" calcext:value-type="float">
            <text:p>83.664</text:p>
          </table:table-cell>
          <table:table-cell table:style-name="ce4" table:formula="of:=IF([.BO34]/([.BO34]+[.BP34])&gt;0;[.BO34]/([.BO34]+[.BP34]);&quot;&quot;)" office:value-type="percentage" office:value="0.35" calcext:value-type="percentage">
            <text:p>35.0%</text:p>
          </table:table-cell>
          <table:table-cell table:style-name="ce4" table:formula="of:=IF([.BO34]+[.BR34]&gt;0; IF([.BO34]/([.BO34]+[.BR34])&gt;0;[.BO34]/([.BO34]+[.BR34]);&quot;&quot;);&quot;-&quot;)" office:value-type="percentage" office:value="0.231788079470199" calcext:value-type="percentage">
            <text:p>23.2%</text:p>
          </table:table-cell>
          <table:table-cell table:style-name="ce4" table:formula="of:=IF( [.BO34]&gt;0 ;   (5*[.BO34]/(5*[.BO34]+4*[.BR34]+[.BP34])) ; &quot;&quot; )" office:value-type="percentage" office:value="0.248579545454545" calcext:value-type="percentage">
            <text:p>24.9%</text:p>
          </table:table-cell>
          <table:table-cell table:number-columns-repeated="2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6.264" calcext:value-type="float">
            <text:p>76.264</text:p>
          </table:table-cell>
          <table:table-cell table:style-name="ce4" table:formula="of:=IF([.BY34]/([.BY34]+[.BZ34])&gt;0;[.BY34]/([.BY34]+[.BZ34]);&quot;&quot;)" office:value-type="percentage" office:value="0.260683760683761" calcext:value-type="percentage">
            <text:p>26.1%</text:p>
          </table:table-cell>
          <table:table-cell table:style-name="ce4" table:formula="of:=IF([.BY34]+[.CB34]&gt;0; IF([.BY34]/([.BY34]+[.CB34])&gt;0;[.BY34]/([.BY34]+[.CB34]);&quot;&quot;);&quot;-&quot;)" office:value-type="percentage" office:value="0.403973509933775" calcext:value-type="percentage">
            <text:p>40.4%</text:p>
          </table:table-cell>
          <table:table-cell table:style-name="ce4" table:formula="of:=IF( [.BY34]&gt;0 ;   (5*[.BY34]/(5*[.BY34]+4*[.CB34]+[.BZ34])) ; &quot;&quot; )" office:value-type="percentage" office:value="0.363961813842482" calcext:value-type="percentage">
            <text:p>36.4%</text:p>
          </table:table-cell>
          <table:table-cell table:number-columns-repeated="1587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6.879" calcext:value-type="float">
            <text:p>56.879</text:p>
          </table:table-cell>
          <table:table-cell table:style-name="ce11" table:formula="of:=IF([.C35]/([.C35]+[.D35])&gt;0;[.C35]/([.C35]+[.D35]);&quot;&quot;)" office:value-type="percentage" office:value="0.0745341614906832" calcext:value-type="percentage">
            <text:p>7%</text:p>
          </table:table-cell>
          <table:table-cell table:style-name="ce11" table:formula="of:=IF([.C35]+[.F35]&gt;0; IF([.C35]/([.C35]+[.F35])&gt;0;[.C35]/([.C35]+[.F35]);&quot;&quot;);&quot;-&quot;)" office:value-type="percentage" office:value="0.642857142857143" calcext:value-type="percentage">
            <text:p>64%</text:p>
          </table:table-cell>
          <table:table-cell table:style-name="ce11" table:formula="of:=IF( [.C35]&gt;0 ;   (5*[.C35]/(5*[.C35]+4*[.F35]+[.D35])) ; &quot;&quot; )" office:value-type="percentage" office:value="0.254596888260255" calcext:value-type="percentage">
            <text:p>25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.822" calcext:value-type="float">
            <text:p>70.822</text:p>
          </table:table-cell>
          <table:table-cell table:style-name="ce4" table:formula="of:=IF([.L35]/([.L35]+[.M35])&gt;0;[.L35]/([.L35]+[.M35]);&quot;&quot;)">
            <text:p/>
          </table:table-cell>
          <table:table-cell table:style-name="ce4" table:formula="of:=IF([.L35]+[.O35]&gt;0; IF([.L35]/([.L35]+[.O35])&gt;0;[.L35]/([.L35]+[.O35]);&quot;&quot;);&quot;-&quot;)">
            <text:p/>
          </table:table-cell>
          <table:table-cell table:style-name="ce4" table:formula="of:=IF( [.L35]&gt;0 ;   (5*[.L35]/(5*[.L35]+4*[.O35]+[.M3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7.442" calcext:value-type="float">
            <text:p>87.442</text:p>
          </table:table-cell>
          <table:table-cell table:style-name="ce4" table:formula="of:=IF([.U35]/([.U35]+[.V35])&gt;0;[.U35]/([.U35]+[.V35]);&quot;&quot;)">
            <text:p/>
          </table:table-cell>
          <table:table-cell table:style-name="ce4" table:formula="of:=IF([.U35]+[.X35]&gt;0; IF([.U35]/([.U35]+[.X35])&gt;0;[.U35]/([.U35]+[.X35]);&quot;&quot;);&quot;-&quot;)">
            <text:p/>
          </table:table-cell>
          <table:table-cell table:style-name="ce4" table:formula="of:=IF( [.U35]&gt;0 ;   (5*[.U35]/(5*[.U35]+4*[.X35]+[.V35])) ; &quot;&quot; )">
            <text:p/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018" calcext:value-type="float">
            <text:p>7.018</text:p>
          </table:table-cell>
          <table:table-cell table:style-name="ce4" table:formula="of:=IF([.AD35]/([.AD35]+[.AE35])&gt;0;[.AD35]/([.AD35]+[.AE35]);&quot;&quot;)" office:value-type="percentage" office:value="0.0526810912511759" calcext:value-type="percentage">
            <text:p>5.3%</text:p>
          </table:table-cell>
          <table:table-cell table:style-name="ce4" table:formula="of:=IF([.AD35]+[.AG35]&gt;0; IF([.AD35]/([.AD35]+[.AG35])&gt;0;[.AD35]/([.AD35]+[.AG35]);&quot;&quot;);&quot;-&quot;)" office:value-type="percentage" office:value="1" calcext:value-type="percentage">
            <text:p>100.0%</text:p>
          </table:table-cell>
          <table:table-cell table:style-name="ce4" table:formula="of:=IF( [.AD35]&gt;0 ;   (5*[.AD35]/(5*[.AD35]+4*[.AG35]+[.AE35])) ; &quot;&quot; )" office:value-type="percentage" office:value="0.217560217560218" calcext:value-type="percentage">
            <text:p>21.8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87" calcext:value-type="float">
            <text:p>88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1.902" calcext:value-type="float">
            <text:p>81.902</text:p>
          </table:table-cell>
          <table:table-cell table:style-name="ce4" table:formula="of:=IF([.AM35]/([.AM35]+[.AN35])&gt;0;[.AM35]/([.AM35]+[.AN35]);&quot;&quot;)">
            <text:p/>
          </table:table-cell>
          <table:table-cell table:style-name="ce4" table:formula="of:=IF([.AM35]+[.AP35]&gt;0; IF([.AM35]/([.AM35]+[.AP35])&gt;0;[.AM35]/([.AM35]+[.AP35]);&quot;&quot;);&quot;-&quot;)">
            <text:p/>
          </table:table-cell>
          <table:table-cell table:style-name="ce4" table:formula="of:=IF( [.AM35]&gt;0 ;   (5*[.AM35]/(5*[.AM35]+4*[.AP35]+[.AN35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AV35]/([.AV35]+[.AW35])&gt;0;[.AV35]/([.AV35]+[.AW35]);&quot;&quot;)" office:value-type="string" office:string-value="" calcext:value-type="error">
            <text:p>#DIV/0!</text:p>
          </table:table-cell>
          <table:table-cell table:style-name="ce4" table:formula="of:=IF([.AV35]+[.AY35]&gt;0; IF([.AV35]/([.AV35]+[.AY35])&gt;0;[.AV35]/([.AV35]+[.AY35]);&quot;&quot;);&quot;-&quot;)">
            <text:p/>
          </table:table-cell>
          <table:table-cell table:style-name="ce4" table:formula="of:=IF( [.AV35]&gt;0 ;   (5*[.AV35]/(5*[.AV35]+4*[.AY35]+[.AW35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BE35]/([.BE35]+[.BF35])&gt;0;[.BE35]/([.BE35]+[.BF35]);&quot;&quot;)" office:value-type="string" office:string-value="" calcext:value-type="error">
            <text:p>#DIV/0!</text:p>
          </table:table-cell>
          <table:table-cell table:style-name="ce4" table:formula="of:=IF([.BE35]+[.BH35]&gt;0; IF([.BE35]/([.BE35]+[.BH35])&gt;0;[.BE35]/([.BE35]+[.BH35]);&quot;&quot;);&quot;-&quot;)">
            <text:p/>
          </table:table-cell>
          <table:table-cell table:style-name="ce4" table:formula="of:=IF( [.BE35]&gt;0 ;   (5*[.BE35]/(5*[.BE35]+4*[.BH35]+[.BF35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BO35]/([.BO35]+[.BP35])&gt;0;[.BO35]/([.BO35]+[.BP35]);&quot;&quot;)" office:value-type="string" office:string-value="" calcext:value-type="error">
            <text:p>#DIV/0!</text:p>
          </table:table-cell>
          <table:table-cell table:style-name="ce4" table:formula="of:=IF([.BO35]+[.BR35]&gt;0; IF([.BO35]/([.BO35]+[.BR35])&gt;0;[.BO35]/([.BO35]+[.BR35]);&quot;&quot;);&quot;-&quot;)">
            <text:p/>
          </table:table-cell>
          <table:table-cell table:style-name="ce4" table:formula="of:=IF( [.BO35]&gt;0 ;   (5*[.BO35]/(5*[.BO35]+4*[.BR35]+[.BP35])) ; &quot;&quot; )">
            <text:p/>
          </table:table-cell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5.088" calcext:value-type="float">
            <text:p>35.088</text:p>
          </table:table-cell>
          <table:table-cell table:style-name="ce4" table:formula="of:=IF([.BY35]/([.BY35]+[.BZ35])&gt;0;[.BY35]/([.BY35]+[.BZ35]);&quot;&quot;)" office:value-type="percentage" office:value="0.0488145048814505" calcext:value-type="percentage">
            <text:p>4.9%</text:p>
          </table:table-cell>
          <table:table-cell table:style-name="ce4" table:formula="of:=IF([.BY35]+[.CB35]&gt;0; IF([.BY35]/([.BY35]+[.CB35])&gt;0;[.BY35]/([.BY35]+[.CB35]);&quot;&quot;);&quot;-&quot;)" office:value-type="percentage" office:value="0.625" calcext:value-type="percentage">
            <text:p>62.5%</text:p>
          </table:table-cell>
          <table:table-cell table:style-name="ce4" table:formula="of:=IF( [.BY35]&gt;0 ;   (5*[.BY35]/(5*[.BY35]+4*[.CB35]+[.BZ35])) ; &quot;&quot; )" office:value-type="percentage" office:value="0.185972369819341" calcext:value-type="percentage">
            <text:p>18.6%</text:p>
          </table:table-cell>
          <table:table-cell table:number-columns-repeated="1587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2.142" calcext:value-type="float">
            <text:p>42.142</text:p>
          </table:table-cell>
          <table:table-cell table:style-name="ce11" table:formula="of:=IF([.C36]/([.C36]+[.D36])&gt;0;[.C36]/([.C36]+[.D36]);&quot;&quot;)" office:value-type="percentage" office:value="0.0223123732251521" calcext:value-type="percentage">
            <text:p>2%</text:p>
          </table:table-cell>
          <table:table-cell table:style-name="ce11" table:formula="of:=IF([.C36]+[.F36]&gt;0; IF([.C36]/([.C36]+[.F36])&gt;0;[.C36]/([.C36]+[.F36]);&quot;&quot;);&quot;-&quot;)" office:value-type="percentage" office:value="0.423076923076923" calcext:value-type="percentage">
            <text:p>42%</text:p>
          </table:table-cell>
          <table:table-cell table:style-name="ce11" table:formula="of:=IF( [.C36]&gt;0 ;   (5*[.C36]/(5*[.C36]+4*[.F36]+[.D36])) ; &quot;&quot; )" office:value-type="percentage" office:value="0.0921273031825796" calcext:value-type="percentage">
            <text:p>9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0.675" calcext:value-type="float">
            <text:p>80.675</text:p>
          </table:table-cell>
          <table:table-cell table:style-name="ce4" table:formula="of:=IF([.L36]/([.L36]+[.M36])&gt;0;[.L36]/([.L36]+[.M36]);&quot;&quot;)">
            <text:p/>
          </table:table-cell>
          <table:table-cell table:style-name="ce4" table:formula="of:=IF([.L36]+[.O36]&gt;0; IF([.L36]/([.L36]+[.O36])&gt;0;[.L36]/([.L36]+[.O36]);&quot;&quot;);&quot;-&quot;)">
            <text:p/>
          </table:table-cell>
          <table:table-cell table:style-name="ce4" table:formula="of:=IF( [.L36]&gt;0 ;   (5*[.L36]/(5*[.L36]+4*[.O36]+[.M36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3.132" calcext:value-type="float">
            <text:p>93.132</text:p>
          </table:table-cell>
          <table:table-cell table:style-name="ce4" table:formula="of:=IF([.U36]/([.U36]+[.V36])&gt;0;[.U36]/([.U36]+[.V36]);&quot;&quot;)">
            <text:p/>
          </table:table-cell>
          <table:table-cell table:style-name="ce4" table:formula="of:=IF([.U36]+[.X36]&gt;0; IF([.U36]/([.U36]+[.X36])&gt;0;[.U36]/([.U36]+[.X36]);&quot;&quot;);&quot;-&quot;)">
            <text:p/>
          </table:table-cell>
          <table:table-cell table:style-name="ce4" table:formula="of:=IF( [.U36]&gt;0 ;   (5*[.U36]/(5*[.U36]+4*[.X36]+[.V36])) ; &quot;&quot; )">
            <text:p/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683" calcext:value-type="float">
            <text:p>7.683</text:p>
          </table:table-cell>
          <table:table-cell table:style-name="ce4" table:formula="of:=IF([.AD36]/([.AD36]+[.AE36])&gt;0;[.AD36]/([.AD36]+[.AE36]);&quot;&quot;)" office:value-type="percentage" office:value="0.0317460317460317" calcext:value-type="percentage">
            <text:p>3.2%</text:p>
          </table:table-cell>
          <table:table-cell table:style-name="ce4" table:formula="of:=IF([.AD36]+[.AG36]&gt;0; IF([.AD36]/([.AD36]+[.AG36])&gt;0;[.AD36]/([.AD36]+[.AG36]);&quot;&quot;);&quot;-&quot;)" office:value-type="percentage" office:value="1" calcext:value-type="percentage">
            <text:p>100.0%</text:p>
          </table:table-cell>
          <table:table-cell table:style-name="ce4" table:formula="of:=IF( [.AD36]&gt;0 ;   (5*[.AD36]/(5*[.AD36]+4*[.AG36]+[.AE36])) ; &quot;&quot; )" office:value-type="percentage" office:value="0.140845070422535" calcext:value-type="percentage">
            <text:p>14.1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7.66" calcext:value-type="float">
            <text:p>87.66</text:p>
          </table:table-cell>
          <table:table-cell table:style-name="ce4" table:formula="of:=IF([.AM36]/([.AM36]+[.AN36])&gt;0;[.AM36]/([.AM36]+[.AN36]);&quot;&quot;)">
            <text:p/>
          </table:table-cell>
          <table:table-cell table:style-name="ce4" table:formula="of:=IF([.AM36]+[.AP36]&gt;0; IF([.AM36]/([.AM36]+[.AP36])&gt;0;[.AM36]/([.AM36]+[.AP36]);&quot;&quot;);&quot;-&quot;)">
            <text:p/>
          </table:table-cell>
          <table:table-cell table:style-name="ce4" table:formula="of:=IF( [.AM36]&gt;0 ;   (5*[.AM36]/(5*[.AM36]+4*[.AP36]+[.AN36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AV36]/([.AV36]+[.AW36])&gt;0;[.AV36]/([.AV36]+[.AW36]);&quot;&quot;)" office:value-type="string" office:string-value="" calcext:value-type="error">
            <text:p>#DIV/0!</text:p>
          </table:table-cell>
          <table:table-cell table:style-name="ce4" table:formula="of:=IF([.AV36]+[.AY36]&gt;0; IF([.AV36]/([.AV36]+[.AY36])&gt;0;[.AV36]/([.AV36]+[.AY36]);&quot;&quot;);&quot;-&quot;)">
            <text:p/>
          </table:table-cell>
          <table:table-cell table:style-name="ce4" table:formula="of:=IF( [.AV36]&gt;0 ;   (5*[.AV36]/(5*[.AV36]+4*[.AY36]+[.AW36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BE36]/([.BE36]+[.BF36])&gt;0;[.BE36]/([.BE36]+[.BF36]);&quot;&quot;)" office:value-type="string" office:string-value="" calcext:value-type="error">
            <text:p>#DIV/0!</text:p>
          </table:table-cell>
          <table:table-cell table:style-name="ce4" table:formula="of:=IF([.BE36]+[.BH36]&gt;0; IF([.BE36]/([.BE36]+[.BH36])&gt;0;[.BE36]/([.BE36]+[.BH36]);&quot;&quot;);&quot;-&quot;)">
            <text:p/>
          </table:table-cell>
          <table:table-cell table:style-name="ce4" table:formula="of:=IF( [.BE36]&gt;0 ;   (5*[.BE36]/(5*[.BE36]+4*[.BH36]+[.BF36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BO36]/([.BO36]+[.BP36])&gt;0;[.BO36]/([.BO36]+[.BP36]);&quot;&quot;)" office:value-type="string" office:string-value="" calcext:value-type="error">
            <text:p>#DIV/0!</text:p>
          </table:table-cell>
          <table:table-cell table:style-name="ce4" table:formula="of:=IF([.BO36]+[.BR36]&gt;0; IF([.BO36]/([.BO36]+[.BR36])&gt;0;[.BO36]/([.BO36]+[.BR36]);&quot;&quot;);&quot;-&quot;)">
            <text:p/>
          </table:table-cell>
          <table:table-cell table:style-name="ce4" table:formula="of:=IF( [.BO36]&gt;0 ;   (5*[.BO36]/(5*[.BO36]+4*[.BR36]+[.BP36])) ; &quot;&quot; )">
            <text:p/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1.956" calcext:value-type="float">
            <text:p>81.956</text:p>
          </table:table-cell>
          <table:table-cell table:style-name="ce4" table:formula="of:=IF([.BY36]/([.BY36]+[.BZ36])&gt;0;[.BY36]/([.BY36]+[.BZ36]);&quot;&quot;)" office:value-type="percentage" office:value="0.139664804469274" calcext:value-type="percentage">
            <text:p>14.0%</text:p>
          </table:table-cell>
          <table:table-cell table:style-name="ce4" table:formula="of:=IF([.BY36]+[.CB36]&gt;0; IF([.BY36]/([.BY36]+[.CB36])&gt;0;[.BY36]/([.BY36]+[.CB36]);&quot;&quot;);&quot;-&quot;)" office:value-type="percentage" office:value="0.961538461538462" calcext:value-type="percentage">
            <text:p>96.2%</text:p>
          </table:table-cell>
          <table:table-cell table:style-name="ce4" table:formula="of:=IF( [.BY36]&gt;0 ;   (5*[.BY36]/(5*[.BY36]+4*[.CB36]+[.BZ36])) ; &quot;&quot; )" office:value-type="percentage" office:value="0.441696113074205" calcext:value-type="percentage">
            <text:p>44.2%</text:p>
          </table:table-cell>
          <table:table-cell table:number-columns-repeated="1587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0.351" calcext:value-type="float">
            <text:p>50.351</text:p>
          </table:table-cell>
          <table:table-cell table:style-name="ce11" table:formula="of:=IF([.C37]/([.C37]+[.D37])&gt;0;[.C37]/([.C37]+[.D37]);&quot;&quot;)">
            <text:p/>
          </table:table-cell>
          <table:table-cell table:style-name="ce11" table:formula="of:=IF([.C37]+[.F37]&gt;0; IF([.C37]/([.C37]+[.F37])&gt;0;[.C37]/([.C37]+[.F37]);&quot;&quot;);&quot;-&quot;)">
            <text:p/>
          </table:table-cell>
          <table:table-cell table:style-name="ce11" table:formula="of:=IF( [.C37]&gt;0 ;   (5*[.C37]/(5*[.C37]+4*[.F37]+[.D37])) ; &quot;&quot; )">
            <text:p/>
          </table:table-cell>
          <table:table-cell table:style-name="ce4"/>
          <table:table-cell table:style-name="ce2" office:value-type="float" office:value="9" calcext:value-type="float">
            <text:p>9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149" calcext:value-type="float">
            <text:p>83.149</text:p>
          </table:table-cell>
          <table:table-cell table:style-name="ce4" table:formula="of:=IF([.L37]/([.L37]+[.M37])&gt;0;[.L37]/([.L37]+[.M37]);&quot;&quot;)" office:value-type="percentage" office:value="0.0508474576271187" calcext:value-type="percentage">
            <text:p>5.1%</text:p>
          </table:table-cell>
          <table:table-cell table:style-name="ce4" table:formula="of:=IF([.L37]+[.O37]&gt;0; IF([.L37]/([.L37]+[.O37])&gt;0;[.L37]/([.L37]+[.O37]);&quot;&quot;);&quot;-&quot;)" office:value-type="percentage" office:value="1" calcext:value-type="percentage">
            <text:p>100.0%</text:p>
          </table:table-cell>
          <table:table-cell table:style-name="ce4" table:formula="of:=IF( [.L37]&gt;0 ;   (5*[.L37]/(5*[.L37]+4*[.O37]+[.M37])) ; &quot;&quot; )" office:value-type="percentage" office:value="0.211267605633803" calcext:value-type="percentage">
            <text:p>21.1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1.073" calcext:value-type="float">
            <text:p>91.073</text:p>
          </table:table-cell>
          <table:table-cell table:style-name="ce4" table:formula="of:=IF([.U37]/([.U37]+[.V37])&gt;0;[.U37]/([.U37]+[.V37]);&quot;&quot;)">
            <text:p/>
          </table:table-cell>
          <table:table-cell table:style-name="ce4" table:formula="of:=IF([.U37]+[.X37]&gt;0; IF([.U37]/([.U37]+[.X37])&gt;0;[.U37]/([.U37]+[.X37]);&quot;&quot;);&quot;-&quot;)">
            <text:p/>
          </table:table-cell>
          <table:table-cell table:style-name="ce4" table:formula="of:=IF( [.U37]&gt;0 ;   (5*[.U37]/(5*[.U37]+4*[.X37]+[.V37])) ; &quot;&quot; )">
            <text:p/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915" calcext:value-type="float">
            <text:p>4.915</text:p>
          </table:table-cell>
          <table:table-cell table:style-name="ce4" table:formula="of:=IF([.AD37]/([.AD37]+[.AE37])&gt;0;[.AD37]/([.AD37]+[.AE37]);&quot;&quot;)" office:value-type="percentage" office:value="0.00940438871473354" calcext:value-type="percentage">
            <text:p>0.9%</text:p>
          </table:table-cell>
          <table:table-cell table:style-name="ce4" table:formula="of:=IF([.AD37]+[.AG37]&gt;0; IF([.AD37]/([.AD37]+[.AG37])&gt;0;[.AD37]/([.AD37]+[.AG37]);&quot;&quot;);&quot;-&quot;)" office:value-type="percentage" office:value="1" calcext:value-type="percentage">
            <text:p>100.0%</text:p>
          </table:table-cell>
          <table:table-cell table:style-name="ce4" table:formula="of:=IF( [.AD37]&gt;0 ;   (5*[.AD37]/(5*[.AD37]+4*[.AG37]+[.AE37])) ; &quot;&quot; )" office:value-type="percentage" office:value="0.0453172205438066" calcext:value-type="percentage">
            <text:p>4.5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2.477" calcext:value-type="float">
            <text:p>92.477</text:p>
          </table:table-cell>
          <table:table-cell table:style-name="ce4" table:formula="of:=IF([.AM37]/([.AM37]+[.AN37])&gt;0;[.AM37]/([.AM37]+[.AN37]);&quot;&quot;)">
            <text:p/>
          </table:table-cell>
          <table:table-cell table:style-name="ce4" table:formula="of:=IF([.AM37]+[.AP37]&gt;0; IF([.AM37]/([.AM37]+[.AP37])&gt;0;[.AM37]/([.AM37]+[.AP37]);&quot;&quot;);&quot;-&quot;)">
            <text:p/>
          </table:table-cell>
          <table:table-cell table:style-name="ce4" table:formula="of:=IF( [.AM37]&gt;0 ;   (5*[.AM37]/(5*[.AM37]+4*[.AP37]+[.AN37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5.085" calcext:value-type="float">
            <text:p>95.085</text:p>
          </table:table-cell>
          <table:table-cell table:style-name="ce4" table:formula="of:=IF([.AV37]/([.AV37]+[.AW37])&gt;0;[.AV37]/([.AV37]+[.AW37]);&quot;&quot;)">
            <text:p/>
          </table:table-cell>
          <table:table-cell table:style-name="ce4" table:formula="of:=IF([.AV37]+[.AY37]&gt;0; IF([.AV37]/([.AV37]+[.AY37])&gt;0;[.AV37]/([.AV37]+[.AY37]);&quot;&quot;);&quot;-&quot;)">
            <text:p/>
          </table:table-cell>
          <table:table-cell table:style-name="ce4" table:formula="of:=IF( [.AV37]&gt;0 ;   (5*[.AV37]/(5*[.AV37]+4*[.AY37]+[.AW37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BE37]/([.BE37]+[.BF37])&gt;0;[.BE37]/([.BE37]+[.BF37]);&quot;&quot;)" office:value-type="string" office:string-value="" calcext:value-type="error">
            <text:p>#DIV/0!</text:p>
          </table:table-cell>
          <table:table-cell table:style-name="ce4" table:formula="of:=IF([.BE37]+[.BH37]&gt;0; IF([.BE37]/([.BE37]+[.BH37])&gt;0;[.BE37]/([.BE37]+[.BH37]);&quot;&quot;);&quot;-&quot;)">
            <text:p/>
          </table:table-cell>
          <table:table-cell table:style-name="ce4" table:formula="of:=IF( [.BE37]&gt;0 ;   (5*[.BE37]/(5*[.BE37]+4*[.BH37]+[.BF37])) ; &quot;&quot; )">
            <text:p/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9" calcext:value-type="float">
            <text:p>99.799</text:p>
          </table:table-cell>
          <table:table-cell table:style-name="ce4" table:formula="of:=IF([.BO37]/([.BO37]+[.BP37])&gt;0;[.BO37]/([.BO37]+[.BP37]);&quot;&quot;)" office:value-type="percentage" office:value="0.818181818181818" calcext:value-type="percentage">
            <text:p>81.8%</text:p>
          </table:table-cell>
          <table:table-cell table:style-name="ce4" table:formula="of:=IF([.BO37]+[.BR37]&gt;0; IF([.BO37]/([.BO37]+[.BR37])&gt;0;[.BO37]/([.BO37]+[.BR37]);&quot;&quot;);&quot;-&quot;)" office:value-type="percentage" office:value="1" calcext:value-type="percentage">
            <text:p>100.0%</text:p>
          </table:table-cell>
          <table:table-cell table:style-name="ce4" table:formula="of:=IF( [.BO37]&gt;0 ;   (5*[.BO37]/(5*[.BO37]+4*[.BR37]+[.BP37])) ; &quot;&quot; )" office:value-type="percentage" office:value="0.957446808510638" calcext:value-type="percentage">
            <text:p>95.7%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9" calcext:value-type="float">
            <text:p>99.799</text:p>
          </table:table-cell>
          <table:table-cell table:style-name="ce4" table:formula="of:=IF([.BY37]/([.BY37]+[.BZ37])&gt;0;[.BY37]/([.BY37]+[.BZ37]);&quot;&quot;)" office:value-type="percentage" office:value="0.818181818181818" calcext:value-type="percentage">
            <text:p>81.8%</text:p>
          </table:table-cell>
          <table:table-cell table:style-name="ce4" table:formula="of:=IF([.BY37]+[.CB37]&gt;0; IF([.BY37]/([.BY37]+[.CB37])&gt;0;[.BY37]/([.BY37]+[.CB37]);&quot;&quot;);&quot;-&quot;)" office:value-type="percentage" office:value="1" calcext:value-type="percentage">
            <text:p>100.0%</text:p>
          </table:table-cell>
          <table:table-cell table:style-name="ce4" table:formula="of:=IF( [.BY37]&gt;0 ;   (5*[.BY37]/(5*[.BY37]+4*[.CB37]+[.BZ37])) ; &quot;&quot; )" office:value-type="percentage" office:value="0.957446808510638" calcext:value-type="percentage">
            <text:p>95.7%</text:p>
          </table:table-cell>
          <table:table-cell table:number-columns-repeated="1587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.523" calcext:value-type="float">
            <text:p>61.523</text:p>
          </table:table-cell>
          <table:table-cell table:style-name="ce11" table:formula="of:=IF([.C38]/([.C38]+[.D38])&gt;0;[.C38]/([.C38]+[.D38]);&quot;&quot;)">
            <text:p/>
          </table:table-cell>
          <table:table-cell table:style-name="ce11" table:formula="of:=IF([.C38]+[.F38]&gt;0; IF([.C38]/([.C38]+[.F38])&gt;0;[.C38]/([.C38]+[.F38]);&quot;&quot;);&quot;-&quot;)" office:value-type="string" office:string-value="-" calcext:value-type="string">
            <text:p>-</text:p>
          </table:table-cell>
          <table:table-cell table:style-name="ce11" table:formula="of:=IF( [.C38]&gt;0 ;   (5*[.C38]/(5*[.C38]+4*[.F38]+[.D38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.597" calcext:value-type="float">
            <text:p>85.597</text:p>
          </table:table-cell>
          <table:table-cell table:style-name="ce4" table:formula="of:=IF([.L38]/([.L38]+[.M38])&gt;0;[.L38]/([.L38]+[.M38]);&quot;&quot;)">
            <text:p/>
          </table:table-cell>
          <table:table-cell table:style-name="ce4" table:formula="of:=IF([.L38]+[.O38]&gt;0; IF([.L38]/([.L38]+[.O38])&gt;0;[.L38]/([.L38]+[.O38]);&quot;&quot;);&quot;-&quot;)" office:value-type="string" office:string-value="-" calcext:value-type="string">
            <text:p>-</text:p>
          </table:table-cell>
          <table:table-cell table:style-name="ce4" table:formula="of:=IF( [.L38]&gt;0 ;   (5*[.L38]/(5*[.L38]+4*[.O38]+[.M3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827" calcext:value-type="float">
            <text:p>93.827</text:p>
          </table:table-cell>
          <table:table-cell table:style-name="ce4" table:formula="of:=IF([.U38]/([.U38]+[.V38])&gt;0;[.U38]/([.U38]+[.V38]);&quot;&quot;)">
            <text:p/>
          </table:table-cell>
          <table:table-cell table:style-name="ce4" table:formula="of:=IF([.U38]+[.X38]&gt;0; IF([.U38]/([.U38]+[.X38])&gt;0;[.U38]/([.U38]+[.X38]);&quot;&quot;);&quot;-&quot;)" office:value-type="string" office:string-value="-" calcext:value-type="string">
            <text:p>-</text:p>
          </table:table-cell>
          <table:table-cell table:style-name="ce4" table:formula="of:=IF( [.U38]&gt;0 ;   (5*[.U38]/(5*[.U38]+4*[.X38]+[.V3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115" calcext:value-type="float">
            <text:p>4.115</text:p>
          </table:table-cell>
          <table:table-cell table:style-name="ce4" table:formula="of:=IF([.AD38]/([.AD38]+[.AE38])&gt;0;[.AD38]/([.AD38]+[.AE38]);&quot;&quot;)">
            <text:p/>
          </table:table-cell>
          <table:table-cell table:style-name="ce4" table:formula="of:=IF([.AD38]+[.AG38]&gt;0; IF([.AD38]/([.AD38]+[.AG38])&gt;0;[.AD38]/([.AD38]+[.AG38]);&quot;&quot;);&quot;-&quot;)" office:value-type="string" office:string-value="-" calcext:value-type="string">
            <text:p>-</text:p>
          </table:table-cell>
          <table:table-cell table:style-name="ce4" table:formula="of:=IF( [.AD38]&gt;0 ;   (5*[.AD38]/(5*[.AD38]+4*[.AG38]+[.AE3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827" calcext:value-type="float">
            <text:p>93.827</text:p>
          </table:table-cell>
          <table:table-cell table:style-name="ce4" table:formula="of:=IF([.AM38]/([.AM38]+[.AN38])&gt;0;[.AM38]/([.AM38]+[.AN38]);&quot;&quot;)">
            <text:p/>
          </table:table-cell>
          <table:table-cell table:style-name="ce4" table:formula="of:=IF([.AM38]+[.AP38]&gt;0; IF([.AM38]/([.AM38]+[.AP38])&gt;0;[.AM38]/([.AM38]+[.AP38]);&quot;&quot;);&quot;-&quot;)" office:value-type="string" office:string-value="-" calcext:value-type="string">
            <text:p>-</text:p>
          </table:table-cell>
          <table:table-cell table:style-name="ce4" table:formula="of:=IF( [.AM38]&gt;0 ;   (5*[.AM38]/(5*[.AM38]+4*[.AP38]+[.AN3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942" calcext:value-type="float">
            <text:p>97.942</text:p>
          </table:table-cell>
          <table:table-cell table:style-name="ce4" table:formula="of:=IF([.AV38]/([.AV38]+[.AW38])&gt;0;[.AV38]/([.AV38]+[.AW38]);&quot;&quot;)">
            <text:p/>
          </table:table-cell>
          <table:table-cell table:style-name="ce4" table:formula="of:=IF([.AV38]+[.AY38]&gt;0; IF([.AV38]/([.AV38]+[.AY38])&gt;0;[.AV38]/([.AV38]+[.AY38]);&quot;&quot;);&quot;-&quot;)" office:value-type="string" office:string-value="-" calcext:value-type="string">
            <text:p>-</text:p>
          </table:table-cell>
          <table:table-cell table:style-name="ce4" table:formula="of:=IF( [.AV38]&gt;0 ;   (5*[.AV38]/(5*[.AV38]+4*[.AY38]+[.AW38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38]/([.BE38]+[.BF38])&gt;0;[.BE38]/([.BE38]+[.BF38]);&quot;&quot;)" office:value-type="string" office:string-value="" calcext:value-type="error">
            <text:p>#DIV/0!</text:p>
          </table:table-cell>
          <table:table-cell table:style-name="ce4" table:formula="of:=IF([.BE38]+[.BH38]&gt;0; IF([.BE38]/([.BE38]+[.BH38])&gt;0;[.BE38]/([.BE38]+[.BH38]);&quot;&quot;);&quot;-&quot;)" office:value-type="string" office:string-value="-" calcext:value-type="string">
            <text:p>-</text:p>
          </table:table-cell>
          <table:table-cell table:style-name="ce4" table:formula="of:=IF( [.BE38]&gt;0 ;   (5*[.BE38]/(5*[.BE38]+4*[.BH38]+[.BF38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O38]/([.BO38]+[.BP38])&gt;0;[.BO38]/([.BO38]+[.BP38]);&quot;&quot;)" office:value-type="string" office:string-value="" calcext:value-type="error">
            <text:p>#DIV/0!</text:p>
          </table:table-cell>
          <table:table-cell table:style-name="ce4" table:formula="of:=IF([.BO38]+[.BR38]&gt;0; IF([.BO38]/([.BO38]+[.BR38])&gt;0;[.BO38]/([.BO38]+[.BR38]);&quot;&quot;);&quot;-&quot;)" office:value-type="string" office:string-value="-" calcext:value-type="string">
            <text:p>-</text:p>
          </table:table-cell>
          <table:table-cell table:style-name="ce4" table:formula="of:=IF( [.BO38]&gt;0 ;   (5*[.BO38]/(5*[.BO38]+4*[.BR38]+[.BP38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033" calcext:value-type="float">
            <text:p>94.033</text:p>
          </table:table-cell>
          <table:table-cell table:style-name="ce4" table:formula="of:=IF([.BY38]/([.BY38]+[.BZ38])&gt;0;[.BY38]/([.BY38]+[.BZ38]);&quot;&quot;)">
            <text:p/>
          </table:table-cell>
          <table:table-cell table:style-name="ce4" table:formula="of:=IF([.BY38]+[.CB38]&gt;0; IF([.BY38]/([.BY38]+[.CB38])&gt;0;[.BY38]/([.BY38]+[.CB38]);&quot;&quot;);&quot;-&quot;)" office:value-type="string" office:string-value="-" calcext:value-type="string">
            <text:p>-</text:p>
          </table:table-cell>
          <table:table-cell table:style-name="ce4" table:formula="of:=IF( [.BY38]&gt;0 ;   (5*[.BY38]/(5*[.BY38]+4*[.CB38]+[.BZ38])) ; &quot;&quot; )">
            <text:p/>
          </table:table-cell>
          <table:table-cell table:number-columns-repeated="1587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.681" calcext:value-type="float">
            <text:p>51.681</text:p>
          </table:table-cell>
          <table:table-cell table:style-name="ce11" table:formula="of:=IF([.C39]/([.C39]+[.D39])&gt;0;[.C39]/([.C39]+[.D39]);&quot;&quot;)">
            <text:p/>
          </table:table-cell>
          <table:table-cell table:style-name="ce11" table:formula="of:=IF([.C39]+[.F39]&gt;0; IF([.C39]/([.C39]+[.F39])&gt;0;[.C39]/([.C39]+[.F39]);&quot;&quot;);&quot;-&quot;)" office:value-type="string" office:string-value="-" calcext:value-type="string">
            <text:p>-</text:p>
          </table:table-cell>
          <table:table-cell table:style-name="ce11" table:formula="of:=IF( [.C39]&gt;0 ;   (5*[.C39]/(5*[.C39]+4*[.F39]+[.D3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.248" calcext:value-type="float">
            <text:p>82.248</text:p>
          </table:table-cell>
          <table:table-cell table:style-name="ce4" table:formula="of:=IF([.L39]/([.L39]+[.M39])&gt;0;[.L39]/([.L39]+[.M39]);&quot;&quot;)">
            <text:p/>
          </table:table-cell>
          <table:table-cell table:style-name="ce4" table:formula="of:=IF([.L39]+[.O39]&gt;0; IF([.L39]/([.L39]+[.O39])&gt;0;[.L39]/([.L39]+[.O39]);&quot;&quot;);&quot;-&quot;)" office:value-type="string" office:string-value="-" calcext:value-type="string">
            <text:p>-</text:p>
          </table:table-cell>
          <table:table-cell table:style-name="ce4" table:formula="of:=IF( [.L39]&gt;0 ;   (5*[.L39]/(5*[.L39]+4*[.O39]+[.M3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899" calcext:value-type="float">
            <text:p>97.899</text:p>
          </table:table-cell>
          <table:table-cell table:style-name="ce4" table:formula="of:=IF([.U39]/([.U39]+[.V39])&gt;0;[.U39]/([.U39]+[.V39]);&quot;&quot;)">
            <text:p/>
          </table:table-cell>
          <table:table-cell table:style-name="ce4" table:formula="of:=IF([.U39]+[.X39]&gt;0; IF([.U39]/([.U39]+[.X39])&gt;0;[.U39]/([.U39]+[.X39]);&quot;&quot;);&quot;-&quot;)" office:value-type="string" office:string-value="-" calcext:value-type="string">
            <text:p>-</text:p>
          </table:table-cell>
          <table:table-cell table:style-name="ce4" table:formula="of:=IF( [.U39]&gt;0 ;   (5*[.U39]/(5*[.U39]+4*[.X39]+[.V3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101" calcext:value-type="float">
            <text:p>2.101</text:p>
          </table:table-cell>
          <table:table-cell table:style-name="ce4" table:formula="of:=IF([.AD39]/([.AD39]+[.AE39])&gt;0;[.AD39]/([.AD39]+[.AE39]);&quot;&quot;)">
            <text:p/>
          </table:table-cell>
          <table:table-cell table:style-name="ce4" table:formula="of:=IF([.AD39]+[.AG39]&gt;0; IF([.AD39]/([.AD39]+[.AG39])&gt;0;[.AD39]/([.AD39]+[.AG39]);&quot;&quot;);&quot;-&quot;)" office:value-type="string" office:string-value="-" calcext:value-type="string">
            <text:p>-</text:p>
          </table:table-cell>
          <table:table-cell table:style-name="ce4" table:formula="of:=IF( [.AD39]&gt;0 ;   (5*[.AD39]/(5*[.AD39]+4*[.AG39]+[.AE3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.294" calcext:value-type="float">
            <text:p>85.294</text:p>
          </table:table-cell>
          <table:table-cell table:style-name="ce4" table:formula="of:=IF([.AM39]/([.AM39]+[.AN39])&gt;0;[.AM39]/([.AM39]+[.AN39]);&quot;&quot;)">
            <text:p/>
          </table:table-cell>
          <table:table-cell table:style-name="ce4" table:formula="of:=IF([.AM39]+[.AP39]&gt;0; IF([.AM39]/([.AM39]+[.AP39])&gt;0;[.AM39]/([.AM39]+[.AP39]);&quot;&quot;);&quot;-&quot;)" office:value-type="string" office:string-value="-" calcext:value-type="string">
            <text:p>-</text:p>
          </table:table-cell>
          <table:table-cell table:style-name="ce4" table:formula="of:=IF( [.AM39]&gt;0 ;   (5*[.AM39]/(5*[.AM39]+4*[.AP39]+[.AN3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899" calcext:value-type="float">
            <text:p>97.899</text:p>
          </table:table-cell>
          <table:table-cell table:style-name="ce4" table:formula="of:=IF([.AV39]/([.AV39]+[.AW39])&gt;0;[.AV39]/([.AV39]+[.AW39]);&quot;&quot;)">
            <text:p/>
          </table:table-cell>
          <table:table-cell table:style-name="ce4" table:formula="of:=IF([.AV39]+[.AY39]&gt;0; IF([.AV39]/([.AV39]+[.AY39])&gt;0;[.AV39]/([.AV39]+[.AY39]);&quot;&quot;);&quot;-&quot;)" office:value-type="string" office:string-value="-" calcext:value-type="string">
            <text:p>-</text:p>
          </table:table-cell>
          <table:table-cell table:style-name="ce4" table:formula="of:=IF( [.AV39]&gt;0 ;   (5*[.AV39]/(5*[.AV39]+4*[.AY39]+[.AW39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39]/([.BE39]+[.BF39])&gt;0;[.BE39]/([.BE39]+[.BF39]);&quot;&quot;)" office:value-type="string" office:string-value="" calcext:value-type="error">
            <text:p>#DIV/0!</text:p>
          </table:table-cell>
          <table:table-cell table:style-name="ce4" table:formula="of:=IF([.BE39]+[.BH39]&gt;0; IF([.BE39]/([.BE39]+[.BH39])&gt;0;[.BE39]/([.BE39]+[.BH39]);&quot;&quot;);&quot;-&quot;)" office:value-type="string" office:string-value="-" calcext:value-type="string">
            <text:p>-</text:p>
          </table:table-cell>
          <table:table-cell table:style-name="ce4" table:formula="of:=IF( [.BE39]&gt;0 ;   (5*[.BE39]/(5*[.BE39]+4*[.BH39]+[.BF39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IF([.BO39]/([.BO39]+[.BP39])&gt;0;[.BO39]/([.BO39]+[.BP39]);&quot;&quot;)">
            <text:p/>
          </table:table-cell>
          <table:table-cell table:style-name="ce4" table:formula="of:=IF([.BO39]+[.BR39]&gt;0; IF([.BO39]/([.BO39]+[.BR39])&gt;0;[.BO39]/([.BO39]+[.BR39]);&quot;&quot;);&quot;-&quot;)" office:value-type="string" office:string-value="-" calcext:value-type="string">
            <text:p>-</text:p>
          </table:table-cell>
          <table:table-cell table:style-name="ce4" table:formula="of:=IF( [.BO39]&gt;0 ;   (5*[.BO39]/(5*[.BO39]+4*[.BR39]+[.BP39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954" calcext:value-type="float">
            <text:p>96.954</text:p>
          </table:table-cell>
          <table:table-cell table:style-name="ce4" table:formula="of:=IF([.BY39]/([.BY39]+[.BZ39])&gt;0;[.BY39]/([.BY39]+[.BZ39]);&quot;&quot;)">
            <text:p/>
          </table:table-cell>
          <table:table-cell table:style-name="ce4" table:formula="of:=IF([.BY39]+[.CB39]&gt;0; IF([.BY39]/([.BY39]+[.CB39])&gt;0;[.BY39]/([.BY39]+[.CB39]);&quot;&quot;);&quot;-&quot;)" office:value-type="string" office:string-value="-" calcext:value-type="string">
            <text:p>-</text:p>
          </table:table-cell>
          <table:table-cell table:style-name="ce4" table:formula="of:=IF( [.BY39]&gt;0 ;   (5*[.BY39]/(5*[.BY39]+4*[.CB39]+[.BZ39])) ; &quot;&quot; )">
            <text:p/>
          </table:table-cell>
          <table:table-cell table:number-columns-repeated="1587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529" calcext:value-type="float">
            <text:p>49.529</text:p>
          </table:table-cell>
          <table:table-cell table:style-name="ce4" table:formula="of:=IF([.C40]/([.C40]+[.D40])&gt;0;[.C40]/([.C40]+[.D40]);&quot;&quot;)" office:value-type="percentage" office:value="0.00232558139534884" calcext:value-type="percentage">
            <text:p>0.2%</text:p>
          </table:table-cell>
          <table:table-cell table:style-name="ce11" table:formula="of:=IF([.C40]+[.F40]&gt;0; IF([.C40]/([.C40]+[.F40])&gt;0;[.C40]/([.C40]+[.F40]);&quot;&quot;);&quot;-&quot;)" office:value-type="percentage" office:value="1" calcext:value-type="percentage">
            <text:p>100%</text:p>
          </table:table-cell>
          <table:table-cell table:style-name="ce11" table:formula="of:=IF( [.C40]&gt;0 ;   (5*[.C40]/(5*[.C40]+4*[.F40]+[.D40])) ; &quot;&quot; )" office:value-type="percentage" office:value="0.0115207373271889" calcext:value-type="percentage">
            <text:p>1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71" calcext:value-type="float">
            <text:p>90.471</text:p>
          </table:table-cell>
          <table:table-cell table:style-name="ce4" table:formula="of:=IF([.L40]/([.L40]+[.M40])&gt;0;[.L40]/([.L40]+[.M40]);&quot;&quot;)">
            <text:p/>
          </table:table-cell>
          <table:table-cell table:style-name="ce4" table:formula="of:=IF([.L40]+[.O40]&gt;0; IF([.L40]/([.L40]+[.O40])&gt;0;[.L40]/([.L40]+[.O40]);&quot;&quot;);&quot;-&quot;)">
            <text:p/>
          </table:table-cell>
          <table:table-cell table:style-name="ce4" table:formula="of:=IF( [.L40]&gt;0 ;   (5*[.L40]/(5*[.L40]+4*[.O40]+[.M4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529" calcext:value-type="float">
            <text:p>97.529</text:p>
          </table:table-cell>
          <table:table-cell table:style-name="ce4" table:formula="of:=IF([.U40]/([.U40]+[.V40])&gt;0;[.U40]/([.U40]+[.V40]);&quot;&quot;)">
            <text:p/>
          </table:table-cell>
          <table:table-cell table:style-name="ce4" table:formula="of:=IF([.U40]+[.X40]&gt;0; IF([.U40]/([.U40]+[.X40])&gt;0;[.U40]/([.U40]+[.X40]);&quot;&quot;);&quot;-&quot;)">
            <text:p/>
          </table:table-cell>
          <table:table-cell table:style-name="ce4" table:formula="of:=IF( [.U40]&gt;0 ;   (5*[.U40]/(5*[.U40]+4*[.X40]+[.V40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849" calcext:value-type="float">
            <text:p>8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18" calcext:value-type="float">
            <text:p>0.118</text:p>
          </table:table-cell>
          <table:table-cell table:style-name="ce4" table:formula="of:=IF([.AD40]/([.AD40]+[.AE40])&gt;0;[.AD40]/([.AD40]+[.AE40]);&quot;&quot;)" office:value-type="percentage" office:value="0.00117647058823529" calcext:value-type="percentage">
            <text:p>0.1%</text:p>
          </table:table-cell>
          <table:table-cell table:style-name="ce4" table:formula="of:=IF([.AD40]+[.AG40]&gt;0; IF([.AD40]/([.AD40]+[.AG40])&gt;0;[.AD40]/([.AD40]+[.AG40]);&quot;&quot;);&quot;-&quot;)" office:value-type="percentage" office:value="1" calcext:value-type="percentage">
            <text:p>100.0%</text:p>
          </table:table-cell>
          <table:table-cell table:style-name="ce4" table:formula="of:=IF( [.AD40]&gt;0 ;   (5*[.AD40]/(5*[.AD40]+4*[.AG40]+[.AE40])) ; &quot;&quot; )" office:value-type="percentage" office:value="0.00585480093676815" calcext:value-type="percentage">
            <text:p>0.6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2.824" calcext:value-type="float">
            <text:p>92.824</text:p>
          </table:table-cell>
          <table:table-cell table:style-name="ce4" table:formula="of:=IF([.AM40]/([.AM40]+[.AN40])&gt;0;[.AM40]/([.AM40]+[.AN40]);&quot;&quot;)">
            <text:p/>
          </table:table-cell>
          <table:table-cell table:style-name="ce4" table:formula="of:=IF([.AM40]+[.AP40]&gt;0; IF([.AM40]/([.AM40]+[.AP40])&gt;0;[.AM40]/([.AM40]+[.AP40]);&quot;&quot;);&quot;-&quot;)">
            <text:p/>
          </table:table-cell>
          <table:table-cell table:style-name="ce4" table:formula="of:=IF( [.AM40]&gt;0 ;   (5*[.AM40]/(5*[.AM40]+4*[.AP40]+[.AN4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529" calcext:value-type="float">
            <text:p>97.529</text:p>
          </table:table-cell>
          <table:table-cell table:style-name="ce4" table:formula="of:=IF([.AV40]/([.AV40]+[.AW40])&gt;0;[.AV40]/([.AV40]+[.AW40]);&quot;&quot;)">
            <text:p/>
          </table:table-cell>
          <table:table-cell table:style-name="ce4" table:formula="of:=IF([.AV40]+[.AY40]&gt;0; IF([.AV40]/([.AV40]+[.AY40])&gt;0;[.AV40]/([.AV40]+[.AY40]);&quot;&quot;);&quot;-&quot;)">
            <text:p/>
          </table:table-cell>
          <table:table-cell table:style-name="ce4" table:formula="of:=IF( [.AV40]&gt;0 ;   (5*[.AV40]/(5*[.AV40]+4*[.AY40]+[.AW40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E40]/([.BE40]+[.BF40])&gt;0;[.BE40]/([.BE40]+[.BF40]);&quot;&quot;)" office:value-type="string" office:string-value="" calcext:value-type="error">
            <text:p>#DIV/0!</text:p>
          </table:table-cell>
          <table:table-cell table:style-name="ce4" table:formula="of:=IF([.BE40]+[.BH40]&gt;0; IF([.BE40]/([.BE40]+[.BH40])&gt;0;[.BE40]/([.BE40]+[.BH40]);&quot;&quot;);&quot;-&quot;)">
            <text:p/>
          </table:table-cell>
          <table:table-cell table:style-name="ce4" table:formula="of:=IF( [.BE40]&gt;0 ;   (5*[.BE40]/(5*[.BE40]+4*[.BH40]+[.BF40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O40]/([.BO40]+[.BP40])&gt;0;[.BO40]/([.BO40]+[.BP40]);&quot;&quot;)" office:value-type="string" office:string-value="" calcext:value-type="error">
            <text:p>#DIV/0!</text:p>
          </table:table-cell>
          <table:table-cell table:style-name="ce4" table:formula="of:=IF([.BO40]+[.BR40]&gt;0; IF([.BO40]/([.BO40]+[.BR40])&gt;0;[.BO40]/([.BO40]+[.BR40]);&quot;&quot;);&quot;-&quot;)">
            <text:p/>
          </table:table-cell>
          <table:table-cell table:style-name="ce4" table:formula="of:=IF( [.BO40]&gt;0 ;   (5*[.BO40]/(5*[.BO40]+4*[.BR40]+[.BP40])) ; &quot;&quot; )">
            <text:p/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41" calcext:value-type="float">
            <text:p>98.941</text:p>
          </table:table-cell>
          <table:table-cell table:style-name="ce4" table:formula="of:=IF([.BY40]/([.BY40]+[.BZ40])&gt;0;[.BY40]/([.BY40]+[.BZ40]);&quot;&quot;)" office:value-type="percentage" office:value="0.1" calcext:value-type="percentage">
            <text:p>10.0%</text:p>
          </table:table-cell>
          <table:table-cell table:style-name="ce4" table:formula="of:=IF([.BY40]+[.CB40]&gt;0; IF([.BY40]/([.BY40]+[.CB40])&gt;0;[.BY40]/([.BY40]+[.CB40]);&quot;&quot;);&quot;-&quot;)" office:value-type="percentage" office:value="1" calcext:value-type="percentage">
            <text:p>100.0%</text:p>
          </table:table-cell>
          <table:table-cell table:style-name="ce4" table:formula="of:=IF( [.BY40]&gt;0 ;   (5*[.BY40]/(5*[.BY40]+4*[.CB40]+[.BZ40])) ; &quot;&quot; )" office:value-type="percentage" office:value="0.357142857142857" calcext:value-type="percentage">
            <text:p>35.7%</text:p>
          </table:table-cell>
          <table:table-cell table:number-columns-repeated="1587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.197" calcext:value-type="float">
            <text:p>48.197</text:p>
          </table:table-cell>
          <table:table-cell table:style-name="ce11" table:formula="of:=IF([.C41]/([.C41]+[.D41])&gt;0;[.C41]/([.C41]+[.D41]);&quot;&quot;)">
            <text:p/>
          </table:table-cell>
          <table:table-cell table:style-name="ce11" table:formula="of:=IF([.C41]+[.F41]&gt;0; IF([.C41]/([.C41]+[.F41])&gt;0;[.C41]/([.C41]+[.F41]);&quot;&quot;);&quot;-&quot;)">
            <text:p/>
          </table:table-cell>
          <table:table-cell table:style-name="ce11" table:formula="of:=IF( [.C41]&gt;0 ;   (5*[.C41]/(5*[.C41]+4*[.F41]+[.D41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5.457" calcext:value-type="float">
            <text:p>85.457</text:p>
          </table:table-cell>
          <table:table-cell table:style-name="ce4" table:formula="of:=IF([.L41]/([.L41]+[.M41])&gt;0;[.L41]/([.L41]+[.M41]);&quot;&quot;)">
            <text:p/>
          </table:table-cell>
          <table:table-cell table:style-name="ce4" table:formula="of:=IF([.L41]+[.O41]&gt;0; IF([.L41]/([.L41]+[.O41])&gt;0;[.L41]/([.L41]+[.O41]);&quot;&quot;);&quot;-&quot;)">
            <text:p/>
          </table:table-cell>
          <table:table-cell table:style-name="ce4" table:formula="of:=IF( [.L41]&gt;0 ;   (5*[.L41]/(5*[.L41]+4*[.O41]+[.M41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U41]/([.U41]+[.V41])&gt;0;[.U41]/([.U41]+[.V41]);&quot;&quot;)" office:value-type="string" office:string-value="" calcext:value-type="error">
            <text:p>#DIV/0!</text:p>
          </table:table-cell>
          <table:table-cell table:style-name="ce4" table:formula="of:=IF([.U41]+[.X41]&gt;0; IF([.U41]/([.U41]+[.X41])&gt;0;[.U41]/([.U41]+[.X41]);&quot;&quot;);&quot;-&quot;)">
            <text:p/>
          </table:table-cell>
          <table:table-cell table:style-name="ce4" table:formula="of:=IF( [.U41]&gt;0 ;   (5*[.U41]/(5*[.U41]+4*[.X41]+[.V41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24" calcext:value-type="float">
            <text:p>2.524</text:p>
          </table:table-cell>
          <table:table-cell table:style-name="ce4" table:formula="of:=IF([.AD41]/([.AD41]+[.AE41])&gt;0;[.AD41]/([.AD41]+[.AE41]);&quot;&quot;)" office:value-type="percentage" office:value="0.00123152709359606" calcext:value-type="percentage">
            <text:p>0.1%</text:p>
          </table:table-cell>
          <table:table-cell table:style-name="ce4" table:formula="of:=IF([.AD41]+[.AG41]&gt;0; IF([.AD41]/([.AD41]+[.AG41])&gt;0;[.AD41]/([.AD41]+[.AG41]);&quot;&quot;);&quot;-&quot;)" office:value-type="percentage" office:value="1" calcext:value-type="percentage">
            <text:p>100.0%</text:p>
          </table:table-cell>
          <table:table-cell table:style-name="ce4" table:formula="of:=IF( [.AD41]&gt;0 ;   (5*[.AD41]/(5*[.AD41]+4*[.AG41]+[.AE41])) ; &quot;&quot; )" office:value-type="percentage" office:value="0.00612745098039216" calcext:value-type="percentage">
            <text:p>0.6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.861" calcext:value-type="float">
            <text:p>87.861</text:p>
          </table:table-cell>
          <table:table-cell table:style-name="ce4" table:formula="of:=IF([.AM41]/([.AM41]+[.AN41])&gt;0;[.AM41]/([.AM41]+[.AN41]);&quot;&quot;)">
            <text:p/>
          </table:table-cell>
          <table:table-cell table:style-name="ce4" table:formula="of:=IF([.AM41]+[.AP41]&gt;0; IF([.AM41]/([.AM41]+[.AP41])&gt;0;[.AM41]/([.AM41]+[.AP41]);&quot;&quot;);&quot;-&quot;)">
            <text:p/>
          </table:table-cell>
          <table:table-cell table:style-name="ce4" table:formula="of:=IF( [.AM41]&gt;0 ;   (5*[.AM41]/(5*[.AM41]+4*[.AP41]+[.AN4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476" calcext:value-type="float">
            <text:p>97.476</text:p>
          </table:table-cell>
          <table:table-cell table:style-name="ce4" table:formula="of:=IF([.AV41]/([.AV41]+[.AW41])&gt;0;[.AV41]/([.AV41]+[.AW41]);&quot;&quot;)">
            <text:p/>
          </table:table-cell>
          <table:table-cell table:style-name="ce4" table:formula="of:=IF([.AV41]+[.AY41]&gt;0; IF([.AV41]/([.AV41]+[.AY41])&gt;0;[.AV41]/([.AV41]+[.AY41]);&quot;&quot;);&quot;-&quot;)">
            <text:p/>
          </table:table-cell>
          <table:table-cell table:style-name="ce4" table:formula="of:=IF( [.AV41]&gt;0 ;   (5*[.AV41]/(5*[.AV41]+4*[.AY41]+[.AW41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E41]/([.BE41]+[.BF41])&gt;0;[.BE41]/([.BE41]+[.BF41]);&quot;&quot;)" office:value-type="string" office:string-value="" calcext:value-type="error">
            <text:p>#DIV/0!</text:p>
          </table:table-cell>
          <table:table-cell table:style-name="ce4" table:formula="of:=IF([.BE41]+[.BH41]&gt;0; IF([.BE41]/([.BE41]+[.BH41])&gt;0;[.BE41]/([.BE41]+[.BH41]);&quot;&quot;);&quot;-&quot;)">
            <text:p/>
          </table:table-cell>
          <table:table-cell table:style-name="ce4" table:formula="of:=IF( [.BE41]&gt;0 ;   (5*[.BE41]/(5*[.BE41]+4*[.BH41]+[.BF41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O41]/([.BO41]+[.BP41])&gt;0;[.BO41]/([.BO41]+[.BP41]);&quot;&quot;)" office:value-type="string" office:string-value="" calcext:value-type="error">
            <text:p>#DIV/0!</text:p>
          </table:table-cell>
          <table:table-cell table:style-name="ce4" table:formula="of:=IF([.BO41]+[.BR41]&gt;0; IF([.BO41]/([.BO41]+[.BR41])&gt;0;[.BO41]/([.BO41]+[.BR41]);&quot;&quot;);&quot;-&quot;)">
            <text:p/>
          </table:table-cell>
          <table:table-cell table:style-name="ce4" table:formula="of:=IF( [.BO41]&gt;0 ;   (5*[.BO41]/(5*[.BO41]+4*[.BR41]+[.BP41])) ; &quot;&quot; )">
            <text:p/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.466" calcext:value-type="float">
            <text:p>91.466</text:p>
          </table:table-cell>
          <table:table-cell table:style-name="ce4" table:formula="of:=IF([.BY41]/([.BY41]+[.BZ41])&gt;0;[.BY41]/([.BY41]+[.BZ41]);&quot;&quot;)" office:value-type="percentage" office:value="0.0138888888888889" calcext:value-type="percentage">
            <text:p>1.4%</text:p>
          </table:table-cell>
          <table:table-cell table:style-name="ce4" table:formula="of:=IF([.BY41]+[.CB41]&gt;0; IF([.BY41]/([.BY41]+[.CB41])&gt;0;[.BY41]/([.BY41]+[.CB41]);&quot;&quot;);&quot;-&quot;)" office:value-type="percentage" office:value="1" calcext:value-type="percentage">
            <text:p>100.0%</text:p>
          </table:table-cell>
          <table:table-cell table:style-name="ce4" table:formula="of:=IF( [.BY41]&gt;0 ;   (5*[.BY41]/(5*[.BY41]+4*[.CB41]+[.BZ41])) ; &quot;&quot; )" office:value-type="percentage" office:value="0.0657894736842105" calcext:value-type="percentage">
            <text:p>6.6%</text:p>
          </table:table-cell>
          <table:table-cell table:number-columns-repeated="15876"/>
        </table:table-row>
        <table:table-row table:style-name="ro1">
          <table:table-cell table:style-name="ce1" table:number-columns-repeated="2"/>
          <table:table-cell table:style-name="ce2" table:number-columns-repeated="5"/>
          <table:table-cell table:style-name="ce11" table:number-columns-repeated="3"/>
          <table:table-cell table:style-name="ce4"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 table:style-name="ce2" table:number-columns-repeated="6"/>
          <table:table-cell table:style-name="ce4" table:number-columns-repeated="3"/>
          <table:table-cell table:number-columns-repeated="2"/>
          <table:table-cell table:style-name="ce2" table:number-columns-repeated="5"/>
          <table:table-cell table:style-name="ce4" table:number-columns-repeated="3"/>
          <table:table-cell table:number-columns-repeated="2"/>
          <table:table-cell table:style-name="ce2" table:number-columns-repeated="5"/>
          <table:table-cell table:style-name="ce4" table:number-columns-repeated="3"/>
          <table:table-cell table:number-columns-repeated="1587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.086" calcext:value-type="float">
            <text:p>42.086</text:p>
          </table:table-cell>
          <table:table-cell table:style-name="ce11" table:formula="of:=IF([.C43]/([.C43]+[.D43])&gt;0;[.C43]/([.C43]+[.D43]);&quot;&quot;)">
            <text:p/>
          </table:table-cell>
          <table:table-cell table:style-name="ce11" table:formula="of:=IF([.C43]+[.F43]&gt;0; IF([.C43]/([.C43]+[.F43])&gt;0;[.C43]/([.C43]+[.F43]);&quot;&quot;);&quot;-&quot;)" office:value-type="string" office:string-value="-" calcext:value-type="string">
            <text:p>-</text:p>
          </table:table-cell>
          <table:table-cell table:style-name="ce11" table:formula="of:=IF( [.C43]&gt;0 ;   (5*[.C43]/(5*[.C43]+4*[.F43]+[.D4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408" calcext:value-type="float">
            <text:p>90.408</text:p>
          </table:table-cell>
          <table:table-cell table:style-name="ce4" table:formula="of:=IF([.L43]/([.L43]+[.M43])&gt;0;[.L43]/([.L43]+[.M43]);&quot;&quot;)">
            <text:p/>
          </table:table-cell>
          <table:table-cell table:style-name="ce4" table:formula="of:=IF([.L43]+[.O43]&gt;0; IF([.L43]/([.L43]+[.O43])&gt;0;[.L43]/([.L43]+[.O43]);&quot;&quot;);&quot;-&quot;)" office:value-type="string" office:string-value="-" calcext:value-type="string">
            <text:p>-</text:p>
          </table:table-cell>
          <table:table-cell table:style-name="ce4" table:formula="of:=IF( [.L43]&gt;0 ;   (5*[.L43]/(5*[.L43]+4*[.O43]+[.M4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806" calcext:value-type="float">
            <text:p>92.806</text:p>
          </table:table-cell>
          <table:table-cell table:style-name="ce4" table:formula="of:=IF([.U43]/([.U43]+[.V43])&gt;0;[.U43]/([.U43]+[.V43]);&quot;&quot;)">
            <text:p/>
          </table:table-cell>
          <table:table-cell table:style-name="ce4" table:formula="of:=IF([.U43]+[.X43]&gt;0; IF([.U43]/([.U43]+[.X43])&gt;0;[.U43]/([.U43]+[.X43]);&quot;&quot;);&quot;-&quot;)" office:value-type="string" office:string-value="-" calcext:value-type="string">
            <text:p>-</text:p>
          </table:table-cell>
          <table:table-cell table:style-name="ce4" table:formula="of:=IF( [.U43]&gt;0 ;   (5*[.U43]/(5*[.U43]+4*[.X43]+[.V4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IF([.AD43]/([.AD43]+[.AE43])&gt;0;[.AD43]/([.AD43]+[.AE43]);&quot;&quot;)">
            <text:p/>
          </table:table-cell>
          <table:table-cell table:style-name="ce4" table:formula="of:=IF([.AD43]+[.AG43]&gt;0; IF([.AD43]/([.AD43]+[.AG43])&gt;0;[.AD43]/([.AD43]+[.AG43]);&quot;&quot;);&quot;-&quot;)" office:value-type="string" office:string-value="-" calcext:value-type="string">
            <text:p>-</text:p>
          </table:table-cell>
          <table:table-cell table:style-name="ce4" table:formula="of:=IF( [.AD43]&gt;0 ;   (5*[.AD43]/(5*[.AD43]+4*[.AG43]+[.AE4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408" calcext:value-type="float">
            <text:p>90.408</text:p>
          </table:table-cell>
          <table:table-cell table:style-name="ce4" table:formula="of:=IF([.AM43]/([.AM43]+[.AN43])&gt;0;[.AM43]/([.AM43]+[.AN43]);&quot;&quot;)">
            <text:p/>
          </table:table-cell>
          <table:table-cell table:style-name="ce4" table:formula="of:=IF([.AM43]+[.AP43]&gt;0; IF([.AM43]/([.AM43]+[.AP43])&gt;0;[.AM43]/([.AM43]+[.AP43]);&quot;&quot;);&quot;-&quot;)" office:value-type="string" office:string-value="-" calcext:value-type="string">
            <text:p>-</text:p>
          </table:table-cell>
          <table:table-cell table:style-name="ce4" table:formula="of:=IF( [.AM43]&gt;0 ;   (5*[.AM43]/(5*[.AM43]+4*[.AP43]+[.AN43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V43]/([.AV43]+[.AW43])&gt;0;[.AV43]/([.AV43]+[.AW43]);&quot;&quot;)" office:value-type="string" office:string-value="" calcext:value-type="error">
            <text:p>#DIV/0!</text:p>
          </table:table-cell>
          <table:table-cell table:style-name="ce4" table:formula="of:=IF([.AV43]+[.AY43]&gt;0; IF([.AV43]/([.AV43]+[.AY43])&gt;0;[.AV43]/([.AV43]+[.AY43]);&quot;&quot;);&quot;-&quot;)" office:value-type="string" office:string-value="-" calcext:value-type="string">
            <text:p>-</text:p>
          </table:table-cell>
          <table:table-cell table:style-name="ce4" table:formula="of:=IF( [.AV43]&gt;0 ;   (5*[.AV43]/(5*[.AV43]+4*[.AY43]+[.AW43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43]/([.BE43]+[.BF43])&gt;0;[.BE43]/([.BE43]+[.BF43]);&quot;&quot;)" office:value-type="string" office:string-value="" calcext:value-type="error">
            <text:p>#DIV/0!</text:p>
          </table:table-cell>
          <table:table-cell table:style-name="ce4" table:formula="of:=IF([.BE43]+[.BH43]&gt;0; IF([.BE43]/([.BE43]+[.BH43])&gt;0;[.BE43]/([.BE43]+[.BH43]);&quot;&quot;);&quot;-&quot;)" office:value-type="string" office:string-value="-" calcext:value-type="string">
            <text:p>-</text:p>
          </table:table-cell>
          <table:table-cell table:style-name="ce4" table:formula="of:=IF( [.BE43]&gt;0 ;   (5*[.BE43]/(5*[.BE43]+4*[.BH43]+[.BF43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O43]/([.BO43]+[.BP43])&gt;0;[.BO43]/([.BO43]+[.BP43]);&quot;&quot;)" office:value-type="string" office:string-value="" calcext:value-type="error">
            <text:p>#DIV/0!</text:p>
          </table:table-cell>
          <table:table-cell table:style-name="ce4" table:formula="of:=IF([.BO43]+[.BR43]&gt;0; IF([.BO43]/([.BO43]+[.BR43])&gt;0;[.BO43]/([.BO43]+[.BR43]);&quot;&quot;);&quot;-&quot;)" office:value-type="string" office:string-value="-" calcext:value-type="string">
            <text:p>-</text:p>
          </table:table-cell>
          <table:table-cell table:style-name="ce4" table:formula="of:=IF( [.BO43]&gt;0 ;   (5*[.BO43]/(5*[.BO43]+4*[.BR43]+[.BP43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.729" calcext:value-type="float">
            <text:p>88.729</text:p>
          </table:table-cell>
          <table:table-cell table:style-name="ce4" table:formula="of:=IF([.BY43]/([.BY43]+[.BZ43])&gt;0;[.BY43]/([.BY43]+[.BZ43]);&quot;&quot;)">
            <text:p/>
          </table:table-cell>
          <table:table-cell table:style-name="ce4" table:formula="of:=IF([.BY43]+[.CB43]&gt;0; IF([.BY43]/([.BY43]+[.CB43])&gt;0;[.BY43]/([.BY43]+[.CB43]);&quot;&quot;);&quot;-&quot;)" office:value-type="string" office:string-value="-" calcext:value-type="string">
            <text:p>-</text:p>
          </table:table-cell>
          <table:table-cell table:style-name="ce4" table:formula="of:=IF( [.BY43]&gt;0 ;   (5*[.BY43]/(5*[.BY43]+4*[.CB43]+[.BZ43])) ; &quot;&quot; )">
            <text:p/>
          </table:table-cell>
          <table:table-cell table:number-columns-repeated="1587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.123" calcext:value-type="float">
            <text:p>42.123</text:p>
          </table:table-cell>
          <table:table-cell table:style-name="ce11" table:formula="of:=IF([.C44]/([.C44]+[.D44])&gt;0;[.C44]/([.C44]+[.D44]);&quot;&quot;)">
            <text:p/>
          </table:table-cell>
          <table:table-cell table:style-name="ce11" table:formula="of:=IF([.C44]+[.F44]&gt;0; IF([.C44]/([.C44]+[.F44])&gt;0;[.C44]/([.C44]+[.F44]);&quot;&quot;);&quot;-&quot;)" office:value-type="string" office:string-value="-" calcext:value-type="string">
            <text:p>-</text:p>
          </table:table-cell>
          <table:table-cell table:style-name="ce11" table:formula="of:=IF( [.C44]&gt;0 ;   (5*[.C44]/(5*[.C44]+4*[.F44]+[.D4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603" calcext:value-type="float">
            <text:p>72.603</text:p>
          </table:table-cell>
          <table:table-cell table:style-name="ce4" table:formula="of:=IF([.L44]/([.L44]+[.M44])&gt;0;[.L44]/([.L44]+[.M44]);&quot;&quot;)">
            <text:p/>
          </table:table-cell>
          <table:table-cell table:style-name="ce4" table:formula="of:=IF([.L44]+[.O44]&gt;0; IF([.L44]/([.L44]+[.O44])&gt;0;[.L44]/([.L44]+[.O44]);&quot;&quot;);&quot;-&quot;)" office:value-type="string" office:string-value="-" calcext:value-type="string">
            <text:p>-</text:p>
          </table:table-cell>
          <table:table-cell table:style-name="ce4" table:formula="of:=IF( [.L44]&gt;0 ;   (5*[.L44]/(5*[.L44]+4*[.O44]+[.M4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918" calcext:value-type="float">
            <text:p>96.918</text:p>
          </table:table-cell>
          <table:table-cell table:style-name="ce4" table:formula="of:=IF([.U44]/([.U44]+[.V44])&gt;0;[.U44]/([.U44]+[.V44]);&quot;&quot;)">
            <text:p/>
          </table:table-cell>
          <table:table-cell table:style-name="ce4" table:formula="of:=IF([.U44]+[.X44]&gt;0; IF([.U44]/([.U44]+[.X44])&gt;0;[.U44]/([.U44]+[.X44]);&quot;&quot;);&quot;-&quot;)" office:value-type="string" office:string-value="-" calcext:value-type="string">
            <text:p>-</text:p>
          </table:table-cell>
          <table:table-cell table:style-name="ce4" table:formula="of:=IF( [.U44]&gt;0 ;   (5*[.U44]/(5*[.U44]+4*[.X44]+[.V4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566" calcext:value-type="float">
            <text:p>4.566</text:p>
          </table:table-cell>
          <table:table-cell table:style-name="ce4" table:formula="of:=IF([.AD44]/([.AD44]+[.AE44])&gt;0;[.AD44]/([.AD44]+[.AE44]);&quot;&quot;)">
            <text:p/>
          </table:table-cell>
          <table:table-cell table:style-name="ce4" table:formula="of:=IF([.AD44]+[.AG44]&gt;0; IF([.AD44]/([.AD44]+[.AG44])&gt;0;[.AD44]/([.AD44]+[.AG44]);&quot;&quot;);&quot;-&quot;)" office:value-type="string" office:string-value="-" calcext:value-type="string">
            <text:p>-</text:p>
          </table:table-cell>
          <table:table-cell table:style-name="ce4" table:formula="of:=IF( [.AD44]&gt;0 ;   (5*[.AD44]/(5*[.AD44]+4*[.AG44]+[.AE4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151" calcext:value-type="float">
            <text:p>93.151</text:p>
          </table:table-cell>
          <table:table-cell table:style-name="ce4" table:formula="of:=IF([.AM44]/([.AM44]+[.AN44])&gt;0;[.AM44]/([.AM44]+[.AN44]);&quot;&quot;)">
            <text:p/>
          </table:table-cell>
          <table:table-cell table:style-name="ce4" table:formula="of:=IF([.AM44]+[.AP44]&gt;0; IF([.AM44]/([.AM44]+[.AP44])&gt;0;[.AM44]/([.AM44]+[.AP44]);&quot;&quot;);&quot;-&quot;)" office:value-type="string" office:string-value="-" calcext:value-type="string">
            <text:p>-</text:p>
          </table:table-cell>
          <table:table-cell table:style-name="ce4" table:formula="of:=IF( [.AM44]&gt;0 ;   (5*[.AM44]/(5*[.AM44]+4*[.AP44]+[.AN4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717" calcext:value-type="float">
            <text:p>97.717</text:p>
          </table:table-cell>
          <table:table-cell table:style-name="ce4" table:formula="of:=IF([.AV44]/([.AV44]+[.AW44])&gt;0;[.AV44]/([.AV44]+[.AW44]);&quot;&quot;)">
            <text:p/>
          </table:table-cell>
          <table:table-cell table:style-name="ce4" table:formula="of:=IF([.AV44]+[.AY44]&gt;0; IF([.AV44]/([.AV44]+[.AY44])&gt;0;[.AV44]/([.AV44]+[.AY44]);&quot;&quot;);&quot;-&quot;)" office:value-type="string" office:string-value="-" calcext:value-type="string">
            <text:p>-</text:p>
          </table:table-cell>
          <table:table-cell table:style-name="ce4" table:formula="of:=IF( [.AV44]&gt;0 ;   (5*[.AV44]/(5*[.AV44]+4*[.AY44]+[.AW4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E44]/([.BE44]+[.BF44])&gt;0;[.BE44]/([.BE44]+[.BF44]);&quot;&quot;)" office:value-type="string" office:string-value="" calcext:value-type="error">
            <text:p>#DIV/0!</text:p>
          </table:table-cell>
          <table:table-cell table:style-name="ce4" table:formula="of:=IF([.BE44]+[.BH44]&gt;0; IF([.BE44]/([.BE44]+[.BH44])&gt;0;[.BE44]/([.BE44]+[.BH44]);&quot;&quot;);&quot;-&quot;)" office:value-type="string" office:string-value="-" calcext:value-type="string">
            <text:p>-</text:p>
          </table:table-cell>
          <table:table-cell table:style-name="ce4" table:formula="of:=IF( [.BE44]&gt;0 ;   (5*[.BE44]/(5*[.BE44]+4*[.BH44]+[.BF44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O44]/([.BO44]+[.BP44])&gt;0;[.BO44]/([.BO44]+[.BP44]);&quot;&quot;)" office:value-type="string" office:string-value="" calcext:value-type="error">
            <text:p>#DIV/0!</text:p>
          </table:table-cell>
          <table:table-cell table:style-name="ce4" table:formula="of:=IF([.BO44]+[.BR44]&gt;0; IF([.BO44]/([.BO44]+[.BR44])&gt;0;[.BO44]/([.BO44]+[.BR44]);&quot;&quot;);&quot;-&quot;)" office:value-type="string" office:string-value="-" calcext:value-type="string">
            <text:p>-</text:p>
          </table:table-cell>
          <table:table-cell table:style-name="ce4" table:formula="of:=IF( [.BO44]&gt;0 ;   (5*[.BO44]/(5*[.BO44]+4*[.BR44]+[.BP44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IF([.BY44]/([.BY44]+[.BZ44])&gt;0;[.BY44]/([.BY44]+[.BZ44]);&quot;&quot;)">
            <text:p/>
          </table:table-cell>
          <table:table-cell table:style-name="ce4" table:formula="of:=IF([.BY44]+[.CB44]&gt;0; IF([.BY44]/([.BY44]+[.CB44])&gt;0;[.BY44]/([.BY44]+[.CB44]);&quot;&quot;);&quot;-&quot;)" office:value-type="string" office:string-value="-" calcext:value-type="string">
            <text:p>-</text:p>
          </table:table-cell>
          <table:table-cell table:style-name="ce4" table:formula="of:=IF( [.BY44]&gt;0 ;   (5*[.BY44]/(5*[.BY44]+4*[.CB44]+[.BZ44])) ; &quot;&quot; )">
            <text:p/>
          </table:table-cell>
          <table:table-cell table:number-columns-repeated="15876"/>
        </table:table-row>
        <table:table-row table:style-name="ro1">
          <table:table-cell table:number-columns-repeated="1596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8" table:number-rows-spanned="1">
            <text:p>bin_lstm_ae_0.1885370619_0.0755709241_2</text:p>
          </table:table-cell>
          <table:covered-table-cell table:number-columns-repeated="5" table:style-name="ce14"/>
          <table:covered-table-cell table:number-columns-repeated="2" table:style-name="ce15"/>
          <table:table-cell table:style-name="ce15"/>
          <table:table-cell table:style-name="ce1" office:value-type="string" calcext:value-type="string" table:number-columns-spanned="7" table:number-rows-spanned="1">
            <text:p>bin_conv_lstm_ae_0.1242134049_0.0519020283_2</text:p>
          </table:table-cell>
          <table:covered-table-cell table:number-columns-repeated="5" table:style-name="ce14"/>
          <table:covered-table-cell table:style-name="ce15"/>
          <table:table-cell table:number-columns-repeated="2"/>
          <table:table-cell table:style-name="ce1" office:value-type="string" calcext:value-type="string" table:number-columns-spanned="7" table:number-rows-spanned="1">
            <text:p>bin_attn_ae_r_0.0646089474_0.0365322228_2</text:p>
          </table:table-cell>
          <table:covered-table-cell table:number-columns-repeated="5" table:style-name="ce14"/>
          <table:covered-table-cell table:style-name="ce15"/>
          <table:table-cell table:number-columns-repeated="2"/>
          <table:table-cell table:style-name="ce1" office:value-type="string" calcext:value-type="string" table:number-columns-spanned="7" table:number-rows-spanned="1">
            <text:p>bin_predictor_a_0.290685258_0.2229711902_2</text:p>
          </table:table-cell>
          <table:covered-table-cell table:number-columns-repeated="5" table:style-name="ce14"/>
          <table:covered-table-cell table:style-name="ce15"/>
          <table:table-cell table:number-columns-repeated="2"/>
          <table:table-cell table:style-name="ce1" office:value-type="string" calcext:value-type="string" table:number-columns-spanned="8" table:number-rows-spanned="1">
            <text:p>bin_attn_ae_a_0.1293097577_0.0249805062_2</text:p>
          </table:table-cell>
          <table:covered-table-cell table:number-columns-repeated="5" table:style-name="ce14"/>
          <table:covered-table-cell table:style-name="ce15"/>
          <table:covered-table-cell/>
          <table:table-cell/>
          <table:table-cell table:style-name="ce1" office:value-type="string" calcext:value-type="string" table:number-columns-spanned="7" table:number-rows-spanned="1">
            <text:p>bin_predictor_r_0.2415315821_0.0385661498_2</text:p>
          </table:table-cell>
          <table:covered-table-cell table:number-columns-repeated="5" table:style-name="ce14"/>
          <table:covered-table-cell table:style-name="ce15"/>
          <table:table-cell table:number-columns-repeated="2"/>
          <table:table-cell table:style-name="ce1" office:value-type="string" calcext:value-type="string" table:number-columns-spanned="7" table:number-rows-spanned="1">
            <text:p>bin_classifier_0.1250736593_0.016175669_2</text:p>
          </table:table-cell>
          <table:covered-table-cell table:number-columns-repeated="5" table:style-name="ce14"/>
          <table:covered-table-cell table:style-name="ce15"/>
          <table:table-cell table:number-columns-repeated="3"/>
          <table:table-cell table:style-name="ce1" office:value-type="string" calcext:value-type="string" table:number-columns-spanned="7" table:number-rows-spanned="1">
            <text:p>bin_mne_0.6744791667_0.2682291667_2</text:p>
          </table:table-cell>
          <table:covered-table-cell table:number-columns-repeated="5" table:style-name="ce14"/>
          <table:covered-table-cell table:style-name="ce15"/>
          <table:table-cell table:number-columns-repeated="3"/>
          <table:table-cell table:style-name="ce1" office:value-type="string" calcext:value-type="string" table:number-columns-spanned="7" table:number-rows-spanned="1">
            <text:p>bin_pca_0.3489583333_0.0551839314_2</text:p>
          </table:table-cell>
          <table:covered-table-cell table:number-columns-repeated="5" table:style-name="ce14"/>
          <table:covered-table-cell table:style-name="ce15"/>
          <table:table-cell table:number-columns-repeated="15877"/>
        </table:table-row>
        <table:table-row table:style-name="ro1"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3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3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2</text:p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Night</text:p>
          </table:table-cell>
          <table:table-cell table:style-name="ce2" table:number-columns-repeated="16"/>
          <table:table-cell table:number-columns-repeated="2"/>
          <table:table-cell table:style-name="ce2" table:number-columns-repeated="7"/>
          <table:table-cell table:number-columns-repeated="2"/>
          <table:table-cell table:style-name="ce2" table:number-columns-repeated="7"/>
          <table:table-cell table:number-columns-repeated="2"/>
          <table:table-cell table:style-name="ce2" table:number-columns-repeated="7"/>
          <table:table-cell table:number-columns-repeated="2"/>
          <table:table-cell table:style-name="ce2" table:number-columns-repeated="8"/>
          <table:table-cell/>
          <table:table-cell table:style-name="ce2" table:number-columns-repeated="7"/>
          <table:table-cell table:number-columns-repeated="3"/>
          <table:table-cell table:style-name="ce2" table:number-columns-repeated="7"/>
          <table:table-cell table:number-columns-repeated="3"/>
          <table:table-cell table:style-name="ce2" table:number-columns-repeated="8"/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6.66" calcext:value-type="float">
            <text:p>86.66</text:p>
          </table:table-cell>
          <table:table-cell table:style-name="ce4" table:formula="of:=IF([.C49]/([.C49]+[.D49])&gt;0;[.C49]/([.C49]+[.D49]);&quot;&quot;)">
            <text:p/>
          </table:table-cell>
          <table:table-cell table:style-name="ce4" table:formula="of:=IF([.C49]+[.F49]&gt;0; IF([.C49]/([.C49]+[.F49])&gt;0;[.C49]/([.C49]+[.F49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5.486" calcext:value-type="float">
            <text:p>95.4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492" calcext:value-type="float">
            <text:p>97.49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.257" calcext:value-type="float">
            <text:p>52.257</text:p>
          </table:table-cell>
          <table:table-cell table:style-name="ce2" office:value-type="float" office:value="0.634" calcext:value-type="float">
            <text:p>0.634</text:p>
          </table:table-cell>
          <table:table-cell table:style-name="ce2" office:value-type="float" office:value="33.333" calcext:value-type="float">
            <text:p>33.333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894" calcext:value-type="float">
            <text:p>97.89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295" calcext:value-type="float">
            <text:p>98.295</text:p>
          </table:table-cell>
          <table:table-cell table:style-name="ce4" table:formula="of:=IF([.AV49]/([.AV49]+[.AW49])&gt;0;[.AV49]/([.AV49]+[.AW49]);&quot;&quot;)">
            <text:p/>
          </table:table-cell>
          <table:table-cell table:style-name="ce4" table:formula="of:=IF([.AV49]+[.AY49]&gt;0; IF([.AV49]/([.AV49]+[.AY49])&gt;0;[.AV49]/([.AV49]+[.AY49]);&quot;&quot;);&quot;-&quot;)">
            <text:p/>
          </table:table-cell>
          <table:table-cell table:style-name="ce4" table:formula="of:=IF( [.AV49]&gt;0 ;   (5*[.AV49]/(5*[.AV49]+4*[.AY49]+[.AW49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9.398" calcext:value-type="float">
            <text:p>99.3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" calcext:value-type="float">
            <text:p>33.333</text:p>
          </table:table-cell>
          <table:table-cell table:number-columns-repeated="3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BY49]/([.BY49]+[.BZ49])&gt;0;[.BY49]/([.BY49]+[.BZ49]);&quot;&quot;)" office:value-type="percentage" office:value="0.5" calcext:value-type="percentage">
            <text:p>50.0%</text:p>
          </table:table-cell>
          <table:table-cell table:style-name="ce4" table:formula="of:=IF([.BY49]+[.CB49]&gt;0; IF([.BY49]/([.BY49]+[.CB49])&gt;0;[.BY49]/([.BY49]+[.CB49]);&quot;&quot;);&quot;-&quot;)" office:value-type="percentage" office:value="0.222222222222222" calcext:value-type="percentage">
            <text:p>22.2%</text:p>
          </table:table-cell>
          <table:table-cell table:style-name="ce4" table:formula="of:=IF( [.BY49]&gt;0 ;   (5*[.BY49]/(5*[.BY49]+4*[.CB49]+[.BZ49])) ; &quot;&quot; )" office:value-type="percentage" office:value="0.25" calcext:value-type="percentage">
            <text:p>25.0%</text:p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5.596" calcext:value-type="float">
            <text:p>85.596</text:p>
          </table:table-cell>
          <table:table-cell table:style-name="ce4" table:formula="of:=IF([.C50]/([.C50]+[.D50])&gt;0;[.C50]/([.C50]+[.D50]);&quot;&quot;)" office:value-type="percentage" office:value="0.0689655172413793" calcext:value-type="percentage">
            <text:p>6.9%</text:p>
          </table:table-cell>
          <table:table-cell table:style-name="ce4" table:formula="of:=IF([.C50]+[.F50]&gt;0; IF([.C50]/([.C50]+[.F50])&gt;0;[.C50]/([.C50]+[.F50]);&quot;&quot;);&quot;-&quot;)" office:value-type="percentage" office:value="0.142857142857143" calcext:value-type="percentage">
            <text:p>14.3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9.658" calcext:value-type="float">
            <text:p>89.6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3.352" calcext:value-type="float">
            <text:p>93.35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3.924" calcext:value-type="float">
            <text:p>53.924</text:p>
          </table:table-cell>
          <table:table-cell table:style-name="ce2" office:value-type="float" office:value="6.483" calcext:value-type="float">
            <text:p>6.483</text:p>
          </table:table-cell>
          <table:table-cell table:style-name="ce2" office:value-type="float" office:value="58.929" calcext:value-type="float">
            <text:p>58.929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2.244" calcext:value-type="float">
            <text:p>92.2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AV50]/([.AV50]+[.AW50])&gt;0;[.AV50]/([.AV50]+[.AW50]);&quot;&quot;)" office:value-type="string" office:string-value="" calcext:value-type="error">
            <text:p>#DIV/0!</text:p>
          </table:table-cell>
          <table:table-cell table:style-name="ce4" table:formula="of:=IF([.AV50]+[.AY50]&gt;0; IF([.AV50]/([.AV50]+[.AY50])&gt;0;[.AV50]/([.AV50]+[.AY50]);&quot;&quot;);&quot;-&quot;)">
            <text:p/>
          </table:table-cell>
          <table:table-cell table:style-name="ce4" table:formula="of:=IF( [.AV50]&gt;0 ;   (5*[.AV50]/(5*[.AV50]+4*[.AY50]+[.AW50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9.464" calcext:value-type="float">
            <text:p>59.464</text:p>
          </table:table-cell>
          <table:table-cell table:style-name="ce4" table:formula="of:=IF([.BY50]/([.BY50]+[.BZ50])&gt;0;[.BY50]/([.BY50]+[.BZ50]);&quot;&quot;)" office:value-type="percentage" office:value="0.0077120822622108" calcext:value-type="percentage">
            <text:p>0.8%</text:p>
          </table:table-cell>
          <table:table-cell table:style-name="ce4" table:formula="of:=IF([.BY50]+[.CB50]&gt;0; IF([.BY50]/([.BY50]+[.CB50])&gt;0;[.BY50]/([.BY50]+[.CB50]);&quot;&quot;);&quot;-&quot;)" office:value-type="percentage" office:value="0.0535714285714286" calcext:value-type="percentage">
            <text:p>5.4%</text:p>
          </table:table-cell>
          <table:table-cell table:style-name="ce4" table:formula="of:=IF( [.BY50]&gt;0 ;   (5*[.BY50]/(5*[.BY50]+4*[.CB50]+[.BZ50])) ; &quot;&quot; )" office:value-type="percentage" office:value="0.0244698205546493" calcext:value-type="percentage">
            <text:p>2.4%</text:p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9.3" calcext:value-type="float">
            <text:p>89.3</text:p>
          </table:table-cell>
          <table:table-cell table:style-name="ce4" table:formula="of:=IF([.C51]/([.C51]+[.D51])&gt;0;[.C51]/([.C51]+[.D51]);&quot;&quot;)">
            <text:p/>
          </table:table-cell>
          <table:table-cell table:style-name="ce4" table:formula="of:=IF([.C51]+[.F51]&gt;0; IF([.C51]/([.C51]+[.F51])&gt;0;[.C51]/([.C51]+[.F51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119" calcext:value-type="float">
            <text:p>97.11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56" calcext:value-type="float">
            <text:p>9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354" calcext:value-type="float">
            <text:p>98.35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.058" calcext:value-type="float">
            <text:p>52.05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765" calcext:value-type="float">
            <text:p>98.76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8" calcext:value-type="float">
            <text:p>99.588</text:p>
          </table:table-cell>
          <table:table-cell table:style-name="ce4" table:formula="of:=IF([.AV51]/([.AV51]+[.AW51])&gt;0;[.AV51]/([.AV51]+[.AW51]);&quot;&quot;)">
            <text:p/>
          </table:table-cell>
          <table:table-cell table:style-name="ce4" table:formula="of:=IF([.AV51]+[.AY51]&gt;0; IF([.AV51]/([.AV51]+[.AY51])&gt;0;[.AV51]/([.AV51]+[.AY51]);&quot;&quot;);&quot;-&quot;)" office:value-type="string" office:string-value="-" calcext:value-type="string">
            <text:p>-</text:p>
          </table:table-cell>
          <table:table-cell table:style-name="ce4" table:formula="of:=IF( [.AV51]&gt;0 ;   (5*[.AV51]/(5*[.AV51]+4*[.AY51]+[.AW51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56" calcext:value-type="float">
            <text:p>98.56</text:p>
          </table:table-cell>
          <table:table-cell table:style-name="ce4" table:formula="of:=IF([.BY51]/([.BY51]+[.BZ51])&gt;0;[.BY51]/([.BY51]+[.BZ51]);&quot;&quot;)">
            <text:p/>
          </table:table-cell>
          <table:table-cell table:style-name="ce4" table:formula="of:=IF([.BY51]+[.CB51]&gt;0; IF([.BY51]/([.BY51]+[.CB51])&gt;0;[.BY51]/([.BY51]+[.CB51]);&quot;&quot;);&quot;-&quot;)" office:value-type="string" office:string-value="-" calcext:value-type="string">
            <text:p>-</text:p>
          </table:table-cell>
          <table:table-cell table:style-name="ce4" table:formula="of:=IF( [.BY51]&gt;0 ;   (5*[.BY51]/(5*[.BY51]+4*[.CB51]+[.BZ51])) ; &quot;&quot; )">
            <text:p/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9.076" calcext:value-type="float">
            <text:p>89.076</text:p>
          </table:table-cell>
          <table:table-cell table:style-name="ce4" table:formula="of:=IF([.C52]/([.C52]+[.D52])&gt;0;[.C52]/([.C52]+[.D52]);&quot;&quot;)">
            <text:p/>
          </table:table-cell>
          <table:table-cell table:style-name="ce4" table:formula="of:=IF([.C52]+[.F52]&gt;0; IF([.C52]/([.C52]+[.F52])&gt;0;[.C52]/([.C52]+[.F52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218" calcext:value-type="float">
            <text:p>96.21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" calcext:value-type="float">
            <text:p>99.5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.319" calcext:value-type="float">
            <text:p>48.31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059" calcext:value-type="float">
            <text:p>97.05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" calcext:value-type="float">
            <text:p>99.58</text:p>
          </table:table-cell>
          <table:table-cell table:style-name="ce4" table:formula="of:=IF([.AV52]/([.AV52]+[.AW52])&gt;0;[.AV52]/([.AV52]+[.AW52]);&quot;&quot;)">
            <text:p/>
          </table:table-cell>
          <table:table-cell table:style-name="ce4" table:formula="of:=IF([.AV52]+[.AY52]&gt;0; IF([.AV52]/([.AV52]+[.AY52])&gt;0;[.AV52]/([.AV52]+[.AY52]);&quot;&quot;);&quot;-&quot;)" office:value-type="string" office:string-value="-" calcext:value-type="string">
            <text:p>-</text:p>
          </table:table-cell>
          <table:table-cell table:style-name="ce4" table:formula="of:=IF( [.AV52]&gt;0 ;   (5*[.AV52]/(5*[.AV52]+4*[.AY52]+[.AW52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" calcext:value-type="float">
            <text:p>99.58</text:p>
          </table:table-cell>
          <table:table-cell table:style-name="ce4" table:formula="of:=IF([.BY52]/([.BY52]+[.BZ52])&gt;0;[.BY52]/([.BY52]+[.BZ52]);&quot;&quot;)">
            <text:p/>
          </table:table-cell>
          <table:table-cell table:style-name="ce4" table:formula="of:=IF([.BY52]+[.CB52]&gt;0; IF([.BY52]/([.BY52]+[.CB52])&gt;0;[.BY52]/([.BY52]+[.CB52]);&quot;&quot;);&quot;-&quot;)" office:value-type="string" office:string-value="-" calcext:value-type="string">
            <text:p>-</text:p>
          </table:table-cell>
          <table:table-cell table:style-name="ce4" table:formula="of:=IF( [.BY52]&gt;0 ;   (5*[.BY52]/(5*[.BY52]+4*[.CB52]+[.BZ52])) ; &quot;&quot; )">
            <text:p/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4.866" calcext:value-type="float">
            <text:p>84.866</text:p>
          </table:table-cell>
          <table:table-cell table:style-name="ce4" table:formula="of:=IF([.C53]/([.C53]+[.D53])&gt;0;[.C53]/([.C53]+[.D53]);&quot;&quot;)" office:value-type="percentage" office:value="0.0357142857142857" calcext:value-type="percentage">
            <text:p>3.6%</text:p>
          </table:table-cell>
          <table:table-cell table:style-name="ce4" table:formula="of:=IF([.C53]+[.F53]&gt;0; IF([.C53]/([.C53]+[.F53])&gt;0;[.C53]/([.C53]+[.F53]);&quot;&quot;);&quot;-&quot;)" office:value-type="percentage" office:value="0.153846153846154" calcext:value-type="percentage">
            <text:p>15.4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3.714" calcext:value-type="float">
            <text:p>93.7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508" calcext:value-type="float">
            <text:p>96.5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3.201" calcext:value-type="float">
            <text:p>53.2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6.154" calcext:value-type="float">
            <text:p>46.154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5.111" calcext:value-type="float">
            <text:p>95.1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AV53]/([.AV53]+[.AW53])&gt;0;[.AV53]/([.AV53]+[.AW53]);&quot;&quot;)" office:value-type="string" office:string-value="" calcext:value-type="error">
            <text:p>#DIV/0!</text:p>
          </table:table-cell>
          <table:table-cell table:style-name="ce4" table:formula="of:=IF([.AV53]+[.AY53]&gt;0; IF([.AV53]/([.AV53]+[.AY53])&gt;0;[.AV53]/([.AV53]+[.AY53]);&quot;&quot;);&quot;-&quot;)">
            <text:p/>
          </table:table-cell>
          <table:table-cell table:style-name="ce4" table:formula="of:=IF( [.AV53]&gt;0 ;   (5*[.AV53]/(5*[.AV53]+4*[.AY53]+[.AW53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8.941" calcext:value-type="float">
            <text:p>88.941</text:p>
          </table:table-cell>
          <table:table-cell table:style-name="ce4" table:formula="of:=IF([.BY53]/([.BY53]+[.BZ53])&gt;0;[.BY53]/([.BY53]+[.BZ53]);&quot;&quot;)" office:value-type="percentage" office:value="0.210084033613445" calcext:value-type="percentage">
            <text:p>21.0%</text:p>
          </table:table-cell>
          <table:table-cell table:style-name="ce4" table:formula="of:=IF([.BY53]+[.CB53]&gt;0; IF([.BY53]/([.BY53]+[.CB53])&gt;0;[.BY53]/([.BY53]+[.CB53]);&quot;&quot;);&quot;-&quot;)" office:value-type="percentage" office:value="0.961538461538462" calcext:value-type="percentage">
            <text:p>96.2%</text:p>
          </table:table-cell>
          <table:table-cell table:style-name="ce4" table:formula="of:=IF( [.BY53]&gt;0 ;   (5*[.BY53]/(5*[.BY53]+4*[.CB53]+[.BZ53])) ; &quot;&quot; )" office:value-type="percentage" office:value="0.560538116591928" calcext:value-type="percentage">
            <text:p>56.1%</text:p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77.527" calcext:value-type="float">
            <text:p>77.527</text:p>
          </table:table-cell>
          <table:table-cell table:style-name="ce4" table:formula="of:=IF([.C54]/([.C54]+[.D54])&gt;0;[.C54]/([.C54]+[.D54]);&quot;&quot;)" office:value-type="percentage" office:value="0.0775862068965517" calcext:value-type="percentage">
            <text:p>7.8%</text:p>
          </table:table-cell>
          <table:table-cell table:style-name="ce4" table:formula="of:=IF([.C54]+[.F54]&gt;0; IF([.C54]/([.C54]+[.F54])&gt;0;[.C54]/([.C54]+[.F54]);&quot;&quot;);&quot;-&quot;)" office:value-type="percentage" office:value="0.0596026490066225" calcext:value-type="percentage">
            <text:p>6.0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2.401" calcext:value-type="float">
            <text:p>82.4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85.289" calcext:value-type="float">
            <text:p>85.28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.649" calcext:value-type="float">
            <text:p>2.649</text:p>
          </table:table-cell>
          <table:table-cell table:number-columns-repeated="2"/>
          <table:table-cell table:style-name="ce2" office:value-type="float" office:value="92" calcext:value-type="float">
            <text:p>92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1.173" calcext:value-type="float">
            <text:p>51.173</text:p>
          </table:table-cell>
          <table:table-cell table:style-name="ce2" office:value-type="float" office:value="16.028" calcext:value-type="float">
            <text:p>16.028</text:p>
          </table:table-cell>
          <table:table-cell table:style-name="ce2" office:value-type="float" office:value="60.927" calcext:value-type="float">
            <text:p>60.927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85.289" calcext:value-type="float">
            <text:p>85.28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.649" calcext:value-type="float">
            <text:p>2.649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AV54]/([.AV54]+[.AW54])&gt;0;[.AV54]/([.AV54]+[.AW54]);&quot;&quot;)" office:value-type="string" office:string-value="" calcext:value-type="error">
            <text:p>#DIV/0!</text:p>
          </table:table-cell>
          <table:table-cell table:style-name="ce4" table:formula="of:=IF([.AV54]+[.AY54]&gt;0; IF([.AV54]/([.AV54]+[.AY54])&gt;0;[.AV54]/([.AV54]+[.AY54]);&quot;&quot;);&quot;-&quot;)">
            <text:p/>
          </table:table-cell>
          <table:table-cell table:style-name="ce4" table:formula="of:=IF( [.AV54]&gt;0 ;   (5*[.AV54]/(5*[.AV54]+4*[.AY54]+[.AW54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86.011" calcext:value-type="float">
            <text:p>86.0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.298" calcext:value-type="float">
            <text:p>5.298</text:p>
          </table:table-cell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83.845" calcext:value-type="float">
            <text:p>83.845</text:p>
          </table:table-cell>
          <table:table-cell table:style-name="ce4" table:formula="of:=IF([.BY54]/([.BY54]+[.BZ54])&gt;0;[.BY54]/([.BY54]+[.BZ54]);&quot;&quot;)" office:value-type="percentage" office:value="0.240740740740741" calcext:value-type="percentage">
            <text:p>24.1%</text:p>
          </table:table-cell>
          <table:table-cell table:style-name="ce4" table:formula="of:=IF([.BY54]+[.CB54]&gt;0; IF([.BY54]/([.BY54]+[.CB54])&gt;0;[.BY54]/([.BY54]+[.CB54]);&quot;&quot;);&quot;-&quot;)" office:value-type="percentage" office:value="0.0860927152317881" calcext:value-type="percentage">
            <text:p>8.6%</text:p>
          </table:table-cell>
          <table:table-cell table:style-name="ce4" table:formula="of:=IF( [.BY54]&gt;0 ;   (5*[.BY54]/(5*[.BY54]+4*[.CB54]+[.BZ54])) ; &quot;&quot; )" office:value-type="percentage" office:value="0.0987841945288754" calcext:value-type="percentage">
            <text:p>9.9%</text:p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.132" calcext:value-type="float">
            <text:p>85.132</text:p>
          </table:table-cell>
          <table:table-cell table:style-name="ce4" table:formula="of:=IF([.C55]/([.C55]+[.D55])&gt;0;[.C55]/([.C55]+[.D55]);&quot;&quot;)">
            <text:p/>
          </table:table-cell>
          <table:table-cell table:style-name="ce4" table:formula="of:=IF([.C55]+[.F55]&gt;0; IF([.C55]/([.C55]+[.F55])&gt;0;[.C55]/([.C55]+[.F55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122" calcext:value-type="float">
            <text:p>97.12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561" calcext:value-type="float">
            <text:p>98.56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.002" calcext:value-type="float">
            <text:p>47.00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082" calcext:value-type="float">
            <text:p>98.08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V55]/([.AV55]+[.AW55])&gt;0;[.AV55]/([.AV55]+[.AW55]);&quot;&quot;)" office:value-type="string" office:string-value="" calcext:value-type="error">
            <text:p>#DIV/0!</text:p>
          </table:table-cell>
          <table:table-cell table:style-name="ce4" table:formula="of:=IF([.AV55]+[.AY55]&gt;0; IF([.AV55]/([.AV55]+[.AY55])&gt;0;[.AV55]/([.AV55]+[.AY55]);&quot;&quot;);&quot;-&quot;)" office:value-type="string" office:string-value="-" calcext:value-type="string">
            <text:p>-</text:p>
          </table:table-cell>
          <table:table-cell table:style-name="ce4" table:formula="of:=IF( [.AV55]&gt;0 ;   (5*[.AV55]/(5*[.AV55]+4*[.AY55]+[.AW55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403" calcext:value-type="float">
            <text:p>96.403</text:p>
          </table:table-cell>
          <table:table-cell table:style-name="ce4" table:formula="of:=IF([.BY55]/([.BY55]+[.BZ55])&gt;0;[.BY55]/([.BY55]+[.BZ55]);&quot;&quot;)">
            <text:p/>
          </table:table-cell>
          <table:table-cell table:style-name="ce4" table:formula="of:=IF([.BY55]+[.CB55]&gt;0; IF([.BY55]/([.BY55]+[.CB55])&gt;0;[.BY55]/([.BY55]+[.CB55]);&quot;&quot;);&quot;-&quot;)" office:value-type="string" office:string-value="-" calcext:value-type="string">
            <text:p>-</text:p>
          </table:table-cell>
          <table:table-cell table:style-name="ce4" table:formula="of:=IF( [.BY55]&gt;0 ;   (5*[.BY55]/(5*[.BY55]+4*[.CB55]+[.BZ55])) ; &quot;&quot; )">
            <text:p/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.706" calcext:value-type="float">
            <text:p>86.706</text:p>
          </table:table-cell>
          <table:table-cell table:style-name="ce4" table:formula="of:=IF([.C56]/([.C56]+[.D56])&gt;0;[.C56]/([.C56]+[.D56]);&quot;&quot;)" office:value-type="percentage" office:value="0.0087719298245614" calcext:value-type="percentage">
            <text:p>0.9%</text:p>
          </table:table-cell>
          <table:table-cell table:style-name="ce4" table:formula="of:=IF([.C56]+[.F56]&gt;0; IF([.C56]/([.C56]+[.F56])&gt;0;[.C56]/([.C56]+[.F56]);&quot;&quot;);&quot;-&quot;)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412" calcext:value-type="float">
            <text:p>99.4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.176" calcext:value-type="float">
            <text:p>47.176</text:p>
          </table:table-cell>
          <table:table-cell table:style-name="ce2" office:value-type="float" office:value="0.222" calcext:value-type="float">
            <text:p>0.22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471" calcext:value-type="float">
            <text:p>98.4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412" calcext:value-type="float">
            <text:p>99.412</text:p>
          </table:table-cell>
          <table:table-cell table:style-name="ce4" table:formula="of:=IF([.AV56]/([.AV56]+[.AW56])&gt;0;[.AV56]/([.AV56]+[.AW56]);&quot;&quot;)">
            <text:p/>
          </table:table-cell>
          <table:table-cell table:style-name="ce4" table:formula="of:=IF([.AV56]+[.AY56]&gt;0; IF([.AV56]/([.AV56]+[.AY56])&gt;0;[.AV56]/([.AV56]+[.AY56]);&quot;&quot;);&quot;-&quot;)">
            <text:p/>
          </table:table-cell>
          <table:table-cell table:style-name="ce4" table:formula="of:=IF( [.AV56]&gt;0 ;   (5*[.AV56]/(5*[.AV56]+4*[.AY56]+[.AW56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Y56]/([.BY56]+[.BZ56])&gt;0;[.BY56]/([.BY56]+[.BZ56]);&quot;&quot;)" office:value-type="percentage" office:value="0.5" calcext:value-type="percentage">
            <text:p>50.0%</text:p>
          </table:table-cell>
          <table:table-cell table:style-name="ce4" table:formula="of:=IF([.BY56]+[.CB56]&gt;0; IF([.BY56]/([.BY56]+[.CB56])&gt;0;[.BY56]/([.BY56]+[.CB56]);&quot;&quot;);&quot;-&quot;)" office:value-type="percentage" office:value="1" calcext:value-type="percentage">
            <text:p>100.0%</text:p>
          </table:table-cell>
          <table:table-cell table:style-name="ce4" table:formula="of:=IF( [.BY56]&gt;0 ;   (5*[.BY56]/(5*[.BY56]+4*[.CB56]+[.BZ56])) ; &quot;&quot; )" office:value-type="percentage" office:value="0.833333333333333" calcext:value-type="percentage">
            <text:p>83.3%</text:p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4.736" calcext:value-type="float">
            <text:p>84.736</text:p>
          </table:table-cell>
          <table:table-cell table:style-name="ce4" table:formula="of:=IF([.C57]/([.C57]+[.D57])&gt;0;[.C57]/([.C57]+[.D57]);&quot;&quot;)">
            <text:p/>
          </table:table-cell>
          <table:table-cell table:style-name="ce4" table:formula="of:=IF([.C57]+[.F57]&gt;0; IF([.C57]/([.C57]+[.F57])&gt;0;[.C57]/([.C57]+[.F57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995" calcext:value-type="float">
            <text:p>96.9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.889" calcext:value-type="float">
            <text:p>55.889</text:p>
          </table:table-cell>
          <table:table-cell table:style-name="ce2" office:value-type="float" office:value="0.272" calcext:value-type="float">
            <text:p>0.27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995" calcext:value-type="float">
            <text:p>96.9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399" calcext:value-type="float">
            <text:p>99.399</text:p>
          </table:table-cell>
          <table:table-cell table:style-name="ce4" table:formula="of:=IF([.AV57]/([.AV57]+[.AW57])&gt;0;[.AV57]/([.AV57]+[.AW57]);&quot;&quot;)">
            <text:p/>
          </table:table-cell>
          <table:table-cell table:style-name="ce4" table:formula="of:=IF([.AV57]+[.AY57]&gt;0; IF([.AV57]/([.AV57]+[.AY57])&gt;0;[.AV57]/([.AV57]+[.AY57]);&quot;&quot;);&quot;-&quot;)">
            <text:p/>
          </table:table-cell>
          <table:table-cell table:style-name="ce4" table:formula="of:=IF( [.AV57]&gt;0 ;   (5*[.AV57]/(5*[.AV57]+4*[.AY57]+[.AW57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197" calcext:value-type="float">
            <text:p>98.197</text:p>
          </table:table-cell>
          <table:table-cell table:style-name="ce4" table:formula="of:=IF([.BY57]/([.BY57]+[.BZ57])&gt;0;[.BY57]/([.BY57]+[.BZ57]);&quot;&quot;)" office:value-type="percentage" office:value="0.0625" calcext:value-type="percentage">
            <text:p>6.3%</text:p>
          </table:table-cell>
          <table:table-cell table:style-name="ce4" table:formula="of:=IF([.BY57]+[.CB57]&gt;0; IF([.BY57]/([.BY57]+[.CB57])&gt;0;[.BY57]/([.BY57]+[.CB57]);&quot;&quot;);&quot;-&quot;)" office:value-type="percentage" office:value="1" calcext:value-type="percentage">
            <text:p>100.0%</text:p>
          </table:table-cell>
          <table:table-cell table:style-name="ce4" table:formula="of:=IF( [.BY57]&gt;0 ;   (5*[.BY57]/(5*[.BY57]+4*[.CB57]+[.BZ57])) ; &quot;&quot; )" office:value-type="percentage" office:value="0.25" calcext:value-type="percentage">
            <text:p>25.0%</text:p>
          </table:table-cell>
          <table:table-cell table:number-columns-repeated="15876"/>
        </table:table-row>
        <table:table-row table:style-name="ro1">
          <table:table-cell/>
          <table:table-cell table:style-name="ce1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.301" calcext:value-type="float">
            <text:p>86.301</text:p>
          </table:table-cell>
          <table:table-cell table:style-name="ce4" table:formula="of:=IF([.C58]/([.C58]+[.D58])&gt;0;[.C58]/([.C58]+[.D58]);&quot;&quot;)">
            <text:p/>
          </table:table-cell>
          <table:table-cell table:style-name="ce4" table:formula="of:=IF([.C58]+[.F58]&gt;0; IF([.C58]/([.C58]+[.F58])&gt;0;[.C58]/([.C58]+[.F58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064" calcext:value-type="float">
            <text:p>94.06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087" calcext:value-type="float">
            <text:p>99.08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.918" calcext:value-type="float">
            <text:p>46.91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63" calcext:value-type="float">
            <text:p>98.6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43" calcext:value-type="float">
            <text:p>99.543</text:p>
          </table:table-cell>
          <table:table-cell table:style-name="ce4" table:formula="of:=IF([.AV58]/([.AV58]+[.AW58])&gt;0;[.AV58]/([.AV58]+[.AW58]);&quot;&quot;)">
            <text:p/>
          </table:table-cell>
          <table:table-cell table:style-name="ce4" table:formula="of:=IF([.AV58]+[.AY58]&gt;0; IF([.AV58]/([.AV58]+[.AY58])&gt;0;[.AV58]/([.AV58]+[.AY58]);&quot;&quot;);&quot;-&quot;)" office:value-type="string" office:string-value="-" calcext:value-type="string">
            <text:p>-</text:p>
          </table:table-cell>
          <table:table-cell table:style-name="ce4" table:formula="of:=IF( [.AV58]&gt;0 ;   (5*[.AV58]/(5*[.AV58]+4*[.AY58]+[.AW58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IF([.BY58]/([.BY58]+[.BZ58])&gt;0;[.BY58]/([.BY58]+[.BZ58]);&quot;&quot;)">
            <text:p/>
          </table:table-cell>
          <table:table-cell table:style-name="ce4" table:formula="of:=IF([.BY58]+[.CB58]&gt;0; IF([.BY58]/([.BY58]+[.CB58])&gt;0;[.BY58]/([.BY58]+[.CB58]);&quot;&quot;);&quot;-&quot;)" office:value-type="string" office:string-value="-" calcext:value-type="string">
            <text:p>-</text:p>
          </table:table-cell>
          <table:table-cell table:style-name="ce4" table:formula="of:=IF( [.BY58]&gt;0 ;   (5*[.BY58]/(5*[.BY58]+4*[.CB58]+[.BZ58])) ; &quot;&quot; )">
            <text:p/>
          </table:table-cell>
          <table:table-cell table:number-columns-repeated="15876"/>
        </table:table-row>
        <table:table-row table:style-name="ro1" table:number-rows-repeated="1048517">
          <table:table-cell table:number-columns-repeated="15960"/>
        </table:table-row>
        <table:table-row table:style-name="ro1">
          <table:table-cell table:number-columns-repeated="15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/>
    </number:number-style>
    <number:percentage-style style:name="N171">
      <number:number number:decimal-places="1" number:min-decimal-places="1" number:min-integer-digits="1"/>
      <number:text>%</number:text>
    </number:percentage-style>
    <number:currency-style style:name="N172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4P0"/>
    </number:currency-style>
    <number:currency-style style:name="N175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6P2" style:volatile="true">
      <number:text loext:blank-width-char="("> </number:text>
      <number:fill-character> </number:fill-character>
      <number:text loext:blank-width-char=")1">- </number:text>
    </number:number-style>
    <number:text-style style:name="N176">
      <number:text loext:blank-width-char="("> </number:text>
      <number:text-content/>
      <number:text loext:blank-width-char=")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7">
      <number:text loext:blank-width-char="("> </number:text>
      <number:text-content/>
      <number:text loext:blank-width-char=")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7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9" style:display-name="ConditionalStyle_19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29" style:display-name="ConditionalStyle_29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0" style:display-name="ConditionalStyle_20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0" style:display-name="ConditionalStyle_30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7" style:display-name="ConditionalStyle_17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27" style:display-name="ConditionalStyle_27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8" style:display-name="ConditionalStyle_18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28" style:display-name="ConditionalStyle_28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1" style:display-name="ConditionalStyle_21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1" style:display-name="ConditionalStyle_31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2" style:display-name="ConditionalStyle_32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3" style:display-name="ConditionalStyle_23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3" style:display-name="ConditionalStyle_33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4" style:display-name="ConditionalStyle_24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4" style:display-name="ConditionalStyle_34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5" style:display-name="ConditionalStyle_25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5" style:display-name="ConditionalStyle_35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6" style:display-name="ConditionalStyle_36" style:family="table-cell" style:parent-style-name="Default">
      <style:text-properties fo:color="#ffffff">
        <loext:char-complex-color loext:theme-type="light1" loext:color-type="theme"/>
      </style:text-properties>
    </style:style>
    <style:style style:name="Excel_20_Built-in_20_Percent" style:display-name="Excel Built-in Percent" style:family="table-cell" style:parent-style-name="Default" style:data-style-name="N10"/>
    <style:style style:name="ConditionalStyle_5f_9" style:display-name="ConditionalStyle_9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13" style:display-name="ConditionalStyle_13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0" style:display-name="ConditionalStyle_10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14" style:display-name="ConditionalStyle_14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1" style:display-name="ConditionalStyle_11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15" style:display-name="ConditionalStyle_15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2" style:display-name="ConditionalStyle_12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16" style:display-name="ConditionalStyle_16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" style:display-name="ConditionalStyle_1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" style:display-name="ConditionalStyle_3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5" style:display-name="ConditionalStyle_5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7" style:display-name="ConditionalStyle_7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" style:display-name="ConditionalStyle_2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4" style:display-name="ConditionalStyle_4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6" style:display-name="ConditionalStyle_6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8" style:display-name="ConditionalStyle_8" style:family="table-cell" style:parent-style-name="Default">
      <style:text-properties fo:color="#ffffff">
        <loext:char-complex-color loext:theme-type="light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22:17:24.027177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itBrain_5f_results_5f_AsIs" style:display-name="PageStyle_BitBrain_results_As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itBrain_5f_rearranged" style:display-name="PageStyle_BitBrain_rearrang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_5f_paper" style:display-name="PageStyle_for_pap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itBrain_5f_rearranged_20__28_2_29_" style:display-name="PageStyle_BitBrain_rearranged (2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NE_5f_GT_5f_byNAT" style:display-name="PageStyle_MNE_GT_byN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COSS_5f_tables" style:display-name="PageStyle_DCOSS_t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1:22:35</meta:creation-date>
    <dc:date>2025-02-06T00:19:26.611460878</dc:date>
    <meta:generator>LibreOffice/24.8.2.1$Linux_X86_64 LibreOffice_project/480$Build-1</meta:generator>
    <meta:editing-duration>PT5H44M22S</meta:editing-duration>
    <meta:editing-cycles>171</meta:editing-cycles>
    <meta:document-statistic meta:table-count="2" meta:cell-count="6126" meta:object-count="0"/>
    <meta:user-defined meta:name="AppVersion">16.0300</meta:user-defined>
  </office:meta>
</office:document-meta>
</file>